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3" style:family="table">
      <style:table-properties style:width="17cm" style:rel-width="100%" table:align="center" fo:background-color="#ffffff">
        <style:background-image/>
      </style:table-properties>
    </style:style>
    <style:style style:name="Tabla3.A" style:family="table-column">
      <style:table-column-properties style:column-width="3.752cm" style:rel-column-width="14460*"/>
    </style:style>
    <style:style style:name="Tabla3.B" style:family="table-column">
      <style:table-column-properties style:column-width="0.231cm" style:rel-column-width="890*"/>
    </style:style>
    <style:style style:name="Tabla3.C" style:family="table-column">
      <style:table-column-properties style:column-width="13.019cm" style:rel-column-width="50185*"/>
    </style:style>
    <style:style style:name="Tabla3.1" style:family="table-row">
      <style:table-row-properties fo:background-color="#fff000">
        <style:background-image/>
      </style:table-row-properties>
    </style:style>
    <style:style style:name="Tabla3.A1" style:family="table-cell">
      <style:table-cell-properties style:vertical-align="middle" fo:background-color="#eeeeee" fo:padding="0.049cm" fo:border="none">
        <style:background-image/>
      </style:table-cell-properties>
    </style:style>
    <style:style style:name="Tabla3.2" style:family="table-row">
      <style:table-row-properties fo:background-color="#dbdbdb">
        <style:background-image/>
      </style:table-row-properties>
    </style:style>
    <style:style style:name="Tabla3.3" style:family="table-row">
      <style:table-row-properties fo:background-color="#f9f9f9">
        <style:background-image/>
      </style:table-row-properties>
    </style:style>
    <style:style style:name="P1" style:family="paragraph" style:parent-style-name="Text_20_body">
      <style:paragraph-properties fo:text-align="justify" style:justify-single-word="false"/>
      <style:text-properties fo:language="es" fo:country="ES" officeooo:paragraph-rsid="001b9f06"/>
    </style:style>
    <style:style style:name="P2" style:family="paragraph" style:parent-style-name="Text_20_body">
      <style:paragraph-properties fo:text-align="justify" style:justify-single-word="false"/>
      <style:text-properties fo:language="es" fo:country="ES" officeooo:paragraph-rsid="001c9fe9"/>
    </style:style>
    <style:style style:name="P3" style:family="paragraph" style:parent-style-name="Text_20_body">
      <style:paragraph-properties fo:text-align="justify" style:justify-single-word="false"/>
      <style:text-properties fo:language="es" fo:country="ES" officeooo:paragraph-rsid="00253073"/>
    </style:style>
    <style:style style:name="P4" style:family="paragraph" style:parent-style-name="Text_20_body">
      <style:paragraph-properties fo:text-align="justify" style:justify-single-word="false"/>
      <style:text-properties fo:language="es" fo:country="ES" officeooo:paragraph-rsid="00254ec1"/>
    </style:style>
    <style:style style:name="P5" style:family="paragraph" style:parent-style-name="Text_20_body">
      <style:paragraph-properties fo:text-align="justify" style:justify-single-word="false"/>
      <style:text-properties fo:language="es" fo:country="ES" officeooo:paragraph-rsid="002c1e35"/>
    </style:style>
    <style:style style:name="P6" style:family="paragraph" style:parent-style-name="Text_20_body">
      <style:paragraph-properties fo:text-align="justify" style:justify-single-word="false"/>
      <style:text-properties fo:language="es" fo:country="ES" officeooo:paragraph-rsid="00532932"/>
    </style:style>
    <style:style style:name="P7" style:family="paragraph" style:parent-style-name="Text_20_body">
      <style:paragraph-properties fo:text-align="justify" style:justify-single-word="false"/>
      <style:text-properties fo:language="es" fo:country="ES" officeooo:paragraph-rsid="0053dab0"/>
    </style:style>
    <style:style style:name="P8" style:family="paragraph" style:parent-style-name="Text_20_body">
      <style:paragraph-properties fo:text-align="justify" style:justify-single-word="false"/>
      <style:text-properties fo:language="es" fo:country="ES" officeooo:paragraph-rsid="00552a82"/>
    </style:style>
    <style:style style:name="P9" style:family="paragraph" style:parent-style-name="Text_20_body">
      <style:paragraph-properties fo:text-align="justify" style:justify-single-word="false"/>
      <style:text-properties fo:language="es" fo:country="ES" officeooo:paragraph-rsid="00561773"/>
    </style:style>
    <style:style style:name="P10" style:family="paragraph" style:parent-style-name="Text_20_body">
      <style:paragraph-properties fo:text-align="justify" style:justify-single-word="false"/>
      <style:text-properties fo:language="es" fo:country="ES" officeooo:paragraph-rsid="0035a539"/>
    </style:style>
    <style:style style:name="P11" style:family="paragraph" style:parent-style-name="Text_20_body">
      <loext:graphic-properties draw:fill="solid" draw:fill-color="#ffffff" draw:opacity="100%"/>
      <style:paragraph-properties fo:text-align="justify" style:justify-single-word="false" fo:background-color="#ffffff"/>
      <style:text-properties fo:language="es" fo:country="ES" officeooo:paragraph-rsid="006b17e0"/>
    </style:style>
    <style:style style:name="P12" style:family="paragraph" style:parent-style-name="Text_20_body">
      <style:paragraph-properties fo:text-align="justify" style:justify-single-word="false"/>
      <style:text-properties fo:language="es" fo:country="ES" officeooo:paragraph-rsid="00715c85"/>
    </style:style>
    <style:style style:name="P13" style:family="paragraph" style:parent-style-name="Text_20_body">
      <style:paragraph-properties fo:text-align="justify" style:justify-single-word="false"/>
      <style:text-properties fo:language="es" fo:country="ES" officeooo:paragraph-rsid="0073302b"/>
    </style:style>
    <style:style style:name="P14" style:family="paragraph" style:parent-style-name="Text_20_body">
      <style:paragraph-properties fo:text-align="justify" style:justify-single-word="false"/>
      <style:text-properties fo:language="es" fo:country="ES" officeooo:paragraph-rsid="00e4a888"/>
    </style:style>
    <style:style style:name="P15" style:family="paragraph" style:parent-style-name="Text_20_body">
      <style:paragraph-properties fo:text-align="justify" style:justify-single-word="false"/>
      <style:text-properties fo:language="es" fo:country="ES" officeooo:paragraph-rsid="00e65332"/>
    </style:style>
    <style:style style:name="P16" style:family="paragraph" style:parent-style-name="Text_20_body">
      <style:paragraph-properties fo:text-align="justify" style:justify-single-word="false"/>
      <style:text-properties fo:language="es" fo:country="ES" officeooo:paragraph-rsid="00e0ecb9"/>
    </style:style>
    <style:style style:name="P17" style:family="paragraph" style:parent-style-name="Text_20_body">
      <style:paragraph-properties fo:text-align="justify" style:justify-single-word="false"/>
      <style:text-properties fo:language="es" fo:country="ES" officeooo:paragraph-rsid="00e79754"/>
    </style:style>
    <style:style style:name="P18" style:family="paragraph" style:parent-style-name="Text_20_body">
      <style:paragraph-properties fo:text-align="justify" style:justify-single-word="false"/>
      <style:text-properties fo:language="es" fo:country="ES" officeooo:paragraph-rsid="014e8f93"/>
    </style:style>
    <style:style style:name="P19" style:family="paragraph" style:parent-style-name="Text_20_body">
      <style:text-properties fo:language="es" fo:country="ES" officeooo:paragraph-rsid="001b9f06"/>
    </style:style>
    <style:style style:name="P20" style:family="paragraph" style:parent-style-name="Text_20_body">
      <style:text-properties fo:language="es" fo:country="ES" officeooo:paragraph-rsid="0038c64b"/>
    </style:style>
    <style:style style:name="P21" style:family="paragraph" style:parent-style-name="Text_20_body">
      <style:text-properties fo:language="es" fo:country="ES" officeooo:paragraph-rsid="00361a6b"/>
    </style:style>
    <style:style style:name="P22" style:family="paragraph" style:parent-style-name="Text_20_body">
      <loext:graphic-properties draw:fill="solid" draw:fill-color="#ffffff" draw:opacity="100%"/>
      <style:paragraph-properties fo:text-align="justify" style:justify-single-word="false" fo:background-color="#ffffff"/>
      <style:text-properties fo:language="es" fo:country="ES" officeooo:rsid="007fc2e5" officeooo:paragraph-rsid="007fc2e5"/>
    </style:style>
    <style:style style:name="P23" style:family="paragraph" style:parent-style-name="Text_20_body">
      <style:paragraph-properties fo:text-align="justify" style:justify-single-word="false"/>
      <style:text-properties fo:language="es" fo:country="ES" officeooo:rsid="00ace2c8" officeooo:paragraph-rsid="00ace2c8"/>
    </style:style>
    <style:style style:name="P24" style:family="paragraph" style:parent-style-name="Text_20_body">
      <style:paragraph-properties fo:text-align="justify" style:justify-single-word="false"/>
      <style:text-properties fo:language="es" fo:country="ES" officeooo:paragraph-rsid="014e8f93" fo:background-color="#ffffff"/>
    </style:style>
    <style:style style:name="P25" style:family="paragraph" style:parent-style-name="Text_20_body">
      <style:paragraph-properties fo:text-align="justify" style:justify-single-word="false"/>
      <style:text-properties officeooo:paragraph-rsid="001b9f06"/>
    </style:style>
    <style:style style:name="P26" style:family="paragraph" style:parent-style-name="Text_20_body">
      <style:paragraph-properties fo:text-align="justify" style:justify-single-word="false"/>
      <style:text-properties officeooo:paragraph-rsid="001c9fe9"/>
    </style:style>
    <style:style style:name="P27" style:family="paragraph" style:parent-style-name="Text_20_body">
      <style:paragraph-properties fo:text-align="justify" style:justify-single-word="false"/>
      <style:text-properties officeooo:paragraph-rsid="001ccb17"/>
    </style:style>
    <style:style style:name="P28" style:family="paragraph" style:parent-style-name="Text_20_body">
      <style:paragraph-properties fo:text-align="justify" style:justify-single-word="false"/>
      <style:text-properties officeooo:paragraph-rsid="0020a4f1"/>
    </style:style>
    <style:style style:name="P29" style:family="paragraph" style:parent-style-name="Text_20_body">
      <style:paragraph-properties fo:text-align="justify" style:justify-single-word="false"/>
      <style:text-properties officeooo:paragraph-rsid="0025fdfa"/>
    </style:style>
    <style:style style:name="P30" style:family="paragraph" style:parent-style-name="Text_20_body">
      <style:paragraph-properties fo:text-align="justify" style:justify-single-word="false"/>
      <style:text-properties officeooo:paragraph-rsid="00254ec1"/>
    </style:style>
    <style:style style:name="P31" style:family="paragraph" style:parent-style-name="Text_20_body">
      <style:paragraph-properties fo:text-align="justify" style:justify-single-word="false"/>
      <style:text-properties officeooo:paragraph-rsid="0038c64b"/>
    </style:style>
    <style:style style:name="P32" style:family="paragraph" style:parent-style-name="Text_20_body">
      <loext:graphic-properties draw:fill="solid" draw:fill-color="#ffffff" draw:opacity="100%"/>
      <style:paragraph-properties fo:text-align="justify" style:justify-single-word="false" fo:background-color="#ffffff"/>
      <style:text-properties officeooo:paragraph-rsid="014eb149"/>
    </style:style>
    <style:style style:name="P33" style:family="paragraph" style:parent-style-name="Text_20_body">
      <style:text-properties officeooo:paragraph-rsid="001b9f06"/>
    </style:style>
    <style:style style:name="P34" style:family="paragraph" style:parent-style-name="Text_20_body">
      <style:paragraph-properties fo:text-align="justify" style:justify-single-word="false"/>
      <style:text-properties fo:font-style="italic" officeooo:paragraph-rsid="00254ec1"/>
    </style:style>
    <style:style style:name="P35" style:family="paragraph" style:parent-style-name="Text_20_body">
      <style:paragraph-properties fo:text-align="justify" style:justify-single-word="false"/>
      <style:text-properties fo:font-style="italic" officeooo:paragraph-rsid="00271096"/>
    </style:style>
    <style:style style:name="P36" style:family="paragraph" style:parent-style-name="Text_20_body">
      <style:text-properties officeooo:paragraph-rsid="002c1e35"/>
    </style:style>
    <style:style style:name="P37" style:family="paragraph" style:parent-style-name="Text_20_body">
      <style:text-properties officeooo:paragraph-rsid="0035a539"/>
    </style:style>
    <style:style style:name="P38" style:family="paragraph" style:parent-style-name="Text_20_body">
      <style:text-properties officeooo:paragraph-rsid="00361a6b"/>
    </style:style>
    <style:style style:name="P39" style:family="paragraph" style:parent-style-name="Text_20_body">
      <style:paragraph-properties fo:text-align="justify" style:justify-single-word="false"/>
      <style:text-properties fo:font-size="14pt" fo:language="es" fo:country="ES" fo:font-weight="bold" officeooo:paragraph-rsid="00561773" style:font-size-asian="14pt" style:font-weight-asian="bold" style:font-size-complex="14pt" style:font-weight-complex="bold"/>
    </style:style>
    <style:style style:name="P40" style:family="paragraph" style:parent-style-name="Text_20_body">
      <style:text-properties officeooo:paragraph-rsid="00d72586"/>
    </style:style>
    <style:style style:name="P41" style:family="paragraph" style:parent-style-name="Text_20_body">
      <style:text-properties officeooo:paragraph-rsid="00eda207"/>
    </style:style>
    <style:style style:name="P42" style:family="paragraph" style:parent-style-name="Text_20_body">
      <style:paragraph-properties fo:text-align="justify" style:justify-single-word="false"/>
      <style:text-properties style:font-name="Liberation Serif1" fo:font-size="12pt" fo:language="es" fo:country="ES" officeooo:paragraph-rsid="00eda207" style:font-size-asian="12pt" style:font-size-complex="12pt"/>
    </style:style>
    <style:style style:name="P43" style:family="paragraph" style:parent-style-name="Text_20_body">
      <style:paragraph-properties fo:text-align="justify" style:justify-single-word="false"/>
      <style:text-properties fo:color="#000000" style:font-name="Liberation Mono1" fo:font-size="10pt" fo:language="es" fo:country="ES" officeooo:rsid="00ed00c6" officeooo:paragraph-rsid="00eda207" fo:background-color="#ffffff" style:font-size-asian="10pt" style:font-size-complex="10pt"/>
    </style:style>
    <style:style style:name="P44" style:family="paragraph" style:parent-style-name="Text_20_body">
      <style:paragraph-properties fo:text-align="justify" style:justify-single-word="false">
        <style:tab-stops>
          <style:tab-stop style:position="5.415cm"/>
        </style:tab-stops>
      </style:paragraph-properties>
      <style:text-properties fo:color="#000000" style:font-name="Liberation Mono1" fo:font-size="10pt" fo:language="es" fo:country="ES" officeooo:rsid="00ed00c6" officeooo:paragraph-rsid="00f55429" fo:background-color="#ffffff" style:font-size-asian="10pt" style:font-size-complex="10pt"/>
    </style:style>
    <style:style style:name="P45" style:family="paragraph" style:parent-style-name="Text_20_body">
      <style:paragraph-properties fo:text-align="justify" style:justify-single-word="false">
        <style:tab-stops>
          <style:tab-stop style:position="5.415cm"/>
        </style:tab-stops>
      </style:paragraph-properties>
      <style:text-properties fo:color="#000000" style:font-name="Liberation Mono1" fo:font-size="10pt" fo:language="es" fo:country="ES" officeooo:rsid="00ed00c6" officeooo:paragraph-rsid="00f8d96a" fo:background-color="#ffffff" style:font-size-asian="10pt" style:font-size-complex="10pt"/>
    </style:style>
    <style:style style:name="P46" style:family="paragraph" style:parent-style-name="Text_20_body">
      <style:paragraph-properties fo:text-align="justify" style:justify-single-word="false"/>
      <style:text-properties fo:color="#000000" style:font-name="Liberation Mono1" fo:font-size="10pt" fo:language="es" fo:country="ES" officeooo:rsid="00ed00c6" officeooo:paragraph-rsid="00f0130a" fo:background-color="#ffffff" style:font-size-asian="10pt" style:font-size-complex="10pt"/>
    </style:style>
    <style:style style:name="P47" style:family="paragraph" style:parent-style-name="Text_20_body">
      <style:text-properties fo:font-size="12pt" officeooo:paragraph-rsid="00254ec1" style:font-size-asian="10.5pt" style:font-size-complex="12pt"/>
    </style:style>
    <style:style style:name="P48" style:family="paragraph" style:parent-style-name="Text_20_body">
      <style:paragraph-properties fo:text-align="justify" style:justify-single-word="false"/>
      <style:text-properties fo:font-size="12pt" fo:language="es" fo:country="ES" officeooo:paragraph-rsid="00552a82" style:font-size-asian="10.5pt" style:font-size-complex="12pt"/>
    </style:style>
    <style:style style:name="P49" style:family="paragraph" style:parent-style-name="Text_20_body">
      <style:paragraph-properties fo:margin-top="0cm" fo:margin-bottom="0cm" loext:contextual-spacing="false"/>
      <style:text-properties fo:font-size="12pt" officeooo:paragraph-rsid="001b9f06" style:font-size-asian="12pt" style:font-size-complex="12pt"/>
    </style:style>
    <style:style style:name="P50" style:family="paragraph" style:parent-style-name="Text_20_body">
      <style:paragraph-properties fo:margin-top="0cm" fo:margin-bottom="0cm" loext:contextual-spacing="false"/>
      <style:text-properties fo:font-size="12pt" officeooo:paragraph-rsid="001b9f06" style:font-size-asian="10.5pt" style:font-size-complex="12pt"/>
    </style:style>
    <style:style style:name="P51" style:family="paragraph" style:parent-style-name="Text_20_body">
      <style:paragraph-properties fo:margin-top="0cm" fo:margin-bottom="0cm" loext:contextual-spacing="false"/>
      <style:text-properties officeooo:paragraph-rsid="001b9f06"/>
    </style:style>
    <style:style style:name="P52" style:family="paragraph" style:parent-style-name="Text_20_body">
      <style:paragraph-properties fo:margin-top="0cm" fo:margin-bottom="0cm" loext:contextual-spacing="false" fo:text-align="justify" style:justify-single-word="false"/>
      <style:text-properties fo:language="es" fo:country="ES" officeooo:paragraph-rsid="003f8129"/>
    </style:style>
    <style:style style:name="P53" style:family="paragraph" style:parent-style-name="Text_20_body">
      <style:paragraph-properties fo:margin-top="0cm" fo:margin-bottom="0cm" loext:contextual-spacing="false" fo:text-align="justify" style:justify-single-word="false"/>
      <style:text-properties fo:language="es" fo:country="ES" officeooo:paragraph-rsid="00402435"/>
    </style:style>
    <style:style style:name="P54" style:family="paragraph" style:parent-style-name="Text_20_body">
      <style:paragraph-properties fo:margin-top="0cm" fo:margin-bottom="0cm" loext:contextual-spacing="false" fo:text-align="justify" style:justify-single-word="false"/>
      <style:text-properties fo:language="es" fo:country="ES" officeooo:paragraph-rsid="0050c849"/>
    </style:style>
    <style:style style:name="P55" style:family="paragraph" style:parent-style-name="Text_20_body">
      <style:paragraph-properties fo:margin-top="0cm" fo:margin-bottom="0cm" loext:contextual-spacing="false" fo:text-align="justify" style:justify-single-word="false"/>
      <style:text-properties fo:language="es" fo:country="ES" officeooo:paragraph-rsid="00561773"/>
    </style:style>
    <style:style style:name="P56" style:family="paragraph" style:parent-style-name="Text_20_body">
      <style:paragraph-properties fo:margin-top="0cm" fo:margin-bottom="0cm" loext:contextual-spacing="false" fo:text-align="justify" style:justify-single-word="false"/>
      <style:text-properties fo:language="es" fo:country="ES" officeooo:paragraph-rsid="00784b8d"/>
    </style:style>
    <style:style style:name="P57" style:family="paragraph" style:parent-style-name="Text_20_body">
      <style:paragraph-properties fo:margin-top="0cm" fo:margin-bottom="0cm" loext:contextual-spacing="false" fo:text-align="justify" style:justify-single-word="false"/>
      <style:text-properties fo:language="es" fo:country="ES" officeooo:paragraph-rsid="0085da69"/>
    </style:style>
    <style:style style:name="P58" style:family="paragraph" style:parent-style-name="Text_20_body">
      <style:paragraph-properties fo:margin-top="0cm" fo:margin-bottom="0cm" loext:contextual-spacing="false" fo:text-align="justify" style:justify-single-word="false"/>
      <style:text-properties fo:language="es" fo:country="ES" officeooo:paragraph-rsid="008a4e90"/>
    </style:style>
    <style:style style:name="P59" style:family="paragraph" style:parent-style-name="Text_20_body">
      <style:paragraph-properties fo:margin-top="0cm" fo:margin-bottom="0cm" loext:contextual-spacing="false" fo:text-align="justify" style:justify-single-word="false"/>
      <style:text-properties fo:language="es" fo:country="ES" officeooo:paragraph-rsid="008c53ce"/>
    </style:style>
    <style:style style:name="P6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paragraph-rsid="00c77bd1"/>
    </style:style>
    <style:style style:name="P6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paragraph-rsid="00b895df"/>
    </style:style>
    <style:style style:name="P6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77bd1" officeooo:paragraph-rsid="00c77bd1"/>
    </style:style>
    <style:style style:name="P6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0cbfc30"/>
    </style:style>
    <style:style style:name="P6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0d26f79"/>
    </style:style>
    <style:style style:name="P6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0d72586"/>
    </style:style>
    <style:style style:name="P6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0dc2756"/>
    </style:style>
    <style:style style:name="P6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15471a4"/>
    </style:style>
    <style:style style:name="P6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language="es" fo:country="ES" fo:font-weight="bold" officeooo:rsid="00c77bd1" officeooo:paragraph-rsid="00c77bd1" style:font-weight-asian="bold" style:font-weight-complex="bold"/>
    </style:style>
    <style:style style:name="P69" style:family="paragraph" style:parent-style-name="Text_20_body">
      <style:paragraph-properties fo:margin-top="0cm" fo:margin-bottom="0cm" loext:contextual-spacing="false" fo:text-align="justify" style:justify-single-word="false"/>
      <style:text-properties fo:color="#800000" fo:language="es" fo:country="ES" officeooo:paragraph-rsid="00402435"/>
    </style:style>
    <style:style style:name="P70" style:family="paragraph" style:parent-style-name="Text_20_body">
      <style:paragraph-properties fo:margin-top="0cm" fo:margin-bottom="0cm" loext:contextual-spacing="false" fo:text-align="justify" style:justify-single-word="false"/>
      <style:text-properties fo:color="#800000" fo:language="es" fo:country="ES" officeooo:paragraph-rsid="00417ebf"/>
    </style:style>
    <style:style style:name="P7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officeooo:paragraph-rsid="008a4e90" fo:background-color="#ffffff" style:font-size-asian="12pt" style:font-size-complex="12pt"/>
    </style:style>
    <style:style style:name="P7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officeooo:rsid="00ace2c8" officeooo:paragraph-rsid="00ace2c8" fo:background-color="#ffffff" style:font-size-asian="12pt" style:font-size-complex="12pt"/>
    </style:style>
    <style:style style:name="P7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8f3371" fo:background-color="#ffffff" style:font-size-asian="12pt" style:font-size-complex="12pt"/>
    </style:style>
    <style:style style:name="P7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998a8d" fo:background-color="#ffffff" style:font-size-asian="10.5pt" style:font-size-complex="12pt"/>
    </style:style>
    <style:style style:name="P7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9c3371" fo:background-color="#ffffff" style:font-size-asian="10.5pt" style:font-size-complex="12pt"/>
    </style:style>
    <style:style style:name="P7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a0bf7e" fo:background-color="#ffffff" style:font-size-asian="10.5pt" style:font-size-complex="12pt"/>
    </style:style>
    <style:style style:name="P7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a1caa3" fo:background-color="#ffffff" style:font-size-asian="10.5pt" style:font-size-complex="12pt"/>
    </style:style>
    <style:style style:name="P7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a88c0a" fo:background-color="#ffffff" style:font-size-asian="10.5pt" style:font-size-complex="12pt"/>
    </style:style>
    <style:style style:name="P7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a9ded2" fo:background-color="#ffffff" style:font-size-asian="10.5pt" style:font-size-complex="12pt"/>
    </style:style>
    <style:style style:name="P8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1" fo:font-size="12pt" fo:language="es" fo:country="ES" officeooo:paragraph-rsid="00a9ded2" fo:background-color="#ffffff" style:font-size-asian="10.5pt" style:font-size-complex="12pt"/>
    </style:style>
    <style:style style:name="P8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1" fo:font-size="12pt" fo:language="es" fo:country="ES" officeooo:paragraph-rsid="00aacedc" fo:background-color="#ffffff" style:font-size-asian="10.5pt" style:font-size-complex="12pt"/>
    </style:style>
    <style:style style:name="P8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ace2c8" fo:background-color="#ffffff" style:font-size-asian="10.5pt" style:font-size-complex="12pt"/>
    </style:style>
    <style:style style:name="P8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1" fo:font-size="12pt" fo:language="es" fo:country="ES" officeooo:paragraph-rsid="00afc4e4" fo:background-color="#ffffff" style:font-size-asian="10.5pt" style:font-size-complex="12pt"/>
    </style:style>
    <style:style style:name="P8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1" fo:font-size="12pt" fo:language="es" fo:country="ES" officeooo:paragraph-rsid="00b2ef21" fo:background-color="#ffffff" style:font-size-asian="10.5pt" style:font-size-complex="12pt"/>
    </style:style>
    <style:style style:name="P8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1" fo:font-size="12pt" fo:language="es" fo:country="ES" officeooo:paragraph-rsid="00b49429" fo:background-color="#ffffff" style:font-size-asian="10.5pt" style:font-size-complex="12pt"/>
    </style:style>
    <style:style style:name="P8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b561e1" fo:background-color="#ffffff" style:font-size-asian="10.5pt" style:font-size-complex="12pt"/>
    </style:style>
    <style:style style:name="P8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rsid="00ace2c8" officeooo:paragraph-rsid="00ace2c8" fo:background-color="#ffffff" style:font-size-asian="10.5pt" style:font-size-complex="12pt"/>
    </style:style>
    <style:style style:name="P8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10pt" officeooo:paragraph-rsid="008a4e90" fo:background-color="#eeeeee" style:font-size-asian="10pt" style:font-size-complex="10pt"/>
    </style:style>
    <style:style style:name="P8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10pt" fo:language="es" fo:country="ES" officeooo:rsid="00cbfc30" officeooo:paragraph-rsid="00cbfc30" fo:background-color="#eeeeee" style:font-size-asian="10pt" style:font-size-complex="10pt"/>
    </style:style>
    <style:style style:name="P9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10pt" fo:language="es" fo:country="ES" officeooo:rsid="00cbfc30" officeooo:paragraph-rsid="00d26f79" fo:background-color="#eeeeee" style:font-size-asian="10pt" style:font-size-complex="10pt"/>
    </style:style>
    <style:style style:name="P91" style:family="paragraph" style:parent-style-name="Heading_20_1">
      <style:paragraph-properties fo:margin-top="0cm" fo:margin-bottom="0cm" loext:contextual-spacing="false"/>
      <style:text-properties fo:font-size="12pt" officeooo:paragraph-rsid="001b9f06" style:font-size-asian="12pt" style:font-size-complex="12pt"/>
    </style:style>
    <style:style style:name="P92" style:family="paragraph" style:parent-style-name="Heading_20_1">
      <style:paragraph-properties fo:margin-top="0cm" fo:margin-bottom="0cm" loext:contextual-spacing="false"/>
      <style:text-properties fo:font-size="12pt" officeooo:paragraph-rsid="001b9f06" style:font-size-asian="10.5pt" style:font-size-complex="12pt"/>
    </style:style>
    <style:style style:name="P93" style:family="paragraph" style:parent-style-name="Heading_20_1">
      <style:paragraph-properties fo:margin-top="0cm" fo:margin-bottom="0cm" loext:contextual-spacing="false" fo:text-align="justify" style:justify-single-word="false"/>
      <style:text-properties fo:language="es" fo:country="ES" officeooo:paragraph-rsid="0050c849"/>
    </style:style>
    <style:style style:name="P94" style:family="paragraph" style:parent-style-name="Standard">
      <style:paragraph-properties fo:margin-top="0cm" fo:margin-bottom="0cm" loext:contextual-spacing="false" fo:text-align="justify" style:justify-single-word="false"/>
      <style:text-properties fo:language="es" fo:country="ES" officeooo:paragraph-rsid="00417ebf"/>
    </style:style>
    <style:style style:name="P95"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paragraph-rsid="00ba2e68"/>
    </style:style>
    <style:style style:name="P96"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paragraph-rsid="00bc3b94"/>
    </style:style>
    <style:style style:name="P97"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paragraph-rsid="00bef26d"/>
    </style:style>
    <style:style style:name="P98"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6ecc1" officeooo:paragraph-rsid="00c6ecc1"/>
    </style:style>
    <style:style style:name="P99"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0d13717"/>
    </style:style>
    <style:style style:name="P100"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paragraph-rsid="005890d9"/>
    </style:style>
    <style:style style:name="P101" style:family="paragraph" style:parent-style-name="Table_20_Contents">
      <style:paragraph-properties fo:margin-top="0cm" fo:margin-bottom="0cm" loext:contextual-spacing="false" fo:text-align="justify" style:justify-single-word="false"/>
      <style:text-properties fo:language="es" fo:country="ES" officeooo:paragraph-rsid="00769c3e"/>
    </style:style>
    <style:style style:name="P102"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fo:language="es" fo:country="ES" officeooo:paragraph-rsid="00769c3e"/>
    </style:style>
    <style:style style:name="P103"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fo:language="es" fo:country="ES" officeooo:paragraph-rsid="00bbad14"/>
    </style:style>
    <style:style style:name="P104" style:family="paragraph" style:parent-style-name="Table_20_Contents">
      <loext:graphic-properties draw:fill="solid" draw:fill-color="#eeeeee" draw:opacity="100%"/>
      <style:paragraph-properties fo:margin-top="0cm" fo:margin-bottom="0cm" loext:contextual-spacing="false" fo:text-align="start" style:justify-single-word="false" fo:background-color="#eeeeee"/>
      <style:text-properties fo:language="es" fo:country="ES" officeooo:paragraph-rsid="0056c645"/>
    </style:style>
    <style:style style:name="P105" style:family="paragraph" style:parent-style-name="Table_20_Contents">
      <loext:graphic-properties draw:fill="solid" draw:fill-color="#ffffff" draw:opacity="100%"/>
      <style:paragraph-properties fo:margin-top="0cm" fo:margin-bottom="0cm" loext:contextual-spacing="false" fo:text-align="start" style:justify-single-word="false" fo:background-color="#ffffff"/>
      <style:text-properties fo:language="es" fo:country="ES" officeooo:paragraph-rsid="0056c645"/>
    </style:style>
    <style:style style:name="P106" style:family="paragraph" style:parent-style-name="Table_20_Contents">
      <loext:graphic-properties draw:fill="solid" draw:fill-color="#eeeeee" draw:opacity="100%"/>
      <style:paragraph-properties fo:margin-top="0cm" fo:margin-bottom="0cm" loext:contextual-spacing="false" fo:background-color="#eeeeee"/>
      <style:text-properties fo:language="es" fo:country="ES" officeooo:paragraph-rsid="00769c3e"/>
    </style:style>
    <style:style style:name="P107"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7cdb08" officeooo:paragraph-rsid="007cdb08"/>
    </style:style>
    <style:style style:name="P108"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language="es" fo:country="ES" officeooo:rsid="00cbfc30" officeooo:paragraph-rsid="00cf21f8"/>
    </style:style>
    <style:style style:name="P109"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ab-stops>
          <style:tab-stop style:position="3.916cm"/>
        </style:tab-stops>
      </style:paragraph-properties>
      <style:text-properties fo:language="es" fo:country="ES" officeooo:rsid="00cbfc30" officeooo:paragraph-rsid="00cf21f8"/>
    </style:style>
    <style:style style:name="P110"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fo:language="es" fo:country="ES" officeooo:rsid="00cbfc30" officeooo:paragraph-rsid="00d855ce"/>
    </style:style>
    <style:style style:name="P111"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fo:language="es" fo:country="ES" officeooo:rsid="00cbfc30" officeooo:paragraph-rsid="00d5df64"/>
    </style:style>
    <style:style style:name="P112"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officeooo:paragraph-rsid="006dd08a"/>
    </style:style>
    <style:style style:name="P113"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officeooo:paragraph-rsid="006dd08a"/>
    </style:style>
    <style:style style:name="P114"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officeooo:paragraph-rsid="008d61c5"/>
    </style:style>
    <style:style style:name="P115" style:family="paragraph" style:parent-style-name="Table_20_Contents">
      <loext:graphic-properties draw:fill="solid" draw:fill-color="#eeeeee" draw:opacity="100%"/>
      <style:paragraph-properties fo:margin-top="0cm" fo:margin-bottom="0cm" loext:contextual-spacing="false" fo:background-color="#eeeeee"/>
      <style:text-properties officeooo:paragraph-rsid="00769c3e"/>
    </style:style>
    <style:style style:name="P116"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color="#800000" style:font-name="Liberation Serif1" fo:font-size="10pt" officeooo:paragraph-rsid="009056f1" fo:background-color="#eeeeee" style:font-size-asian="10pt" style:font-size-complex="10pt"/>
    </style:style>
    <style:style style:name="P117"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fo:color="#800000" style:font-name="Liberation Serif1" fo:font-size="10pt" officeooo:paragraph-rsid="009056f1" fo:background-color="#eeeeee" style:font-size-asian="10pt" style:font-size-complex="10pt"/>
    </style:style>
    <style:style style:name="P118"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9056f1" fo:background-color="#ffffff" style:font-size-asian="12pt" style:font-size-complex="12pt"/>
    </style:style>
    <style:style style:name="P119"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986e6b" fo:background-color="#ffffff" style:font-size-asian="12pt" style:font-size-complex="12pt"/>
    </style:style>
    <style:style style:name="P120"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1" fo:font-size="12pt" fo:language="es" fo:country="ES" officeooo:paragraph-rsid="00a2cc3d" fo:background-color="#ffffff" style:font-size-asian="10.5pt" style:font-size-complex="12pt"/>
    </style:style>
    <style:style style:name="P121"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a2cc3d" fo:background-color="#ffffff" style:font-size-asian="10.5pt" style:font-size-complex="12pt"/>
    </style:style>
    <style:style style:name="P122"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officeooo:paragraph-rsid="009056f1" fo:background-color="#ffffff" style:font-size-asian="12pt" style:font-size-complex="12pt"/>
    </style:style>
    <style:style style:name="P123" style:family="paragraph" style:parent-style-name="Preformatted_20_Text">
      <style:paragraph-properties fo:margin-top="0cm" fo:margin-bottom="0cm" loext:contextual-spacing="false" fo:text-align="start" style:justify-single-word="false" style:writing-mode="lr-tb"/>
      <style:text-properties officeooo:paragraph-rsid="00784b8d"/>
    </style:style>
    <style:style style:name="P124" style:family="paragraph" style:parent-style-name="Text_20_body">
      <style:paragraph-properties fo:margin-top="0cm" fo:margin-bottom="0cm" loext:contextual-spacing="false" fo:text-align="justify" style:justify-single-word="false" style:writing-mode="lr-tb">
        <style:tab-stops>
          <style:tab-stop style:position="5.415cm"/>
        </style:tab-stops>
      </style:paragraph-properties>
      <style:text-properties fo:color="#000000" style:font-name="Liberation Mono1" fo:font-size="10pt" fo:language="es" fo:country="ES" officeooo:rsid="00ed00c6" officeooo:paragraph-rsid="01107e73" fo:background-color="#ffffff" style:font-size-asian="10pt" style:font-size-complex="10pt"/>
    </style:style>
    <style:style style:name="P125" style:family="paragraph" style:parent-style-name="Heading_20_3">
      <style:paragraph-properties fo:margin-top="0cm" fo:margin-bottom="0cm" loext:contextual-spacing="false" fo:text-align="justify" style:justify-single-word="false"/>
      <style:text-properties fo:language="es" fo:country="ES" officeooo:paragraph-rsid="008c53ce"/>
    </style:style>
    <style:style style:name="P126" style:family="paragraph" style:parent-style-name="Heading_20_3">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4pt" fo:language="es" fo:country="ES" officeooo:paragraph-rsid="00998a8d" fo:background-color="#ffffff" style:font-size-asian="14pt" style:font-size-complex="14pt"/>
    </style:style>
    <style:style style:name="P127" style:family="paragraph" style:parent-style-name="Heading_20_2">
      <style:paragraph-properties fo:margin-top="0cm" fo:margin-bottom="0cm" loext:contextual-spacing="false" fo:text-align="justify" style:justify-single-word="false"/>
      <style:text-properties fo:language="es" fo:country="ES" officeooo:paragraph-rsid="0085da69"/>
    </style:style>
    <style:style style:name="P128" style:family="paragraph" style:parent-style-name="Preformatted_20_Text">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b895df" fo:background-color="#ffffff" style:font-size-asian="10.5pt" style:font-size-complex="12pt"/>
    </style:style>
    <style:style style:name="P129" style:family="paragraph" style:parent-style-name="Text_20_body">
      <style:paragraph-properties fo:margin-top="0cm" fo:margin-bottom="0cm" loext:contextual-spacing="false" fo:text-align="justify" style:justify-single-word="false" style:writing-mode="page"/>
      <style:text-properties fo:language="es" fo:country="ES" officeooo:rsid="00e8ba5c" officeooo:paragraph-rsid="00e8ba5c"/>
    </style:style>
    <style:style style:name="P130" style:family="paragraph" style:parent-style-name="Text_20_body">
      <style:paragraph-properties fo:margin-top="0cm" fo:margin-bottom="0cm" loext:contextual-spacing="false" fo:text-align="justify" style:justify-single-word="false" style:writing-mode="page"/>
      <style:text-properties fo:language="es" fo:country="ES" officeooo:paragraph-rsid="00e79754"/>
    </style:style>
    <style:style style:name="P131" style:family="paragraph" style:parent-style-name="Text_20_body">
      <style:paragraph-properties fo:margin-top="0cm" fo:margin-bottom="0cm" loext:contextual-spacing="false" fo:text-align="justify" style:justify-single-word="false" style:writing-mode="page"/>
      <style:text-properties fo:language="es" fo:country="ES" officeooo:rsid="011c9927" officeooo:paragraph-rsid="011c9927"/>
    </style:style>
    <style:style style:name="P132"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fo:language="es" fo:country="ES" officeooo:rsid="00e8ba5c" officeooo:paragraph-rsid="00e8ba5c" fo:background-color="#eeeeee" style:font-size-asian="10pt" style:font-size-complex="10pt"/>
    </style:style>
    <style:style style:name="P13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fo:language="es" fo:country="ES" officeooo:paragraph-rsid="00e79754" fo:background-color="#eeeeee" style:font-size-asian="10pt" style:font-size-complex="10pt"/>
    </style:style>
    <style:style style:name="P13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193300" style:font-name="Liberation Mono1" fo:font-size="10pt" fo:language="es" fo:country="ES" officeooo:paragraph-rsid="00e79754" fo:background-color="#eeeeee" style:font-size-asian="10pt" style:font-size-complex="10pt"/>
    </style:style>
    <style:style style:name="P13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fo:language="es" fo:country="ES" officeooo:rsid="00ec5fb6" officeooo:paragraph-rsid="00ec5fb6" fo:background-color="#eeeeee" style:font-size-asian="10pt" style:font-size-complex="10pt"/>
    </style:style>
    <style:style style:name="P136"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0eda207" fo:background-color="#ffffff" style:font-size-asian="10pt" style:font-size-complex="10pt"/>
    </style:style>
    <style:style style:name="P13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0eda207" fo:background-color="#ffffff" style:font-size-asian="10pt" style:font-size-complex="10pt"/>
    </style:style>
    <style:style style:name="P13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0eda207" fo:background-color="#ffffff" style:font-size-asian="10pt" style:font-size-complex="10pt"/>
    </style:style>
    <style:style style:name="P139"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0f79064" fo:background-color="#ffffff" style:font-size-asian="10pt" style:font-size-complex="10pt"/>
    </style:style>
    <style:style style:name="P14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0f79064" fo:background-color="#ffffff" style:font-size-asian="10pt" style:font-size-complex="10pt"/>
    </style:style>
    <style:style style:name="P14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0f7f1fd" fo:background-color="#ffffff" style:font-size-asian="10pt" style:font-size-complex="10pt"/>
    </style:style>
    <style:style style:name="P142"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0fbaae3" fo:background-color="#ffffff" style:font-size-asian="10pt" style:font-size-complex="10pt"/>
    </style:style>
    <style:style style:name="P143"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0ffbedc" fo:background-color="#ffffff" style:font-size-asian="10pt" style:font-size-complex="10pt"/>
    </style:style>
    <style:style style:name="P144"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05bb49" fo:background-color="#ffffff" style:font-size-asian="10pt" style:font-size-complex="10pt"/>
    </style:style>
    <style:style style:name="P145"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0ea429" fo:background-color="#ffffff" style:font-size-asian="10pt" style:font-size-complex="10pt"/>
    </style:style>
    <style:style style:name="P14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0ea429" fo:background-color="#ffffff" style:font-size-asian="10pt" style:font-size-complex="10pt"/>
    </style:style>
    <style:style style:name="P147"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055f3" fo:background-color="#ffffff" style:font-size-asian="10pt" style:font-size-complex="10pt"/>
    </style:style>
    <style:style style:name="P148"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07e73" fo:background-color="#ffffff" style:font-size-asian="10pt" style:font-size-complex="10pt"/>
    </style:style>
    <style:style style:name="P149"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870f4" fo:background-color="#ffffff" style:font-size-asian="10pt" style:font-size-complex="10pt"/>
    </style:style>
    <style:style style:name="P15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1870f4" fo:background-color="#ffffff" style:font-size-asian="10pt" style:font-size-complex="10pt"/>
    </style:style>
    <style:style style:name="P151"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743d9" fo:background-color="#ffffff" style:font-size-asian="10pt" style:font-size-complex="10pt"/>
    </style:style>
    <style:style style:name="P152"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8f01e" fo:background-color="#ffffff" style:font-size-asian="10pt" style:font-size-complex="10pt"/>
    </style:style>
    <style:style style:name="P15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1f0209" fo:background-color="#ffffff" style:font-size-asian="10pt" style:font-size-complex="10pt"/>
    </style:style>
    <style:style style:name="P15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221272" fo:background-color="#ffffff" style:font-size-asian="10pt" style:font-size-complex="10pt"/>
    </style:style>
    <style:style style:name="P155"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2ab5ec" fo:background-color="#ffffff" style:font-size-asian="10pt" style:font-size-complex="10pt"/>
    </style:style>
    <style:style style:name="P15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2ab5ec" fo:background-color="#ffffff" style:font-size-asian="10pt" style:font-size-complex="10pt"/>
    </style:style>
    <style:style style:name="P157"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29b7a3" fo:background-color="#ffffff" style:font-size-asian="10pt" style:font-size-complex="10pt"/>
    </style:style>
    <style:style style:name="P15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29b7a3" fo:background-color="#ffffff" style:font-size-asian="10pt" style:font-size-complex="10pt"/>
    </style:style>
    <style:style style:name="P15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2e1480" fo:background-color="#ffffff" style:font-size-asian="10pt" style:font-size-complex="10pt"/>
    </style:style>
    <style:style style:name="P16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2f6e75" fo:background-color="#ffffff" style:font-size-asian="10pt" style:font-size-complex="10pt"/>
    </style:style>
    <style:style style:name="P16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2ffa04" fo:background-color="#ffffff" style:font-size-asian="10pt" style:font-size-complex="10pt"/>
    </style:style>
    <style:style style:name="P162"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30c8fc" fo:background-color="#ffffff" style:font-size-asian="10pt" style:font-size-complex="10pt"/>
    </style:style>
    <style:style style:name="P16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ab-stops>
          <style:tab-stop style:position="5.415cm"/>
        </style:tab-stops>
      </style:paragraph-properties>
      <style:text-properties fo:color="#000000" style:font-name="Liberation Mono1" fo:font-size="10pt" fo:language="es" fo:country="ES" officeooo:rsid="00ed00c6" officeooo:paragraph-rsid="0130c8fc" fo:background-color="#ffffff" style:font-size-asian="10pt" style:font-size-complex="10pt"/>
    </style:style>
    <style:style style:name="P164" style:family="paragraph" style:parent-style-name="Text_20_body">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205945" fo:background-color="#ffffff" style:font-size-asian="10pt" style:font-size-complex="10pt"/>
    </style:style>
    <style:style style:name="P165"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35d9ff" fo:background-color="#ffffff" style:font-size-asian="10pt" style:font-size-complex="10pt"/>
    </style:style>
    <style:style style:name="P16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3cd25a" fo:background-color="#ffffff" style:font-size-asian="10pt" style:font-size-complex="10pt"/>
    </style:style>
    <style:style style:name="P167"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3e184e" fo:background-color="#ffffff" style:font-size-asian="10pt" style:font-size-complex="10pt"/>
    </style:style>
    <style:style style:name="P168"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3eeb7f" fo:background-color="#ffffff" style:font-size-asian="10pt" style:font-size-complex="10pt"/>
    </style:style>
    <style:style style:name="P169"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3fd55f" fo:background-color="#ffffff" style:font-size-asian="10pt" style:font-size-complex="10pt"/>
    </style:style>
    <style:style style:name="P170"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407ff2" fo:background-color="#ffffff" style:font-size-asian="10pt" style:font-size-complex="10pt"/>
    </style:style>
    <style:style style:name="P171"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43991a" fo:background-color="#ffffff" style:font-size-asian="10pt" style:font-size-complex="10pt"/>
    </style:style>
    <style:style style:name="P172" style:family="paragraph" style:parent-style-name="Text_20_body">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45548b" fo:background-color="#ffffff" style:font-size-asian="10pt" style:font-size-complex="10pt"/>
    </style:style>
    <style:style style:name="P17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4b037f" fo:background-color="#ffffff" style:font-size-asian="10pt" style:font-size-complex="10pt"/>
    </style:style>
    <style:style style:name="P17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4f832f" fo:background-color="#ffffff" style:font-size-asian="10pt" style:font-size-complex="10pt"/>
    </style:style>
    <style:style style:name="P17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512807" fo:background-color="#ffffff" style:font-size-asian="10pt" style:font-size-complex="10pt"/>
    </style:style>
    <style:style style:name="P17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512807" fo:background-color="#ffffff" style:font-size-asian="10pt" style:font-size-complex="10pt"/>
    </style:style>
    <style:style style:name="P17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5576a1" fo:background-color="#ffffff" style:font-size-asian="10pt" style:font-size-complex="10pt"/>
    </style:style>
    <style:style style:name="P17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5576a1" fo:background-color="#ffffff" style:font-size-asian="10pt" style:font-size-complex="10pt"/>
    </style:style>
    <style:style style:name="P17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594022" fo:background-color="#ffffff" style:font-size-asian="10pt" style:font-size-complex="10pt"/>
    </style:style>
    <style:style style:name="P18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5ae6cf" fo:background-color="#ffffff" style:font-size-asian="10pt" style:font-size-complex="10pt"/>
    </style:style>
    <style:style style:name="P18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5ae6cf" fo:background-color="#ffffff" style:font-size-asian="10pt" style:font-size-complex="10pt"/>
    </style:style>
    <style:style style:name="P18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006a1" fo:background-color="#ffffff" style:font-size-asian="10pt" style:font-size-complex="10pt"/>
    </style:style>
    <style:style style:name="P18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006a1" fo:background-color="#ffffff" style:font-size-asian="10pt" style:font-size-complex="10pt"/>
    </style:style>
    <style:style style:name="P18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0ace6" fo:background-color="#ffffff" style:font-size-asian="10pt" style:font-size-complex="10pt"/>
    </style:style>
    <style:style style:name="P18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330c4" fo:background-color="#ffffff" style:font-size-asian="10pt" style:font-size-complex="10pt"/>
    </style:style>
    <style:style style:name="P18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330c4" fo:background-color="#ffffff" style:font-size-asian="10pt" style:font-size-complex="10pt"/>
    </style:style>
    <style:style style:name="P18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3768d" fo:background-color="#ffffff" style:font-size-asian="10pt" style:font-size-complex="10pt"/>
    </style:style>
    <style:style style:name="P18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3768d" fo:background-color="#ffffff" style:font-size-asian="10pt" style:font-size-complex="10pt"/>
    </style:style>
    <style:style style:name="P18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3de2b" fo:background-color="#ffffff" style:font-size-asian="10pt" style:font-size-complex="10pt"/>
    </style:style>
    <style:style style:name="P19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44894" fo:background-color="#ffffff" style:font-size-asian="10pt" style:font-size-complex="10pt"/>
    </style:style>
    <style:style style:name="P19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95b74" fo:background-color="#ffffff" style:font-size-asian="10pt" style:font-size-complex="10pt"/>
    </style:style>
    <style:style style:name="P192"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95b74" fo:background-color="#ffffff" style:font-size-asian="10pt" style:font-size-complex="10pt"/>
    </style:style>
    <style:style style:name="P193"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0ff0377" fo:background-color="#ffffff" style:font-size-asian="10pt" style:font-size-complex="10pt"/>
    </style:style>
    <style:style style:name="P194"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078d8d" fo:background-color="#ffffff" style:font-size-asian="10pt" style:font-size-complex="10pt"/>
    </style:style>
    <style:style style:name="P195" style:family="paragraph" style:parent-style-name="Text_20_body">
      <style:paragraph-properties fo:margin-top="0cm" fo:margin-bottom="0cm" loext:contextual-spacing="false" style:writing-mode="page"/>
      <style:text-properties fo:color="#000000" style:font-name="Liberation Mono1" fo:font-size="10pt" fo:language="es" fo:country="ES" officeooo:rsid="00ed00c6" officeooo:paragraph-rsid="0118f01e" fo:background-color="#ffffff" style:font-size-asian="10pt" style:font-size-complex="10pt"/>
    </style:style>
    <style:style style:name="P19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officeooo:paragraph-rsid="01652de1"/>
    </style:style>
    <style:style style:name="P197" style:family="paragraph" style:parent-style-name="Heading_20_2">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07e73" fo:background-color="#ffffff" style:font-size-asian="10pt" style:font-size-complex="10pt"/>
    </style:style>
    <style:style style:name="P198" style:family="paragraph" style:parent-style-name="Heading_20_3">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3e184e" fo:background-color="#ffffff" style:font-size-asian="10pt" style:font-size-complex="10pt"/>
    </style:style>
    <style:style style:name="P199" style:family="paragraph" style:parent-style-name="Heading_20_3">
      <style:paragraph-properties fo:margin-top="0cm" fo:margin-bottom="0cm" loext:contextual-spacing="false" fo:text-align="justify" style:justify-single-word="false" style:writing-mode="page"/>
      <style:text-properties fo:color="#000000" style:font-name="Liberation Mono1" fo:font-size="10pt" fo:language="es" fo:country="ES" officeooo:rsid="00ed00c6" officeooo:paragraph-rsid="0143991a" fo:background-color="#ffffff" style:font-size-asian="10pt" style:font-size-complex="10pt"/>
    </style:style>
    <style:style style:name="P200" style:family="paragraph" style:parent-style-name="Heading_20_3">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4ef77d" fo:background-color="#ffffff" style:font-size-asian="10pt" style:font-size-complex="10pt"/>
    </style:style>
    <style:style style:name="P201"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492d38" fo:background-color="#ffffff" style:font-size-asian="10pt" style:font-size-complex="10pt"/>
    </style:style>
    <style:style style:name="P202"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492d38" fo:background-color="#ffffff" style:font-size-asian="10pt" style:font-size-complex="10pt"/>
    </style:style>
    <style:style style:name="P203"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3768d" fo:background-color="#ffffff" style:font-size-asian="10pt" style:font-size-complex="10pt"/>
    </style:style>
    <style:style style:name="P204"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3de2b" fo:background-color="#ffffff" style:font-size-asian="10pt" style:font-size-complex="10pt"/>
    </style:style>
    <style:style style:name="P205"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52de1" fo:background-color="#ffffff" style:font-size-asian="10pt" style:font-size-complex="10pt"/>
    </style:style>
    <style:style style:name="P206"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652de1" fo:background-color="#ffffff" style:font-size-asian="10pt" style:font-size-complex="10pt"/>
    </style:style>
    <style:style style:name="P207" style:family="paragraph" style:parent-style-name="Heading_20_3">
      <style:paragraph-properties fo:text-align="justify" style:justify-single-word="false"/>
      <style:text-properties fo:language="es" fo:country="ES" officeooo:paragraph-rsid="001b9f06"/>
    </style:style>
    <style:style style:name="P208" style:family="paragraph" style:parent-style-name="Heading_20_3">
      <style:text-properties fo:language="es" fo:country="ES" officeooo:paragraph-rsid="0035a539"/>
    </style:style>
    <style:style style:name="P209" style:family="paragraph" style:parent-style-name="Heading_20_3">
      <loext:graphic-properties draw:fill="solid" draw:fill-color="#ffffff" draw:opacity="100%"/>
      <style:paragraph-properties fo:background-color="#ffffff"/>
      <style:text-properties fo:language="es" fo:country="ES" officeooo:paragraph-rsid="006b17e0"/>
    </style:style>
    <style:style style:name="P210" style:family="paragraph" style:parent-style-name="Heading_20_3">
      <style:text-properties officeooo:paragraph-rsid="001b9f06"/>
    </style:style>
    <style:style style:name="P211" style:family="paragraph" style:parent-style-name="Heading_20_3">
      <style:text-properties officeooo:paragraph-rsid="0073076c"/>
    </style:style>
    <style:style style:name="P212" style:family="paragraph" style:parent-style-name="Heading_20_1">
      <style:text-properties fo:language="es" fo:country="ES" officeooo:paragraph-rsid="001b9f06"/>
    </style:style>
    <style:style style:name="P213" style:family="paragraph" style:parent-style-name="Heading_20_1">
      <style:text-properties fo:font-size="20pt" officeooo:paragraph-rsid="001b9f06" style:font-size-asian="20pt" style:font-size-complex="20pt"/>
    </style:style>
    <style:style style:name="P214" style:family="paragraph" style:parent-style-name="Heading_20_1">
      <style:paragraph-properties fo:text-align="justify" style:justify-single-word="false"/>
      <style:text-properties officeooo:paragraph-rsid="001b9f06"/>
    </style:style>
    <style:style style:name="P215" style:family="paragraph" style:parent-style-name="Heading_20_1">
      <style:paragraph-properties fo:text-align="justify" style:justify-single-word="false"/>
      <style:text-properties officeooo:paragraph-rsid="001c9fe9"/>
    </style:style>
    <style:style style:name="P216" style:family="paragraph" style:parent-style-name="Heading_20_1">
      <style:text-properties officeooo:paragraph-rsid="001b9f06"/>
    </style:style>
    <style:style style:name="P217" style:family="paragraph" style:parent-style-name="Heading_20_1">
      <style:text-properties officeooo:paragraph-rsid="0035a539"/>
    </style:style>
    <style:style style:name="P218" style:family="paragraph" style:parent-style-name="Heading_20_1">
      <style:text-properties officeooo:paragraph-rsid="00254ec1"/>
    </style:style>
    <style:style style:name="P219" style:family="paragraph" style:parent-style-name="Heading_20_1">
      <style:text-properties fo:font-size="12pt" officeooo:paragraph-rsid="00254ec1" style:font-size-asian="10.5pt" style:font-size-complex="12pt"/>
    </style:style>
    <style:style style:name="P220" style:family="paragraph" style:parent-style-name="Heading_20_2">
      <style:text-properties fo:language="es" fo:country="ES" officeooo:paragraph-rsid="001b9f06"/>
    </style:style>
    <style:style style:name="P221" style:family="paragraph" style:parent-style-name="Heading_20_2">
      <style:paragraph-properties fo:text-align="justify" style:justify-single-word="false"/>
      <style:text-properties fo:language="es" fo:country="ES" officeooo:paragraph-rsid="00552a82"/>
    </style:style>
    <style:style style:name="P222" style:family="paragraph" style:parent-style-name="Heading_20_2">
      <style:paragraph-properties fo:text-align="justify" style:justify-single-word="false"/>
      <style:text-properties fo:language="es" fo:country="ES" officeooo:paragraph-rsid="00e6809e"/>
    </style:style>
    <style:style style:name="P223" style:family="paragraph" style:parent-style-name="Heading_20_2">
      <style:paragraph-properties fo:text-align="justify" style:justify-single-word="false"/>
      <style:text-properties fo:language="es" fo:country="ES" officeooo:paragraph-rsid="00f0130a"/>
    </style:style>
    <style:style style:name="P224" style:family="paragraph" style:parent-style-name="Heading_20_2">
      <style:text-properties officeooo:paragraph-rsid="001b9f06"/>
    </style:style>
    <style:style style:name="P225" style:family="paragraph" style:parent-style-name="Heading_20_2">
      <style:text-properties officeooo:paragraph-rsid="003717a4"/>
    </style:style>
    <style:style style:name="P226" style:family="paragraph" style:parent-style-name="Heading_20_2">
      <style:text-properties officeooo:paragraph-rsid="0038586a"/>
    </style:style>
    <style:style style:name="P227" style:family="paragraph" style:parent-style-name="Heading_20_2">
      <style:text-properties officeooo:paragraph-rsid="0085da69"/>
    </style:style>
    <style:style style:name="P228" style:family="paragraph" style:parent-style-name="Heading_20_2">
      <style:paragraph-properties fo:text-align="justify" style:justify-single-word="false"/>
      <style:text-properties fo:font-size="12pt" fo:language="es" fo:country="ES" officeooo:paragraph-rsid="00552a82" style:font-size-asian="10.5pt" style:font-size-complex="12pt"/>
    </style:style>
    <style:style style:name="P229" style:family="paragraph" style:parent-style-name="Heading_20_2">
      <style:paragraph-properties fo:text-align="justify" style:justify-single-word="false"/>
      <style:text-properties fo:color="#000000" style:font-name="Liberation Mono1" fo:font-size="10pt" fo:language="es" fo:country="ES" officeooo:rsid="00ed00c6" officeooo:paragraph-rsid="00f0130a" fo:background-color="#ffffff" style:font-size-asian="10pt" style:font-size-complex="10pt"/>
    </style:style>
    <style:style style:name="P230" style:family="paragraph" style:parent-style-name="Table_20_Contents">
      <style:text-properties fo:language="es" fo:country="ES" officeooo:paragraph-rsid="00417ebf" fo:background-color="#eeeeee"/>
    </style:style>
    <style:style style:name="P231" style:family="paragraph" style:parent-style-name="Table_20_Contents">
      <style:paragraph-properties fo:text-align="justify" style:justify-single-word="false"/>
      <style:text-properties fo:language="es" fo:country="ES" officeooo:paragraph-rsid="00417ebf" fo:background-color="#eeeeee"/>
    </style:style>
    <style:style style:name="P232" style:family="paragraph" style:parent-style-name="Table_20_Contents">
      <style:paragraph-properties fo:text-align="justify" style:justify-single-word="false"/>
      <style:text-properties fo:language="es" fo:country="ES" officeooo:rsid="004b4598" officeooo:paragraph-rsid="004b4598" fo:background-color="#eeeeee"/>
    </style:style>
    <style:style style:name="P233" style:family="paragraph" style:parent-style-name="Table_20_Contents">
      <style:text-properties fo:language="es" fo:country="ES" officeooo:paragraph-rsid="0059a6b6"/>
    </style:style>
    <style:style style:name="P234" style:family="paragraph" style:parent-style-name="Table_20_Contents">
      <loext:graphic-properties draw:fill="solid" draw:fill-color="#eeeeee" draw:opacity="100%"/>
      <style:paragraph-properties fo:background-color="#eeeeee"/>
      <style:text-properties fo:language="es" fo:country="ES" officeooo:paragraph-rsid="0059a6b6"/>
    </style:style>
    <style:style style:name="P235" style:family="paragraph" style:parent-style-name="Table_20_Contents">
      <loext:graphic-properties draw:fill="solid" draw:fill-color="#eeeeee" draw:opacity="100%"/>
      <style:paragraph-properties fo:background-color="#eeeeee"/>
      <style:text-properties fo:language="es" fo:country="ES" officeooo:paragraph-rsid="006866f0"/>
    </style:style>
    <style:style style:name="P236" style:family="paragraph" style:parent-style-name="Table_20_Contents">
      <loext:graphic-properties draw:fill="solid" draw:fill-color="#eeeeee" draw:opacity="100%"/>
      <style:paragraph-properties fo:background-color="#eeeeee"/>
      <style:text-properties fo:language="es" fo:country="ES" officeooo:paragraph-rsid="00bdf624"/>
    </style:style>
    <style:style style:name="P237" style:family="paragraph" style:parent-style-name="Table_20_Contents">
      <loext:graphic-properties draw:fill="solid" draw:fill-color="#eeeeee" draw:opacity="100%"/>
      <style:paragraph-properties fo:background-color="#eeeeee"/>
      <style:text-properties fo:language="es" fo:country="ES" officeooo:paragraph-rsid="00c43863"/>
    </style:style>
    <style:style style:name="P238" style:family="paragraph" style:parent-style-name="Table_20_Contents">
      <loext:graphic-properties draw:fill="solid" draw:fill-color="#eeeeee" draw:opacity="100%"/>
      <style:paragraph-properties fo:background-color="#eeeeee"/>
      <style:text-properties officeooo:paragraph-rsid="003ab715"/>
    </style:style>
    <style:style style:name="P239" style:family="paragraph" style:parent-style-name="Table_20_Contents">
      <style:paragraph-properties fo:text-align="justify" style:justify-single-word="false"/>
      <style:text-properties officeooo:paragraph-rsid="00417ebf"/>
    </style:style>
    <style:style style:name="P240" style:family="paragraph" style:parent-style-name="Table_20_Contents">
      <loext:graphic-properties draw:fill="solid" draw:fill-color="#eeeeee" draw:opacity="100%"/>
      <style:paragraph-properties fo:background-color="#eeeeee"/>
      <style:text-properties officeooo:paragraph-rsid="003f8129"/>
    </style:style>
    <style:style style:name="P241" style:family="paragraph" style:parent-style-name="Table_20_Contents">
      <loext:graphic-properties draw:fill="solid" draw:fill-color="#eeeeee" draw:opacity="100%"/>
      <style:paragraph-properties fo:text-align="start" style:justify-single-word="false" fo:background-color="#eeeeee"/>
      <style:text-properties fo:color="#193300" style:font-name="Liberation Mono1" fo:font-size="8pt" officeooo:rsid="0056c645" officeooo:paragraph-rsid="0056c645" style:font-size-asian="8pt" style:font-size-complex="8pt"/>
    </style:style>
    <style:style style:name="P242" style:family="paragraph" style:parent-style-name="Table_20_Contents">
      <loext:graphic-properties draw:fill="solid" draw:fill-color="#eeeeee" draw:opacity="100%"/>
      <style:paragraph-properties fo:background-color="#eeeeee"/>
      <style:text-properties fo:color="#193300" style:font-name="Liberation Mono1" fo:font-size="8pt" officeooo:paragraph-rsid="0163768d" fo:background-color="#eeeeee" style:font-size-asian="8pt" style:font-size-complex="8pt"/>
    </style:style>
    <style:style style:name="P243" style:family="paragraph" style:parent-style-name="Table_20_Contents">
      <loext:graphic-properties draw:fill="solid" draw:fill-color="#eeeeee" draw:opacity="100%"/>
      <style:paragraph-properties fo:background-color="#eeeeee"/>
      <style:text-properties fo:color="#193300" style:font-name="Liberation Mono1" fo:font-size="8pt" officeooo:paragraph-rsid="01695b74" fo:background-color="#eeeeee" style:font-size-asian="8pt" style:font-size-complex="8pt"/>
    </style:style>
    <style:style style:name="P244"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6dd08a" fo:background-color="#eeeeee" style:font-size-asian="10pt" style:font-size-complex="10pt"/>
    </style:style>
    <style:style style:name="P245"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769c3e" fo:background-color="#eeeeee" style:font-size-asian="10pt" style:font-size-complex="10pt"/>
    </style:style>
    <style:style style:name="P246"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8d61c5" fo:background-color="#eeeeee" style:font-size-asian="10pt" style:font-size-complex="10pt"/>
    </style:style>
    <style:style style:name="P247"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9056f1" fo:background-color="#eeeeee" style:font-size-asian="10pt" style:font-size-complex="10pt"/>
    </style:style>
    <style:style style:name="P248" style:family="paragraph" style:parent-style-name="Table_20_Contents">
      <loext:graphic-properties draw:fill="solid" draw:fill-color="#eeeeee" draw:opacity="100%"/>
      <style:paragraph-properties fo:background-color="#eeeeee">
        <style:tab-stops>
          <style:tab-stop style:position="3.916cm"/>
        </style:tab-stops>
      </style:paragraph-properties>
      <style:text-properties fo:color="#193300" style:font-name="Liberation Mono1" fo:font-size="10pt" officeooo:paragraph-rsid="00cf21f8" fo:background-color="#eeeeee" style:font-size-asian="10pt" style:font-size-complex="10pt"/>
    </style:style>
    <style:style style:name="P249"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d5df64" fo:background-color="#eeeeee" style:font-size-asian="10pt" style:font-size-complex="10pt"/>
    </style:style>
    <style:style style:name="P250"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d855ce" fo:background-color="#eeeeee" style:font-size-asian="10pt" style:font-size-complex="10pt"/>
    </style:style>
    <style:style style:name="P251"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0dd5fcb" fo:background-color="#eeeeee" style:font-size-asian="10pt" style:font-size-complex="10pt"/>
    </style:style>
    <style:style style:name="P252"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1492d38" fo:background-color="#eeeeee" style:font-size-asian="10pt" style:font-size-complex="10pt"/>
    </style:style>
    <style:style style:name="P253" style:family="paragraph" style:parent-style-name="Table_20_Contents">
      <loext:graphic-properties draw:fill="solid" draw:fill-color="#eeeeee" draw:opacity="100%"/>
      <style:paragraph-properties fo:background-color="#eeeeee"/>
      <style:text-properties fo:color="#193300" style:font-name="Liberation Mono1" fo:font-size="10pt" officeooo:paragraph-rsid="01652de1" fo:background-color="#eeeeee" style:font-size-asian="10pt" style:font-size-complex="10pt"/>
    </style:style>
    <style:style style:name="P254" style:family="paragraph" style:parent-style-name="Table_20_Contents">
      <loext:graphic-properties draw:fill="solid" draw:fill-color="#eeeeee" draw:opacity="100%"/>
      <style:paragraph-properties fo:background-color="#eeeeee"/>
      <style:text-properties fo:color="#193300" fo:font-size="10pt" officeooo:paragraph-rsid="0059a6b6" fo:background-color="#eeeeee" style:font-size-asian="10pt" style:font-size-complex="10pt"/>
    </style:style>
    <style:style style:name="P255" style:family="paragraph" style:parent-style-name="Table_20_Contents">
      <loext:graphic-properties draw:fill="solid" draw:fill-color="#eeeeee" draw:opacity="100%"/>
      <style:paragraph-properties fo:background-color="#eeeeee"/>
      <style:text-properties fo:color="#193300" fo:font-size="10pt" officeooo:paragraph-rsid="006866f0" fo:background-color="#eeeeee" style:font-size-asian="10pt" style:font-size-complex="10pt"/>
    </style:style>
    <style:style style:name="P256" style:family="paragraph" style:parent-style-name="Table_20_Contents">
      <loext:graphic-properties draw:fill="solid" draw:fill-color="#eeeeee" draw:opacity="100%"/>
      <style:paragraph-properties fo:background-color="#eeeeee">
        <style:tab-stops>
          <style:tab-stop style:position="3.916cm"/>
        </style:tab-stops>
      </style:paragraph-properties>
      <style:text-properties fo:color="#193300" fo:font-size="10pt" officeooo:paragraph-rsid="00cf21f8" fo:background-color="#eeeeee" style:font-size-asian="10pt" style:font-size-complex="10pt"/>
    </style:style>
    <style:style style:name="P257" style:family="paragraph" style:parent-style-name="Table_20_Contents">
      <loext:graphic-properties draw:fill="solid" draw:fill-color="#eeeeee" draw:opacity="100%"/>
      <style:paragraph-properties fo:background-color="#eeeeee"/>
      <style:text-properties fo:color="#193300" fo:font-size="10pt" officeooo:paragraph-rsid="0163de2b" fo:background-color="#eeeeee" style:font-size-asian="10pt" style:font-size-complex="10pt"/>
    </style:style>
    <style:style style:name="P258" style:family="paragraph" style:parent-style-name="Table_20_Contents">
      <style:text-properties officeooo:paragraph-rsid="00417ebf"/>
    </style:style>
    <style:style style:name="P259" style:family="paragraph" style:parent-style-name="Table_20_Contents">
      <style:text-properties officeooo:paragraph-rsid="00417ebf" fo:background-color="#eeeeee"/>
    </style:style>
    <style:style style:name="P260" style:family="paragraph" style:parent-style-name="Table_20_Contents">
      <style:paragraph-properties fo:text-align="justify" style:justify-single-word="false"/>
      <style:text-properties officeooo:paragraph-rsid="00417ebf" fo:background-color="#eeeeee"/>
    </style:style>
    <style:style style:name="P261" style:family="paragraph" style:parent-style-name="Table_20_Contents">
      <loext:graphic-properties draw:fill="solid" draw:fill-color="#eeeeee" draw:opacity="100%"/>
      <style:paragraph-properties fo:text-align="start" style:justify-single-word="false" fo:background-color="#eeeeee"/>
      <style:text-properties officeooo:paragraph-rsid="0056c645"/>
    </style:style>
    <style:style style:name="P262" style:family="paragraph" style:parent-style-name="Table_20_Contents">
      <loext:graphic-properties draw:fill="solid" draw:fill-color="#eeeeee" draw:opacity="100%"/>
      <style:paragraph-properties fo:text-align="start" style:justify-single-word="false" fo:background-color="#eeeeee"/>
      <style:text-properties officeooo:paragraph-rsid="005c5db1"/>
    </style:style>
    <style:style style:name="P263" style:family="paragraph" style:parent-style-name="Table_20_Contents">
      <loext:graphic-properties draw:fill="solid" draw:fill-color="#eeeeee" draw:opacity="100%"/>
      <style:paragraph-properties fo:background-color="#eeeeee"/>
      <style:text-properties officeooo:paragraph-rsid="0059a6b6"/>
    </style:style>
    <style:style style:name="P264" style:family="paragraph" style:parent-style-name="Table_20_Contents">
      <loext:graphic-properties draw:fill="solid" draw:fill-color="#eeeeee" draw:opacity="100%"/>
      <style:paragraph-properties fo:background-color="#eeeeee"/>
      <style:text-properties officeooo:paragraph-rsid="005c5db1"/>
    </style:style>
    <style:style style:name="P265" style:family="paragraph" style:parent-style-name="Table_20_Contents">
      <loext:graphic-properties draw:fill="solid" draw:fill-color="#eeeeee" draw:opacity="100%"/>
      <style:paragraph-properties fo:background-color="#eeeeee"/>
      <style:text-properties officeooo:paragraph-rsid="005da1f4"/>
    </style:style>
    <style:style style:name="P266" style:family="paragraph" style:parent-style-name="Table_20_Contents">
      <loext:graphic-properties draw:fill="solid" draw:fill-color="#eeeeee" draw:opacity="100%"/>
      <style:paragraph-properties fo:background-color="#eeeeee"/>
      <style:text-properties officeooo:paragraph-rsid="005e83ac"/>
    </style:style>
    <style:style style:name="P267" style:family="paragraph" style:parent-style-name="Table_20_Contents">
      <loext:graphic-properties draw:fill="solid" draw:fill-color="#eeeeee" draw:opacity="100%"/>
      <style:paragraph-properties fo:background-color="#eeeeee"/>
      <style:text-properties officeooo:paragraph-rsid="006866f0"/>
    </style:style>
    <style:style style:name="P268" style:family="paragraph" style:parent-style-name="Table_20_Contents">
      <loext:graphic-properties draw:fill="solid" draw:fill-color="#eeeeee" draw:opacity="100%"/>
      <style:paragraph-properties fo:background-color="#eeeeee"/>
      <style:text-properties officeooo:paragraph-rsid="0069bf2d"/>
    </style:style>
    <style:style style:name="P269" style:family="paragraph" style:parent-style-name="Table_20_Contents">
      <loext:graphic-properties draw:fill="solid" draw:fill-color="#eeeeee" draw:opacity="100%"/>
      <style:paragraph-properties fo:background-color="#eeeeee"/>
      <style:text-properties officeooo:paragraph-rsid="0069c264"/>
    </style:style>
    <style:style style:name="P270" style:family="paragraph" style:parent-style-name="Table_20_Contents">
      <loext:graphic-properties draw:fill="solid" draw:fill-color="#eeeeee" draw:opacity="100%"/>
      <style:paragraph-properties fo:background-color="#eeeeee"/>
      <style:text-properties officeooo:paragraph-rsid="006a7a61"/>
    </style:style>
    <style:style style:name="P271" style:family="paragraph" style:parent-style-name="Table_20_Contents">
      <loext:graphic-properties draw:fill="solid" draw:fill-color="#eeeeee" draw:opacity="100%"/>
      <style:paragraph-properties fo:background-color="#eeeeee"/>
      <style:text-properties officeooo:paragraph-rsid="006dd08a"/>
    </style:style>
    <style:style style:name="P272" style:family="paragraph" style:parent-style-name="Table_20_Contents">
      <loext:graphic-properties draw:fill="solid" draw:fill-color="#eeeeee" draw:opacity="100%"/>
      <style:paragraph-properties fo:background-color="#eeeeee"/>
      <style:text-properties officeooo:paragraph-rsid="00769c3e"/>
    </style:style>
    <style:style style:name="P273" style:family="paragraph" style:parent-style-name="Table_20_Contents">
      <loext:graphic-properties draw:fill="solid" draw:fill-color="#eeeeee" draw:opacity="100%"/>
      <style:paragraph-properties fo:background-color="#eeeeee"/>
      <style:text-properties officeooo:paragraph-rsid="008d61c5"/>
    </style:style>
    <style:style style:name="P274" style:family="paragraph" style:parent-style-name="Table_20_Contents">
      <loext:graphic-properties draw:fill="solid" draw:fill-color="#eeeeee" draw:opacity="100%"/>
      <style:paragraph-properties fo:background-color="#eeeeee"/>
      <style:text-properties officeooo:paragraph-rsid="009056f1"/>
    </style:style>
    <style:style style:name="P275" style:family="paragraph" style:parent-style-name="Table_20_Contents">
      <loext:graphic-properties draw:fill="solid" draw:fill-color="#eeeeee" draw:opacity="100%"/>
      <style:paragraph-properties fo:background-color="#eeeeee"/>
      <style:text-properties officeooo:paragraph-rsid="00945184"/>
    </style:style>
    <style:style style:name="P276" style:family="paragraph" style:parent-style-name="Table_20_Contents">
      <loext:graphic-properties draw:fill="solid" draw:fill-color="#eeeeee" draw:opacity="100%"/>
      <style:paragraph-properties fo:background-color="#eeeeee"/>
      <style:text-properties officeooo:paragraph-rsid="00959816"/>
    </style:style>
    <style:style style:name="P277" style:family="paragraph" style:parent-style-name="Table_20_Contents">
      <loext:graphic-properties draw:fill="solid" draw:fill-color="#eeeeee" draw:opacity="100%"/>
      <style:paragraph-properties fo:background-color="#eeeeee"/>
      <style:text-properties officeooo:paragraph-rsid="00a2cc3d"/>
    </style:style>
    <style:style style:name="P278" style:family="paragraph" style:parent-style-name="Table_20_Contents">
      <loext:graphic-properties draw:fill="solid" draw:fill-color="#eeeeee" draw:opacity="100%"/>
      <style:paragraph-properties fo:background-color="#eeeeee"/>
      <style:text-properties fo:color="#000000" style:font-name="Liberation Serif1" fo:font-size="12pt" fo:language="es" fo:country="ES" officeooo:paragraph-rsid="00a3b163" fo:background-color="#ffffff" style:font-size-asian="10.5pt" style:font-size-complex="12pt"/>
    </style:style>
    <style:style style:name="P279" style:family="paragraph" style:parent-style-name="Table_20_Contents">
      <loext:graphic-properties draw:fill="solid" draw:fill-color="#eeeeee" draw:opacity="100%"/>
      <style:paragraph-properties fo:background-color="#eeeeee"/>
      <style:text-properties fo:color="#000000" style:font-name="Liberation Serif1" fo:font-size="12pt" fo:language="es" fo:country="ES" officeooo:paragraph-rsid="00a694d7" fo:background-color="#ffffff" style:font-size-asian="10.5pt" style:font-size-complex="12pt"/>
    </style:style>
    <style:style style:name="P280" style:family="paragraph" style:parent-style-name="Table_20_Contents">
      <style:text-properties fo:color="#000000" style:font-name="Liberation Serif1" fo:font-size="12pt" fo:language="es" fo:country="ES" officeooo:paragraph-rsid="00dd5fcb" fo:background-color="#ffffff" style:font-size-asian="10.5pt" style:font-size-complex="12pt"/>
    </style:style>
    <style:style style:name="P281" style:family="paragraph" style:parent-style-name="Table_20_Contents">
      <loext:graphic-properties draw:fill="solid" draw:fill-color="#eeeeee" draw:opacity="100%"/>
      <style:paragraph-properties fo:background-color="#eeeeee"/>
      <style:text-properties fo:color="#000000" style:font-name="Liberation Serif1" fo:font-size="12pt" fo:language="es" fo:country="ES" officeooo:paragraph-rsid="00dd5fcb" fo:background-color="#ffffff" style:font-size-asian="10.5pt" style:font-size-complex="12pt"/>
    </style:style>
    <style:style style:name="P282" style:family="paragraph" style:parent-style-name="Table_20_Contents">
      <loext:graphic-properties draw:fill="solid" draw:fill-color="#eeeeee" draw:opacity="100%"/>
      <style:paragraph-properties fo:background-color="#eeeeee"/>
      <style:text-properties officeooo:paragraph-rsid="00bbad14"/>
    </style:style>
    <style:style style:name="P283" style:family="paragraph" style:parent-style-name="Table_20_Contents">
      <loext:graphic-properties draw:fill="solid" draw:fill-color="#eeeeee" draw:opacity="100%"/>
      <style:paragraph-properties fo:background-color="#eeeeee"/>
      <style:text-properties officeooo:paragraph-rsid="00bc3b94"/>
    </style:style>
    <style:style style:name="P284" style:family="paragraph" style:parent-style-name="Table_20_Contents">
      <loext:graphic-properties draw:fill="solid" draw:fill-color="#eeeeee" draw:opacity="100%"/>
      <style:paragraph-properties fo:background-color="#eeeeee"/>
      <style:text-properties officeooo:paragraph-rsid="00bef26d"/>
    </style:style>
    <style:style style:name="P285" style:family="paragraph" style:parent-style-name="Table_20_Contents">
      <loext:graphic-properties draw:fill="solid" draw:fill-color="#eeeeee" draw:opacity="100%"/>
      <style:paragraph-properties fo:background-color="#eeeeee"/>
      <style:text-properties officeooo:paragraph-rsid="00cf21f8"/>
    </style:style>
    <style:style style:name="P286" style:family="paragraph" style:parent-style-name="Table_20_Contents">
      <loext:graphic-properties draw:fill="solid" draw:fill-color="#eeeeee" draw:opacity="100%"/>
      <style:paragraph-properties fo:background-color="#eeeeee">
        <style:tab-stops>
          <style:tab-stop style:position="3.916cm"/>
        </style:tab-stops>
      </style:paragraph-properties>
      <style:text-properties officeooo:paragraph-rsid="00cf21f8"/>
    </style:style>
    <style:style style:name="P287" style:family="paragraph" style:parent-style-name="Table_20_Contents">
      <loext:graphic-properties draw:fill="solid" draw:fill-color="#eeeeee" draw:opacity="100%"/>
      <style:paragraph-properties fo:background-color="#eeeeee"/>
      <style:text-properties officeooo:paragraph-rsid="00d5df64"/>
    </style:style>
    <style:style style:name="P288" style:family="paragraph" style:parent-style-name="Table_20_Contents">
      <loext:graphic-properties draw:fill="solid" draw:fill-color="#eeeeee" draw:opacity="100%"/>
      <style:paragraph-properties fo:background-color="#eeeeee"/>
      <style:text-properties officeooo:paragraph-rsid="00d855ce"/>
    </style:style>
    <style:style style:name="P289" style:family="paragraph" style:parent-style-name="Table_20_Contents">
      <loext:graphic-properties draw:fill="solid" draw:fill-color="#eeeeee" draw:opacity="100%"/>
      <style:paragraph-properties fo:background-color="#eeeeee"/>
      <style:text-properties officeooo:paragraph-rsid="00dd5fcb"/>
    </style:style>
    <style:style style:name="P290" style:family="paragraph" style:parent-style-name="Table_20_Contents">
      <loext:graphic-properties draw:fill="solid" draw:fill-color="#eeeeee" draw:opacity="100%"/>
      <style:paragraph-properties fo:background-color="#eeeeee"/>
      <style:text-properties officeooo:paragraph-rsid="01492d38"/>
    </style:style>
    <style:style style:name="P291" style:family="paragraph" style:parent-style-name="Table_20_Contents">
      <loext:graphic-properties draw:fill="solid" draw:fill-color="#eeeeee" draw:opacity="100%"/>
      <style:paragraph-properties fo:background-color="#eeeeee"/>
      <style:text-properties officeooo:paragraph-rsid="0163768d"/>
    </style:style>
    <style:style style:name="P292" style:family="paragraph" style:parent-style-name="Table_20_Contents">
      <loext:graphic-properties draw:fill="solid" draw:fill-color="#eeeeee" draw:opacity="100%"/>
      <style:paragraph-properties fo:background-color="#eeeeee"/>
      <style:text-properties officeooo:paragraph-rsid="0163de2b"/>
    </style:style>
    <style:style style:name="P293" style:family="paragraph" style:parent-style-name="Table_20_Contents">
      <loext:graphic-properties draw:fill="solid" draw:fill-color="#eeeeee" draw:opacity="100%"/>
      <style:paragraph-properties fo:background-color="#eeeeee"/>
      <style:text-properties officeooo:paragraph-rsid="01652de1"/>
    </style:style>
    <style:style style:name="P294" style:family="paragraph" style:parent-style-name="Table_20_Contents">
      <loext:graphic-properties draw:fill="solid" draw:fill-color="#eeeeee" draw:opacity="100%"/>
      <style:paragraph-properties fo:background-color="#eeeeee"/>
      <style:text-properties officeooo:paragraph-rsid="01695b74"/>
    </style:style>
    <style:style style:name="P295" style:family="paragraph" style:parent-style-name="Table_20_Contents">
      <loext:graphic-properties draw:fill="solid" draw:fill-color="#eeeeee" draw:opacity="100%"/>
      <style:paragraph-properties fo:background-color="#eeeeee" style:writing-mode="lr-tb"/>
      <style:text-properties officeooo:paragraph-rsid="003ab715"/>
    </style:style>
    <style:style style:name="P296" style:family="paragraph" style:parent-style-name="Table_20_Contents">
      <style:paragraph-properties fo:text-align="justify" style:justify-single-word="false" style:writing-mode="lr-tb"/>
      <style:text-properties fo:language="es" fo:country="ES" officeooo:paragraph-rsid="00417ebf" fo:background-color="#eeeeee"/>
    </style:style>
    <style:style style:name="P297" style:family="paragraph" style:parent-style-name="Table_20_Contents">
      <loext:graphic-properties draw:fill="solid" draw:fill-color="#eeeeee" draw:opacity="100%"/>
      <style:paragraph-properties fo:background-color="#eeeeee" style:writing-mode="lr-tb"/>
      <style:text-properties officeooo:paragraph-rsid="00d855ce"/>
    </style:style>
    <style:style style:name="P298" style:family="paragraph" style:parent-style-name="Standard">
      <style:text-properties fo:language="es" fo:country="ES" officeooo:paragraph-rsid="0059a6b6"/>
    </style:style>
    <style:style style:name="P299" style:family="paragraph" style:parent-style-name="Standard">
      <loext:graphic-properties draw:fill="solid" draw:fill-color="#eeeeee" draw:opacity="100%"/>
      <style:paragraph-properties fo:background-color="#eeeeee"/>
      <style:text-properties fo:color="#193300" fo:font-size="10pt" fo:language="es" fo:country="ES" officeooo:paragraph-rsid="0059a6b6" fo:background-color="#eeeeee" style:font-size-asian="10pt" style:font-size-complex="10pt"/>
    </style:style>
    <style:style style:name="P300" style:family="paragraph" style:parent-style-name="Standard">
      <loext:graphic-properties draw:fill="solid" draw:fill-color="#eeeeee" draw:opacity="100%"/>
      <style:paragraph-properties fo:background-color="#eeeeee"/>
      <style:text-properties style:font-name="Liberation Mono1" fo:font-size="10pt" officeooo:paragraph-rsid="00dd5fcb" style:font-size-asian="10pt" style:font-size-complex="10pt"/>
    </style:style>
    <style:style style:name="P301" style:family="paragraph" style:parent-style-name="Heading_20_4">
      <style:text-properties officeooo:paragraph-rsid="00e2d009"/>
    </style:style>
    <style:style style:name="P302" style:family="paragraph" style:parent-style-name="Heading_20_4">
      <style:text-properties officeooo:rsid="00e0ecb9" officeooo:paragraph-rsid="00e0c3fc"/>
    </style:style>
    <style:style style:name="P303" style:family="paragraph" style:parent-style-name="Text_20_body">
      <style:paragraph-properties fo:margin-left="0.741cm" fo:margin-right="0cm" fo:margin-top="0cm" fo:margin-bottom="0cm" loext:contextual-spacing="false" fo:text-align="justify" style:justify-single-word="false" fo:text-indent="0cm" style:auto-text-indent="false" style:writing-mode="page">
        <style:tab-stops>
          <style:tab-stop style:position="5.415cm"/>
        </style:tab-stops>
      </style:paragraph-properties>
      <style:text-properties fo:color="#000000" style:font-name="Liberation Mono1" fo:font-size="10pt" fo:language="es" fo:country="ES" officeooo:rsid="00ed00c6" officeooo:paragraph-rsid="00ffbedc" fo:background-color="#ffffff" style:font-size-asian="10pt" style:font-size-complex="10pt"/>
    </style:style>
    <style:style style:name="P304"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f364d" fo:background-color="#ffffff" style:font-size-asian="10pt" style:font-size-complex="10pt"/>
    </style:style>
    <style:style style:name="P305"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76ca07" fo:background-color="#ffffff" style:font-size-asian="10pt" style:font-size-complex="10pt"/>
    </style:style>
    <style:style style:name="P306" style:family="paragraph" style:parent-style-name="Text_20_body" style:list-style-name="L1">
      <style:text-properties officeooo:paragraph-rsid="001b9f06"/>
    </style:style>
    <style:style style:name="P307" style:family="paragraph" style:parent-style-name="Text_20_body" style:list-style-name="L2">
      <style:text-properties officeooo:paragraph-rsid="001b9f06"/>
    </style:style>
    <style:style style:name="P308" style:family="paragraph" style:parent-style-name="Text_20_body" style:list-style-name="L3">
      <style:text-properties fo:font-size="11pt" officeooo:paragraph-rsid="001b9f06" style:font-size-asian="11pt" style:font-size-complex="11pt"/>
    </style:style>
    <style:style style:name="P309" style:family="paragraph" style:parent-style-name="Text_20_body" style:list-style-name="L4">
      <style:paragraph-properties fo:text-align="justify" style:justify-single-word="false"/>
      <style:text-properties officeooo:paragraph-rsid="001b9f06"/>
    </style:style>
    <style:style style:name="P310" style:family="paragraph" style:parent-style-name="Text_20_body" style:list-style-name="L5">
      <style:paragraph-properties fo:text-align="justify" style:justify-single-word="false"/>
      <style:text-properties officeooo:paragraph-rsid="001b9f06"/>
    </style:style>
    <style:style style:name="P311" style:family="paragraph" style:parent-style-name="Text_20_body" style:list-style-name="L6">
      <style:paragraph-properties fo:text-align="justify" style:justify-single-word="false"/>
      <style:text-properties officeooo:paragraph-rsid="001b9f06"/>
    </style:style>
    <style:style style:name="P312" style:family="paragraph" style:parent-style-name="Text_20_body" style:list-style-name="L7">
      <style:paragraph-properties fo:text-align="justify" style:justify-single-word="false"/>
      <style:text-properties officeooo:paragraph-rsid="001b9f06"/>
    </style:style>
    <style:style style:name="P313" style:family="paragraph" style:parent-style-name="Text_20_body" style:list-style-name="L8">
      <style:paragraph-properties fo:text-align="justify" style:justify-single-word="false"/>
      <style:text-properties officeooo:paragraph-rsid="001b9f06"/>
    </style:style>
    <style:style style:name="P314" style:family="paragraph" style:parent-style-name="Text_20_body" style:list-style-name="L10">
      <style:paragraph-properties fo:text-align="justify" style:justify-single-word="false"/>
      <style:text-properties officeooo:paragraph-rsid="001b9f06"/>
    </style:style>
    <style:style style:name="P315" style:family="paragraph" style:parent-style-name="Text_20_body" style:list-style-name="L11">
      <style:paragraph-properties fo:text-align="justify" style:justify-single-word="false"/>
      <style:text-properties officeooo:paragraph-rsid="001b9f06"/>
    </style:style>
    <style:style style:name="P316" style:family="paragraph" style:parent-style-name="Text_20_body" style:list-style-name="L13">
      <style:paragraph-properties fo:text-align="justify" style:justify-single-word="false"/>
      <style:text-properties officeooo:paragraph-rsid="001c9fe9"/>
    </style:style>
    <style:style style:name="P317" style:family="paragraph" style:parent-style-name="Text_20_body" style:list-style-name="L9">
      <style:paragraph-properties fo:text-align="justify" style:justify-single-word="false"/>
      <style:text-properties fo:language="es" fo:country="ES" officeooo:rsid="005a6838" officeooo:paragraph-rsid="001b9f06"/>
    </style:style>
    <style:style style:name="P318" style:family="paragraph" style:parent-style-name="Text_20_body" style:list-style-name="L12">
      <style:paragraph-properties fo:text-align="justify" style:justify-single-word="false"/>
      <style:text-properties fo:language="es" fo:country="ES" officeooo:paragraph-rsid="001c9fe9"/>
    </style:style>
    <style:style style:name="P319" style:family="paragraph" style:parent-style-name="Text_20_body" style:list-style-name="L14">
      <style:paragraph-properties fo:text-align="justify" style:justify-single-word="false"/>
      <style:text-properties fo:language="es" fo:country="ES" officeooo:paragraph-rsid="00546ae2"/>
    </style:style>
    <style:style style:name="P320" style:family="paragraph" style:parent-style-name="Text_20_body" style:list-style-name="L20">
      <style:text-properties officeooo:paragraph-rsid="014b037f"/>
    </style:style>
    <style:style style:name="P321" style:family="paragraph" style:parent-style-name="Text_20_body" style:list-style-name="L1">
      <style:paragraph-properties fo:margin-top="0cm" fo:margin-bottom="0cm" loext:contextual-spacing="false"/>
      <style:text-properties officeooo:paragraph-rsid="001b9f06"/>
    </style:style>
    <style:style style:name="P322" style:family="paragraph" style:parent-style-name="Text_20_body" style:list-style-name="L2">
      <style:paragraph-properties fo:margin-top="0cm" fo:margin-bottom="0cm" loext:contextual-spacing="false"/>
      <style:text-properties officeooo:paragraph-rsid="001b9f06"/>
    </style:style>
    <style:style style:name="P323" style:family="paragraph" style:parent-style-name="Text_20_body" style:list-style-name="L3">
      <style:paragraph-properties fo:margin-top="0cm" fo:margin-bottom="0cm" loext:contextual-spacing="false"/>
      <style:text-properties officeooo:paragraph-rsid="001b9f06"/>
    </style:style>
    <style:style style:name="P324" style:family="paragraph" style:parent-style-name="Text_20_body" style:list-style-name="L3">
      <style:paragraph-properties fo:margin-top="0cm" fo:margin-bottom="0cm" loext:contextual-spacing="false"/>
      <style:text-properties fo:font-size="11pt" officeooo:paragraph-rsid="001b9f06" style:font-size-asian="11pt" style:font-size-complex="11pt"/>
    </style:style>
    <style:style style:name="P325" style:family="paragraph" style:parent-style-name="Text_20_body" style:list-style-name="L3">
      <style:paragraph-properties fo:margin-top="0cm" fo:margin-bottom="0cm" loext:contextual-spacing="false"/>
      <style:text-properties fo:font-size="11pt" fo:language="es" fo:country="ES" officeooo:paragraph-rsid="001b9f06" style:font-size-asian="11pt" style:font-size-complex="11pt"/>
    </style:style>
    <style:style style:name="P326" style:family="paragraph" style:parent-style-name="Text_20_body" style:list-style-name="L4">
      <style:paragraph-properties fo:margin-top="0cm" fo:margin-bottom="0cm" loext:contextual-spacing="false" fo:text-align="justify" style:justify-single-word="false"/>
      <style:text-properties officeooo:paragraph-rsid="001b9f06"/>
    </style:style>
    <style:style style:name="P327" style:family="paragraph" style:parent-style-name="Text_20_body" style:list-style-name="L5">
      <style:paragraph-properties fo:margin-top="0cm" fo:margin-bottom="0cm" loext:contextual-spacing="false" fo:text-align="justify" style:justify-single-word="false"/>
      <style:text-properties officeooo:paragraph-rsid="001b9f06"/>
    </style:style>
    <style:style style:name="P328" style:family="paragraph" style:parent-style-name="Text_20_body" style:list-style-name="L6">
      <style:paragraph-properties fo:margin-top="0cm" fo:margin-bottom="0cm" loext:contextual-spacing="false" fo:text-align="justify" style:justify-single-word="false"/>
      <style:text-properties officeooo:paragraph-rsid="001b9f06"/>
    </style:style>
    <style:style style:name="P329" style:family="paragraph" style:parent-style-name="Text_20_body" style:list-style-name="L7">
      <style:paragraph-properties fo:margin-top="0cm" fo:margin-bottom="0cm" loext:contextual-spacing="false" fo:text-align="justify" style:justify-single-word="false"/>
      <style:text-properties officeooo:paragraph-rsid="001b9f06"/>
    </style:style>
    <style:style style:name="P330" style:family="paragraph" style:parent-style-name="Text_20_body" style:list-style-name="L8">
      <style:paragraph-properties fo:margin-top="0cm" fo:margin-bottom="0cm" loext:contextual-spacing="false" fo:text-align="justify" style:justify-single-word="false"/>
      <style:text-properties officeooo:paragraph-rsid="001b9f06"/>
    </style:style>
    <style:style style:name="P331" style:family="paragraph" style:parent-style-name="Text_20_body" style:list-style-name="L10">
      <style:paragraph-properties fo:margin-top="0cm" fo:margin-bottom="0cm" loext:contextual-spacing="false" fo:text-align="justify" style:justify-single-word="false"/>
      <style:text-properties officeooo:paragraph-rsid="001b9f06"/>
    </style:style>
    <style:style style:name="P332" style:family="paragraph" style:parent-style-name="Text_20_body" style:list-style-name="L11">
      <style:paragraph-properties fo:margin-top="0cm" fo:margin-bottom="0cm" loext:contextual-spacing="false" fo:text-align="justify" style:justify-single-word="false"/>
      <style:text-properties officeooo:paragraph-rsid="001b9f06"/>
    </style:style>
    <style:style style:name="P333" style:family="paragraph" style:parent-style-name="Text_20_body" style:list-style-name="L12">
      <style:paragraph-properties fo:margin-top="0cm" fo:margin-bottom="0cm" loext:contextual-spacing="false" fo:text-align="justify" style:justify-single-word="false"/>
      <style:text-properties officeooo:paragraph-rsid="001c9fe9"/>
    </style:style>
    <style:style style:name="P334" style:family="paragraph" style:parent-style-name="Text_20_body" style:list-style-name="L13">
      <style:paragraph-properties fo:margin-top="0cm" fo:margin-bottom="0cm" loext:contextual-spacing="false" fo:text-align="justify" style:justify-single-word="false"/>
      <style:text-properties officeooo:paragraph-rsid="001c9fe9"/>
    </style:style>
    <style:style style:name="P335" style:family="paragraph" style:parent-style-name="Text_20_body" style:list-style-name="L6">
      <style:paragraph-properties fo:margin-top="0cm" fo:margin-bottom="0cm" loext:contextual-spacing="false" fo:text-align="justify" style:justify-single-word="false"/>
      <style:text-properties fo:language="es" fo:country="ES" officeooo:paragraph-rsid="001b9f06"/>
    </style:style>
    <style:style style:name="P336" style:family="paragraph" style:parent-style-name="Text_20_body" style:list-style-name="L9">
      <style:paragraph-properties fo:margin-top="0cm" fo:margin-bottom="0cm" loext:contextual-spacing="false" fo:text-align="justify" style:justify-single-word="false"/>
      <style:text-properties fo:language="es" fo:country="ES" officeooo:paragraph-rsid="001b9f06"/>
    </style:style>
    <style:style style:name="P337" style:family="paragraph" style:parent-style-name="Text_20_body" style:list-style-name="L15">
      <style:paragraph-properties fo:margin-top="0cm" fo:margin-bottom="0cm" loext:contextual-spacing="false" fo:text-align="justify" style:justify-single-word="false"/>
      <style:text-properties fo:language="es" fo:country="ES" officeooo:paragraph-rsid="008a4e90"/>
    </style:style>
    <style:style style:name="P338" style:family="paragraph" style:parent-style-name="Text_20_body" style:list-style-name="L7">
      <style:paragraph-properties fo:margin-top="0cm" fo:margin-bottom="0cm" loext:contextual-spacing="false"/>
      <style:text-properties officeooo:paragraph-rsid="001b9f06"/>
    </style:style>
    <style:style style:name="P339" style:family="paragraph" style:parent-style-name="Text_20_body" style:list-style-name="L14">
      <style:paragraph-properties fo:margin-top="0cm" fo:margin-bottom="0cm" loext:contextual-spacing="false"/>
      <style:text-properties officeooo:paragraph-rsid="00546ae2"/>
    </style:style>
    <style:style style:name="P340" style:family="paragraph" style:parent-style-name="Text_20_body" style:list-style-name="L16">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fo:language="es" fo:country="ES" officeooo:paragraph-rsid="00b561e1" fo:background-color="#ffffff" style:font-size-asian="10.5pt" style:font-size-complex="12pt"/>
    </style:style>
    <style:style style:name="P341" style:family="paragraph" style:parent-style-name="Text_20_body" style:list-style-name="L20">
      <style:paragraph-properties fo:margin-top="0cm" fo:margin-bottom="0cm" loext:contextual-spacing="false"/>
      <style:text-properties officeooo:paragraph-rsid="014b037f"/>
    </style:style>
    <style:style style:name="P342" style:family="paragraph" style:parent-style-name="Text_20_body" style:list-style-name="L8">
      <style:paragraph-properties fo:margin-top="0cm" fo:margin-bottom="0cm" loext:contextual-spacing="false" fo:text-align="justify" style:justify-single-word="false" style:writing-mode="lr-tb"/>
      <style:text-properties officeooo:paragraph-rsid="001b9f06"/>
    </style:style>
    <style:style style:name="P343" style:family="paragraph" style:parent-style-name="Text_20_body" style:list-style-name="L10">
      <style:paragraph-properties fo:margin-top="0cm" fo:margin-bottom="0cm" loext:contextual-spacing="false" fo:text-align="justify" style:justify-single-word="false" style:writing-mode="lr-tb"/>
      <style:text-properties officeooo:paragraph-rsid="001b9f06"/>
    </style:style>
    <style:style style:name="P344" style:family="paragraph" style:parent-style-name="Text_20_body" style:list-style-name="L17">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0fbaae3" fo:background-color="#ffffff" style:font-size-asian="10pt" style:font-size-complex="10pt"/>
    </style:style>
    <style:style style:name="P345" style:family="paragraph" style:parent-style-name="Text_20_body" style:list-style-name="L18">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5efbd" fo:background-color="#ffffff" style:font-size-asian="10pt" style:font-size-complex="10pt"/>
    </style:style>
    <style:style style:name="P346" style:family="paragraph" style:parent-style-name="Text_20_body" style:list-style-name="L18">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1870f4" fo:background-color="#ffffff" style:font-size-asian="10pt" style:font-size-complex="10pt"/>
    </style:style>
    <style:style style:name="P347" style:family="paragraph" style:parent-style-name="Text_20_body" style:list-style-name="L19">
      <style:paragraph-properties fo:margin-top="0cm" fo:margin-bottom="0cm" loext:contextual-spacing="false" fo:text-align="justify" style:justify-single-word="false" style:writing-mode="page">
        <style:tab-stops>
          <style:tab-stop style:position="5.415cm"/>
        </style:tab-stops>
      </style:paragraph-properties>
      <style:text-properties fo:color="#000000" style:font-name="Liberation Mono1" fo:font-size="10pt" fo:language="es" fo:country="ES" officeooo:rsid="00ed00c6" officeooo:paragraph-rsid="012ab5ec" fo:background-color="#ffffff" style:font-size-asian="10pt" style:font-size-complex="10pt"/>
    </style:style>
    <style:style style:name="P34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95b74" fo:background-color="#ffffff" style:font-size-asian="10pt" style:font-size-complex="10pt"/>
    </style:style>
    <style:style style:name="P34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6e0a56" fo:background-color="#ffffff" style:font-size-asian="10pt" style:font-size-complex="10pt"/>
    </style:style>
    <style:style style:name="P350" style:family="paragraph" style:parent-style-name="Table_20_Contents">
      <loext:graphic-properties draw:fill="solid" draw:fill-color="#eeeeee" draw:opacity="100%"/>
      <style:paragraph-properties fo:background-color="#eeeeee"/>
      <style:text-properties officeooo:paragraph-rsid="01695b74"/>
    </style:style>
    <style:style style:name="P351"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78a7f8" fo:background-color="#ffffff" style:font-size-asian="10pt" style:font-size-complex="10pt"/>
    </style:style>
    <style:style style:name="P352" style:family="paragraph" style:parent-style-name="Table_20_Contents">
      <loext:graphic-properties draw:fill="solid" draw:fill-color="#eeeeee" draw:opacity="100%"/>
      <style:paragraph-properties fo:margin-top="0cm" fo:margin-bottom="0cm" loext:contextual-spacing="false" fo:text-align="justify" style:justify-single-word="false" fo:background-color="#eeeeee" style:writing-mode="page"/>
      <style:text-properties fo:color="#000000" style:font-name="Liberation Mono1" fo:font-size="10pt" fo:language="es" fo:country="ES" officeooo:rsid="00ed00c6" officeooo:paragraph-rsid="0178a7f8" fo:background-color="#ffffff" style:font-size-asian="10pt" style:font-size-complex="10pt"/>
    </style:style>
    <style:style style:name="P353" style:family="paragraph" style:parent-style-name="Table_20_Contents">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7a9669" fo:background-color="#ffffff" style:font-size-asian="10pt" style:font-size-complex="10pt"/>
    </style:style>
    <style:style style:name="T1" style:family="text">
      <style:text-properties fo:language="es" fo:country="ES"/>
    </style:style>
    <style:style style:name="T2" style:family="text">
      <style:text-properties fo:language="es" fo:country="ES" officeooo:rsid="0010c293"/>
    </style:style>
    <style:style style:name="T3" style:family="text">
      <style:text-properties fo:language="es" fo:country="ES" officeooo:rsid="004361d0"/>
    </style:style>
    <style:style style:name="T4" style:family="text">
      <style:text-properties fo:language="es" fo:country="ES" officeooo:rsid="00413674"/>
    </style:style>
    <style:style style:name="T5" style:family="text">
      <style:text-properties fo:language="es" fo:country="ES" officeooo:rsid="005e9416"/>
    </style:style>
    <style:style style:name="T6" style:family="text">
      <style:text-properties fo:language="es" fo:country="ES" officeooo:rsid="005f0831"/>
    </style:style>
    <style:style style:name="T7" style:family="text">
      <style:text-properties fo:language="es" fo:country="ES" officeooo:rsid="005f9fc1"/>
    </style:style>
    <style:style style:name="T8" style:family="text">
      <style:text-properties fo:language="es" fo:country="ES" officeooo:rsid="00616b7d"/>
    </style:style>
    <style:style style:name="T9" style:family="text">
      <style:text-properties fo:language="es" fo:country="ES" officeooo:rsid="0062a1c0"/>
    </style:style>
    <style:style style:name="T10" style:family="text">
      <style:text-properties fo:language="es" fo:country="ES" officeooo:rsid="006476e5"/>
    </style:style>
    <style:style style:name="T11" style:family="text">
      <style:text-properties fo:language="es" fo:country="ES" officeooo:rsid="0064943c"/>
    </style:style>
    <style:style style:name="T12" style:family="text">
      <style:text-properties fo:language="es" fo:country="ES" officeooo:rsid="00653bbc"/>
    </style:style>
    <style:style style:name="T13" style:family="text">
      <style:text-properties fo:language="es" fo:country="ES" officeooo:rsid="00672793"/>
    </style:style>
    <style:style style:name="T14" style:family="text">
      <style:text-properties fo:language="es" fo:country="ES" officeooo:rsid="00236c4d"/>
    </style:style>
    <style:style style:name="T15" style:family="text">
      <style:text-properties fo:language="es" fo:country="ES" fo:font-style="italic"/>
    </style:style>
    <style:style style:name="T16" style:family="text">
      <style:text-properties fo:language="es" fo:country="ES" fo:font-style="italic" style:font-style-asian="italic" style:font-style-complex="italic"/>
    </style:style>
    <style:style style:name="T17" style:family="text">
      <style:text-properties fo:language="es" fo:country="ES" fo:font-weight="bold" style:font-weight-asian="bold" style:font-weight-complex="bold"/>
    </style:style>
    <style:style style:name="T18" style:family="text">
      <style:text-properties fo:language="es" fo:country="ES" fo:font-weight="bold" officeooo:rsid="00336c16" style:font-weight-asian="bold" style:font-weight-complex="bold"/>
    </style:style>
    <style:style style:name="T19" style:family="text">
      <style:text-properties fo:language="es" fo:country="ES" fo:font-weight="bold" officeooo:rsid="005bbf74" style:font-weight-asian="bold" style:font-weight-complex="bold"/>
    </style:style>
    <style:style style:name="T20" style:family="text">
      <style:text-properties fo:language="es" fo:country="ES" fo:font-weight="normal" style:font-weight-asian="normal" style:font-weight-complex="normal"/>
    </style:style>
    <style:style style:name="T21" style:family="text">
      <style:text-properties fo:language="es" fo:country="ES" officeooo:rsid="0035f9c6"/>
    </style:style>
    <style:style style:name="T22" style:family="text">
      <style:text-properties fo:language="es" fo:country="ES" officeooo:rsid="003bd883"/>
    </style:style>
    <style:style style:name="T23" style:family="text">
      <style:text-properties fo:language="es" fo:country="ES" officeooo:rsid="003c48a9"/>
    </style:style>
    <style:style style:name="T24" style:family="text">
      <style:text-properties fo:language="es" fo:country="ES" officeooo:rsid="00467589"/>
    </style:style>
    <style:style style:name="T25" style:family="text">
      <style:text-properties fo:language="es" fo:country="ES" officeooo:rsid="004e9d8d"/>
    </style:style>
    <style:style style:name="T26" style:family="text">
      <style:text-properties fo:language="es" fo:country="ES" officeooo:rsid="0058c840"/>
    </style:style>
    <style:style style:name="T27" style:family="text">
      <style:text-properties fo:language="es" fo:country="ES" officeooo:rsid="005bbf74"/>
    </style:style>
    <style:style style:name="T28" style:family="text">
      <style:text-properties fo:language="es" fo:country="ES" officeooo:rsid="005dc9fe"/>
    </style:style>
    <style:style style:name="T29" style:family="text">
      <style:text-properties fo:language="es" fo:country="ES" officeooo:rsid="006884f6"/>
    </style:style>
    <style:style style:name="T30" style:family="text">
      <style:text-properties fo:language="es" fo:country="ES" officeooo:rsid="0080b030"/>
    </style:style>
    <style:style style:name="T31" style:family="text">
      <style:text-properties fo:language="es" fo:country="ES" officeooo:rsid="001d4248"/>
    </style:style>
    <style:style style:name="T32" style:family="text">
      <style:text-properties fo:language="es" fo:country="ES" fo:font-style="normal" style:font-style-asian="normal" style:font-style-complex="normal"/>
    </style:style>
    <style:style style:name="T33" style:family="text">
      <style:text-properties fo:language="es" fo:country="ES" fo:font-style="normal" officeooo:rsid="0020a4f1" style:font-style-asian="normal" style:font-style-complex="normal"/>
    </style:style>
    <style:style style:name="T34" style:family="text">
      <style:text-properties fo:language="es" fo:country="ES" officeooo:rsid="00233ca6"/>
    </style:style>
    <style:style style:name="T35" style:family="text">
      <style:text-properties fo:language="es" fo:country="ES" officeooo:rsid="0025fdfa"/>
    </style:style>
    <style:style style:name="T36" style:family="text">
      <style:text-properties fo:language="es" fo:country="ES" officeooo:rsid="00271096"/>
    </style:style>
    <style:style style:name="T37" style:family="text">
      <style:text-properties fo:language="es" fo:country="ES" officeooo:rsid="002cd05e"/>
    </style:style>
    <style:style style:name="T38" style:family="text">
      <style:text-properties fo:language="es" fo:country="ES" officeooo:rsid="002f1b9c"/>
    </style:style>
    <style:style style:name="T39" style:family="text">
      <style:text-properties fo:language="es" fo:country="ES" officeooo:rsid="00361a6b"/>
    </style:style>
    <style:style style:name="T40" style:family="text">
      <style:text-properties fo:language="es" fo:country="ES" officeooo:rsid="003717a4"/>
    </style:style>
    <style:style style:name="T41" style:family="text">
      <style:text-properties fo:language="es" fo:country="ES" officeooo:rsid="0038586a"/>
    </style:style>
    <style:style style:name="T42" style:family="text">
      <style:text-properties fo:language="es" fo:country="ES" officeooo:rsid="0049652b"/>
    </style:style>
    <style:style style:name="T43" style:family="text">
      <style:text-properties fo:language="es" fo:country="ES" officeooo:rsid="0073076c"/>
    </style:style>
    <style:style style:name="T44" style:family="text">
      <style:text-properties fo:language="es" fo:country="ES" officeooo:rsid="0085da69"/>
    </style:style>
    <style:style style:name="T45" style:family="text">
      <style:text-properties fo:language="es" fo:country="ES" officeooo:rsid="008a4e90"/>
    </style:style>
    <style:style style:name="T46" style:family="text">
      <style:text-properties fo:language="es" fo:country="ES" officeooo:rsid="014eb149"/>
    </style:style>
    <style:style style:name="T47" style:family="text">
      <style:text-properties officeooo:rsid="00417e44"/>
    </style:style>
    <style:style style:name="T48" style:family="text">
      <style:text-properties officeooo:rsid="002d8ae1"/>
    </style:style>
    <style:style style:name="T49" style:family="text">
      <style:text-properties officeooo:rsid="00129735"/>
    </style:style>
    <style:style style:name="T50" style:family="text">
      <style:text-properties officeooo:rsid="0016d4b3"/>
    </style:style>
    <style:style style:name="T51" style:family="text">
      <style:text-properties officeooo:rsid="0042d5a4"/>
    </style:style>
    <style:style style:name="T52" style:family="text">
      <style:text-properties officeooo:rsid="0029f185"/>
    </style:style>
    <style:style style:name="T53" style:family="text">
      <style:text-properties officeooo:rsid="005e9416"/>
    </style:style>
    <style:style style:name="T54" style:family="text">
      <style:text-properties officeooo:rsid="005f0831"/>
    </style:style>
    <style:style style:name="T55" style:family="text">
      <style:text-properties officeooo:rsid="005f9fc1"/>
    </style:style>
    <style:style style:name="T56" style:family="text">
      <style:text-properties officeooo:rsid="00616b7d"/>
    </style:style>
    <style:style style:name="T57" style:family="text">
      <style:text-properties officeooo:rsid="0062a1c0"/>
    </style:style>
    <style:style style:name="T58" style:family="text">
      <style:text-properties officeooo:rsid="006476e5"/>
    </style:style>
    <style:style style:name="T59" style:family="text">
      <style:text-properties officeooo:rsid="0064943c"/>
    </style:style>
    <style:style style:name="T60" style:family="text">
      <style:text-properties officeooo:rsid="00653bbc"/>
    </style:style>
    <style:style style:name="T61" style:family="text">
      <style:text-properties officeooo:rsid="00672793"/>
    </style:style>
    <style:style style:name="T62" style:family="text">
      <style:text-properties officeooo:rsid="001b02d0"/>
    </style:style>
    <style:style style:name="T63" style:family="text">
      <style:text-properties style:text-underline-style="solid" style:text-underline-width="auto" style:text-underline-color="font-color"/>
    </style:style>
    <style:style style:name="T64" style:family="text">
      <style:text-properties officeooo:rsid="0023fef9"/>
    </style:style>
    <style:style style:name="T65" style:family="text">
      <style:text-properties style:font-name="Liberation Mono"/>
    </style:style>
    <style:style style:name="T66" style:family="text">
      <style:text-properties style:font-name="Liberation Mono" fo:language="es" fo:country="ES"/>
    </style:style>
    <style:style style:name="T67" style:family="text">
      <style:text-properties officeooo:rsid="003e4de7"/>
    </style:style>
    <style:style style:name="T68" style:family="text">
      <style:text-properties fo:font-weight="bold" style:font-weight-asian="bold" style:font-weight-complex="bold"/>
    </style:style>
    <style:style style:name="T69" style:family="text">
      <style:text-properties fo:font-weight="bold" officeooo:rsid="009d1f82" style:font-weight-asian="bold" style:font-weight-complex="bold"/>
    </style:style>
    <style:style style:name="T70" style:family="text">
      <style:text-properties fo:font-weight="bold" officeooo:rsid="00c77bd1" style:font-weight-asian="bold" style:font-weight-complex="bold"/>
    </style:style>
    <style:style style:name="T71" style:family="text">
      <style:text-properties fo:font-weight="bold" fo:background-color="#eeeeee" loext:char-shading-value="0"/>
    </style:style>
    <style:style style:name="T72" style:family="text">
      <style:text-properties officeooo:rsid="005dc9fe"/>
    </style:style>
    <style:style style:name="T73" style:family="text">
      <style:text-properties officeooo:rsid="007dac58"/>
    </style:style>
    <style:style style:name="T74" style:family="text">
      <style:text-properties fo:font-style="italic"/>
    </style:style>
    <style:style style:name="T75" style:family="text">
      <style:text-properties fo:font-style="italic" style:font-style-asian="italic" style:font-style-complex="italic"/>
    </style:style>
    <style:style style:name="T76" style:family="text">
      <style:text-properties style:font-name="Liberation Mono1"/>
    </style:style>
    <style:style style:name="T77" style:family="text">
      <style:text-properties style:font-name="Liberation Mono1" fo:language="es" fo:country="ES"/>
    </style:style>
    <style:style style:name="T78" style:family="text">
      <style:text-properties style:font-name="Liberation Mono1" officeooo:rsid="008f3371"/>
    </style:style>
    <style:style style:name="T79" style:family="text">
      <style:text-properties style:font-name="Liberation Mono1" officeooo:rsid="00a82d19" style:font-size-asian="12pt"/>
    </style:style>
    <style:style style:name="T80" style:family="text">
      <style:text-properties style:font-name="Liberation Mono1" officeooo:rsid="00a9ded2" style:font-size-asian="12pt"/>
    </style:style>
    <style:style style:name="T81" style:family="text">
      <style:text-properties style:font-name="Liberation Mono1" officeooo:rsid="00adbc4a" fo:background-color="#ffffff" loext:char-shading-value="0" style:font-size-asian="12pt"/>
    </style:style>
    <style:style style:name="T82" style:family="text">
      <style:text-properties style:font-name="Liberation Mono1" officeooo:rsid="00b561e1" fo:background-color="#ffffff" loext:char-shading-value="0" style:font-size-asian="12pt"/>
    </style:style>
    <style:style style:name="T83" style:family="text">
      <style:text-properties style:font-name="Liberation Mono1" fo:font-size="10pt" officeooo:rsid="00adbc4a" fo:background-color="#ffffff" loext:char-shading-value="0" style:font-size-asian="10pt" style:font-size-complex="10pt"/>
    </style:style>
    <style:style style:name="T84" style:family="text">
      <style:text-properties style:font-name="Liberation Mono1" officeooo:rsid="00dc2756"/>
    </style:style>
    <style:style style:name="T85" style:family="text">
      <style:text-properties style:font-name="Liberation Mono1" officeooo:rsid="00dda78c"/>
    </style:style>
    <style:style style:name="T86" style:family="text">
      <style:text-properties style:font-name="Liberation Mono1" fo:font-size="12pt" fo:font-weight="normal" officeooo:rsid="00f79064" style:font-size-asian="12pt" style:font-weight-asian="normal" style:font-size-complex="12pt" style:font-weight-complex="normal"/>
    </style:style>
    <style:style style:name="T87" style:family="text">
      <style:text-properties style:font-name="Liberation Mono1" fo:font-size="12pt" fo:font-weight="normal" officeooo:rsid="00fbaae3" style:font-size-asian="12pt" style:font-weight-asian="normal" style:font-size-complex="12pt" style:font-weight-complex="normal"/>
    </style:style>
    <style:style style:name="T88" style:family="text">
      <style:text-properties style:font-name="Liberation Mono1" fo:font-size="12pt" fo:font-weight="normal" officeooo:rsid="015576a1" style:font-size-asian="12pt" style:font-weight-asian="normal" style:font-size-complex="12pt" style:font-weight-complex="normal"/>
    </style:style>
    <style:style style:name="T89" style:family="text">
      <style:text-properties style:font-name="Liberation Mono1" fo:font-size="12pt" fo:font-weight="normal" officeooo:rsid="016006a1" style:font-size-asian="12pt" style:font-weight-asian="normal" style:font-size-complex="12pt" style:font-weight-complex="normal"/>
    </style:style>
    <style:style style:name="T90" style:family="text">
      <style:text-properties style:font-name="Liberation Mono1" fo:font-size="12pt" fo:font-weight="normal" officeooo:rsid="0130c8fc" fo:background-color="#ffffff" loext:char-shading-value="0" style:font-size-asian="12pt" style:font-weight-asian="normal" style:font-size-complex="12pt" style:font-weight-complex="normal"/>
    </style:style>
    <style:style style:name="T91" style:family="text">
      <style:text-properties style:font-name="Liberation Mono1" fo:font-weight="normal" officeooo:rsid="00ff0377" fo:background-color="#eeeeee" loext:char-shading-value="0" style:font-weight-asian="normal" style:font-weight-complex="normal"/>
    </style:style>
    <style:style style:name="T92" style:family="text">
      <style:text-properties style:font-name="Liberation Mono1" fo:background-color="#eeeeee" loext:char-shading-value="0"/>
    </style:style>
    <style:style style:name="T93" style:family="text">
      <style:text-properties officeooo:rsid="002e1069"/>
    </style:style>
    <style:style style:name="T94" style:family="text">
      <style:text-properties officeooo:rsid="002e89f1"/>
    </style:style>
    <style:style style:name="T95" style:family="text">
      <style:text-properties officeooo:rsid="002fefdf"/>
    </style:style>
    <style:style style:name="T96" style:family="text">
      <style:text-properties fo:color="#000000" fo:language="es" fo:country="ES" officeooo:rsid="0038586a"/>
    </style:style>
    <style:style style:name="T97" style:family="text">
      <style:text-properties fo:color="#000000" style:font-name="Liberation Mono1" fo:font-size="10pt" fo:language="es" fo:country="ES" fo:background-color="#eeeeee" loext:char-shading-value="0" style:font-size-asian="10pt" style:font-size-complex="10pt"/>
    </style:style>
    <style:style style:name="T98" style:family="text">
      <style:text-properties fo:color="#000000" style:font-name="Liberation Mono1" fo:font-size="10pt" fo:language="es" fo:country="ES" fo:font-weight="normal" officeooo:rsid="00ed00c6" fo:background-color="#ffffff" loext:char-shading-value="0" style:font-size-asian="10pt" style:font-weight-asian="normal" style:font-size-complex="10pt" style:font-weight-complex="normal"/>
    </style:style>
    <style:style style:name="T99" style:family="text">
      <style:text-properties fo:color="#000000" style:font-name="Liberation Mono1" fo:font-size="10pt" fo:background-color="#eeeeee" loext:char-shading-value="0" style:font-size-asian="10pt" style:font-size-complex="10pt"/>
    </style:style>
    <style:style style:name="T100" style:family="text">
      <style:text-properties fo:color="#000000" style:font-name="Liberation Mono1" fo:font-size="10pt" fo:font-weight="normal" officeooo:rsid="00f79064" fo:background-color="#eeeeee" loext:char-shading-value="0" style:font-size-asian="10pt" style:font-weight-asian="normal" style:font-size-complex="10pt" style:font-weight-complex="normal"/>
    </style:style>
    <style:style style:name="T101" style:family="text">
      <style:text-properties fo:color="#000000" style:font-name="Liberation Mono1" fo:font-size="12pt" style:font-size-asian="12pt" style:font-size-complex="12pt"/>
    </style:style>
    <style:style style:name="T102" style:family="text">
      <style:text-properties fo:color="#000000" style:font-name="Liberation Mono1" fo:font-size="12pt" style:font-size-asian="10.5pt" style:font-size-complex="12pt"/>
    </style:style>
    <style:style style:name="T103" style:family="text">
      <style:text-properties fo:color="#000000" style:font-name="Liberation Mono1" fo:background-color="#eeeeee" loext:char-shading-value="0"/>
    </style:style>
    <style:style style:name="T104" style:family="text">
      <style:text-properties fo:color="#000000" style:font-name="Liberation Serif1" fo:font-size="12pt" style:font-size-asian="12pt" style:font-size-complex="12pt"/>
    </style:style>
    <style:style style:name="T105" style:family="text">
      <style:text-properties fo:color="#000000" style:font-name="Liberation Serif1" fo:font-size="12pt" style:font-size-asian="10.5pt" style:font-size-complex="12pt"/>
    </style:style>
    <style:style style:name="T106" style:family="text">
      <style:text-properties fo:color="#000000" style:font-name="Liberation Serif1" fo:font-size="12pt" officeooo:rsid="008a4e90" style:font-size-asian="10.5pt" style:font-size-complex="12pt"/>
    </style:style>
    <style:style style:name="T107" style:family="text">
      <style:text-properties fo:color="#000000" style:font-name="Liberation Serif1" fo:font-size="12pt" fo:font-style="italic" style:font-size-asian="10.5pt" style:font-style-asian="italic" style:font-size-complex="12pt" style:font-style-complex="italic"/>
    </style:style>
    <style:style style:name="T108" style:family="text">
      <style:text-properties fo:color="#000000" style:font-name="Liberation Serif1" fo:font-size="12pt" fo:font-style="italic" officeooo:rsid="008a4e90" style:font-size-asian="10.5pt" style:font-style-asian="italic" style:font-size-complex="12pt" style:font-style-complex="italic"/>
    </style:style>
    <style:style style:name="T109" style:family="text">
      <style:text-properties fo:color="#000000" style:font-name="Liberation Serif1" fo:font-size="12pt" fo:background-color="#ffffff" loext:char-shading-value="0" style:font-size-asian="12pt" style:font-size-complex="12pt"/>
    </style:style>
    <style:style style:name="T110" style:family="text">
      <style:text-properties fo:color="#000000" style:font-name="Liberation Serif1" fo:font-size="12pt" fo:background-color="#ffffff" loext:char-shading-value="0" style:font-size-asian="10.5pt" style:font-size-complex="12pt"/>
    </style:style>
    <style:style style:name="T111" style:family="text">
      <style:text-properties fo:color="#000000" style:font-name="Liberation Serif1" fo:font-size="12pt" officeooo:rsid="00b895df" fo:background-color="#ffffff" loext:char-shading-value="0" style:font-size-asian="10.5pt" style:font-size-complex="12pt"/>
    </style:style>
    <style:style style:name="T112" style:family="text">
      <style:text-properties fo:color="#000000" style:font-name="Liberation Serif1" fo:font-size="12pt" officeooo:rsid="00b8c934" fo:background-color="#ffffff" loext:char-shading-value="0" style:font-size-asian="10.5pt" style:font-size-complex="12pt"/>
    </style:style>
    <style:style style:name="T113" style:family="text">
      <style:text-properties fo:color="#000000" style:font-name="Liberation Serif1" fo:font-size="12pt" fo:language="es" fo:country="ES" officeooo:rsid="00a9ded2" fo:background-color="#ffffff" loext:char-shading-value="0" style:font-size-asian="10.5pt" style:font-size-complex="12pt"/>
    </style:style>
    <style:style style:name="T114" style:family="text">
      <style:text-properties fo:color="#000000" style:font-name="Liberation Serif1" fo:font-size="12pt" fo:language="es" fo:country="ES" officeooo:rsid="016330c4" fo:background-color="#ffffff" loext:char-shading-value="0" style:font-size-asian="12pt" style:font-size-complex="12pt"/>
    </style:style>
    <style:style style:name="T115" style:family="text">
      <style:text-properties fo:color="#000000" style:font-name="Liberation Serif1" fo:font-size="12pt" fo:language="es" fo:country="ES" fo:font-weight="normal" officeooo:rsid="016330c4" fo:background-color="#ffffff" loext:char-shading-value="0" style:font-size-asian="12pt" style:font-weight-asian="normal" style:font-size-complex="12pt" style:font-weight-complex="normal"/>
    </style:style>
    <style:style style:name="T116" style:family="text">
      <style:text-properties fo:color="#000000" style:font-name="Liberation Serif1" fo:font-size="12pt" fo:font-weight="normal" officeooo:rsid="015576a1" style:font-size-asian="12pt" style:font-weight-asian="normal" style:font-size-complex="12pt" style:font-weight-complex="normal"/>
    </style:style>
    <style:style style:name="T117" style:family="text">
      <style:text-properties fo:color="#000000" style:font-name="Liberation Serif1" fo:font-size="12pt" fo:font-weight="normal" officeooo:rsid="016330c4" fo:background-color="#ffffff" loext:char-shading-value="0" style:font-size-asian="12pt" style:font-weight-asian="normal" style:font-size-complex="12pt" style:font-weight-complex="normal"/>
    </style:style>
    <style:style style:name="T118" style:family="text">
      <style:text-properties fo:color="#000000" style:font-name="Liberation Serif1" fo:font-size="18pt" style:font-size-asian="18pt" style:font-size-complex="18pt"/>
    </style:style>
    <style:style style:name="T119" style:family="text">
      <style:text-properties fo:color="#000000" style:font-name="Liberation Serif1" fo:font-size="18pt" officeooo:rsid="0085da69" style:font-size-asian="18pt" style:font-size-complex="18pt"/>
    </style:style>
    <style:style style:name="T120" style:family="text">
      <style:text-properties fo:color="#000000" style:font-name="Liberation Serif1" fo:font-size="14pt" officeooo:rsid="008c53ce" style:font-size-asian="14pt" style:font-size-complex="14pt"/>
    </style:style>
    <style:style style:name="T121" style:family="text">
      <style:text-properties fo:color="#000000" fo:font-size="12pt" style:font-size-asian="12pt" style:font-size-complex="12pt"/>
    </style:style>
    <style:style style:name="T122" style:family="text">
      <style:text-properties fo:color="#000000" fo:font-size="12pt" officeooo:rsid="017a9669" style:font-size-asian="10.5pt" style:font-size-complex="12pt"/>
    </style:style>
    <style:style style:name="T123" style:family="text">
      <style:text-properties fo:color="#000000" style:font-name="Liberation Serif1" fo:font-size="12pt" style:font-size-asian="12pt" style:font-size-complex="12pt"/>
    </style:style>
    <style:style style:name="T124" style:family="text">
      <style:text-properties fo:font-size="10pt" style:font-size-asian="10pt" style:font-size-complex="10pt"/>
    </style:style>
    <style:style style:name="T125" style:family="text">
      <style:text-properties fo:font-size="10pt" officeooo:rsid="00dc2756" style:font-size-asian="10pt" style:font-size-complex="10pt"/>
    </style:style>
    <style:style style:name="T126" style:family="text">
      <style:text-properties fo:color="#66cc00"/>
    </style:style>
    <style:style style:name="T127" style:family="text">
      <style:text-properties fo:color="#66cc00" fo:language="es" fo:country="ES"/>
    </style:style>
    <style:style style:name="T128" style:family="text">
      <style:text-properties fo:color="#193300"/>
    </style:style>
    <style:style style:name="T129" style:family="text">
      <style:text-properties fo:color="#193300" officeooo:rsid="003ab715"/>
    </style:style>
    <style:style style:name="T130" style:family="text">
      <style:text-properties fo:color="#193300" fo:font-size="10pt" style:font-size-asian="10pt" style:font-size-complex="10pt"/>
    </style:style>
    <style:style style:name="T131" style:family="text">
      <style:text-properties fo:color="#193300" fo:font-size="10pt" officeooo:rsid="003ab715" style:font-size-asian="10pt" style:font-size-complex="10pt"/>
    </style:style>
    <style:style style:name="T132" style:family="text">
      <style:text-properties fo:color="#193300" fo:font-size="10pt" officeooo:rsid="003f8129" style:font-size-asian="10pt" style:font-size-complex="10pt"/>
    </style:style>
    <style:style style:name="T133" style:family="text">
      <style:text-properties fo:color="#193300" fo:font-size="10pt" officeooo:rsid="0056c645" style:font-size-asian="10pt" style:font-size-complex="10pt"/>
    </style:style>
    <style:style style:name="T134" style:family="text">
      <style:text-properties fo:color="#193300" fo:font-size="10pt" fo:background-color="#eeeeee" loext:char-shading-value="0" style:font-size-asian="10pt" style:font-size-complex="10pt"/>
    </style:style>
    <style:style style:name="T135" style:family="text">
      <style:text-properties fo:color="#193300" fo:font-size="10pt" officeooo:rsid="006866f0" fo:background-color="#eeeeee" loext:char-shading-value="0" style:font-size-asian="10pt" style:font-size-complex="10pt"/>
    </style:style>
    <style:style style:name="T136" style:family="text">
      <style:text-properties fo:color="#193300" fo:font-size="10pt" fo:language="es" fo:country="ES" fo:background-color="#eeeeee" loext:char-shading-value="0" style:font-size-asian="10pt" style:font-size-complex="10pt"/>
    </style:style>
    <style:style style:name="T137" style:family="text">
      <style:text-properties fo:color="#193300" fo:font-size="10pt" fo:language="es" fo:country="ES" officeooo:rsid="005e83ac" fo:background-color="#eeeeee" loext:char-shading-value="0" style:font-size-asian="10pt" style:font-size-complex="10pt"/>
    </style:style>
    <style:style style:name="T138" style:family="text">
      <style:text-properties fo:color="#193300" fo:font-size="10pt" fo:language="es" fo:country="ES" officeooo:rsid="0069bf2d" fo:background-color="#eeeeee" loext:char-shading-value="0" style:font-size-asian="10pt" style:font-size-complex="10pt"/>
    </style:style>
    <style:style style:name="T139" style:family="text">
      <style:text-properties fo:color="#193300" fo:font-size="10pt" fo:language="es" fo:country="ES" officeooo:rsid="0069c264" fo:background-color="#eeeeee" loext:char-shading-value="0" style:font-size-asian="10pt" style:font-size-complex="10pt"/>
    </style:style>
    <style:style style:name="T140" style:family="text">
      <style:text-properties fo:color="#193300" fo:font-size="10pt" fo:language="es" fo:country="ES" officeooo:rsid="006a7a61" fo:background-color="#eeeeee" loext:char-shading-value="0" style:font-size-asian="10pt" style:font-size-complex="10pt"/>
    </style:style>
    <style:style style:name="T141" style:family="text">
      <style:text-properties fo:color="#193300" fo:font-size="10pt" fo:language="es" fo:country="ES" style:font-size-asian="10pt" style:font-size-complex="10pt"/>
    </style:style>
    <style:style style:name="T142" style:family="text">
      <style:text-properties fo:color="#193300" fo:language="es" fo:country="ES"/>
    </style:style>
    <style:style style:name="T143" style:family="text">
      <style:text-properties fo:color="#193300" officeooo:rsid="003f8129"/>
    </style:style>
    <style:style style:name="T144" style:family="text">
      <style:text-properties fo:color="#193300" fo:font-size="8pt" officeooo:rsid="0056c645" style:font-size-asian="8pt" style:font-size-complex="8pt"/>
    </style:style>
    <style:style style:name="T145" style:family="text">
      <style:text-properties fo:color="#193300" fo:font-size="8pt" fo:font-weight="normal" officeooo:rsid="01078d8d" fo:background-color="#eeeeee" loext:char-shading-value="0" style:font-size-asian="8pt" style:font-weight-asian="normal" style:font-size-complex="8pt" style:font-weight-complex="normal"/>
    </style:style>
    <style:style style:name="T146" style:family="text">
      <style:text-properties fo:color="#193300" fo:font-size="8pt" fo:font-weight="normal" officeooo:rsid="0130c8fc" fo:background-color="#eeeeee" loext:char-shading-value="0" style:font-size-asian="8pt" style:font-weight-asian="normal" style:font-size-complex="8pt" style:font-weight-complex="normal"/>
    </style:style>
    <style:style style:name="T147" style:family="text">
      <style:text-properties fo:color="#193300" fo:font-size="8pt" fo:font-weight="bold" officeooo:rsid="01078d8d" fo:background-color="#eeeeee" loext:char-shading-value="0" style:font-size-asian="8pt" style:font-weight-asian="bold" style:font-size-complex="8pt" style:font-weight-complex="bold"/>
    </style:style>
    <style:style style:name="T148" style:family="text">
      <style:text-properties fo:color="#193300" style:font-name="Liberation Mono1"/>
    </style:style>
    <style:style style:name="T149" style:family="text">
      <style:text-properties fo:color="#193300" style:font-name="Liberation Mono1" fo:font-size="10pt" fo:background-color="#eeeeee" loext:char-shading-value="0" style:font-size-asian="10pt" style:font-size-complex="10pt"/>
    </style:style>
    <style:style style:name="T150" style:family="text">
      <style:text-properties fo:color="#193300" style:font-name="Liberation Mono1" fo:font-size="10pt" officeooo:rsid="006e4729" fo:background-color="#eeeeee" loext:char-shading-value="0" style:font-size-asian="10pt" style:font-size-complex="10pt"/>
    </style:style>
    <style:style style:name="T151" style:family="text">
      <style:text-properties fo:color="#193300" style:font-name="Liberation Mono1" fo:font-size="10pt" officeooo:rsid="00959816" fo:background-color="#eeeeee" loext:char-shading-value="0" style:font-size-asian="10pt" style:font-size-complex="10pt"/>
    </style:style>
    <style:style style:name="T152" style:family="text">
      <style:text-properties fo:color="#193300" style:font-name="Liberation Mono1" fo:font-size="10pt" officeooo:rsid="00a3b163" fo:background-color="#eeeeee" loext:char-shading-value="0" style:font-size-asian="10pt" style:font-size-complex="10pt"/>
    </style:style>
    <style:style style:name="T153" style:family="text">
      <style:text-properties fo:color="#193300" style:font-name="Liberation Mono1" fo:font-size="10pt" officeooo:rsid="00a694d7" fo:background-color="#eeeeee" loext:char-shading-value="0" style:font-size-asian="10pt" style:font-size-complex="10pt"/>
    </style:style>
    <style:style style:name="T154" style:family="text">
      <style:text-properties fo:color="#193300" style:font-name="Liberation Mono1" fo:font-size="10pt" officeooo:rsid="00a9ded2" fo:background-color="#eeeeee" loext:char-shading-value="0" style:font-size-asian="10pt" style:font-size-complex="10pt"/>
    </style:style>
    <style:style style:name="T155" style:family="text">
      <style:text-properties fo:color="#193300" style:font-name="Liberation Mono1" fo:font-size="10pt" officeooo:rsid="00aacedc" fo:background-color="#eeeeee" loext:char-shading-value="0" style:font-size-asian="10pt" style:font-size-complex="10pt"/>
    </style:style>
    <style:style style:name="T156" style:family="text">
      <style:text-properties fo:color="#193300" style:font-name="Liberation Mono1" fo:font-size="10pt" officeooo:rsid="00bdf624" fo:background-color="#eeeeee" loext:char-shading-value="0" style:font-size-asian="10pt" style:font-size-complex="10pt"/>
    </style:style>
    <style:style style:name="T157" style:family="text">
      <style:text-properties fo:color="#193300" style:font-name="Liberation Mono1" fo:font-size="10pt" officeooo:rsid="00bef26d" fo:background-color="#eeeeee" loext:char-shading-value="0" style:font-size-asian="10pt" style:font-size-complex="10pt"/>
    </style:style>
    <style:style style:name="T158" style:family="text">
      <style:text-properties fo:color="#193300" style:font-name="Liberation Mono1" fo:font-size="10pt" officeooo:rsid="00c43863" fo:background-color="#eeeeee" loext:char-shading-value="0" style:font-size-asian="10pt" style:font-size-complex="10pt"/>
    </style:style>
    <style:style style:name="T159" style:family="text">
      <style:text-properties fo:color="#193300" style:font-name="Liberation Mono1" fo:font-size="10pt" officeooo:rsid="00d5ec84" fo:background-color="#eeeeee" loext:char-shading-value="0" style:font-size-asian="10pt" style:font-size-complex="10pt"/>
    </style:style>
    <style:style style:name="T160" style:family="text">
      <style:text-properties fo:color="#193300" style:font-name="Liberation Mono1" fo:font-size="10pt" officeooo:rsid="00dc2756" fo:background-color="#eeeeee" loext:char-shading-value="0" style:font-size-asian="10pt" style:font-size-complex="10pt"/>
    </style:style>
    <style:style style:name="T161" style:family="text">
      <style:text-properties fo:color="#193300" style:font-name="Liberation Mono1" fo:font-size="10pt" fo:language="es" fo:country="ES" fo:background-color="#eeeeee" loext:char-shading-value="0" style:font-size-asian="10pt" style:font-size-complex="10pt"/>
    </style:style>
    <style:style style:name="T162" style:family="text">
      <style:text-properties fo:color="#193300" style:font-name="Liberation Mono1" fo:font-size="10pt" fo:language="es" fo:country="ES" officeooo:rsid="006e4729" fo:background-color="#eeeeee" loext:char-shading-value="0" style:font-size-asian="10pt" style:font-size-complex="10pt"/>
    </style:style>
    <style:style style:name="T163" style:family="text">
      <style:text-properties fo:color="#193300" style:font-name="Liberation Mono1" fo:font-size="10pt" fo:language="es" fo:country="ES" officeooo:rsid="0076f566" fo:background-color="#eeeeee" loext:char-shading-value="0" style:font-size-asian="10pt" style:font-size-complex="10pt"/>
    </style:style>
    <style:style style:name="T164" style:family="text">
      <style:text-properties fo:color="#193300" style:font-name="Liberation Mono1" fo:font-size="10pt" fo:language="es" fo:country="ES" officeooo:rsid="00927836" fo:background-color="#eeeeee" loext:char-shading-value="0" style:font-size-asian="10pt" style:font-size-complex="10pt"/>
    </style:style>
    <style:style style:name="T165" style:family="text">
      <style:text-properties fo:color="#193300" style:font-name="Liberation Mono1" fo:font-size="10pt" fo:language="es" fo:country="ES" officeooo:rsid="00d5ec84" fo:background-color="#eeeeee" loext:char-shading-value="0" style:font-size-asian="10pt" style:font-size-complex="10pt"/>
    </style:style>
    <style:style style:name="T166" style:family="text">
      <style:text-properties fo:color="#193300" style:font-name="Liberation Mono1" fo:font-size="10pt" style:text-underline-style="none" officeooo:rsid="00927836" fo:background-color="#eeeeee" loext:char-shading-value="0" style:font-size-asian="10pt" style:font-size-complex="10pt"/>
    </style:style>
    <style:style style:name="T167" style:family="text">
      <style:text-properties fo:color="#193300" style:font-name="Liberation Mono1" fo:font-size="10pt" fo:font-weight="normal" fo:background-color="#eeeeee" loext:char-shading-value="0" style:font-size-asian="10pt" style:font-weight-asian="normal" style:font-size-complex="10pt" style:font-weight-complex="normal"/>
    </style:style>
    <style:style style:name="T168" style:family="text">
      <style:text-properties fo:color="#193300" style:font-name="Liberation Mono1" fo:font-size="10pt" fo:font-weight="normal" officeooo:rsid="010ea429" fo:background-color="#eeeeee" loext:char-shading-value="0" style:font-size-asian="10pt" style:font-weight-asian="normal" style:font-size-complex="10pt" style:font-weight-complex="normal"/>
    </style:style>
    <style:style style:name="T169" style:family="text">
      <style:text-properties fo:color="#193300" style:font-name="Liberation Mono1" fo:font-size="10pt" fo:font-weight="normal" officeooo:rsid="01512807" fo:background-color="#eeeeee" loext:char-shading-value="0" style:font-size-asian="10pt" style:font-weight-asian="normal" style:font-size-complex="10pt" style:font-weight-complex="normal"/>
    </style:style>
    <style:style style:name="T170" style:family="text">
      <style:text-properties fo:color="#193300" style:font-name="Liberation Mono1" fo:font-size="8pt" fo:background-color="#eeeeee" loext:char-shading-value="0" style:font-size-asian="8pt" style:font-size-complex="8pt"/>
    </style:style>
    <style:style style:name="T171" style:family="text">
      <style:text-properties fo:color="#193300" style:font-name="Liberation Mono1" fo:font-size="8pt" officeooo:rsid="00afc4e4" fo:background-color="#eeeeee" loext:char-shading-value="0" style:font-size-asian="8pt" style:font-size-complex="8pt"/>
    </style:style>
    <style:style style:name="T172" style:family="text">
      <style:text-properties fo:color="#193300" style:font-name="Liberation Mono1" fo:font-size="8pt" officeooo:rsid="00b49429" fo:background-color="#eeeeee" loext:char-shading-value="0" style:font-size-asian="8pt" style:font-size-complex="8pt"/>
    </style:style>
    <style:style style:name="T173" style:family="text">
      <style:text-properties fo:color="#193300" style:font-name="Liberation Mono1" fo:font-size="8pt" fo:font-weight="normal" officeooo:rsid="00f79064" fo:background-color="#eeeeee" loext:char-shading-value="0" style:font-size-asian="8pt" style:font-weight-asian="normal" style:font-size-complex="8pt" style:font-weight-complex="normal"/>
    </style:style>
    <style:style style:name="T174" style:family="text">
      <style:text-properties fo:color="#193300" style:font-name="Liberation Mono1" fo:font-size="8pt" fo:font-weight="normal" officeooo:rsid="010ea429" fo:background-color="#eeeeee" loext:char-shading-value="0" style:font-size-asian="8pt" style:font-weight-asian="normal" style:font-size-complex="8pt" style:font-weight-complex="normal"/>
    </style:style>
    <style:style style:name="T175" style:family="text">
      <style:text-properties fo:color="#193300" style:font-name="Liberation Mono1" fo:font-size="8pt" fo:font-weight="normal" officeooo:rsid="0129b7a3" fo:background-color="#eeeeee" loext:char-shading-value="0" style:font-size-asian="8pt" style:font-weight-asian="normal" style:font-size-complex="8pt" style:font-weight-complex="normal"/>
    </style:style>
    <style:style style:name="T176" style:family="text">
      <style:text-properties fo:color="#193300" style:font-name="Liberation Mono1" fo:font-size="8pt" fo:font-weight="normal" officeooo:rsid="015576a1" fo:background-color="#eeeeee" loext:char-shading-value="0" style:font-size-asian="8pt" style:font-weight-asian="normal" style:font-size-complex="8pt" style:font-weight-complex="normal"/>
    </style:style>
    <style:style style:name="T177" style:family="text">
      <style:text-properties fo:color="#193300" style:font-name="Liberation Mono1" fo:font-size="8pt" fo:font-weight="normal" officeooo:rsid="016006a1" fo:background-color="#eeeeee" loext:char-shading-value="0" style:font-size-asian="8pt" style:font-weight-asian="normal" style:font-size-complex="8pt" style:font-weight-complex="normal"/>
    </style:style>
    <style:style style:name="T178" style:family="text">
      <style:text-properties fo:color="#193300" style:font-name="Liberation Mono1" fo:font-size="8pt" fo:font-weight="normal" officeooo:rsid="016330c4" fo:background-color="#eeeeee" loext:char-shading-value="0" style:font-size-asian="8pt" style:font-weight-asian="normal" style:font-size-complex="8pt" style:font-weight-complex="normal"/>
    </style:style>
    <style:style style:name="T179" style:family="text">
      <style:text-properties fo:color="#193300" style:font-name="Liberation Mono1" fo:font-weight="normal" officeooo:rsid="011f0209" fo:background-color="#eeeeee" loext:char-shading-value="0" style:font-weight-asian="normal" style:font-weight-complex="normal"/>
    </style:style>
    <style:style style:name="T180" style:family="text">
      <style:text-properties fo:color="#193300" style:font-name="Liberation Mono1" fo:font-weight="normal" officeooo:rsid="01221272" fo:background-color="#eeeeee" loext:char-shading-value="0" style:font-weight-asian="normal" style:font-weight-complex="normal"/>
    </style:style>
    <style:style style:name="T181" style:family="text">
      <style:text-properties fo:color="#193300" style:font-name="Liberation Mono1" fo:font-weight="normal" officeooo:rsid="0127df94" fo:background-color="#eeeeee" loext:char-shading-value="0" style:font-weight-asian="normal" style:font-weight-complex="normal"/>
    </style:style>
    <style:style style:name="T182" style:family="text">
      <style:text-properties fo:color="#193300" style:font-name="Liberation Mono1" fo:font-weight="normal" officeooo:rsid="013cd25a" fo:background-color="#eeeeee" loext:char-shading-value="0" style:font-weight-asian="normal" style:font-weight-complex="normal"/>
    </style:style>
    <style:style style:name="T183" style:family="text">
      <style:text-properties fo:color="#193300" style:font-name="Liberation Mono1" fo:font-weight="normal" officeooo:rsid="0143991a" fo:background-color="#eeeeee" loext:char-shading-value="0" style:font-weight-asian="normal" style:font-weight-complex="normal"/>
    </style:style>
    <style:style style:name="T184" style:family="text">
      <style:text-properties fo:color="#193300" style:font-name="Liberation Mono1" fo:font-weight="normal" officeooo:rsid="01512807" fo:background-color="#eeeeee" loext:char-shading-value="0" style:font-weight-asian="normal" style:font-weight-complex="normal"/>
    </style:style>
    <style:style style:name="T185" style:family="text">
      <style:text-properties fo:color="#193300" style:font-name="Liberation Mono1" fo:background-color="#eeeeee" loext:char-shading-value="0"/>
    </style:style>
    <style:style style:name="T186" style:family="text">
      <style:text-properties fo:color="#193300" style:font-name="Liberation Mono1" fo:background-color="#ffffff" loext:char-shading-value="0"/>
    </style:style>
    <style:style style:name="T187" style:family="text">
      <style:text-properties fo:color="#193300" style:font-name="Liberation Mono1" fo:font-size="12pt" fo:background-color="#ffffff" loext:char-shading-value="0" style:font-size-asian="12pt" style:font-size-complex="12pt"/>
    </style:style>
    <style:style style:name="T188" style:family="text">
      <style:text-properties fo:color="#193300" style:font-name="Liberation Serif1" fo:font-size="12pt" fo:font-weight="normal" officeooo:rsid="00f79064" fo:background-color="#eeeeee" loext:char-shading-value="0" style:font-size-asian="12pt" style:font-weight-asian="normal" style:font-size-complex="12pt" style:font-weight-complex="normal"/>
    </style:style>
    <style:style style:name="T189" style:family="text">
      <style:text-properties fo:color="#193300" style:font-name="Liberation Serif1" fo:font-size="12pt" style:font-size-asian="12pt" style:font-size-complex="12pt"/>
    </style:style>
    <style:style style:name="T190" style:family="text">
      <style:text-properties fo:color="#193300" style:font-name="Liberation Serif1" fo:font-size="10pt" fo:font-weight="normal" officeooo:rsid="016330c4" fo:background-color="#eeeeee" loext:char-shading-value="0" style:font-size-asian="10pt" style:font-weight-asian="normal" style:font-size-complex="10pt" style:font-weight-complex="normal"/>
    </style:style>
    <style:style style:name="T191" style:family="text">
      <style:text-properties fo:color="#193300" fo:font-weight="normal" officeooo:rsid="012e1480" fo:background-color="#eeeeee" loext:char-shading-value="0" style:font-weight-asian="normal" style:font-weight-complex="normal"/>
    </style:style>
    <style:style style:name="T192" style:family="text">
      <style:text-properties fo:color="#193300" fo:font-weight="normal" officeooo:rsid="012f6e75" fo:background-color="#eeeeee" loext:char-shading-value="0" style:font-weight-asian="normal" style:font-weight-complex="normal"/>
    </style:style>
    <style:style style:name="T193" style:family="text">
      <style:text-properties fo:color="#193300" fo:font-weight="normal" officeooo:rsid="012ffa04" fo:background-color="#eeeeee" loext:char-shading-value="0" style:font-weight-asian="normal" style:font-weight-complex="normal"/>
    </style:style>
    <style:style style:name="T194" style:family="text">
      <style:text-properties fo:color="#193300" officeooo:rsid="016330c4" fo:background-color="#eeeeee" loext:char-shading-value="0"/>
    </style:style>
    <style:style style:name="T195" style:family="text">
      <style:text-properties fo:color="#193300" fo:font-size="12pt" style:font-size-asian="12pt" style:font-size-complex="12pt"/>
    </style:style>
    <style:style style:name="T196" style:family="text">
      <style:text-properties fo:color="#193300" fo:font-size="12pt" officeooo:rsid="017a9669" style:font-size-asian="12pt" style:font-size-complex="12pt"/>
    </style:style>
    <style:style style:name="T197" style:family="text">
      <style:text-properties fo:color="#193300" fo:font-size="12pt" fo:background-color="#eeeeee" loext:char-shading-value="0" style:font-size-asian="12pt" style:font-size-complex="12pt"/>
    </style:style>
    <style:style style:name="T198" style:family="text">
      <style:text-properties fo:color="#193300" fo:font-size="12pt" fo:background-color="#eeeeee" loext:char-shading-value="0" style:font-size-asian="12pt" style:font-size-complex="12pt"/>
    </style:style>
    <style:style style:name="T199" style:family="text">
      <style:text-properties fo:color="#193300" fo:font-size="12pt" officeooo:rsid="017a9669" style:font-size-asian="10.5pt" style:font-size-complex="12pt"/>
    </style:style>
    <style:style style:name="T200" style:family="text">
      <style:text-properties fo:color="#193300" officeooo:rsid="017a9669"/>
    </style:style>
    <style:style style:name="T201" style:family="text">
      <style:text-properties fo:background-color="#eeeeee" loext:char-shading-value="0"/>
    </style:style>
    <style:style style:name="T202" style:family="text">
      <style:text-properties officeooo:rsid="004d2956"/>
    </style:style>
    <style:style style:name="T203" style:family="text">
      <style:text-properties officeooo:rsid="0050c849"/>
    </style:style>
    <style:style style:name="T204" style:family="text">
      <style:text-properties officeooo:rsid="00561773"/>
    </style:style>
    <style:style style:name="T205" style:family="text">
      <style:text-properties officeooo:rsid="00583530"/>
    </style:style>
    <style:style style:name="T206" style:family="text">
      <style:text-properties officeooo:rsid="006bbebc"/>
    </style:style>
    <style:style style:name="T207" style:family="text">
      <style:text-properties officeooo:rsid="00986e6b"/>
    </style:style>
    <style:style style:name="T208" style:family="text">
      <style:text-properties officeooo:rsid="009a700d"/>
    </style:style>
    <style:style style:name="T209" style:family="text">
      <style:text-properties officeooo:rsid="00a0bf7e"/>
    </style:style>
    <style:style style:name="T210" style:family="text">
      <style:text-properties style:font-name="Liberation Serif1"/>
    </style:style>
    <style:style style:name="T211" style:family="text">
      <style:text-properties style:font-name="Liberation Serif1" fo:font-size="10pt" officeooo:rsid="00adbc4a" fo:background-color="#ffffff" loext:char-shading-value="0" style:font-size-asian="10pt" style:font-size-complex="10pt"/>
    </style:style>
    <style:style style:name="T212" style:family="text">
      <style:text-properties style:font-name="Liberation Serif1" officeooo:rsid="00a82d19" style:font-size-asian="12pt"/>
    </style:style>
    <style:style style:name="T213" style:family="text">
      <style:text-properties style:font-name="Liberation Serif1" officeooo:rsid="00a88c0a" style:font-size-asian="12pt"/>
    </style:style>
    <style:style style:name="T214" style:family="text">
      <style:text-properties style:font-name="Liberation Serif1" officeooo:rsid="00a9ded2" style:font-size-asian="12pt"/>
    </style:style>
    <style:style style:name="T215" style:family="text">
      <style:text-properties style:font-name="Liberation Serif1" officeooo:rsid="00ace2c8" style:font-size-asian="12pt"/>
    </style:style>
    <style:style style:name="T216" style:family="text">
      <style:text-properties style:font-name="Liberation Serif1" officeooo:rsid="00adbc4a" fo:background-color="#ffffff" loext:char-shading-value="0" style:font-size-asian="12pt"/>
    </style:style>
    <style:style style:name="T217" style:family="text">
      <style:text-properties style:font-name="Liberation Serif1" officeooo:rsid="00b561e1" fo:background-color="#ffffff" loext:char-shading-value="0" style:font-size-asian="12pt"/>
    </style:style>
    <style:style style:name="T218" style:family="text">
      <style:text-properties style:font-name="Liberation Serif1" officeooo:rsid="00dda78c"/>
    </style:style>
    <style:style style:name="T219" style:family="text">
      <style:text-properties style:font-name="Liberation Serif1" fo:font-size="12pt" style:font-size-asian="12pt" style:font-size-complex="12pt"/>
    </style:style>
    <style:style style:name="T220" style:family="text">
      <style:text-properties style:font-name="Liberation Serif1" fo:font-size="12pt" officeooo:rsid="00eda207" style:font-size-asian="12pt" style:font-size-complex="12pt"/>
    </style:style>
    <style:style style:name="T221" style:family="text">
      <style:text-properties style:font-name="Liberation Serif1" fo:font-size="12pt" officeooo:rsid="010ea429" style:font-size-asian="12pt" style:font-size-complex="12pt"/>
    </style:style>
    <style:style style:name="T222" style:family="text">
      <style:text-properties style:font-name="Liberation Serif1" fo:font-size="12pt" officeooo:rsid="012d8702" style:font-size-asian="12pt" style:font-size-complex="12pt"/>
    </style:style>
    <style:style style:name="T223" style:family="text">
      <style:text-properties style:font-name="Liberation Serif1" fo:font-size="12pt" officeooo:rsid="015576a1" style:font-size-asian="12pt" style:font-size-complex="12pt"/>
    </style:style>
    <style:style style:name="T224" style:family="text">
      <style:text-properties style:font-name="Liberation Serif1" fo:font-size="12pt" officeooo:rsid="016330c4" style:font-size-asian="12pt" style:font-size-complex="12pt"/>
    </style:style>
    <style:style style:name="T225" style:family="text">
      <style:text-properties style:font-name="Liberation Serif1" fo:font-size="12pt" officeooo:rsid="016e0a56" style:font-size-asian="12pt" style:font-size-complex="12pt"/>
    </style:style>
    <style:style style:name="T226" style:family="text">
      <style:text-properties style:font-name="Liberation Serif1" fo:font-size="12pt" fo:font-weight="normal" style:font-size-asian="12pt" style:font-weight-asian="normal" style:font-size-complex="12pt" style:font-weight-complex="normal"/>
    </style:style>
    <style:style style:name="T227" style:family="text">
      <style:text-properties style:font-name="Liberation Serif1" fo:font-size="12pt" fo:font-weight="normal" officeooo:rsid="00f79064" style:font-size-asian="12pt" style:font-weight-asian="normal" style:font-size-complex="12pt" style:font-weight-complex="normal"/>
    </style:style>
    <style:style style:name="T228" style:family="text">
      <style:text-properties style:font-name="Liberation Serif1" fo:font-size="12pt" fo:font-weight="normal" officeooo:rsid="00fbaae3" style:font-size-asian="12pt" style:font-weight-asian="normal" style:font-size-complex="12pt" style:font-weight-complex="normal"/>
    </style:style>
    <style:style style:name="T229" style:family="text">
      <style:text-properties style:font-name="Liberation Serif1" fo:font-size="12pt" fo:font-weight="normal" officeooo:rsid="00ffbedc" style:font-size-asian="12pt" style:font-weight-asian="normal" style:font-size-complex="12pt" style:font-weight-complex="normal"/>
    </style:style>
    <style:style style:name="T230" style:family="text">
      <style:text-properties style:font-name="Liberation Serif1" fo:font-size="12pt" fo:font-weight="normal" officeooo:rsid="010ea429" style:font-size-asian="12pt" style:font-weight-asian="normal" style:font-size-complex="12pt" style:font-weight-complex="normal"/>
    </style:style>
    <style:style style:name="T231" style:family="text">
      <style:text-properties style:font-name="Liberation Serif1" fo:font-size="12pt" fo:font-weight="normal" officeooo:rsid="011055f3" style:font-size-asian="12pt" style:font-weight-asian="normal" style:font-size-complex="12pt" style:font-weight-complex="normal"/>
    </style:style>
    <style:style style:name="T232" style:family="text">
      <style:text-properties style:font-name="Liberation Serif1" fo:font-size="12pt" fo:font-weight="normal" officeooo:rsid="0115efbd" style:font-size-asian="12pt" style:font-weight-asian="normal" style:font-size-complex="12pt" style:font-weight-complex="normal"/>
    </style:style>
    <style:style style:name="T233" style:family="text">
      <style:text-properties style:font-name="Liberation Serif1" fo:font-size="12pt" fo:font-weight="normal" officeooo:rsid="011743d9" style:font-size-asian="12pt" style:font-weight-asian="normal" style:font-size-complex="12pt" style:font-weight-complex="normal"/>
    </style:style>
    <style:style style:name="T234" style:family="text">
      <style:text-properties style:font-name="Liberation Serif1" fo:font-size="12pt" fo:font-weight="normal" officeooo:rsid="0118f01e" style:font-size-asian="12pt" style:font-weight-asian="normal" style:font-size-complex="12pt" style:font-weight-complex="normal"/>
    </style:style>
    <style:style style:name="T235" style:family="text">
      <style:text-properties style:font-name="Liberation Serif1" fo:font-size="12pt" fo:font-weight="normal" officeooo:rsid="011912a6" style:font-size-asian="12pt" style:font-weight-asian="normal" style:font-size-complex="12pt" style:font-weight-complex="normal"/>
    </style:style>
    <style:style style:name="T236" style:family="text">
      <style:text-properties style:font-name="Liberation Serif1" fo:font-size="12pt" fo:font-weight="normal" officeooo:rsid="011b01ae" style:font-size-asian="12pt" style:font-weight-asian="normal" style:font-size-complex="12pt" style:font-weight-complex="normal"/>
    </style:style>
    <style:style style:name="T237" style:family="text">
      <style:text-properties style:font-name="Liberation Serif1" fo:font-size="12pt" fo:font-weight="normal" officeooo:rsid="011e208a" style:font-size-asian="12pt" style:font-weight-asian="normal" style:font-size-complex="12pt" style:font-weight-complex="normal"/>
    </style:style>
    <style:style style:name="T238" style:family="text">
      <style:text-properties style:font-name="Liberation Serif1" fo:font-size="12pt" fo:font-weight="normal" officeooo:rsid="01205945" style:font-size-asian="12pt" style:font-weight-asian="normal" style:font-size-complex="12pt" style:font-weight-complex="normal"/>
    </style:style>
    <style:style style:name="T239" style:family="text">
      <style:text-properties style:font-name="Liberation Serif1" fo:font-size="12pt" fo:font-weight="normal" officeooo:rsid="01254035" style:font-size-asian="12pt" style:font-weight-asian="normal" style:font-size-complex="12pt" style:font-weight-complex="normal"/>
    </style:style>
    <style:style style:name="T240" style:family="text">
      <style:text-properties style:font-name="Liberation Serif1" fo:font-size="12pt" fo:font-weight="normal" officeooo:rsid="0127df94" style:font-size-asian="12pt" style:font-weight-asian="normal" style:font-size-complex="12pt" style:font-weight-complex="normal"/>
    </style:style>
    <style:style style:name="T241" style:family="text">
      <style:text-properties style:font-name="Liberation Serif1" fo:font-size="12pt" fo:font-weight="normal" officeooo:rsid="012b2629" style:font-size-asian="12pt" style:font-weight-asian="normal" style:font-size-complex="12pt" style:font-weight-complex="normal"/>
    </style:style>
    <style:style style:name="T242" style:family="text">
      <style:text-properties style:font-name="Liberation Serif1" fo:font-size="12pt" fo:font-weight="normal" officeooo:rsid="012b95f2" style:font-size-asian="12pt" style:font-weight-asian="normal" style:font-size-complex="12pt" style:font-weight-complex="normal"/>
    </style:style>
    <style:style style:name="T243" style:family="text">
      <style:text-properties style:font-name="Liberation Serif1" fo:font-size="12pt" fo:font-weight="normal" officeooo:rsid="012cbf65" style:font-size-asian="12pt" style:font-weight-asian="normal" style:font-size-complex="12pt" style:font-weight-complex="normal"/>
    </style:style>
    <style:style style:name="T244" style:family="text">
      <style:text-properties style:font-name="Liberation Serif1" fo:font-size="12pt" fo:font-weight="normal" officeooo:rsid="012d8702" style:font-size-asian="12pt" style:font-weight-asian="normal" style:font-size-complex="12pt" style:font-weight-complex="normal"/>
    </style:style>
    <style:style style:name="T245" style:family="text">
      <style:text-properties style:font-name="Liberation Serif1" fo:font-size="12pt" fo:font-weight="normal" officeooo:rsid="012e09d2" style:font-size-asian="12pt" style:font-weight-asian="normal" style:font-size-complex="12pt" style:font-weight-complex="normal"/>
    </style:style>
    <style:style style:name="T246" style:family="text">
      <style:text-properties style:font-name="Liberation Serif1" fo:font-size="12pt" fo:font-weight="normal" officeooo:rsid="0130c8fc" style:font-size-asian="12pt" style:font-weight-asian="normal" style:font-size-complex="12pt" style:font-weight-complex="normal"/>
    </style:style>
    <style:style style:name="T247" style:family="text">
      <style:text-properties style:font-name="Liberation Serif1" fo:font-size="12pt" fo:font-weight="normal" officeooo:rsid="0135325d" style:font-size-asian="12pt" style:font-weight-asian="normal" style:font-size-complex="12pt" style:font-weight-complex="normal"/>
    </style:style>
    <style:style style:name="T248" style:family="text">
      <style:text-properties style:font-name="Liberation Serif1" fo:font-size="12pt" fo:font-weight="normal" officeooo:rsid="013aa11f" style:font-size-asian="12pt" style:font-weight-asian="normal" style:font-size-complex="12pt" style:font-weight-complex="normal"/>
    </style:style>
    <style:style style:name="T249" style:family="text">
      <style:text-properties style:font-name="Liberation Serif1" fo:font-size="12pt" fo:font-weight="normal" officeooo:rsid="013e184e" style:font-size-asian="12pt" style:font-weight-asian="normal" style:font-size-complex="12pt" style:font-weight-complex="normal"/>
    </style:style>
    <style:style style:name="T250" style:family="text">
      <style:text-properties style:font-name="Liberation Serif1" fo:font-size="12pt" fo:font-weight="normal" officeooo:rsid="013fd55f" style:font-size-asian="12pt" style:font-weight-asian="normal" style:font-size-complex="12pt" style:font-weight-complex="normal"/>
    </style:style>
    <style:style style:name="T251" style:family="text">
      <style:text-properties style:font-name="Liberation Serif1" fo:font-size="12pt" fo:font-weight="normal" officeooo:rsid="0143991a" style:font-size-asian="12pt" style:font-weight-asian="normal" style:font-size-complex="12pt" style:font-weight-complex="normal"/>
    </style:style>
    <style:style style:name="T252" style:family="text">
      <style:text-properties style:font-name="Liberation Serif1" fo:font-size="12pt" fo:font-weight="normal" officeooo:rsid="014f832f" style:font-size-asian="12pt" style:font-weight-asian="normal" style:font-size-complex="12pt" style:font-weight-complex="normal"/>
    </style:style>
    <style:style style:name="T253" style:family="text">
      <style:text-properties style:font-name="Liberation Serif1" fo:font-size="12pt" fo:font-weight="normal" officeooo:rsid="015576a1" style:font-size-asian="12pt" style:font-weight-asian="normal" style:font-size-complex="12pt" style:font-weight-complex="normal"/>
    </style:style>
    <style:style style:name="T254" style:family="text">
      <style:text-properties style:font-name="Liberation Serif1" fo:font-size="12pt" fo:font-weight="normal" officeooo:rsid="01594022" style:font-size-asian="12pt" style:font-weight-asian="normal" style:font-size-complex="12pt" style:font-weight-complex="normal"/>
    </style:style>
    <style:style style:name="T255" style:family="text">
      <style:text-properties style:font-name="Liberation Serif1" fo:font-size="12pt" fo:font-weight="normal" officeooo:rsid="015c265a" style:font-size-asian="12pt" style:font-weight-asian="normal" style:font-size-complex="12pt" style:font-weight-complex="normal"/>
    </style:style>
    <style:style style:name="T256" style:family="text">
      <style:text-properties style:font-name="Liberation Serif1" fo:font-size="12pt" fo:font-weight="normal" officeooo:rsid="016006a1" style:font-size-asian="12pt" style:font-weight-asian="normal" style:font-size-complex="12pt" style:font-weight-complex="normal"/>
    </style:style>
    <style:style style:name="T257" style:family="text">
      <style:text-properties style:font-name="Liberation Serif1" fo:font-size="12pt" fo:font-weight="normal" officeooo:rsid="0160ace6" style:font-size-asian="12pt" style:font-weight-asian="normal" style:font-size-complex="12pt" style:font-weight-complex="normal"/>
    </style:style>
    <style:style style:name="T258" style:family="text">
      <style:text-properties style:font-name="Liberation Serif1" fo:font-size="12pt" fo:font-weight="normal" officeooo:rsid="016330c4" style:font-size-asian="12pt" style:font-weight-asian="normal" style:font-size-complex="12pt" style:font-weight-complex="normal"/>
    </style:style>
    <style:style style:name="T259" style:family="text">
      <style:text-properties style:font-name="Liberation Serif1" fo:font-size="12pt" fo:font-weight="normal" officeooo:rsid="0164eb5a" style:font-size-asian="12pt" style:font-weight-asian="normal" style:font-size-complex="12pt" style:font-weight-complex="normal"/>
    </style:style>
    <style:style style:name="T260" style:family="text">
      <style:text-properties style:font-name="Liberation Serif1" fo:font-size="12pt" fo:font-weight="normal" style:font-size-asian="10.5pt" style:font-weight-asian="normal" style:font-size-complex="12pt" style:font-weight-complex="normal"/>
    </style:style>
    <style:style style:name="T261" style:family="text">
      <style:text-properties style:font-name="Liberation Serif1" fo:font-size="12pt" fo:font-weight="normal" officeooo:rsid="00f8d96a" style:font-size-asian="10.5pt" style:font-weight-asian="normal" style:font-size-complex="12pt" style:font-weight-complex="normal"/>
    </style:style>
    <style:style style:name="T262" style:family="text">
      <style:text-properties style:font-name="Liberation Serif1" fo:font-size="12pt" fo:font-weight="normal" officeooo:rsid="011c51a7" style:font-size-asian="10.5pt" style:font-weight-asian="normal" style:font-size-complex="12pt" style:font-weight-complex="normal"/>
    </style:style>
    <style:style style:name="T263" style:family="text">
      <style:text-properties style:font-name="Liberation Serif1" fo:font-size="12pt" fo:font-weight="normal" officeooo:rsid="0143991a" style:font-size-asian="10.5pt" style:font-weight-asian="normal" style:font-size-complex="12pt" style:font-weight-complex="normal"/>
    </style:style>
    <style:style style:name="T264" style:family="text">
      <style:text-properties style:font-name="Liberation Serif1" fo:font-size="12pt" fo:font-weight="normal" officeooo:rsid="01484411" style:font-size-asian="10.5pt" style:font-weight-asian="normal" style:font-size-complex="12pt" style:font-weight-complex="normal"/>
    </style:style>
    <style:style style:name="T265" style:family="text">
      <style:text-properties style:font-name="Liberation Serif1" fo:font-size="12pt" fo:font-style="italic" fo:font-weight="normal" officeooo:rsid="00f79064" style:font-size-asian="12pt" style:font-style-asian="italic" style:font-weight-asian="normal" style:font-size-complex="12pt" style:font-style-complex="italic" style:font-weight-complex="normal"/>
    </style:style>
    <style:style style:name="T266" style:family="text">
      <style:text-properties style:font-name="Liberation Serif1" fo:font-size="12pt" fo:font-style="italic" fo:font-weight="normal" officeooo:rsid="010ea429" style:font-size-asian="12pt" style:font-style-asian="italic" style:font-weight-asian="normal" style:font-size-complex="12pt" style:font-style-complex="italic" style:font-weight-complex="normal"/>
    </style:style>
    <style:style style:name="T267" style:family="text">
      <style:text-properties style:font-name="Liberation Serif1" fo:font-size="12pt" fo:font-style="italic" fo:font-weight="normal" officeooo:rsid="0111ec61" style:font-size-asian="12pt" style:font-style-asian="italic" style:font-weight-asian="normal" style:font-size-complex="12pt" style:font-style-complex="italic" style:font-weight-complex="normal"/>
    </style:style>
    <style:style style:name="T268" style:family="text">
      <style:text-properties style:font-name="Liberation Serif1" fo:font-size="12pt" fo:font-style="italic" fo:font-weight="normal" officeooo:rsid="015576a1" style:font-size-asian="12pt" style:font-style-asian="italic" style:font-weight-asian="normal" style:font-size-complex="12pt" style:font-style-complex="italic" style:font-weight-complex="normal"/>
    </style:style>
    <style:style style:name="T269" style:family="text">
      <style:text-properties style:font-name="Liberation Serif1" fo:font-size="12pt" fo:font-style="italic" style:font-size-asian="12pt" style:font-style-asian="italic" style:font-size-complex="12pt" style:font-style-complex="italic"/>
    </style:style>
    <style:style style:name="T270" style:family="text">
      <style:text-properties style:font-name="Liberation Serif1" fo:font-size="12pt" fo:font-weight="bold" officeooo:rsid="014f832f" style:font-size-asian="12pt" style:font-weight-asian="bold" style:font-size-complex="12pt" style:font-weight-complex="bold"/>
    </style:style>
    <style:style style:name="T271" style:family="text">
      <style:text-properties style:font-name="Liberation Serif1" fo:font-size="12pt" fo:font-weight="bold" officeooo:rsid="015576a1" style:font-size-asian="12pt" style:font-weight-asian="bold" style:font-size-complex="12pt" style:font-weight-complex="bold"/>
    </style:style>
    <style:style style:name="T272" style:family="text">
      <style:text-properties style:font-name="Liberation Serif1" fo:font-size="12pt" fo:font-weight="bold" officeooo:rsid="016006a1" style:font-size-asian="12pt" style:font-weight-asian="bold" style:font-size-complex="12pt" style:font-weight-complex="bold"/>
    </style:style>
    <style:style style:name="T273" style:family="text">
      <style:text-properties style:font-name="Liberation Serif1" fo:font-size="12pt" fo:font-weight="bold" officeooo:rsid="014f832f" style:font-size-asian="10.5pt" style:font-weight-asian="bold" style:font-size-complex="12pt" style:font-weight-complex="bold"/>
    </style:style>
    <style:style style:name="T274" style:family="text">
      <style:text-properties style:font-name="Liberation Serif1" fo:font-size="18pt" fo:font-weight="bold" officeooo:rsid="010ea429" style:font-size-asian="18pt" style:font-weight-asian="bold" style:font-size-complex="18pt" style:font-weight-complex="bold"/>
    </style:style>
    <style:style style:name="T275" style:family="text">
      <style:text-properties style:font-name="Liberation Serif1" fo:font-size="18pt" fo:font-weight="bold" officeooo:rsid="01107e73" style:font-size-asian="18pt" style:font-weight-asian="bold" style:font-size-complex="18pt" style:font-weight-complex="bold"/>
    </style:style>
    <style:style style:name="T276" style:family="text">
      <style:text-properties style:font-name="Liberation Serif1" fo:font-size="14pt" fo:font-weight="bold" style:font-size-asian="14pt" style:font-weight-asian="bold" style:font-size-complex="14pt" style:font-weight-complex="bold"/>
    </style:style>
    <style:style style:name="T277" style:family="text">
      <style:text-properties style:font-name="Liberation Serif1" fo:font-size="14pt" fo:font-weight="bold" officeooo:rsid="0135325d" style:font-size-asian="14pt" style:font-weight-asian="bold" style:font-size-complex="14pt" style:font-weight-complex="bold"/>
    </style:style>
    <style:style style:name="T278" style:family="text">
      <style:text-properties style:font-name="Liberation Serif1" fo:font-size="14pt" fo:font-weight="bold" officeooo:rsid="013e184e" style:font-size-asian="14pt" style:font-weight-asian="bold" style:font-size-complex="14pt" style:font-weight-complex="bold"/>
    </style:style>
    <style:style style:name="T279" style:family="text">
      <style:text-properties style:font-name="Liberation Serif1" fo:font-size="14pt" fo:font-weight="bold" officeooo:rsid="016330c4" style:font-size-asian="14pt" style:font-weight-asian="bold" style:font-size-complex="14pt" style:font-weight-complex="bold"/>
    </style:style>
    <style:style style:name="T280" style:family="text">
      <style:text-properties style:font-name="Liberation Serif1" fo:font-size="14pt" fo:font-weight="bold" officeooo:rsid="0176ca07" style:font-size-asian="14pt" style:font-weight-asian="bold" style:font-size-complex="14pt" style:font-weight-complex="bold"/>
    </style:style>
    <style:style style:name="T281" style:family="text">
      <style:text-properties style:font-name="Liberation Serif1" fo:font-size="14pt" style:font-size-asian="14pt" style:font-size-complex="14pt"/>
    </style:style>
    <style:style style:name="T282" style:family="text">
      <style:text-properties style:font-name="Liberation Serif1" fo:font-size="16pt" fo:font-weight="bold" officeooo:rsid="013fd55f" style:font-size-asian="16pt" style:font-weight-asian="bold" style:font-size-complex="16pt" style:font-weight-complex="bold"/>
    </style:style>
    <style:style style:name="T283" style:family="text">
      <style:text-properties style:font-name="Liberation Serif1" fo:font-size="16pt" fo:font-weight="bold" officeooo:rsid="0143991a" style:font-size-asian="16pt" style:font-weight-asian="bold" style:font-size-complex="16pt" style:font-weight-complex="bold"/>
    </style:style>
    <style:style style:name="T284" style:family="text">
      <style:text-properties style:font-name="Liberation Serif1" fo:font-size="16pt" style:font-size-asian="16pt" style:font-size-complex="16pt"/>
    </style:style>
    <style:style style:name="T285" style:family="text">
      <style:text-properties style:font-name="Liberation Serif1" fo:font-size="16pt" officeooo:rsid="016e0a56" style:font-size-asian="16pt" style:font-size-complex="16pt"/>
    </style:style>
    <style:style style:name="T286" style:family="text">
      <style:text-properties style:font-name="Liberation Serif1" officeooo:rsid="016e0a56"/>
    </style:style>
    <style:style style:name="T287" style:family="text">
      <style:text-properties style:font-name="Liberation Serif1" fo:font-size="26pt" style:font-size-asian="26pt" style:font-size-complex="26pt"/>
    </style:style>
    <style:style style:name="T288" style:family="text">
      <style:text-properties style:font-name="Liberation Serif1" fo:font-size="26pt" officeooo:rsid="016e0a56" style:font-size-asian="26pt" style:font-size-complex="26pt"/>
    </style:style>
    <style:style style:name="T289" style:family="text">
      <style:text-properties style:font-name="Liberation Serif1" fo:font-size="26pt" fo:font-weight="bold" style:font-size-asian="26pt" style:font-weight-asian="bold" style:font-size-complex="26pt" style:font-weight-complex="bold"/>
    </style:style>
    <style:style style:name="T290" style:family="text">
      <style:text-properties style:font-name="Liberation Serif1" fo:font-size="26pt" fo:font-weight="bold" officeooo:rsid="016e0a56" style:font-size-asian="26pt" style:font-weight-asian="bold" style:font-size-complex="26pt" style:font-weight-complex="bold"/>
    </style:style>
    <style:style style:name="T291" style:family="text">
      <style:text-properties officeooo:rsid="00ace2c8"/>
    </style:style>
    <style:style style:name="T292" style:family="text">
      <style:text-properties fo:font-size="8pt" style:font-size-asian="8pt" style:font-size-complex="8pt"/>
    </style:style>
    <style:style style:name="T293" style:family="text">
      <style:text-properties officeooo:rsid="00b895df"/>
    </style:style>
    <style:style style:name="T294" style:family="text">
      <style:text-properties officeooo:rsid="00ba2e68"/>
    </style:style>
    <style:style style:name="T295" style:family="text">
      <style:text-properties officeooo:rsid="00bef26d"/>
    </style:style>
    <style:style style:name="T296" style:family="text">
      <style:text-properties officeooo:rsid="00d13717"/>
    </style:style>
    <style:style style:name="T297" style:family="text">
      <style:text-properties officeooo:rsid="00dc2756"/>
    </style:style>
    <style:style style:name="T298" style:family="text">
      <style:text-properties officeooo:rsid="00dda78c"/>
    </style:style>
    <style:style style:name="T299" style:family="text">
      <style:text-properties officeooo:rsid="00e4a888"/>
    </style:style>
    <style:style style:name="T300" style:family="text">
      <style:text-properties officeooo:rsid="00e5e5d0"/>
    </style:style>
    <style:style style:name="T301" style:family="text">
      <style:text-properties officeooo:rsid="00e6809e"/>
    </style:style>
    <style:style style:name="T302" style:family="text">
      <style:text-properties officeooo:rsid="00e82ed6"/>
    </style:style>
    <style:style style:name="T303" style:family="text">
      <style:text-properties officeooo:rsid="00f0130a"/>
    </style:style>
    <style:style style:name="T304" style:family="text">
      <style:text-properties officeooo:rsid="00f168c5"/>
    </style:style>
    <style:style style:name="T305" style:family="text">
      <style:text-properties fo:font-size="12pt" fo:font-weight="normal" style:font-size-asian="12pt" style:font-weight-asian="normal" style:font-size-complex="12pt" style:font-weight-complex="normal"/>
    </style:style>
    <style:style style:name="T306" style:family="text">
      <style:text-properties fo:font-size="12pt" fo:font-weight="normal" officeooo:rsid="0105fca5" style:font-size-asian="12pt" style:font-weight-asian="normal" style:font-size-complex="12pt" style:font-weight-complex="normal"/>
    </style:style>
    <style:style style:name="T307" style:family="text">
      <style:text-properties fo:font-size="12pt" fo:font-weight="normal" officeooo:rsid="01098ba2" style:font-size-asian="12pt" style:font-weight-asian="normal" style:font-size-complex="12pt" style:font-weight-complex="normal"/>
    </style:style>
    <style:style style:name="T308" style:family="text">
      <style:text-properties fo:font-size="12pt" style:font-size-asian="12pt" style:font-size-complex="12pt"/>
    </style:style>
    <style:style style:name="T309" style:family="text">
      <style:text-properties fo:font-size="12pt" officeooo:rsid="017a9669" style:font-size-asian="10.5pt" style:font-size-complex="12pt"/>
    </style:style>
    <style:style style:name="T310" style:family="text">
      <style:text-properties fo:color="#ffffff" style:font-name="Liberation Mono1" fo:font-weight="normal" officeooo:rsid="0143991a" fo:background-color="#eeeeee" loext:char-shading-value="0" style:font-weight-asian="normal" style:font-weight-complex="normal"/>
    </style:style>
    <style:style style:name="T311" style:family="text">
      <style:text-properties fo:color="#ffffff" fo:font-size="12pt" style:font-size-asian="12pt" style:font-size-complex="12pt"/>
    </style:style>
    <style:style style:name="T312" style:family="text">
      <style:text-properties fo:background-color="#ffffff" loext:char-shading-value="0"/>
    </style:style>
    <style:style style:name="T313" style:family="text">
      <style:text-properties officeooo:rsid="014eb149"/>
    </style:style>
    <style:style style:name="T314" style:family="text">
      <style:text-properties style:font-name="Liberation Serif1"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6" text:outline-level="1">Aprendizaje de Patrones de Diseño de JavaScript</text:h>
      <text:h text:style-name="P210" text:outline-level="3">Un libro de <text:a xlink:type="simple" xlink:href="https://twitter.com/addyosmani" text:style-name="Internet_20_link" text:visited-style-name="Visited_20_Internet_20_Link">Addy Osmani</text:a> </text:h>
      <text:h text:style-name="P224" text:outline-level="2">Volumen 1.7.0</text:h>
      <text:p text:style-name="P33"/>
      <text:p text:style-name="P33">Derechos de autor © Addy Osmani 2017. </text:p>
      <text:p text:style-name="P25"><text:span text:style-name="Emphasis">Aprendizaje de Patrones de Diseño de JavaScript</text:span> se lanza bajo un <text:a xlink:type="simple" xlink:href="https://creativecommons.org/licenses/by-nc-nd/3.0/" text:style-name="Internet_20_link" text:visited-style-name="Visited_20_Internet_20_Link">Creative Commons Attribution-Noncommercial-No Derivative Works 3.0</text:a> <text:span text:style-name="T1">licencia no portada. Está disponible para su compra a través de</text:span> <text:span text:style-name="T47">l</text:span><text:span text:style-name="T1">os medios de comunicación </text:span><text:a xlink:type="simple" xlink:href="http://shop.oreilly.com/product/0636920025832.do" text:style-name="Internet_20_link" text:visited-style-name="Visited_20_Internet_20_Link">O'Reilly</text:a><text:span text:style-name="T1">, pero permanecerán disponibles tanto en línea como en forma física (o compra de libros electrónicos) para los lectores que deseen apoyar el proyecto</text:span>.</text:p>
      <text:p text:style-name="P33"/>
      <text:p text:style-name="P51"><text:bookmark text:name="reviews"/><text:s/></text:p>
      <text:p text:style-name="P49"/>
      <text:p text:style-name="P49"/>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2" text:outline-level="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216" text:outline-level="1"><text:soft-page-break/>Prefac<text:span text:style-name="T48">io</text:span></text:h>
      <text:p text:style-name="P1">Los patrones de diseño son soluciones reutilizables para problemas comunes en el diseño de software. Son temas emocionantes y fascinantes para explorar en cualquier lenguaje de programación.<text:line-break/>Una razón para esto es que nos ayudan a construir sobre la experiencia combinada de muchos desarrolladores que nos precedieron y aseguran que estructuramos nuestro código de manera optimizada, satisfaciendo las necesidades de los problemas que intentamos resolver.<text:line-break/>Los patrones de diseño también nos proporcionan un vocabulario común para describir soluciones. Esto puede ser significativamente más simple que describir la sintaxis y la semántica cuando intentamos transmitir a los demás una forma de estructurar una solución en forma de código.</text:p>
      <text:p text:style-name="P19">En este libro exploraremos la aplicación de patrones de diseño clásicos y modernos al lenguaje de programación JavaScrip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24" text:outline-level="2"><text:soft-page-break/><text:span text:style-name="T1">Público </text:span><text:span text:style-name="T2">O</text:span><text:span text:style-name="T1">bjetivo</text:span></text:h>
      <text:p text:style-name="P1">Este libro está dirigido a desarrolladores profesionales que deseen mejorar su conocimiento de los patrones de diseño y cómo se pueden aplicar al lenguaje de programación JavaScript.<text:line-break/>Algunos de los conceptos cubiertos (cierres, herencia prototípica) asumirán un nivel de conocimiento previo básico y comprensión. Si necesita leer más sobre estos temas, se proporciona una lista de títulos sugeridos para su comodidad.</text:p>
      <text:p text:style-name="P33"><text:span text:style-name="T1">Si desea aprender a escribir código hermoso, estructurado y organizado, creo que este es el libro para usted</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24" text:outline-level="2"><text:soft-page-break/>A<text:span text:style-name="T49">gradecimientos</text:span></text:h>
      <text:p text:style-name="P1">Siempre estaré agradecido por los talentosos revisores técnicos que ayudaron a revisar y mejorar este libro, incluidos los de la comunidad en general. El conocimiento y el entusiasmo que aportaron al proyecto fue simplemente increíble. Los tweets y blogs oficiales de los revisores técnicos también son una fuente regular de ideas e inspiración y recomiendo sinceramente que los revisen.</text:p>
      <text:list xml:id="list2090721242850150283" text:style-name="L1">
        <text:list-item>
          <text:p text:style-name="P321">Nicholas Zakas (<text:a xlink:type="simple" xlink:href="https://www.nczonline.net/" text:style-name="Internet_20_link" text:visited-style-name="Visited_20_Internet_20_Link">http://nczonline.net</text:a>, <text:a xlink:type="simple" xlink:href="https://twitter.com/slicknet" text:style-name="Internet_20_link" text:visited-style-name="Visited_20_Internet_20_Link">@slicknet</text:a>) </text:p>
        </text:list-item>
        <text:list-item>
          <text:p text:style-name="P321">Andrée Hansson (<text:a xlink:type="simple" xlink:href="http://andreehansson.se/" text:style-name="Internet_20_link" text:visited-style-name="Visited_20_Internet_20_Link">http://andreehansson.se</text:a>, <text:a xlink:type="simple" xlink:href="https://twitter.com/peolanha" text:style-name="Internet_20_link" text:visited-style-name="Visited_20_Internet_20_Link">@peolanha</text:a>) </text:p>
        </text:list-item>
        <text:list-item>
          <text:p text:style-name="P321">Luke Smith (<text:a xlink:type="simple" xlink:href="http://lucassmith.name/" text:style-name="Internet_20_link" text:visited-style-name="Visited_20_Internet_20_Link">http://lucassmith.name</text:a>, <text:a xlink:type="simple" xlink:href="https://twitter.com/ls_n" text:style-name="Internet_20_link" text:visited-style-name="Visited_20_Internet_20_Link">@ls_n</text:a>) </text:p>
        </text:list-item>
        <text:list-item>
          <text:p text:style-name="P321">Eric Ferraiuolo (<text:a xlink:type="simple" xlink:href="http://ericf.me/" text:style-name="Internet_20_link" text:visited-style-name="Visited_20_Internet_20_Link">http://ericf.me/</text:a>, <text:a xlink:type="simple" xlink:href="https://twitter.com/ericf" text:style-name="Internet_20_link" text:visited-style-name="Visited_20_Internet_20_Link">@ericf</text:a>) </text:p>
        </text:list-item>
        <text:list-item>
          <text:p text:style-name="P321">Peter Michaux (<text:a xlink:type="simple" xlink:href="http://michaux.ca/" text:style-name="Internet_20_link" text:visited-style-name="Visited_20_Internet_20_Link">http://michaux.ca</text:a>, <text:a xlink:type="simple" xlink:href="https://twitter.com/petermichaux" text:style-name="Internet_20_link" text:visited-style-name="Visited_20_Internet_20_Link">@petermichaux</text:a>) </text:p>
        </text:list-item>
        <text:list-item>
          <text:p text:style-name="P306">Alex Sexton (<text:a xlink:type="simple" xlink:href="https://alexsexton.com/" text:style-name="Internet_20_link" text:visited-style-name="Visited_20_Internet_20_Link">http://alexsexton.com</text:a>, <text:a xlink:type="simple" xlink:href="https://twitter.com/slexaxton" text:style-name="Internet_20_link" text:visited-style-name="Visited_20_Internet_20_Link">@slexaxton</text:a>) </text:p>
        </text:list-item>
      </text:list>
      <text:p text:style-name="P25"><text:span text:style-name="T1">También me gustaría agradecer a Rebecca Murphey (</text:span><text:a xlink:type="simple" xlink:href="http://rmurphey.com/" text:style-name="Internet_20_link" text:visited-style-name="Visited_20_Internet_20_Link">http://rmurphey.com</text:a><text:span text:style-name="T1">, </text:span><text:a xlink:type="simple" xlink:href="https://twitter.com/rmurphey" text:style-name="Internet_20_link" text:visited-style-name="Visited_20_Internet_20_Link">@rmurphey</text:a><text:span text:style-name="T1">) por proporcionar la inspiración para escribir este libro y, lo que es más importante, seguir haciéndolo disponible en GitHub y en O'Reilly.</text:span></text:p>
      <text:p text:style-name="P1">Finalmente, me gustaría agradecer a mi maravillosa esposa Ellie, por todo su apoyo mientras preparaba esta publicació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24" text:outline-level="2"><text:soft-page-break/>Crédit<text:span text:style-name="T50">o</text:span>s</text:h>
      <text:p text:style-name="P1">Si bien algunos de los patrones cubiertos en este libro se implementaron en base a la experiencia personal, muchos de ellos han sido identificados previamente por la comunidad JavaScript. Este trabajo es como tal la producción de la experiencia combinada de varios desarrolladores. Similar al enfoque lógico de Stoyan Stefanov para evitar la interrupción de la narrativa con créditos (en patrones de JavaScript), he enumerado créditos y sugerido leer cualquier contenido cubierto en la sección de referencias.</text:p>
      <text:p text:style-name="P1">Si se ha perdido algún artículo o enlace en la lista de referencias, acepte mis más sinceras disculpas. Si me contactas, me aseguraré de actualizarlos para incluirte en la lista.</text:p>
      <text:h text:style-name="P220" text:outline-level="2">Leyendo</text:h>
      <text:p text:style-name="P1">Si bien este libro está dirigido a desarrolladores principiantes e intermedios, se asume una comprensión básica de los fundamentos de JavaScript. Si desea obtener más información sobre el idioma, me complace recomendar los siguientes títulos:</text:p>
      <text:list xml:id="list4837664875889968568" text:style-name="L2">
        <text:list-item>
          <text:p text:style-name="P322"><text:span text:style-name="Emphasis">JavaScript: The Definitive Guide</text:span> by David Flanagan </text:p>
        </text:list-item>
        <text:list-item>
          <text:p text:style-name="P322"><text:span text:style-name="Emphasis">Eloquent JavaScript</text:span> by Marijn Haverbeke </text:p>
        </text:list-item>
        <text:list-item>
          <text:p text:style-name="P322"><text:span text:style-name="Emphasis">JavaScript Patterns</text:span> by Stoyan Stefanov </text:p>
        </text:list-item>
        <text:list-item>
          <text:p text:style-name="P322"><text:span text:style-name="Emphasis">Writing Maintainable JavaScript</text:span> by Nicholas Zakas </text:p>
        </text:list-item>
        <text:list-item>
          <text:p text:style-name="P307"><text:span text:style-name="Emphasis">JavaScript: The Good Parts</text:span> by Douglas Crockford </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P216" text:outline-level="1"><text:span text:style-name="Emphasis"><text:span text:style-name="T1">Tabla de </text:span></text:span><text:span text:style-name="Emphasis"><text:span text:style-name="T3">C</text:span></text:span><text:span text:style-name="Emphasis"><text:span text:style-name="T1">ontenido</text:span></text:span></text:h>
      <text:list xml:id="list8015497911723305411" text:style-name="L3">
        <text:list-header>
          <text:p text:style-name="P323"/>
        </text:list-header>
        <text:list-item>
          <text:p text:style-name="P324">Introduc<text:span text:style-name="T51">cón</text:span> </text:p>
        </text:list-item>
        <text:list-item>
          <text:p text:style-name="P324"><text:span text:style-name="T52">¿Qué es un Patrón</text:span>? </text:p>
        </text:list-item>
        <text:list-item>
          <text:p text:style-name="P324"><text:span text:style-name="T4">P</text:span><text:span text:style-name="T1">ruebas de "patrón", prototipos y la regla de tres</text:span></text:p>
        </text:list-item>
        <text:list-item>
          <text:p text:style-name="P325">La <text:span text:style-name="T53">E</text:span>structura de un <text:span text:style-name="T53">P</text:span>atrón de <text:span text:style-name="T53">D</text:span>iseño</text:p>
        </text:list-item>
        <text:list-item>
          <text:p text:style-name="P324"><text:span text:style-name="T1">Escribir </text:span><text:span text:style-name="T5">P</text:span><text:span text:style-name="T1">atrones de </text:span><text:span text:style-name="T5">D</text:span><text:span text:style-name="T1">iseño</text:span> </text:p>
        </text:list-item>
        <text:list-item>
          <text:p text:style-name="P324"><text:span text:style-name="T1">Anti-</text:span><text:span text:style-name="T5">P</text:span><text:span text:style-name="T1">atrones</text:span> </text:p>
        </text:list-item>
        <text:list-item>
          <text:p text:style-name="P325">Categorías de <text:span text:style-name="T53">P</text:span>atrones de <text:span text:style-name="T53">D</text:span>iseño</text:p>
        </text:list-item>
        <text:list-item>
          <text:p text:style-name="P324"><text:span text:style-name="T1">Tabla </text:span><text:span text:style-name="T5">R</text:span><text:span text:style-name="T1">esumen de </text:span><text:span text:style-name="T5">C</text:span><text:span text:style-name="T1">ategorización de </text:span><text:span text:style-name="T5">P</text:span><text:span text:style-name="T1">atrones de </text:span><text:span text:style-name="T5">D</text:span><text:span text:style-name="T1">iseño</text:span> </text:p>
        </text:list-item>
        <text:list-item>
          <text:p text:style-name="P325">Patrones de <text:span text:style-name="T53">D</text:span>iseño de JavaScript</text:p>
          <text:list>
            <text:list-item>
              <text:p text:style-name="P324"><text:span text:style-name="T1">Patrón de </text:span><text:span text:style-name="T5">C</text:span><text:span text:style-name="T1">onstructor </text:span><text:span text:style-name="T5">(</text:span>Constructor Pattern<text:span text:style-name="T53">)</text:span></text:p>
            </text:list-item>
            <text:list-item>
              <text:p text:style-name="P324"><text:span text:style-name="T1">Patrón del </text:span><text:span text:style-name="T5">M</text:span><text:span text:style-name="T1">ódulo </text:span><text:span text:style-name="T53">(</text:span>Module Pattern<text:span text:style-name="T53">)</text:span></text:p>
            </text:list-item>
            <text:list-item>
              <text:p text:style-name="P324"><text:span text:style-name="T1">Patrón de </text:span><text:span text:style-name="T5">M</text:span><text:span text:style-name="T1">ódulo </text:span><text:span text:style-name="T5">R</text:span><text:span text:style-name="T1">evelador </text:span><text:span text:style-name="T5">(</text:span>Revealing Module Pattern<text:span text:style-name="T53">)</text:span> </text:p>
            </text:list-item>
            <text:list-item>
              <text:p text:style-name="P324"><text:span text:style-name="T1">Patrón Singleton </text:span><text:span text:style-name="T6">(</text:span>Singleton Pattern<text:span text:style-name="T54">)</text:span></text:p>
            </text:list-item>
            <text:list-item>
              <text:p text:style-name="P324"><text:span text:style-name="T1">Patrón de </text:span><text:span text:style-name="T7">O</text:span><text:span text:style-name="T1">bservador </text:span><text:span text:style-name="T7">(</text:span>Observer Pattern<text:span text:style-name="T55">)</text:span></text:p>
            </text:list-item>
            <text:list-item>
              <text:p text:style-name="P324"><text:span text:style-name="T1">Patrón de </text:span><text:span text:style-name="T8">M</text:span><text:span text:style-name="T1">ediador </text:span><text:span text:style-name="T8">(</text:span>Mediator Pattern<text:span text:style-name="T56">)</text:span></text:p>
            </text:list-item>
            <text:list-item>
              <text:p text:style-name="P324"><text:span text:style-name="T1">Patrón </text:span><text:span text:style-name="T9">de P</text:span><text:span text:style-name="T1">rototipo </text:span><text:span text:style-name="T9">(</text:span>Prototype Pattern<text:span text:style-name="T57">)</text:span></text:p>
            </text:list-item>
            <text:list-item>
              <text:p text:style-name="P324"><text:span text:style-name="T1">Patrón de </text:span><text:span text:style-name="T10">C</text:span><text:span text:style-name="T1">omando </text:span><text:span text:style-name="T10">(</text:span>Command Pattern<text:span text:style-name="T58">)</text:span></text:p>
            </text:list-item>
            <text:list-item>
              <text:p text:style-name="P324"><text:span text:style-name="T1">Patrón de </text:span><text:span text:style-name="T11">F</text:span><text:span text:style-name="T1">achada </text:span><text:span text:style-name="T11">(</text:span>Facade Pattern<text:span text:style-name="T59">)</text:span></text:p>
            </text:list-item>
            <text:list-item>
              <text:p text:style-name="P324"><text:span text:style-name="T1">Patrón de </text:span><text:span text:style-name="T11">F</text:span><text:span text:style-name="T1">ábrica </text:span><text:span text:style-name="T11">(</text:span>Factory Pattern<text:span text:style-name="T59">)</text:span></text:p>
            </text:list-item>
            <text:list-item>
              <text:p text:style-name="P324"><text:span text:style-name="T11">Patron </text:span><text:span text:style-name="T1">Mezcla-en </text:span><text:span text:style-name="T11">(</text:span>Mixin Pattern<text:span text:style-name="T59">)</text:span></text:p>
            </text:list-item>
            <text:list-item>
              <text:p text:style-name="P324"><text:span text:style-name="T1">Patrón </text:span><text:span text:style-name="T12">D</text:span><text:span text:style-name="T1">ecorador </text:span><text:span text:style-name="T12">(</text:span>Decorator Pattern<text:span text:style-name="T60">)</text:span></text:p>
            </text:list-item>
            <text:list-item>
              <text:p text:style-name="P324"><text:span text:style-name="T1">Patrón de </text:span><text:span text:style-name="T12">P</text:span><text:span text:style-name="T1">eso </text:span><text:span text:style-name="T12">M</text:span><text:span text:style-name="T1">osca </text:span><text:span text:style-name="T12">(</text:span>Flyweight Pattern<text:span text:style-name="T60">)</text:span></text:p>
            </text:list-item>
          </text:list>
        </text:list-item>
        <text:list-item>
          <text:p text:style-name="P324">JavaScript MV* Patterns </text:p>
          <text:list>
            <text:list-item>
              <text:p text:style-name="P324"><text:span text:style-name="T1">Patrón </text:span><text:span text:style-name="T13">de </text:span>MVC </text:p>
            </text:list-item>
            <text:list-item>
              <text:p text:style-name="P324"><text:span text:style-name="T1">Patrón </text:span><text:span text:style-name="T13">de </text:span>MVP <text:s/></text:p>
            </text:list-item>
            <text:list-item>
              <text:p text:style-name="P324"><text:span text:style-name="T1">Patrón </text:span><text:span text:style-name="T13">de <text:s/></text:span>MVVM </text:p>
            </text:list-item>
          </text:list>
        </text:list-item>
        <text:list-item>
          <text:p text:style-name="P324"><text:span text:style-name="T1">Patrones </text:span><text:span text:style-name="T13">M</text:span><text:span text:style-name="T1">odernos de </text:span><text:span text:style-name="T13">D</text:span><text:span text:style-name="T1">iseño </text:span><text:span text:style-name="T13">M</text:span><text:span text:style-name="T1">odular de JavaScript</text:span></text:p>
          <text:list>
            <text:list-item>
              <text:p text:style-name="P324">AMD </text:p>
            </text:list-item>
            <text:list-item>
              <text:p text:style-name="P324"><text:span text:style-name="T1">JS </text:span><text:span text:style-name="T13">C</text:span><text:span text:style-name="T1">omún </text:span><text:span text:style-name="T13">(</text:span>CommonJS<text:span text:style-name="T61">)</text:span></text:p>
            </text:list-item>
            <text:list-item>
              <text:p text:style-name="P324"><text:span text:style-name="T1">Armonía </text:span><text:span text:style-name="T13">de </text:span><text:span text:style-name="T61">ES (</text:span>ES Harmony<text:span text:style-name="T61">)</text:span></text:p>
            </text:list-item>
          </text:list>
        </text:list-item>
        <text:list-item>
          <text:p text:style-name="P324"><text:span text:style-name="T1">Patrones de diseño en</text:span> jQuery </text:p>
          <text:list>
            <text:list-item>
              <text:p text:style-name="P324"><text:span text:style-name="T1">Patrón </text:span><text:span text:style-name="T13">C</text:span><text:span text:style-name="T1">ompuesto </text:span><text:span text:style-name="T13">(</text:span>Composite Pattern<text:span text:style-name="T61">)</text:span></text:p>
            </text:list-item>
            <text:list-item>
              <text:p text:style-name="P324"><text:span text:style-name="T1">Patrón </text:span><text:span text:style-name="T13">A</text:span><text:span text:style-name="T1">daptador </text:span><text:span text:style-name="T13">(</text:span>Adapter Pattern<text:span text:style-name="T61">)</text:span></text:p>
            </text:list-item>
            <text:list-item>
              <text:p text:style-name="P324"><text:span text:style-name="T1">Patrón de fachada </text:span><text:span text:style-name="T13">(</text:span>Facade Pattern<text:span text:style-name="T61">)</text:span></text:p>
            </text:list-item>
            <text:list-item>
              <text:p text:style-name="P324"><text:span text:style-name="T1">Patrón de </text:span><text:span text:style-name="T7">O</text:span><text:span text:style-name="T1">bservador </text:span><text:span text:style-name="T7">(</text:span>Observer Pattern<text:span text:style-name="T55">)</text:span> </text:p>
            </text:list-item>
            <text:list-item>
              <text:p text:style-name="P324"><text:span text:style-name="T1">Patrón de </text:span><text:span text:style-name="T13">I</text:span><text:span text:style-name="T1">terador </text:span><text:span text:style-name="T13">(</text:span>Iterator Pattern<text:span text:style-name="T61">)</text:span></text:p>
            </text:list-item>
            <text:list-item>
              <text:p text:style-name="P324"><text:span text:style-name="T1">Patrón de </text:span><text:span text:style-name="T13">I</text:span><text:span text:style-name="T1">nicialización </text:span><text:span text:style-name="T13">P</text:span><text:span text:style-name="T1">erezosa </text:span><text:span text:style-name="T13">(</text:span>Lazy Initialization Pattern<text:span text:style-name="T61">)</text:span></text:p>
            </text:list-item>
            <text:list-item>
              <text:p text:style-name="P324"><text:span text:style-name="T1">Patrón Proxy </text:span><text:span text:style-name="T13">(</text:span>Proxy Pattern<text:span text:style-name="T61">)</text:span></text:p>
            </text:list-item>
            <text:list-item>
              <text:p text:style-name="P324"><text:span text:style-name="T1">Patrón de </text:span><text:span text:style-name="T13">C</text:span><text:span text:style-name="T1">onstructor </text:span><text:span text:style-name="T13">(</text:span>Builder Pattern<text:span text:style-name="T61">)</text:span></text:p>
            </text:list-item>
          </text:list>
        </text:list-item>
        <text:list-item>
          <text:p text:style-name="P324"><text:soft-page-break/><text:span text:style-name="T1">Patrones de </text:span><text:span text:style-name="T13">D</text:span><text:span text:style-name="T1">iseño del </text:span><text:span text:style-name="T13">C</text:span><text:span text:style-name="T1">omplemento jQuery</text:span> </text:p>
        </text:list-item>
        <text:list-item>
          <text:p text:style-name="P325">Patrones de <text:span text:style-name="T61">E</text:span>spacio de <text:span text:style-name="T61">N</text:span>ombres JavaScript</text:p>
        </text:list-item>
        <text:list-item>
          <text:p text:style-name="P324">Conclusion<text:span text:style-name="T61">e</text:span>s </text:p>
        </text:list-item>
        <text:list-item>
          <text:p text:style-name="P308">Referenc<text:span text:style-name="T61">ia</text:span>s </text:p>
        </text:list-item>
      </text:list>
      <text:h text:style-name="P216" text:outline-level="1"><text:bookmark text:name="introduction"/>Introduc<text:span text:style-name="T62">c</text:span>ión </text:h>
      <text:p text:style-name="P1">Uno de los aspectos más importantes de escribir código mantenible es ser capaz de notar los temas recurrentes en ese código y optimizarlos. Esta es un área donde el conocimiento de los patrones de diseño puede resultar invaluable.</text:p>
      <text:p text:style-name="P1">En la primera parte de este libro, exploraremos la historia y la importancia de los patrones de diseño que realmente se pueden aplicar a cualquier lenguaje de programación. Si ya está vendido o está familiarizado con esta historia, no dude en pasar al capítulo "<text:span text:style-name="T63">¿Qué es un patrón?</text:span>" para seguir leyendo.</text:p>
      <text:p text:style-name="P1">Los patrones de diseño se remontan a los primeros trabajos de un arquitecto llamado <text:a xlink:type="simple" xlink:href="https://en.wikipedia.org/wiki/Christopher_Alexander" text:style-name="Internet_20_link" text:visited-style-name="Visited_20_Internet_20_Link">Christopher Alexander</text:a>. A menudo escribía publicaciones sobre su experiencia en la resolución de problemas de diseño y cómo se relacionaban con edificios y ciudades. Un día, se le ocurrió a Alexander que cuando se usa una y otra vez, ciertas construcciones de diseño conducen a un efecto óptimo deseado.</text:p>
      <text:p text:style-name="P1">En colaboración con Sara Ishikawa y Murray Silverstein, Alexander produjo un lenguaje de patrones que ayudaría a empoderar a cualquiera que desee diseñar y construir a cualquier escala. Esto fue publicado en 1977 en un artículo titulado "A Pattern Language", que luego fue lanzado como un <text:span text:style-name="T63">libro</text:span> completo de tapa dura.</text:p>
      <text:p text:style-name="P1">Hace unos 30 años, los ingenieros de software comenzaron a incorporar los principios sobre los que Alexander había escrito en la primera documentación sobre patrones de diseño, que sería una guía para los desarrolladores novatos que buscan mejorar sus habilidades de codificación. Es importante tener en cuenta que los conceptos detrás de los patrones de diseño han existido en la industria de la programación desde su inicio, aunque de forma menos formal.</text:p>
      <text:p text:style-name="P25"><text:span text:style-name="T1">Uno de los primeros trabajos y más formales icónicos </text:span><text:span text:style-name="T14">posiblemente </text:span><text:span text:style-name="T1"><text:s/>publicados sobre patrones de diseño en ingeniería de software fue un libro en 1995 titulado Patrones de diseño: elementos de software orientado a objetos reutilizables. Esto fue escrito por</text:span> <text:a xlink:type="simple" xlink:href="https://en.wikipedia.org/wiki/Erich_Gamma" text:style-name="Internet_20_link" text:visited-style-name="Visited_20_Internet_20_Link">Erich Gamma</text:a>,<text:a xlink:type="simple" xlink:href="https://en.wikipedia.org/w/index.php?title=Richard_Helm&amp;action=edit&amp;redlink=1" text:style-name="Internet_20_link" text:visited-style-name="Visited_20_Internet_20_Link"> Richard Helm</text:a>,<text:a xlink:type="simple" xlink:href="https://en.wikipedia.org/wiki/Ralph_Johnson" text:style-name="Internet_20_link" text:visited-style-name="Visited_20_Internet_20_Link"> Ralph Johnson</text:a> <text:span text:style-name="T64">y</text:span><text:a xlink:type="simple" xlink:href="https://en.wikipedia.org/wiki/John_Vlissides" text:style-name="Internet_20_link" text:visited-style-name="Visited_20_Internet_20_Link"> John Vlissides</text:a> - <text:span text:style-name="T1">un grupo que se hizo conocido como la Banda de los Cuatro (the Gang of Four o GoF para abreviar).</text:span> </text:p>
      <text:p text:style-name="P1">La publicación del GoF se considera bastante instrumental para impulsar aún más el concepto de patrones de diseño en nuestro campo, ya que describe una serie de técnicas de desarrollo y dificultades, así como también proporciona veintitrés patrones de diseño orientados a objetos centrales que se usan con frecuencia en todo el mundo en la actualidad. Cubriremos estos patrones con más detalle en la sección "Categorías de patrones de diseño". </text:p>
      <text:p text:style-name="P19">En este libro, veremos una serie de patrones de diseño de JavaScript populares y exploraremos por qué ciertos patrones pueden ser más adecuados para sus proyectos que otros. Recuerde que los patrones se pueden aplicar no solo a JavaScript estándar (es decir, código JavaScript estándar), sino <text:soft-page-break/>también a bibliotecas abstractas como <text:a xlink:type="simple" xlink:href="https://jquery.com/" text:style-name="Internet_20_link" text:visited-style-name="Visited_20_Internet_20_Link">jQuery</text:a> or <text:a xlink:type="simple" xlink:href="https://dojotoolkit.org/" text:style-name="Internet_20_link" text:visited-style-name="Visited_20_Internet_20_Link">dojo</text:a>. Antes de comenzar, veamos la definición exacta de un "patrón" en el diseño de software.</text:p>
      <text:p text:style-name="P33"/>
      <text:p text:style-name="P33"/>
      <text:h text:style-name="P212" text:outline-level="1">¿Qué es un patrón?</text:h>
      <text:p text:style-name="P1">Un patrón es una solución reutilizable que se puede aplicar a problemas comunes en el diseño de software, en nuestro caso, al escribir aplicaciones web JavaScript. Otra forma de ver los patrones son las plantillas de cómo resolvemos los problemas, que se pueden usar en diferentes situaciones.<text:line-break/>Entonces, ¿por qué es importante entender los patrones y estar familiarizado con ellos? Los patrones de diseño tienen tres beneficios principales:</text:p>
      <text:list xml:id="list6914966167749147598" text:style-name="L4">
        <text:list-item>
          <text:p text:style-name="P326"><text:span text:style-name="Strong_20_Emphasis"><text:span text:style-name="T1">Los patrones son soluciones probadas</text:span></text:span><text:span text:style-name="Strong_20_Emphasis">:</text:span> <text:span text:style-name="T1">Proporcionan enfoques sólidos para resolver problemas en el desarrollo de software utilizando técnicas comprobadas que reflejan la experiencia y los conocimientos que los desarrolladores ayudaron a definirlos para llevarlos al patrón.</text:span> </text:p>
        </text:list-item>
        <text:list-item>
          <text:p text:style-name="P326"><text:span text:style-name="Strong_20_Emphasis"><text:span text:style-name="T1">Los patrones se pueden reutilizar fácilmente</text:span></text:span><text:span text:style-name="Strong_20_Emphasis">: </text:span><text:span text:style-name="T1">Un patrón generalmente refleja una solución lista para usar que se puede adaptar para satisfacer nuestras propias necesidades. Esta característica los hace bastante robustos</text:span>. </text:p>
        </text:list-item>
        <text:list-item>
          <text:p text:style-name="P309"><text:span text:style-name="Strong_20_Emphasis"><text:span text:style-name="T1">Los patrones pueden ser expresivos</text:span></text:span><text:span text:style-name="Strong_20_Emphasis">: </text:span><text:span text:style-name="T1">Cuando observamos un patrón, generalmente hay una estructura establecida y un </text:span><text:span text:style-name="T16">vocabulario</text:span><text:span text:style-name="T1"> para la solución presentada que puede ayudar a expresar soluciones bastante grandes con bastante elegancia.</text:span></text:p>
        </text:list-item>
      </text:list>
      <text:p text:style-name="P33"><text:span text:style-name="T1">Los patrones </text:span><text:span text:style-name="T17">no</text:span><text:span text:style-name="T1"> son una solución exacta. Es importante que recordemos que el papel de un patrón es simplemente proporcionarnos un esquema de solución. Los patrones no resuelven todos los problemas de diseño ni reemplazan a los buenos diseñadores de software, sin embargo, los </text:span><text:span text:style-name="T18">apoyan</text:span><text:span text:style-name="T1">. A continuación, veremos algunas de las otras ventajas que los patrones tienen para ofrecer.</text:span></text:p>
      <text:list xml:id="list2889663021653782864" text:style-name="L5">
        <text:list-item>
          <text:p text:style-name="P327"><text:span text:style-name="Strong_20_Emphasis"><text:span text:style-name="T1">La reutilización de patrones ayuda a prevenir problemas menores que pueden causar problemas importantes en el proceso de desarrollo de aplicaciones.</text:span></text:span><text:span text:style-name="Strong_20_Emphasis"> </text:span><text:span text:style-name="Strong_20_Emphasis"><text:span text:style-name="T20">Esto significa que cuando el código se basa en patrones probados, podemos permitirnos pasar menos tiempo preocupándonos por la estructura de nuestro código y más tiempo enfocándonos en la calidad de nuestra solución general. Esto se debe a que los patrones pueden alentarnos a codificar de manera más estructurada y organizada, evitando la necesidad de refactorizarlo para fines de limpieza en el futuro</text:span></text:span>. </text:p>
        </text:list-item>
        <text:list-item>
          <text:p text:style-name="P327"><text:span text:style-name="Strong_20_Emphasis"><text:span text:style-name="T1">Los patrones pueden proporcionar soluciones generalizadas que están documentadas de una manera que no requiere que estén vinculadas a un problema específico</text:span></text:span><text:span text:style-name="Strong_20_Emphasis">.</text:span> <text:span text:style-name="T1">Este enfoque generalizado significa que, independientemente de la aplicación (y en muchos casos el lenguaje de programación) con el que estamos trabajando, los patrones de diseño se pueden aplicar para mejorar la estructura de nuestro código</text:span>. </text:p>
        </text:list-item>
        <text:list-item>
          <text:p text:style-name="P327"><text:span text:style-name="Strong_20_Emphasis"><text:span text:style-name="T1">Ciertos patrones en realidad pueden disminuir la huella general del tamaño de archivo de nuestro código al evitar la repetición</text:span></text:span><text:span text:style-name="Strong_20_Emphasis">. </text:span><text:span text:style-name="T1">Al alentar a los desarrolladores a mirar más de cerca sus soluciones para áreas donde se pueden hacer reducciones instantáneas en la </text:span><text:soft-page-break/><text:span text:style-name="T1">repetición, </text:span><text:span text:style-name="T21">ej</text:span><text:span text:style-name="T1">. Al reducir el número de funciones que realizan procesos similares en favor de una sola función generalizada, el tamaño total de nuestra base de código se puede disminuir. Esto también se conoce como hacer que el código sea más </text:span><text:span text:style-name="T21">DRY (seco).</text:span></text:p>
        </text:list-item>
        <text:list-item>
          <text:p text:style-name="P327"><text:span text:style-name="Strong_20_Emphasis"><text:span text:style-name="T1">Los patrones se agregan al vocabulario de un desarrollador, lo que agiliza la comunicación</text:span></text:span><text:span text:style-name="Strong_20_Emphasis">.</text:span> </text:p>
        </text:list-item>
        <text:list-item>
          <text:p text:style-name="P310"><text:span text:style-name="Strong_20_Emphasis"><text:span text:style-name="T1">Los patrones que se usan con frecuencia se pueden mejorar con el tiempo aprovechando las experiencias colectivas que otros desarrolladores que usan esos patrones contribuyen a la comunidad de patrones de diseño.</text:span></text:span> <text:span text:style-name="T1">En algunos casos, esto conduce a la creación de patrones de diseño completamente nuevos, mientras que en otros puede conducir a la provisión de pautas mejoradas sobre cómo los patrones específicos se pueden utilizar mejor. Esto puede garantizar que las soluciones basadas en patrones continúen siendo más sólidas de lo que pueden ser las soluciones ad-hoc.</text:span></text:p>
        </text:list-item>
      </text:list>
      <text:h text:style-name="P207" text:outline-level="3"/>
      <text:h text:style-name="P207" text:outline-level="3">Ya usamos patrones todos los días</text:h>
      <text:p text:style-name="P25"><text:span text:style-name="T1">Para comprender cuán útiles pueden ser los patrones, repasemos un problema de selección de elementos muy simple que la biblioteca jQuery nos resuelve.</text:span>. </text:p>
      <text:p text:style-name="P25"><text:span text:style-name="T1">Imagine que tenemos un script donde para cada elemento DOM encontrado en una página con la clase "foo" deseamos incrementar un contador. ¿Cuál es la forma más eficiente de consultar esta colección de elementos? Bueno, hay algunas maneras diferentes de abordar este problema</text:span>:</text:p>
      <text:list xml:id="list1508797587229847144" text:style-name="L6">
        <text:list-item>
          <text:p text:style-name="P328"><text:span text:style-name="T1">Seleccione todos los elementos en la página y luego almacene referencias a ellos. Luego, filtre esta colección y use expresiones regulares (u otro medio) para almacenar solo aquellos con la clase "foo"</text:span>. </text:p>
        </text:list-item>
        <text:list-item>
          <text:p text:style-name="P335">Use una característica moderna del navegador nativo como <text:span text:style-name="T65">querySelectorAll()</text:span> para seleccionar todos los elementos con la clase "foo".</text:p>
        </text:list-item>
        <text:list-item>
          <text:p text:style-name="P311"><text:span text:style-name="T1">Use una función nativa como </text:span><text:span text:style-name="T66">getElementsByClassName()</text:span><text:span text:style-name="T1"> para recuperar de manera similar la colección deseada</text:span>. <text:s/><text:a xlink:type="simple" xlink:href="https://jsperf.com/getelementsbyclassname-vs-queryselectorall/5" text:style-name="Internet_20_link" text:visited-style-name="Visited_20_Internet_20_Link">alternatives</text:a></text:p>
        </text:list-item>
      </text:list>
      <text:p text:style-name="P25"><text:span text:style-name="T1">Entonces, ¿cuál de estas opciones es la más rápida? En realidad, es la opción 3, por un factor de 8-10 veces las </text:span><text:a xlink:type="simple" xlink:href="https://jsperf.com/getelementsbyclassname-vs-queryselectorall/5" text:style-name="Internet_20_link" text:visited-style-name="Visited_20_Internet_20_Link">alternativ</text:a><text:a xlink:type="simple" xlink:href="https://jsperf.com/getelementsbyclassname-vs-queryselectorall/5" text:style-name="Internet_20_link" text:visited-style-name="Visited_20_Internet_20_Link"><text:span text:style-name="T22">a</text:span></text:a><text:a xlink:type="simple" xlink:href="https://jsperf.com/getelementsbyclassname-vs-queryselectorall/5" text:style-name="Internet_20_link" text:visited-style-name="Visited_20_Internet_20_Link">s</text:a><text:span text:style-name="T1">. Sin embargo, en una aplicación del mundo real, 3 no funcionará en versiones de Internet Explorer inferiores a 9 y, por lo tanto, es necesario usar 1 donde no se admiten 2 y 3.</text:span></text:p>
      <text:p text:style-name="P25"><text:span text:style-name="T1">Sin embargo, los desarrolladores que usan jQuery no tienen que preocuparse por este problema, ya que afortunadamente se nos abstrae usando el patrón </text:span><text:span text:style-name="T16">Facade</text:span><text:span text:style-name="T1">. Como revisaremos con más detalle más adelante, este patrón proporciona un conjunto simple de interfaces abstraídas (</text:span><text:span text:style-name="T23">ej.</text:span><text:span text:style-name="T1"> </text:span><text:span text:style-name="Source_20_Text"><text:span text:style-name="T1">$el.css()</text:span></text:span><text:span text:style-name="T1">, </text:span><text:span text:style-name="Source_20_Text"><text:span text:style-name="T1">$el.animate()</text:span></text:span><text:span text:style-name="T1">) a varios cuerpos de código subyacentes más complejos. Como hemos visto, esto significa menos tiempo para preocuparse por los detalles del nivel de implementación.</text:span></text:p>
      <text:p text:style-name="P1">Detrás de escena, la biblioteca simplemente opta por el enfoque más óptimo para seleccionar elementos dependiendo de lo que admita nuestro navegador actual y solo consumimos la capa de abstracción.</text:p>
      <text:p text:style-name="P33"/>
      <text:p text:style-name="P25"><text:soft-page-break/><text:span text:style-name="T1">Probablemente todos también estamos familiarizados con </text:span><text:span text:style-name="T66">$("selector")</text:span><text:span text:style-name="T1"> de jQuery. Esto es significativamente más fácil de usar para seleccionar elementos HTML en una página en lugar de tener que optar manualmente por </text:span><text:span text:style-name="T66">getElementById()</text:span><text:span text:style-name="T1">, </text:span><text:span text:style-name="T66">getElementsByClassName()</text:span><text:span text:style-name="T1">, </text:span><text:span text:style-name="T66">getElementsByTagName()</text:span><text:span text:style-name="T1"> y así sucesivamente.</text:span></text:p>
      <text:p text:style-name="P33">Although we know that <text:span text:style-name="Source_20_Text">querySelectorAll()</text:span> attempts to solve this problem, compare the effort involved in using jQuery's Facade interfaces vs. selecting the most optimal selection paths ourselves. There's no contest! Abstractions using patterns can offer real-world value.</text:p>
      <text:p text:style-name="P33"/>
      <text:p text:style-name="P1">Aunque sabemos que <text:span text:style-name="T65">querySelectorAll()</text:span> intenta resolver este problema, compare el esfuerzo involucrado en el uso de las interfaces Facade de jQuery v<text:span text:style-name="T67">ersus</text:span> seleccionando nosotros mismos los caminos de selección más óptimos. ¡No hay concurso! Las abstracciones que usan patrones pueden ofrecer valor en el mundo real. </text:p>
      <text:p text:style-name="P19">Veremos esto y más patrones de diseño más adelante en el libr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h text:style-name="P213" text:outline-level="1"><text:bookmark text:name="patternity"/>"P<text:span text:style-name="T1">ruebas de "patrón", prototipos y la regla de tres.</text:span></text:h>
      <text:p text:style-name="P19"/>
      <text:p text:style-name="P25"><text:span text:style-name="T1">Recuerde que no todos los algoritmos, mejores prácticas o soluciones representan lo que podría considerarse un patrón completo. Puede haber algunos ingredientes clave</text:span><text:span text:style-name="T24">s</text:span><text:span text:style-name="T1"> que faltan y la comunidad de patrones generalmente desconfía de algo que dice ser uno a menos que haya sido investigado en gran medida. Incluso si se nos presenta algo que </text:span><text:span text:style-name="T17">parece</text:span><text:span text:style-name="T1"> cumplir con los criterios para un patrón, no debe considerarse uno hasta que haya pasado por períodos adecuados de escrutinio y prueba por parte de otros.</text:span></text:p>
      <text:p text:style-name="P1">Al recordar el trabajo de Alexander una vez más, afirma que un patrón debería ser tanto un proceso como una "cosa". Esta definición es obtusa a propósito, ya que sigue diciendo que es el proceso el que debería crear la "cosa". Esta es una razón por la cual los patrones generalmente se enfocan en abordar una estructura visualmente identificable, es decir, deberíamos poder representar visualmente (o dibujar) una imagen que represente la estructura en la que se pone en práctica el patrón.</text:p>
      <text:p text:style-name="P1">Al estudiar patrones de diseño, no es irregular encontrar el término "proto-patrón". ¿Que es esto? Bueno, un patrón que aún no se sabe que pasa las pruebas de calidad de "patrón" generalmente se conoce como un proto-patrón. Los proto-patrones pueden ser el resultado del trabajo de alguien que ha establecido una solución particular que es digna de compartir con la comunidad, pero que aún no ha tenido la oportunidad de haber sido examinada en gran medida debido a su corta edad.</text:p>
      <text:p text:style-name="P1">Alternativamente, las personas que comparten el patrón pueden no tener el tiempo o el interés de pasar por el proceso de "patrón" y, en su lugar, pueden publicar una breve descripción de su proto-patrón. Breves descripciones o fragmentos de este tipo de patrón se conocen como paletas.</text:p>
      <text:p text:style-name="P25"><text:span text:style-name="T1">El trabajo involucrado en documentar completamente un patrón calificado puede ser bastante desalentador. Mirando hacia atrás en algunos de los primeros trabajos en el campo de los patrones de diseño, un patrón puede considerarse "bueno" si hace lo siguiente</text:span>: </text:p>
      <text:list xml:id="list4755082965079959339" text:style-name="L7">
        <text:list-item>
          <text:p text:style-name="P338"><text:span text:style-name="Strong_20_Emphasis"><text:span text:style-name="T1">Resuelve un problema particular</text:span></text:span>: <text:span text:style-name="T1">Se supone que los patrones no solo capturan principios o estrategias. Necesitan capturar soluciones. Este es uno de los ingredientes más esenciales para un buen patrón.</text:span> </text:p>
        </text:list-item>
        <text:list-item>
          <text:p text:style-name="P329"><text:span text:style-name="Strong_20_Emphasis"><text:span text:style-name="T1">La solución a este problema no puede ser obvia</text:span></text:span>: <text:span text:style-name="T1">Podemos encontrar que las técnicas de resolución de problemas a menudo intentan derivar de los primeros principios bien conocidos. Los mejores patrones de diseño generalmente brindan soluciones indirectas a los problemas</text:span><text:span text:style-name="T25">. E</text:span><text:span text:style-name="T1">sto se considera un enfoque necesario para los problemas más desafiantes relacionados con el diseño</text:span>. </text:p>
        </text:list-item>
        <text:list-item>
          <text:p text:style-name="P329"><text:span text:style-name="Strong_20_Emphasis"><text:span text:style-name="T1">El concepto descrito debe haber sido probado</text:span></text:span>: <text:span text:style-name="T1">Los patrones de diseño requieren pruebas de que funcionan como se describe y, sin esta prueba, el diseño no puede considerarse seriamente. Si un patrón es de naturaleza altamente especulativa, solo los valientes pueden intentar usarlo</text:span>. </text:p>
        </text:list-item>
        <text:list-item>
          <text:p text:style-name="P312"><text:soft-page-break/><text:span text:style-name="Strong_20_Emphasis"><text:span text:style-name="T1">Debe describir una relación</text:span></text:span>: <text:span text:style-name="T1">En algunos casos, puede parecer que un patrón describe un tipo de módulo. Aunque una implementación puede aparecer de esta manera, la descripción oficial del patrón debe describir estructuras y mecanismos de sistema mucho más profundos que explican su relación con el código.</text:span> </text:p>
        </text:list-item>
      </text:list>
      <text:p text:style-name="P25"><text:span text:style-name="T1">Seríamos perdonados por pensar que no vale la pena aprender un proto-patrón que no cumple con las pautas, sin embargo, esto está lejos de la verdad. Muchos proto-patrones son realmente bastante buenos. No estoy diciendo que valga la pena mirar todos los proto-patrones, pero hay bastantes útiles en la naturaleza que podrían ayudarnos con futuros proyectos. Use el mejor criterio con la lista anterior en mente y estará bien en su proceso de selección</text:span>.</text:p>
      <text:p text:style-name="P25"><text:span text:style-name="T1">Uno de los requisitos adicionales para que un patrón sea válido es que muestran algún fenómeno recurrente. Esto es a menudo algo que puede calificarse en al menos tres áreas clave, lo que se conoce como la </text:span><text:span text:style-name="T16">regla de tres</text:span><text:span text:style-name="T1">. Para mostrar la recurrencia usando esta regla, uno debe demostrar:</text:span></text:p>
      <text:list xml:id="list6323825892834980046" text:style-name="L8">
        <text:list-item>
          <text:p text:style-name="P342"><text:span text:style-name="Strong_20_Emphasis"><text:span text:style-name="T1">Aptitud de propósito</text:span></text:span> - <text:span text:style-name="T1">¿</text:span><text:span text:style-name="T26">c</text:span><text:span text:style-name="T1">ómo se considera exitoso el patrón?</text:span></text:p>
        </text:list-item>
        <text:list-item>
          <text:p text:style-name="P330"><text:span text:style-name="Strong_20_Emphasis"><text:span text:style-name="T1">Utilidad</text:span></text:span> - <text:span text:style-name="T1">¿</text:span><text:span text:style-name="T26">p</text:span><text:span text:style-name="T1">or qué el patrón se considera exitoso?</text:span></text:p>
        </text:list-item>
        <text:list-item>
          <text:p text:style-name="P313"><text:span text:style-name="Strong_20_Emphasis"><text:span text:style-name="T1">Aplicabilidad</text:span></text:span> - <text:span text:style-name="T1">¿</text:span><text:span text:style-name="T26">e</text:span><text:span text:style-name="T1">l diseño es digno de ser un patrón porque tiene una aplicabilidad más amplia? Si es así, esto necesita ser explicado. Al revisar o definir un patrón, es importante tener en cuenta lo anterior.</text:span> </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14" text:outline-level="1"><text:soft-page-break/><text:span text:style-name="T1">La estructura de un patrón de diseño</text:span> </text:h>
      <text:p text:style-name="P25"><text:span text:style-name="T1">Es posible que tenga curiosidad acerca de cómo un autor de patrones podría abordar la estructura, la implementación y el propósito de un nuevo patrón. Un patrón se presenta inicialmente en forma de una </text:span><text:span text:style-name="T17">regla</text:span><text:span text:style-name="T1"> que establece una relación entre:</text:span></text:p>
      <text:list xml:id="list2902670609667414200" text:style-name="L9">
        <text:list-item>
          <text:p text:style-name="P336">Un <text:span text:style-name="T68">contexto</text:span></text:p>
        </text:list-item>
        <text:list-item>
          <text:p text:style-name="P336">Un sistema de <text:span text:style-name="T68">fuerzas</text:span> que surge en ese contexto y</text:p>
        </text:list-item>
        <text:list-item>
          <text:p text:style-name="P317">Una <text:span text:style-name="T68">configuración</text:span> que permite que estas fuerzas se resuelvan en contexto</text:p>
        </text:list-item>
      </text:list>
      <text:p text:style-name="P25"><text:span text:style-name="T1">Con esto en mente, echemos un vistazo a un resumen de los elementos componentes de un patrón de diseño. Un patrón de diseño debe tener un</text:span>:</text:p>
      <text:list xml:id="list1204779720010756799" text:style-name="L10">
        <text:list-item>
          <text:p text:style-name="P331"><text:span text:style-name="Strong_20_Emphasis"><text:span text:style-name="T1">Nombre del patrón </text:span></text:span><text:span text:style-name="Strong_20_Emphasis"><text:span text:style-name="T20">y una</text:span></text:span><text:span text:style-name="Strong_20_Emphasis"><text:span text:style-name="T1"> descripción</text:span></text:span></text:p>
        </text:list-item>
        <text:list-item>
          <text:p text:style-name="P343"><text:span text:style-name="T19">T</text:span><text:span text:style-name="T17">razado del contexto </text:span><text:span text:style-name="T27">-</text:span><text:span text:style-name="T1"> los contextos en los que el patrón es eficaz para responder a las necesidades de los usuarios</text:span></text:p>
        </text:list-item>
        <text:list-item>
          <text:p text:style-name="P331"><text:span text:style-name="T17">Declaración del problema </text:span><text:span text:style-name="T19">-</text:span><text:span text:style-name="T1"> una declaración del problema que se está abordando para que podamos entender la intención del patrón</text:span></text:p>
        </text:list-item>
        <text:list-item>
          <text:p text:style-name="P331"><text:span text:style-name="Strong_20_Emphasis">Solution</text:span> – <text:span text:style-name="T1">una descripción de cómo se resuelve el problema del usuario en una lista comprensible de pasos y percepciones</text:span></text:p>
        </text:list-item>
        <text:list-item>
          <text:p text:style-name="P331"><text:span text:style-name="Strong_20_Emphasis"><text:span text:style-name="T1">Diseño</text:span></text:span> – <text:span text:style-name="T1">una descripción del diseño del patrón y, en particular, el comportamiento del usuario al interactuar con él</text:span></text:p>
        </text:list-item>
        <text:list-item>
          <text:p text:style-name="P331"><text:span text:style-name="Strong_20_Emphasis">Implementa</text:span><text:span text:style-name="Strong_20_Emphasis"><text:span text:style-name="T72">ción</text:span></text:span><text:span text:style-name="Strong_20_Emphasis"> </text:span>– <text:span text:style-name="T1">una guía sobre cómo se implementaría el patrón</text:span> </text:p>
        </text:list-item>
        <text:list-item>
          <text:p text:style-name="P331"><text:span text:style-name="Strong_20_Emphasis"><text:span text:style-name="T1">Ilustraciones</text:span></text:span> – <text:span text:style-name="T72">u</text:span><text:span text:style-name="T1">na representación visual de las clases en el patrón (</text:span><text:span text:style-name="T28">e</text:span><text:span text:style-name="T1">j., un diagrama)</text:span> </text:p>
        </text:list-item>
        <text:list-item>
          <text:p text:style-name="P331"><text:span text:style-name="Strong_20_Emphasis">E</text:span><text:span text:style-name="Strong_20_Emphasis"><text:span text:style-name="T72">je</text:span></text:span><text:span text:style-name="Strong_20_Emphasis">mpl</text:span><text:span text:style-name="Strong_20_Emphasis"><text:span text:style-name="T72">o</text:span></text:span><text:span text:style-name="Strong_20_Emphasis">s</text:span> – <text:span text:style-name="T72">u</text:span><text:span text:style-name="T1">na implementación del patrón en una forma mínima</text:span> </text:p>
        </text:list-item>
        <text:list-item>
          <text:p text:style-name="P331"><text:span text:style-name="Strong_20_Emphasis"><text:span text:style-name="T1">Co-requisitos</text:span></text:span> – <text:span text:style-name="T1">¿</text:span><text:span text:style-name="T28">q</text:span><text:span text:style-name="T1">ué otros patrones pueden ser necesarios para apoyar el uso del patrón que se describe?</text:span> </text:p>
        </text:list-item>
        <text:list-item>
          <text:p text:style-name="P331"><text:span text:style-name="Strong_20_Emphasis">Rela</text:span><text:span text:style-name="Strong_20_Emphasis"><text:span text:style-name="T72">ciones</text:span></text:span> – <text:span text:style-name="T1">¿</text:span><text:span text:style-name="T28">a</text:span><text:span text:style-name="T1"> qué patrones se parece este patrón? ¿</text:span><text:span text:style-name="T28">s</text:span><text:span text:style-name="T1">e parece mucho a los demás?</text:span> </text:p>
        </text:list-item>
        <text:list-item>
          <text:p text:style-name="P331"><text:span text:style-name="Strong_20_Emphasis"><text:span text:style-name="T1">Uso conocido</text:span></text:span> – <text:span text:style-name="T1">¿Se está utilizando el patrón en la </text:span><text:span text:style-name="T16">naturaleza</text:span><text:span text:style-name="T1">? </text:span><text:span text:style-name="T28">s</text:span><text:span text:style-name="T1">i es así, ¿dónde y cómo?</text:span> </text:p>
        </text:list-item>
        <text:list-item>
          <text:p text:style-name="P314"><text:span text:style-name="Strong_20_Emphasis"><text:span text:style-name="T1">Discusiones</text:span></text:span> – <text:span text:style-name="T1">Las ideas del equipo o del autor sobre los interesantes beneficios del patrón</text:span> </text:p>
        </text:list-item>
      </text:list>
      <text:p text:style-name="P1">Los patrones de diseño son un enfoque bastante poderoso para lograr que todos los desarrolladores de una organización o equipo estén en la misma página al crear o mantener soluciones. Si está considerando trabajar en un patrón propio, recuerde que aunque pueden tener un alto costo inicial en las fases de planificación y redacción, el valor devuelto de esa inversión puede valer la pena. Sin embargo, siempre investigue a fondo antes de trabajar en nuevos patrones, ya que puede resultarle más beneficioso usar o construir sobre los patrones probados existentes que comenzar de nuevo.</text:p>
      <text:p text:style-name="P1"/>
      <text:p text:style-name="P1"/>
      <text:p text:style-name="P1"/>
      <text:p text:style-name="P1"/>
      <text:p text:style-name="P33"/>
      <text:h text:style-name="P216" text:outline-level="1"><text:soft-page-break/><text:span text:style-name="T1">Escribir patrones de </text:span><text:span text:style-name="T29">D</text:span><text:span text:style-name="T1">iseño</text:span></text:h>
      <text:p text:style-name="P1">Aunque este libro está dirigido a los nuevos patrones de diseño, una comprensión fundamental de cómo se escribe un patrón de diseño puede ofrecer una serie de beneficios útiles. Para empezar, podemos obtener una apreciación más profunda del razonamiento detrás de por qué se necesita un patrón. También podemos aprender a saber si un patrón (o proto-patrón) está a la altura cuando lo revisamos para nuestras propias necesidades.</text:p>
      <text:p text:style-name="P1">Escribir buenos patrones es una tarea desafiante. Los patrones no solo necesitan (idealmente) proporcionar una cantidad sustancial de material de referencia para los usuarios finales, sino que también deben poder defender por qué son necesarios.</text:p>
      <text:p text:style-name="P1">Después de leer la sección anterior sobre qué es un patrón, podemos pensar que esto en sí mismo es suficiente para ayudarnos a identificar patrones que vemos en la naturaleza. Esto en realidad no es completamente cierto. No siempre está claro si un fragmento de código que estamos viendo sigue un patrón establecido o si accidentalmente aparece como lo hace.</text:p>
      <text:p text:style-name="P1">Cuando observamos un cuerpo de código que creemos que puede estar usando un patrón, deberíamos considerar escribir algunos de los aspectos del código que creemos que se incluyen en un patrón o conjunto de patrones existente en particular.</text:p>
      <text:p text:style-name="P25"><text:span text:style-name="T1">En muchos casos de análisis de patrones, podemos encontrar que solo estamos viendo código que sigue buenos principios y prácticas de diseño que podrían superponerse con las reglas de un patrón por accidente. Recuerde: las soluciones en las que no aparecen interacciones ni reglas definidas </text:span><text:span text:style-name="T16">no</text:span><text:span text:style-name="T1"> son patrones.</text:span></text:p>
      <text:p text:style-name="P1">Si está interesado en aventurarse en el camino de escribir sus propios patrones de diseño, le recomiendo aprender de otros que ya han pasado por el proceso y lo han hecho bien. Pase tiempo absorbiendo la información de varias descripciones de patrones de diseño diferentes y asimile lo que es significativo para usted.</text:p>
      <text:p text:style-name="P1">Explore la estructura y la semántica: esto se puede hacer examinando las interacciones y el contexto de los patrones que le interesan para que pueda identificar los principios que ayudan a organizar esos patrones en configuraciones útiles.</text:p>
      <text:p text:style-name="P25"><text:span text:style-name="T1">Una vez que nos hayamos expuesto a una gran cantidad de información sobre literatura de patrones, es posible que deseemos comenzar a escribir nuestro patrón utilizando un formato </text:span><text:span text:style-name="T16">existente</text:span><text:span text:style-name="T1"> y ver si podemos generar nuevas ideas para mejorarlo o integrar nuestras ideas allí.</text:span></text:p>
      <text:p text:style-name="P25"><text:span text:style-name="T1">Un ejemplo de un desarrollador que hizo esto en los últimos años es Christian Heilmann, quien tomó el existente patrón del </text:span><text:span text:style-name="T16">Módulo</text:span><text:span text:style-name="T1"> e hizo algunos cambios fundamentalmente útiles para crear el patrón del </text:span><text:span text:style-name="T16">Módulo Revelador</text:span><text:span text:style-name="T1"> (este es uno de los patrones cubiertos más adelante en este libro).</text:span></text:p>
      <text:p text:style-name="P25"><text:span text:style-name="T1">Los siguientes son consejos que sugeriría si está interesado en crear un nuevo patrón de diseño</text:span>:</text:p>
      <text:list xml:id="list8716641790534998372" text:style-name="L11">
        <text:list-item>
          <text:p text:style-name="P332"><text:span text:style-name="Strong_20_Emphasis"><text:span text:style-name="T1">¿Qué tan práctico es el patrón?</text:span></text:span>: <text:span text:style-name="T1">Asegúrese de que el patrón describa soluciones comprobadas a problemas recurrentes en lugar de solo soluciones especulativas que no han sido calificadas</text:span>. </text:p>
        </text:list-item>
        <text:list-item>
          <text:p text:style-name="P332"><text:soft-page-break/><text:span text:style-name="Strong_20_Emphasis"><text:span text:style-name="T1">Tenga en cuenta las mejores prácticas</text:span></text:span><text:span text:style-name="Strong_20_Emphasis">:</text:span> <text:span text:style-name="T1">Las decisiones de diseño que tomamos deben basarse en los principios que derivamos de la comprensión de las mejores prácticas.</text:span></text:p>
        </text:list-item>
        <text:list-item>
          <text:p text:style-name="P332"><text:span text:style-name="Strong_20_Emphasis"><text:span text:style-name="T1">Nuestros patrones de diseño deben ser transparentes para el usuario</text:span></text:span>: <text:span text:style-name="T1">Los patrones de diseño deben ser completamente transparentes para cualquier tipo de experiencia del usuario. Están principalmente allí para servir a los desarrolladores que los usan y no deben forzar cambios en el comportamiento en la experiencia del usuario que no se incurriría sin el uso de un patrón.</text:span> </text:p>
        </text:list-item>
        <text:list-item>
          <text:p text:style-name="P332"><text:span text:style-name="Strong_20_Emphasis"><text:span text:style-name="T1">Recuerde que la originalidad no es clave en el diseño del patrón</text:span></text:span>: <text:span text:style-name="T1">Al escribir un patrón, no necesitamos ser el descubridor original de las soluciones que se están documentando ni preocuparse por la superposición de nuestro diseño con piezas menores de otros patrones. Si el enfoque es lo suficientemente fuerte como para tener una aplicabilidad amplia y útil, tiene la posibilidad de ser reconocido como un patrón válido.</text:span></text:p>
        </text:list-item>
        <text:list-item>
          <text:p text:style-name="P315"><text:span text:style-name="Strong_20_Emphasis"><text:span text:style-name="T1">Los patrones necesitan un sólido conjunto de ejemplos</text:span></text:span><text:span text:style-name="Strong_20_Emphasis">:</text:span> <text:span text:style-name="T1">Una buena descripción del patrón debe ser seguida por un conjunto igualmente sólido de ejemplos que demuestren la aplicación exitosa de nuestro patrón. Para mostrar un uso amplio, los ejemplos que exhiben buenos principios de diseño son ideales</text:span>. </text:p>
        </text:list-item>
      </text:list>
      <text:p text:style-name="P1">La escritura de patrones es un equilibrio cuidadoso entre crear un diseño que sea general, específico y, sobre todo, útil. Intente asegurarse de que, si escribe un patrón, cubra las áreas de aplicación más amplias posibles y esté bien. Espero que esta breve introducción a los patrones de escritura te haya dado algunas ideas que te ayudarán en tu proceso de aprendizaje en las próximas secciones de este lib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15" text:outline-level="1"><text:soft-page-break/>Anti<text:span text:style-name="T73">p</text:span><text:span text:style-name="T1">atrones</text:span></text:h>
      <text:p text:style-name="P2">Si consideramos que un patrón representa una mejor práctica, un antipatrón representa una lección que se ha aprendido. El término antipatrones fue acuñado en 1995 por Andrew Koenig en el Informe C ++ de noviembre de ese año, inspirado en el libro de GoF <text:s/><text:span text:style-name="T75">Design Patterns</text:span>. En el informe de Koenig, se presentan dos nociones de antipatrones. Antipatrones:</text:p>
      <text:list xml:id="list5686217795797155385" text:style-name="L12">
        <text:list-item>
          <text:p text:style-name="P333"><text:span text:style-name="T1">Describa una </text:span><text:span text:style-name="T16">mala</text:span><text:span text:style-name="T1"> solución a un problema particular que resultó en una mala situación</text:span></text:p>
        </text:list-item>
        <text:list-item>
          <text:p text:style-name="P318">Describa <text:span text:style-name="T75">cómo</text:span> salir de dicha situación y cómo pasar de allí a una buena solución.</text:p>
        </text:list-item>
      </text:list>
      <text:p text:style-name="P2">Sobre este tema, Alexander escribe sobre las dificultades para lograr un buen equilibrio entre una buena estructura de diseño y un buen contexto:</text:p>
      <text:p text:style-name="P26"><text:span text:style-name="Emphasis">“</text:span><text:span text:style-name="Emphasis"><text:span text:style-name="T1">Estas notas son sobre el proceso de diseño; el proceso de inventar cosas físicas que muestran un nuevo orden físico, organización, forma, en respuesta a la función ... cada problema de diseño comienza con un esfuerzo por lograr la adecuación entre dos entidades: la forma en cuestión y su contexto. </text:span></text:span><text:span text:style-name="Emphasis"><text:span text:style-name="T30">La forma </text:span></text:span><text:span text:style-name="Emphasis"><text:span text:style-name="T1">es la solución al problema; el contexto define el problema</text:span></text:span><text:span text:style-name="Emphasis">”.</text:span></text:p>
      <text:p text:style-name="P27"><text:span text:style-name="T1">Si bien es bastante importante conocer los patrones de diseño, puede ser igualmente importante comprender los antipatrones. Califiquemos la razón detrás de esto.</text:span> <text:span text:style-name="T1">Al crear una aplicación, el ciclo de vida de un proyecto comienza con la construcción, sin embargo, una vez que haya realizado el lanzamiento inicial, debe mantenerse</text:span>. <text:span text:style-name="T1">La calidad de una solución final será buena o mala, dependiendo del nivel de habilidad y el tiempo que el equipo haya invertido en ella. Aquí, lo bueno y lo malo se consideran en contexto </text:span><text:span text:style-name="T31">-</text:span><text:span text:style-name="T1"> un diseño ‘perfecto’ puede calificar como un antipatrón si se aplica en el contexto incorrecto.</text:span></text:p>
      <text:p text:style-name="P28"><text:span text:style-name="Emphasis"><text:span text:style-name="T32">Los desafíos más grandes suceden después de que una aplicación ha alcanzado la producción y está lista para entrar en modo de mantenimiento. Un desarrollador que trabaje en un sistema de este tipo y que no haya trabajado antes en la aplicación puede introducir un </text:span></text:span><text:span text:style-name="Emphasis"><text:span text:style-name="T16">mal</text:span></text:span><text:span text:style-name="Emphasis"><text:span text:style-name="T32"> diseño en el proyecto por accidente. Si dichas </text:span></text:span><text:span text:style-name="Emphasis"><text:span text:style-name="T16">malas</text:span></text:span><text:span text:style-name="Emphasis"><text:span text:style-name="T32"> prácticas se crean como antipatrones, les permiten a los desarrolladores un medio para reconocerlas de antemano para que puedan evitar errores comunes que pueden ocurrir; esto es paralelo a la forma en que los patrones de diseño nos proporcionan una forma de reconocer l</text:span></text:span><text:span text:style-name="Emphasis"><text:span text:style-name="T33">a</text:span></text:span><text:span text:style-name="Emphasis"><text:span text:style-name="T32">s </text:span></text:span><text:span text:style-name="Emphasis"><text:span text:style-name="T33">t</text:span></text:span><text:span text:style-name="Emphasis"><text:span text:style-name="T32">écnicas comunes que son </text:span></text:span><text:span text:style-name="Emphasis"><text:span text:style-name="T16">útiles</text:span></text:span><text:span text:style-name="Emphasis"><text:span text:style-name="T32">.</text:span></text:span></text:p>
      <text:p text:style-name="P26"><text:span text:style-name="T1">Para resumir, un antipatrón es un mal diseño que es digno de documentarse. Ejemplos de antipatrones en JavaScript son los siguientes</text:span>: </text:p>
      <text:list xml:id="list8814357815071025434" text:style-name="L13">
        <text:list-item>
          <text:p text:style-name="P334"><text:span text:style-name="T1">Contaminar el espacio de nombres global definiendo una gran cantidad de variables en el contexto global</text:span> </text:p>
        </text:list-item>
        <text:list-item>
          <text:p text:style-name="P334"><text:span text:style-name="T1">Pasar cadenas en lugar de funciones a setTimeout o setInterval ya que esto activa el uso de </text:span><text:span text:style-name="T77">eval()</text:span><text:span text:style-name="T1"> internamente</text:span> </text:p>
        </text:list-item>
        <text:list-item>
          <text:p text:style-name="P334"><text:span text:style-name="T1">Modificación del prototipo de la clase </text:span><text:span text:style-name="T77">Object</text:span><text:span text:style-name="T1"> (este es un antipatrón particularmente malo)</text:span> </text:p>
        </text:list-item>
        <text:list-item>
          <text:p text:style-name="P334"><text:span text:style-name="T1">Usando JavaScript en un formulario en línea</text:span> <text:span text:style-name="T1">ya que esto es inflexible</text:span></text:p>
        </text:list-item>
        <text:list-item>
          <text:p text:style-name="P316"><text:span text:style-name="T1">El uso de document.write donde las alternativas DOM nativas como document.createElement son más apropiadas. document.write ha sido mal utilizado durante años y tiene algunas desventajas, incluyendo que si se ejecuta después de cargar la página, puede sobrescribir la página en la que estamos, mientras que document.createElement no. </text:span><text:soft-page-break/><text:span text:style-name="T1">Podemos ver </text:span><text:a xlink:type="simple" xlink:href="https://jsfiddle.net/addyosmani/6T9vX/" text:style-name="Internet_20_link" text:visited-style-name="Visited_20_Internet_20_Link"><text:span text:style-name="T34">aqui</text:span></text:a><text:span text:style-name="T1"> un ejemplo en vivo de esto en acción. Tampoco funciona con XHTML, que es otra razón por la que optar por métodos más compatibles con DOM, como document.createElement, es favorable.</text:span></text:p>
        </text:list-item>
      </text:list>
      <text:p text:style-name="P3">El conocimiento de los antipatrones es crítico para el éxito. Una vez que podemos reconocer tales antipatrones, podemos refactorizar nuestro código para negarlos, de modo que la calidad general de nuestras soluciones mejore instantáneamente.</text:p>
      <text:p text:style-name="P3"/>
      <text:p text:style-name="P3"/>
      <text:p text:style-name="P3"/>
      <text:h text:style-name="P219" text:outline-level="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18" text:outline-level="1"><text:soft-page-break/><text:span text:style-name="T1">Categorías de </text:span><text:span text:style-name="T35">P</text:span><text:span text:style-name="T1">atrones de </text:span><text:span text:style-name="T35">D</text:span><text:span text:style-name="T1">iseño</text:span></text:h>
      <text:p text:style-name="P30"/>
      <text:p text:style-name="P29"><text:span text:style-name="T1">Un glosario del conocido libro de diseño, </text:span><text:span text:style-name="Emphasis"><text:span text:style-name="T1">Domain-Driven Terms </text:span></text:span><text:span text:style-name="T1">, establece con razón que:</text:span></text:p>
      <text:p text:style-name="P29">“<text:span text:style-name="T15">Un patrón de diseño nombra, resume e identifica los aspectos clave de una estructura de diseño común que lo hace útil para crear un diseño orientado a objetos reutilizable. El patrón de diseño identifica las clases participantes y sus instancias, sus roles y colaboraciones, y la distribución de responsabilidades.</text:span><text:span text:style-name="T74"> </text:span></text:p>
      <text:p text:style-name="P35"><text:span text:style-name="T1">Cada patrón de diseño se centra en un </text:span><text:span text:style-name="T36">asunto</text:span><text:span text:style-name="T1"> o problema de diseño orientado a objetos en particular. Describe cuándo se aplica, si se puede aplicar o no en vista de otras restricciones de diseño, y las consecuencias y compensaciones de su uso. Dado que eventualmente debemos implementar nuestros diseños, un patrón de diseño también proporciona un código de muestra ... para ilustrar una implementación.</text:span></text:p>
      <text:p text:style-name="P34"><text:span text:style-name="T1">Aunque los patrones de diseño describen diseños orientados a objetos, se basan en soluciones prácticas que se han implementado en lenguajes de programación orientados a objetos convencionales.</text:span>...”</text:p>
      <text:p text:style-name="P4">Los patrones de diseño se pueden dividir en varias categorías diferentes. En esta sección revisaremos tres de estas categorías y mencionaremos brevemente algunos ejemplos de los patrones que se incluyen en estas categorías antes de explorar las específicas con más detalle.</text:p>
      <text:h text:style-name="P226" text:outline-level="2"><text:span text:style-name="T1">Patrones de </text:span><text:span text:style-name="T37">D</text:span><text:span text:style-name="T1">iseño </text:span><text:span text:style-name="T37">C</text:span><text:span text:style-name="T1">reacional</text:span><text:span text:style-name="T38">es </text:span><text:span text:style-name="T41">(</text:span><text:span text:style-name="T96">Creational</text:span><text:span text:style-name="T41">)</text:span></text:h>
      <text:p text:style-name="P5">Los patrones de diseño <text:span text:style-name="T93">creacionales</text:span> se centran en manejar los mecanismos de creación de objetos donde los objetos se crean de manera adecuada para la situación en la que estamos trabajando. El enfoque básico para la creación de objetos podría conducir a una mayor complejidad en un proyecto, mientras que estos patrones apuntan a resolver este problema <text:span text:style-name="T75">controlando</text:span> el proceso de creación.</text:p>
      <text:p text:style-name="P36"><text:span text:style-name="T1">Algunos de los patrones que entran en esta categoría son</text:span>: Constructor, Factory, Abstract, Prototype, Singleton <text:span text:style-name="T94">y</text:span> Builder.</text:p>
      <text:h text:style-name="P226" text:outline-level="2"><text:span text:style-name="T1">Patrones de </text:span><text:span text:style-name="T38">D</text:span><text:span text:style-name="T1">iseño </text:span><text:span text:style-name="T38">E</text:span><text:span text:style-name="T1">structural</text:span><text:span text:style-name="T38">es </text:span><text:span text:style-name="T96">(Structural)</text:span></text:h>
      <text:p text:style-name="P5">Los patrones estructurales se refieren a la composición de objetos y típicamente identifican formas simples de realizar relaciones entre diferentes objetos. Ayudan a garantizar que cuando una parte de un sistema cambia, toda la estructura del sistema no necesita hacer lo mismo. También ayudan a refundir partes del sistema que no se ajustan a un propósito particular en los que sí lo hacen.</text:p>
      <text:p text:style-name="P5">Los patrones que entran en esta categoría incluyen : Decorator, Facade, Flyweight, Adapter <text:span text:style-name="T95">y</text:span> Proxy.</text:p>
      <text:p text:style-name="P5"/>
      <text:h text:style-name="P225" text:outline-level="2"><text:soft-page-break/><text:span text:style-name="T1">Patrones de </text:span><text:span text:style-name="T39">D</text:span><text:span text:style-name="T1">iseño </text:span><text:span text:style-name="T39">C</text:span><text:span text:style-name="T1">onductual</text:span><text:span text:style-name="T39">es </text:span><text:span text:style-name="T40">(Behavioral)</text:span></text:h>
      <text:p text:style-name="P21">Los patrones de comportamiento se centran en mejorar o racionalizar la comunicación entre objetos dispares en un sistema.</text:p>
      <text:p text:style-name="P38"><text:span text:style-name="T1"><text:line-break/>Algunos patrones de comportamiento incluyen</text:span>: Iterator, Mediator, Observer and Visitor.</text:p>
      <text:p text:style-name="P38"/>
      <text:p text:style-name="P38"/>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17" text:outline-level="1"><text:soft-page-break/><text:span text:style-name="T1">Categorización de </text:span><text:span text:style-name="T41">P</text:span><text:span text:style-name="T1">atrones de </text:span><text:span text:style-name="T41">D</text:span><text:span text:style-name="T1">iseño</text:span></text:h>
      <text:p text:style-name="P10">En mis primeras experiencias de aprendizaje sobre patrones de diseño, personalmente encontré en la siguiente tabla un recordatorio muy útil de lo que una serie de patrones tiene para ofrecer: cubre los 23 patrones de diseño mencionados por GoF. La tabla original fue resumida por Elyse Nielsen en 2004 y la modifiqué cuando fue necesario para adaptarla a nuestra discusión en esta sección del libro. Recomiendo usar esta tabla como referencia, pero recuerde que hay una serie de patrones adicionales que no se mencionan aquí, pero que se analizarán más adelante en el libro.</text:p>
      <text:h text:style-name="P208" text:outline-level="3">Una breve nota sobre las clases.</text:h>
      <text:p text:style-name="P31"><text:span text:style-name="Strong_20_Emphasis"><text:span text:style-name="T1">Nota:</text:span></text:span><text:span text:style-name="Strong_20_Emphasis"><text:span text:style-name="T20"> ES2015 introdujo el soporte nativo para las clases de JavaScript, sin embargo, son principalmente azúcar sintáctica sobre el modelo de herencia basado en prototipos existente de JavaScript. No cubriremos las clases de ES2015 en este libro, pero </text:span></text:span><text:a xlink:type="simple" xlink:href="https://developer.mozilla.org/en-US/docs/Web/JavaScript/Reference/Classes" text:style-name="Internet_20_link" text:visited-style-name="Visited_20_Internet_20_Link"><text:span text:style-name="Strong_20_Emphasis">MDN</text:span></text:a><text:span text:style-name="Strong_20_Emphasis"><text:span text:style-name="T20"> tiene una excelente introducción a ellas.</text:span></text:span></text:p>
      <text:p text:style-name="P31"><text:span text:style-name="Strong_20_Emphasis"><text:span text:style-name="T20">Tenga en cuenta que habrá patrones en esta tabla que hacen referencia al concepto de "clases". En ES5, JavaScript es un lenguaje sin clases, sin embargo, las clases se pueden simular mediante funciones.</text:span></text:span></text:p>
      <text:p text:style-name="P20">El enfoque más común para lograr esto es definiendo una función de JavaScript donde luego creamos un objeto usando la palabra <text:s/>clave <text:span text:style-name="Source_20_Text">new</text:span>. </text:p>
      <text:p text:style-name="P20"><text:span text:style-name="Source_20_Text">this</text:span> se puede utilizar para ayudar a definir nuevas propiedades y métodos para el objeto de la siguiente manera:</text:p>
      <text:p text:style-name="P238"><text:span text:style-name="Source_20_Text"><text:span text:style-name="T126"/></text:span></text:p>
      <text:p text:style-name="P238"><text:span text:style-name="Source_20_Text"><text:span text:style-name="T129"><text:s text:c="2"/></text:span></text:span><text:span text:style-name="Source_20_Text"><text:span text:style-name="T131">1</text:span></text:span><text:span text:style-name="Source_20_Text"><text:span text:style-name="T129"> </text:span></text:span><text:span text:style-name="Source_20_Text"><text:span text:style-name="T128">// A car "class"</text:span></text:span></text:p>
      <text:p text:style-name="P295"><text:span text:style-name="Source_20_Text"><text:span text:style-name="T128"><text:s text:c="2"/></text:span></text:span><text:span text:style-name="Source_20_Text"><text:span text:style-name="T131">2</text:span></text:span><text:span text:style-name="Source_20_Text"><text:span text:style-name="T129"> </text:span></text:span><text:span text:style-name="Source_20_Text"><text:span text:style-name="T128">function</text:span></text:span><text:span text:style-name="T128"> </text:span><text:span text:style-name="Source_20_Text"><text:span text:style-name="T128">Car( model ) {</text:span></text:span></text:p>
      <text:p text:style-name="P238"><text:span text:style-name="Source_20_Text"><text:span text:style-name="T129"><text:s text:c="2"/></text:span></text:span><text:span text:style-name="Source_20_Text"><text:span text:style-name="T131">3</text:span></text:span><text:span text:style-name="T128"> <text:s/></text:span></text:p>
      <text:p text:style-name="P238"><text:span text:style-name="Source_20_Text"><text:span text:style-name="T128"><text:s text:c="2"/></text:span></text:span><text:span text:style-name="Source_20_Text"><text:span text:style-name="T131">4</text:span></text:span><text:span text:style-name="Source_20_Text"><text:span text:style-name="T129"> <text:s text:c="2"/></text:span></text:span><text:span text:style-name="Source_20_Text"><text:span text:style-name="T128">this.model = model;</text:span></text:span></text:p>
      <text:p text:style-name="P238"><text:span text:style-name="Source_20_Text"><text:span text:style-name="T128"><text:s text:c="2"/></text:span></text:span><text:span text:style-name="Source_20_Text"><text:span text:style-name="T131">5</text:span></text:span><text:span text:style-name="Source_20_Text"><text:span text:style-name="T129"> <text:s text:c="2"/></text:span></text:span><text:span text:style-name="Source_20_Text"><text:span text:style-name="T128">this.color = "silver";</text:span></text:span></text:p>
      <text:p text:style-name="P238"><text:span text:style-name="Source_20_Text"><text:span text:style-name="T128"><text:s text:c="2"/></text:span></text:span><text:span text:style-name="Source_20_Text"><text:span text:style-name="T131">6</text:span></text:span><text:span text:style-name="Source_20_Text"><text:span text:style-name="T129"> <text:s text:c="2"/></text:span></text:span><text:span text:style-name="Source_20_Text"><text:span text:style-name="T128">this.year = "2012";</text:span></text:span></text:p>
      <text:p text:style-name="P238"><text:span text:style-name="Source_20_Text"><text:span text:style-name="T128"><text:s text:c="2"/></text:span></text:span><text:span text:style-name="Source_20_Text"><text:span text:style-name="T131">7</text:span></text:span><text:span text:style-name="Source_20_Text"><text:span text:style-name="T129"> </text:span></text:span></text:p>
      <text:p text:style-name="P238"><text:span text:style-name="Source_20_Text"><text:span text:style-name="T128"><text:s text:c="2"/></text:span></text:span><text:span text:style-name="Source_20_Text"><text:span text:style-name="T131">8</text:span></text:span><text:span text:style-name="Source_20_Text"><text:span text:style-name="T129"> <text:s text:c="2"/></text:span></text:span><text:span text:style-name="Source_20_Text"><text:span text:style-name="T128">this.getInfo = function</text:span></text:span><text:span text:style-name="T128"> </text:span><text:span text:style-name="Source_20_Text"><text:span text:style-name="T128">() {</text:span></text:span></text:p>
      <text:p text:style-name="P238"><text:span text:style-name="Source_20_Text"><text:span text:style-name="T128"><text:s text:c="2"/></text:span></text:span><text:span text:style-name="Source_20_Text"><text:span text:style-name="T131">9</text:span></text:span><text:span text:style-name="Source_20_Text"><text:span text:style-name="T129"> <text:s text:c="4"/></text:span></text:span><text:span text:style-name="Source_20_Text"><text:span text:style-name="T128">return</text:span></text:span><text:span text:style-name="T128"> </text:span><text:span text:style-name="Source_20_Text"><text:span text:style-name="T128">this.model + " "</text:span></text:span><text:span text:style-name="T128"> </text:span><text:span text:style-name="Source_20_Text"><text:span text:style-name="T128">+ this.year;</text:span></text:span></text:p>
      <text:p text:style-name="P238"><text:span text:style-name="Source_20_Text"><text:span text:style-name="T131"><text:s/>10</text:span></text:span><text:span text:style-name="Source_20_Text"><text:span text:style-name="T129"> </text:span></text:span><text:span text:style-name="Source_20_Text"><text:span text:style-name="T128"><text:s text:c="2"/>};</text:span></text:span></text:p>
      <text:p text:style-name="P238"><text:span text:style-name="Source_20_Text"><text:span text:style-name="T131"><text:s/>11</text:span></text:span></text:p>
      <text:p text:style-name="P238"><text:span text:style-name="Source_20_Text"><text:span text:style-name="T131"><text:s/>12</text:span></text:span><text:span text:style-name="Source_20_Text"><text:span text:style-name="T129"> </text:span></text:span><text:span text:style-name="Source_20_Text"><text:span text:style-name="T142">}</text:span></text:span></text:p>
      <text:p text:style-name="P238"><text:span text:style-name="Source_20_Text"><text:span text:style-name="T127"/></text:span></text:p>
      <text:p text:style-name="P5"/>
      <text:p text:style-name="P5">Entonces podemos instanciar el objeto usando el constructor Car que definimos anteriormente de esta manera: <text:a xlink:type="simple" xlink:href="../saenz/Learning%20JavaScript%20Design%20Patterns.html#" text:style-name="Internet_20_link" text:visited-style-name="Visited_20_Internet_20_Link">?</text:a></text:p>
      <text:p text:style-name="P52"/>
      <text:p text:style-name="P240"><text:span text:style-name="Source_20_Text"><text:span text:style-name="T132"/></text:span></text:p>
      <text:p text:style-name="P240"><text:span text:style-name="Source_20_Text"><text:span text:style-name="T132"><text:s/>1</text:span></text:span><text:span text:style-name="Source_20_Text"><text:span text:style-name="T143"> </text:span></text:span><text:span text:style-name="Source_20_Text"><text:span text:style-name="T128">var</text:span></text:span><text:span text:style-name="T128"> </text:span><text:span text:style-name="Source_20_Text"><text:span text:style-name="T128">myCar = new</text:span></text:span><text:span text:style-name="T128"> </text:span><text:span text:style-name="Source_20_Text"><text:span text:style-name="T128">Car("ford");</text:span></text:span></text:p>
      <text:p text:style-name="P240"><text:span text:style-name="Source_20_Text"><text:span text:style-name="T132"><text:s/>2</text:span></text:span></text:p>
      <text:p text:style-name="P240"><text:span text:style-name="Source_20_Text"><text:span text:style-name="T132"><text:s/>3</text:span></text:span><text:span text:style-name="Source_20_Text"><text:span text:style-name="T143"> </text:span></text:span><text:span text:style-name="Source_20_Text"><text:span text:style-name="T128">myCar.year = "2010";</text:span></text:span></text:p>
      <text:p text:style-name="P240"><text:span text:style-name="Source_20_Text"><text:span text:style-name="T132"><text:s/>4</text:span></text:span></text:p>
      <text:p text:style-name="P240"><text:soft-page-break/><text:span text:style-name="Source_20_Text"><text:span text:style-name="T132"><text:s/>5</text:span></text:span><text:span text:style-name="Source_20_Text"><text:span text:style-name="T143"> </text:span></text:span><text:span text:style-name="Source_20_Text"><text:span text:style-name="T142">console.log( myCar.getInfo() );</text:span></text:span></text:p>
      <text:p text:style-name="P240"><text:span text:style-name="Source_20_Text"><text:span text:style-name="T142"/></text:span></text:p>
      <text:p text:style-name="P52"/>
      <text:p text:style-name="P53">Para más formas de definir "clases" usando JavaScript, vea la <text:a xlink:type="simple" xlink:href="http://www.phpied.com/3-ways-to-define-a-javascript-class/" text:style-name="Internet_20_link" text:visited-style-name="Visited_20_Internet_20_Link">publicación</text:a> útil de Stoyan Stefanov sobre ellas.</text:p>
      <text:p text:style-name="P53"><text:line-break/>Pasemos ahora a revisar la tabla.</text:p>
      <text:p text:style-name="P69"/>
      <text:p text:style-name="P70"/>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8"><text:span text:style-name="Strong_20_Emphasis"><text:span text:style-name="T201">  </text:span></text:span><text:span text:style-name="Strong_20_Emphasis"><text:span text:style-name="T71">Creational</text:span></text:span></text:p>
          </table:table-cell>
          <table:table-cell table:style-name="Tabla3.A1" table:number-columns-spanned="2" office:value-type="string">
            <text:p text:style-name="P258"><text:span text:style-name="T201">  </text:span><text:span text:style-name="T1">Basado en el concepto de crear un objeto</text:span><text:span text:style-name="T201">.</text:span></text:p>
          </table:table-cell>
          <table:covered-table-cell/>
        </table:table-row>
        <table:table-row table:style-name="Tabla3.2">
          <table:table-cell table:style-name="Tabla3.A1" table:number-columns-spanned="3" office:value-type="string">
            <text:p text:style-name="P258"><text:span text:style-name="Strong_20_Emphasis"><text:span text:style-name="T201">    Class </text:span></text:span></text:p>
          </table:table-cell>
          <table:covered-table-cell/>
          <table:covered-table-cell/>
        </table:table-row>
        <table:table-row table:style-name="Tabla3.3">
          <table:table-cell table:style-name="Tabla3.A1" table:number-columns-spanned="2" office:value-type="string">
            <text:p text:style-name="P258"><text:span text:style-name="Emphasis"><text:span text:style-name="T201">      Factory Method</text:span></text:span></text:p>
          </table:table-cell>
          <table:covered-table-cell/>
          <table:table-cell table:style-name="Tabla3.A1" office:value-type="string">
            <text:p text:style-name="P259"><text:span text:style-name="T1">Esto hace una instancia de varias clases derivadas basadas en datos o eventos interconectados</text:span>.</text:p>
          </table:table-cell>
        </table:table-row>
        <table:table-row table:style-name="Tabla3.2">
          <table:table-cell table:style-name="Tabla3.A1" table:number-columns-spanned="3" office:value-type="string">
            <text:p text:style-name="P258"><text:span text:style-name="Strong_20_Emphasis"><text:span text:style-name="T201">    Object</text:span></text:span></text:p>
          </table:table-cell>
          <table:covered-table-cell/>
          <table:covered-table-cell/>
        </table:table-row>
        <table:table-row table:style-name="Tabla3.3">
          <table:table-cell table:style-name="Tabla3.A1" table:number-columns-spanned="2" office:value-type="string">
            <text:p text:style-name="P258"><text:span text:style-name="Emphasis"><text:span text:style-name="T201">      Abstract Factory</text:span></text:span></text:p>
          </table:table-cell>
          <table:covered-table-cell/>
          <table:table-cell table:style-name="Tabla3.A1" office:value-type="string">
            <text:p text:style-name="P230">Crea una instancia de varias familias de clases sin detallar clases concretas.</text:p>
          </table:table-cell>
        </table:table-row>
        <table:table-row table:style-name="Tabla3.3">
          <table:table-cell table:style-name="Tabla3.A1" table:number-columns-spanned="2" office:value-type="string">
            <text:p text:style-name="P258"><text:span text:style-name="Emphasis"><text:span text:style-name="T201">      Builder</text:span></text:span></text:p>
          </table:table-cell>
          <table:covered-table-cell/>
          <table:table-cell table:style-name="Tabla3.A1" office:value-type="string">
            <text:p text:style-name="P230">Separa la construcción de objetos de su representación, siempre crea el mismo tipo de objeto.</text:p>
          </table:table-cell>
        </table:table-row>
        <table:table-row table:style-name="Tabla3.3">
          <table:table-cell table:style-name="Tabla3.A1" table:number-columns-spanned="2" office:value-type="string">
            <text:p text:style-name="P258"><text:span text:style-name="Emphasis"><text:span text:style-name="T201">      Prototype</text:span></text:span></text:p>
          </table:table-cell>
          <table:covered-table-cell/>
          <table:table-cell table:style-name="Tabla3.A1" office:value-type="string">
            <text:p text:style-name="P230">Una instancia completamente inicializada utilizada para copiar o clonar.</text:p>
          </table:table-cell>
        </table:table-row>
        <table:table-row table:style-name="Tabla3.3">
          <table:table-cell table:style-name="Tabla3.A1" table:number-columns-spanned="2" office:value-type="string">
            <text:p text:style-name="P258"><text:span text:style-name="Emphasis"><text:span text:style-name="T201">      Singleton</text:span></text:span></text:p>
          </table:table-cell>
          <table:covered-table-cell/>
          <table:table-cell table:style-name="Tabla3.A1" office:value-type="string">
            <text:p text:style-name="P230">Una clase con una sola instancia con puntos de acceso global.</text:p>
          </table:table-cell>
        </table:table-row>
        <table:table-row table:style-name="Tabla3.1">
          <table:table-cell table:style-name="Tabla3.A1" office:value-type="string">
            <text:p text:style-name="P258"><text:span text:style-name="Strong_20_Emphasis"><text:span text:style-name="T201">  </text:span></text:span><text:span text:style-name="Strong_20_Emphasis"><text:span text:style-name="T71">Structural</text:span></text:span></text:p>
          </table:table-cell>
          <table:table-cell table:style-name="Tabla3.A1" table:number-columns-spanned="2" office:value-type="string">
            <text:p text:style-name="P296">Basado en la idea de construir bloques de objetos.</text:p>
          </table:table-cell>
          <table:covered-table-cell/>
        </table:table-row>
        <table:table-row table:style-name="Tabla3.2">
          <table:table-cell table:style-name="Tabla3.A1" table:number-columns-spanned="3" office:value-type="string">
            <text:p text:style-name="P258"><text:span text:style-name="Strong_20_Emphasis"><text:span text:style-name="T201">    Class </text:span></text:span></text:p>
          </table:table-cell>
          <table:covered-table-cell/>
          <table:covered-table-cell/>
        </table:table-row>
        <table:table-row table:style-name="Tabla3.3">
          <table:table-cell table:style-name="Tabla3.A1" table:number-columns-spanned="2" office:value-type="string">
            <text:p text:style-name="P258"><text:span text:style-name="Emphasis"><text:span text:style-name="T201">      Adapter</text:span></text:span></text:p>
          </table:table-cell>
          <table:covered-table-cell/>
          <table:table-cell table:style-name="Tabla3.A1" office:value-type="string">
            <text:p text:style-name="P231">Haga coincidir las interfaces de diferentes clases, por lo tanto las clases pueden funcionar juntas a pesar de las interfaces incompatibles.</text:p>
          </table:table-cell>
        </table:table-row>
        <table:table-row table:style-name="Tabla3.2">
          <table:table-cell table:style-name="Tabla3.A1" table:number-columns-spanned="3" office:value-type="string">
            <text:p text:style-name="P258"><text:span text:style-name="Strong_20_Emphasis"><text:span text:style-name="T201">    Object</text:span></text:span></text:p>
          </table:table-cell>
          <table:covered-table-cell/>
          <table:covered-table-cell/>
        </table:table-row>
        <table:table-row table:style-name="Tabla3.3">
          <table:table-cell table:style-name="Tabla3.A1" table:number-columns-spanned="2" office:value-type="string">
            <text:p text:style-name="P258"><text:span text:style-name="Emphasis"><text:span text:style-name="T201">      Adapter</text:span></text:span></text:p>
          </table:table-cell>
          <table:covered-table-cell/>
          <table:table-cell table:style-name="Tabla3.A1" office:value-type="string">
            <text:p text:style-name="P231">Haga coincidir las interfaces de diferentes clases, por lo tanto las clases pueden funcionar juntas a pesar de las interfaces incompatibles.</text:p>
          </table:table-cell>
        </table:table-row>
        <table:table-row table:style-name="Tabla3.3">
          <table:table-cell table:style-name="Tabla3.A1" table:number-columns-spanned="2" office:value-type="string">
            <text:p text:style-name="P258"><text:span text:style-name="Emphasis"><text:span text:style-name="T201">      Bridge</text:span></text:span></text:p>
          </table:table-cell>
          <table:covered-table-cell/>
          <table:table-cell table:style-name="Tabla3.A1" office:value-type="string">
            <text:p text:style-name="P260"><text:span text:style-name="T1">Separa la interfaz de un objeto de su implementación para que los dos puedan variar independientemente</text:span>.</text:p>
          </table:table-cell>
        </table:table-row>
        <table:table-row table:style-name="Tabla3.3">
          <table:table-cell table:style-name="Tabla3.A1" table:number-columns-spanned="2" office:value-type="string">
            <text:p text:style-name="P258"><text:span text:style-name="Emphasis"><text:span text:style-name="T201">      Composite</text:span></text:span></text:p>
          </table:table-cell>
          <table:covered-table-cell/>
          <table:table-cell table:style-name="Tabla3.A1" office:value-type="string">
            <text:p text:style-name="P231">Una estructura de objetos simples y compuestos que hace que el objeto total sea más que la suma de sus partes.</text:p>
          </table:table-cell>
        </table:table-row>
        <table:table-row table:style-name="Tabla3.3">
          <table:table-cell table:style-name="Tabla3.A1" table:number-columns-spanned="2" office:value-type="string">
            <text:p text:style-name="P258"><text:span text:style-name="Emphasis"><text:span text:style-name="T201">      Decorator</text:span></text:span></text:p>
          </table:table-cell>
          <table:covered-table-cell/>
          <table:table-cell table:style-name="Tabla3.A1" office:value-type="string">
            <text:p text:style-name="P231">Agregue dinámicamente procesamiento alternativo a objetos.</text:p>
          </table:table-cell>
        </table:table-row>
        <table:table-row table:style-name="Tabla3.3">
          <table:table-cell table:style-name="Tabla3.A1" table:number-columns-spanned="2" office:value-type="string">
            <text:p text:style-name="P258"><text:span text:style-name="Emphasis"><text:span text:style-name="T201">      Facade</text:span></text:span></text:p>
          </table:table-cell>
          <table:covered-table-cell/>
          <table:table-cell table:style-name="Tabla3.A1" office:value-type="string">
            <text:p text:style-name="P260"><text:span text:style-name="T1">Una </text:span><text:span text:style-name="T42">simple</text:span><text:span text:style-name="T1"> clase que oculta la complejidad de un subsistema completo.</text:span></text:p>
          </table:table-cell>
        </table:table-row>
        <table:table-row table:style-name="Tabla3.3">
          <table:table-cell table:style-name="Tabla3.A1" table:number-columns-spanned="2" office:value-type="string">
            <text:p text:style-name="P258"><text:span text:style-name="Emphasis"><text:span text:style-name="T201">      Flyweight</text:span></text:span></text:p>
          </table:table-cell>
          <table:covered-table-cell/>
          <table:table-cell table:style-name="Tabla3.A1" office:value-type="string">
            <text:p text:style-name="P260"><text:span text:style-name="T1">Una instancia detallada utilizada para compartir de manera eficiente la información contenida en otro lugar</text:span>.</text:p>
          </table:table-cell>
        </table:table-row>
        <table:table-row table:style-name="Tabla3.3">
          <table:table-cell table:style-name="Tabla3.A1" table:number-columns-spanned="2" office:value-type="string">
            <text:p text:style-name="P258"><text:span text:style-name="Emphasis"><text:span text:style-name="T201">      Proxy</text:span></text:span></text:p>
          </table:table-cell>
          <table:covered-table-cell/>
          <table:table-cell table:style-name="Tabla3.A1" office:value-type="string">
            <text:p text:style-name="P260"><text:span text:style-name="T1">Un objeto marcador de posición que representa el objeto verdadero</text:span>.</text:p>
          </table:table-cell>
        </table:table-row>
        <table:table-row>
          <table:table-cell table:style-name="Tabla3.A1" table:number-columns-spanned="3" office:value-type="string">
            <text:p text:style-name="P259"> </text:p>
          </table:table-cell>
          <table:covered-table-cell/>
          <table:covered-table-cell/>
        </table:table-row>
        <table:table-row table:style-name="Tabla3.1">
          <table:table-cell table:style-name="Tabla3.A1" office:value-type="string">
            <text:p text:style-name="P258"><text:span text:style-name="Strong_20_Emphasis"><text:span text:style-name="T201">  </text:span></text:span><text:span text:style-name="Strong_20_Emphasis"><text:span text:style-name="T71">Behavioral</text:span></text:span></text:p>
          </table:table-cell>
          <table:table-cell table:style-name="Tabla3.A1" table:number-columns-spanned="2" office:value-type="string">
            <text:p text:style-name="P239"><text:span text:style-name="T201">  </text:span><text:span text:style-name="T1">Basado en la forma en que los objetos juegan y trabajan juntos.</text:span></text:p>
          </table:table-cell>
          <table:covered-table-cell/>
        </table:table-row>
        <table:table-row table:style-name="Tabla3.2">
          <table:table-cell table:style-name="Tabla3.A1" table:number-columns-spanned="3" office:value-type="string">
            <text:p text:style-name="P258"><text:span text:style-name="Strong_20_Emphasis"><text:span text:style-name="T201">    Class </text:span></text:span></text:p>
          </table:table-cell>
          <table:covered-table-cell/>
          <table:covered-table-cell/>
        </table:table-row>
        <table:table-row table:style-name="Tabla3.3">
          <table:table-cell table:style-name="Tabla3.A1" table:number-columns-spanned="2" office:value-type="string">
            <text:p text:style-name="P258"><text:span text:style-name="Emphasis"><text:span text:style-name="T201">      Interpreter</text:span></text:span></text:p>
          </table:table-cell>
          <table:covered-table-cell/>
          <table:table-cell table:style-name="Tabla3.A1" office:value-type="string">
            <text:p text:style-name="P260"><text:span text:style-name="T1">Una forma de incluir elementos del lenguaje en una aplicación para que coincida con la gramática del idioma deseado</text:span>.</text:p>
          </table:table-cell>
        </table:table-row>
        <table:table-row table:style-name="Tabla3.3">
          <table:table-cell table:style-name="Tabla3.A1" table:number-columns-spanned="2" office:value-type="string">
            <text:p text:style-name="P258"><text:span text:style-name="Emphasis"><text:span text:style-name="T201">      Template <text:line-break/>       Method</text:span></text:span></text:p>
          </table:table-cell>
          <table:covered-table-cell/>
          <table:table-cell table:style-name="Tabla3.A1" office:value-type="string">
            <text:p text:style-name="P232">Crea la capa de un algoritmo en un método, luego difiere los pasos exactos a una subclase</text:p>
          </table:table-cell>
        </table:table-row>
        <table:table-row table:style-name="Tabla3.2">
          <table:table-cell table:style-name="Tabla3.A1" table:number-columns-spanned="3" office:value-type="string">
            <text:p text:style-name="P258"><text:span text:style-name="Strong_20_Emphasis"><text:span text:style-name="T201">    Object</text:span></text:span></text:p>
          </table:table-cell>
          <table:covered-table-cell/>
          <table:covered-table-cell/>
        </table:table-row>
        <table:table-row table:style-name="Tabla3.3">
          <table:table-cell table:style-name="Tabla3.A1" table:number-columns-spanned="2" office:value-type="string">
            <text:p text:style-name="P258"><text:span text:style-name="Emphasis"><text:span text:style-name="T201">      Chain of <text:line-break/>      Responsibility</text:span></text:span></text:p>
          </table:table-cell>
          <table:covered-table-cell/>
          <table:table-cell table:style-name="Tabla3.A1" office:value-type="string">
            <text:p text:style-name="P260"><text:span text:style-name="T1">Una forma de pasar una solicitud entre una cadena de objetos para encontrar el objeto que puede manejar la solicitud</text:span>.</text:p>
          </table:table-cell>
        </table:table-row>
        <text:soft-page-break/>
        <table:table-row table:style-name="Tabla3.3">
          <table:table-cell table:style-name="Tabla3.A1" table:number-columns-spanned="2" office:value-type="string">
            <text:p text:style-name="P258"><text:span text:style-name="Emphasis"><text:span text:style-name="T201">      Command</text:span></text:span></text:p>
          </table:table-cell>
          <table:covered-table-cell/>
          <table:table-cell table:style-name="Tabla3.A1" office:value-type="string">
            <text:p text:style-name="P260"><text:span text:style-name="T1">Encapsula una solicitud de comando como un objeto para habilitar, registrar y / o poner en cola solicitudes, y proporciona manejo de errores para solicitudes no manejadas</text:span>.</text:p>
          </table:table-cell>
        </table:table-row>
        <table:table-row table:style-name="Tabla3.3">
          <table:table-cell table:style-name="Tabla3.A1" table:number-columns-spanned="2" office:value-type="string">
            <text:p text:style-name="P258"><text:span text:style-name="Emphasis"><text:span text:style-name="T201">      Iterator</text:span></text:span></text:p>
          </table:table-cell>
          <table:covered-table-cell/>
          <table:table-cell table:style-name="Tabla3.A1" office:value-type="string">
            <text:p text:style-name="P231">Acceda secuencialmente a los elementos de una colección sin conocer el funcionamiento interno de la colección.</text:p>
          </table:table-cell>
        </table:table-row>
        <table:table-row table:style-name="Tabla3.3">
          <table:table-cell table:style-name="Tabla3.A1" table:number-columns-spanned="2" office:value-type="string">
            <text:p text:style-name="P258"><text:span text:style-name="Emphasis"><text:span text:style-name="T201">      Mediator</text:span></text:span></text:p>
          </table:table-cell>
          <table:covered-table-cell/>
          <table:table-cell table:style-name="Tabla3.A1" office:value-type="string">
            <text:p text:style-name="P231">Define la comunicación simplificada entre clases para evitar que un grupo de clases se refiera explícitamente entre sí.</text:p>
          </table:table-cell>
        </table:table-row>
        <table:table-row table:style-name="Tabla3.3">
          <table:table-cell table:style-name="Tabla3.A1" table:number-columns-spanned="2" office:value-type="string">
            <text:p text:style-name="P258"><text:span text:style-name="Emphasis"><text:span text:style-name="T201">      Memento</text:span></text:span></text:p>
          </table:table-cell>
          <table:covered-table-cell/>
          <table:table-cell table:style-name="Tabla3.A1" office:value-type="string">
            <text:p text:style-name="P231">Captur<text:span text:style-name="T202">a</text:span> el estado interno de un objeto para poder restaurarlo más tarde.</text:p>
          </table:table-cell>
        </table:table-row>
        <table:table-row table:style-name="Tabla3.3">
          <table:table-cell table:style-name="Tabla3.A1" table:number-columns-spanned="2" office:value-type="string">
            <text:p text:style-name="P258"><text:span text:style-name="Emphasis"><text:span text:style-name="T201">      Observer</text:span></text:span></text:p>
          </table:table-cell>
          <table:covered-table-cell/>
          <table:table-cell table:style-name="Tabla3.A1" office:value-type="string">
            <text:p text:style-name="P260"><text:span text:style-name="T1">Una forma de notificar los cambios en varias clases para garantizar la coherencia entre las clases.</text:span>.</text:p>
          </table:table-cell>
        </table:table-row>
        <table:table-row table:style-name="Tabla3.3">
          <table:table-cell table:style-name="Tabla3.A1" table:number-columns-spanned="2" office:value-type="string">
            <text:p text:style-name="P258"><text:span text:style-name="Emphasis"><text:span text:style-name="T201">      State</text:span></text:span></text:p>
          </table:table-cell>
          <table:covered-table-cell/>
          <table:table-cell table:style-name="Tabla3.A1" office:value-type="string">
            <text:p text:style-name="P231">Alterar el comportamiento de un objeto cuando cambia su estado.</text:p>
          </table:table-cell>
        </table:table-row>
        <table:table-row table:style-name="Tabla3.3">
          <table:table-cell table:style-name="Tabla3.A1" table:number-columns-spanned="2" office:value-type="string">
            <text:p text:style-name="P258"><text:span text:style-name="Emphasis"><text:span text:style-name="T201">      Strategy</text:span></text:span></text:p>
          </table:table-cell>
          <table:covered-table-cell/>
          <table:table-cell table:style-name="Tabla3.A1" office:value-type="string">
            <text:p text:style-name="P231">Encapsula un algoritmo dentro de una clase que separa la selección de la implementación.</text:p>
          </table:table-cell>
        </table:table-row>
        <table:table-row table:style-name="Tabla3.3">
          <table:table-cell table:style-name="Tabla3.A1" table:number-columns-spanned="2" office:value-type="string">
            <text:p text:style-name="P258"><text:span text:style-name="Emphasis"><text:span text:style-name="T201">      Visitor</text:span></text:span></text:p>
          </table:table-cell>
          <table:covered-table-cell/>
          <table:table-cell table:style-name="Tabla3.A1" office:value-type="string">
            <text:p text:style-name="P231">Agrega una nueva operación a una clase sin cambiar la clase.</text:p>
          </table:table-cell>
        </table:table-row>
      </table:table>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93" text:outline-level="1"><text:soft-page-break/>Patrones de <text:span text:style-name="T203">D</text:span>iseño JavaScript</text:h>
      <text:p text:style-name="P54"/>
      <text:p text:style-name="P7">En esta sección, exploraremos las implementaciones de JavaScript de varios patrones de diseño clásicos y modernos.</text:p>
      <text:p text:style-name="P7">Los desarrolladores comúnmente se preguntan si existe un patrón ideal o un conjunto de patrones que deberían usar en su flujo de trabajo. No hay una verdadera respuesta única a esta pregunta; Es probable que cada script y aplicación web en la que trabajemos tenga sus propias necesidades individuales y debemos pensar dónde creemos que un patrón puede ofrecer un valor real a una implementación.</text:p>
      <text:p text:style-name="P7">Por ejemplo, algunos proyectos pueden beneficiarse de los beneficios de desacoplamiento ofrecidos por el patrón Observador (que reduce la dependencia de las partes de una aplicación entre sí), mientras que otros simplemente pueden ser demasiado pequeños para que el desacoplamiento sea una preocupación.</text:p>
      <text:p text:style-name="P6">Dicho esto, una vez que tenemos una sólida comprensión de los patrones de diseño y los problemas específicos a los que se adaptan mejor, se hace mucho más fácil integrarlos en nuestras arquitecturas de aplicaciones.</text:p>
      <text:p text:style-name="P6">Los patrones que exploraremos en esta sección son:</text:p>
      <text:list xml:id="list3760850551156901012" text:style-name="L14">
        <text:list-item>
          <text:p text:style-name="P339"><text:a xlink:type="simple" xlink:href="../saenz/Learning%20JavaScript%20Design%20Patterns.html#constructorpatternjavascript" text:style-name="Internet_20_link" text:visited-style-name="Visited_20_Internet_20_Link">Constructor Pattern</text:a> </text:p>
        </text:list-item>
        <text:list-item>
          <text:p text:style-name="P339"><text:a xlink:type="simple" xlink:href="../saenz/Learning%20JavaScript%20Design%20Patterns.html#modulepatternjavascript" text:style-name="Internet_20_link" text:visited-style-name="Visited_20_Internet_20_Link">Module Pattern</text:a> </text:p>
        </text:list-item>
        <text:list-item>
          <text:p text:style-name="P339"><text:a xlink:type="simple" xlink:href="../saenz/Learning%20JavaScript%20Design%20Patterns.html#revealingmodulepatternjavascript" text:style-name="Internet_20_link" text:visited-style-name="Visited_20_Internet_20_Link">Revealing Module Pattern</text:a> </text:p>
        </text:list-item>
        <text:list-item>
          <text:p text:style-name="P339"><text:a xlink:type="simple" xlink:href="../saenz/Learning%20JavaScript%20Design%20Patterns.html#singletonpatternjavascript" text:style-name="Internet_20_link" text:visited-style-name="Visited_20_Internet_20_Link">Singleton Pattern</text:a> </text:p>
        </text:list-item>
        <text:list-item>
          <text:p text:style-name="P339"><text:a xlink:type="simple" xlink:href="../saenz/Learning%20JavaScript%20Design%20Patterns.html#observerpatternjavascript" text:style-name="Internet_20_link" text:visited-style-name="Visited_20_Internet_20_Link">Observer Pattern</text:a> </text:p>
        </text:list-item>
        <text:list-item>
          <text:p text:style-name="P339"><text:a xlink:type="simple" xlink:href="../saenz/Learning%20JavaScript%20Design%20Patterns.html#mediatorpatternjavascript" text:style-name="Internet_20_link" text:visited-style-name="Visited_20_Internet_20_Link">Mediator Pattern</text:a> </text:p>
        </text:list-item>
        <text:list-item>
          <text:p text:style-name="P339"><text:a xlink:type="simple" xlink:href="../saenz/Learning%20JavaScript%20Design%20Patterns.html#prototypepatternjavascript" text:style-name="Internet_20_link" text:visited-style-name="Visited_20_Internet_20_Link">Prototype Pattern</text:a> </text:p>
        </text:list-item>
        <text:list-item>
          <text:p text:style-name="P339"><text:a xlink:type="simple" xlink:href="../saenz/Learning%20JavaScript%20Design%20Patterns.html#commandpatternjavascript" text:style-name="Internet_20_link" text:visited-style-name="Visited_20_Internet_20_Link">Command Pattern</text:a> </text:p>
        </text:list-item>
        <text:list-item>
          <text:p text:style-name="P339"><text:a xlink:type="simple" xlink:href="../saenz/Learning%20JavaScript%20Design%20Patterns.html#facadepatternjavascript" text:style-name="Internet_20_link" text:visited-style-name="Visited_20_Internet_20_Link">Facade Pattern</text:a> </text:p>
        </text:list-item>
        <text:list-item>
          <text:p text:style-name="P339"><text:a xlink:type="simple" xlink:href="../saenz/Learning%20JavaScript%20Design%20Patterns.html#factorypatternjavascript" text:style-name="Internet_20_link" text:visited-style-name="Visited_20_Internet_20_Link">Factory Pattern</text:a> </text:p>
        </text:list-item>
        <text:list-item>
          <text:p text:style-name="P339"><text:a xlink:type="simple" xlink:href="../saenz/Learning%20JavaScript%20Design%20Patterns.html#mixinpatternjavascript" text:style-name="Internet_20_link" text:visited-style-name="Visited_20_Internet_20_Link">Mixin Pattern</text:a> </text:p>
        </text:list-item>
        <text:list-item>
          <text:p text:style-name="P339"><text:a xlink:type="simple" xlink:href="../saenz/Learning%20JavaScript%20Design%20Patterns.html#decoratorpatternjavascript" text:style-name="Internet_20_link" text:visited-style-name="Visited_20_Internet_20_Link">Decorator Pattern</text:a> </text:p>
        </text:list-item>
        <text:list-item>
          <text:p text:style-name="P319"><text:a xlink:type="simple" xlink:href="../saenz/Learning%20JavaScript%20Design%20Patterns.html#detailflyweight" text:style-name="Internet_20_link" text:visited-style-name="Visited_20_Internet_20_Link">Flyweight Pattern</text:a> </text:p>
        </text:list-item>
      </text:list>
      <text:h text:style-name="P228" text:outline-level="2"/>
      <text:p text:style-name="P8"/>
      <text:h text:style-name="P228" text:outline-level="2"/>
      <text:p text:style-name="P48"/>
      <text:p text:style-name="P48"/>
      <text:h text:style-name="P221" text:outline-level="2"><text:soft-page-break/>Constructor Pattern</text:h>
      <text:p text:style-name="P8">En los lenguajes de programación orientados a objetos clásicos, un constructor es un método especial utilizado para inicializar un objeto recién creado una vez que se le ha asignado memoria. En JavaScript, como casi todo es un objeto, a menudo nos interesan los constructores de objetos.<text:line-break/>Los constructores de objetos se usan para crear tipos específicos de objetos, tanto para preparar el objeto para su uso como para aceptar argumentos que un constructor puede usar para establecer los valores de las propiedades y métodos de los miembros cuando el objeto se crea por primera vez.</text:p>
      <text:p text:style-name="P8"/>
      <text:p text:style-name="P39">Creación de objetos</text:p>
      <text:p text:style-name="P9">Las tres formas comunes de crear nuevos objetos en JavaScript son las sigui<text:span text:style-name="T204">entes:</text:span></text:p>
      <text:p text:style-name="P55"/>
      <text:p text:style-name="P262"><text:span text:style-name="Source_20_Text"><text:span text:style-name="T292"><text:s/>1 </text:span></text:span><text:span text:style-name="Source_20_Text"><text:span text:style-name="T130">// </text:span></text:span><text:span text:style-name="Source_20_Text"><text:span text:style-name="T141">Cada una de las siguientes opciones creará un nuevo objeto vacío</text:span></text:span><text:span text:style-name="Source_20_Text"><text:span text:style-name="T130">:</text:span></text:span></text:p>
      <text:p text:style-name="P241"><text:s/>2</text:p>
      <text:p text:style-name="P261"><text:span text:style-name="Source_20_Text"><text:span text:style-name="T144"><text:s/>3</text:span></text:span><text:span text:style-name="Source_20_Text"><text:span text:style-name="T133"> </text:span></text:span><text:span text:style-name="Source_20_Text"><text:span text:style-name="T130">var</text:span></text:span><text:span text:style-name="T130"> </text:span><text:span text:style-name="Source_20_Text"><text:span text:style-name="T130">newObject = {};</text:span></text:span></text:p>
      <text:p text:style-name="P241"><text:s/>4</text:p>
      <text:p text:style-name="P261"><text:span text:style-name="Source_20_Text"><text:span text:style-name="T144"><text:s/>5</text:span></text:span><text:span text:style-name="Source_20_Text"><text:span text:style-name="T133"> </text:span></text:span><text:span text:style-name="Source_20_Text"><text:span text:style-name="T130">// or</text:span></text:span></text:p>
      <text:p text:style-name="P261"><text:span text:style-name="Source_20_Text"><text:span text:style-name="T144"><text:s/>6</text:span></text:span><text:span text:style-name="Source_20_Text"><text:span text:style-name="T133"> </text:span></text:span><text:span text:style-name="Source_20_Text"><text:span text:style-name="T130">var</text:span></text:span><text:span text:style-name="T130"> </text:span><text:span text:style-name="Source_20_Text"><text:span text:style-name="T130">newObject = Object.create( Object.prototype );</text:span></text:span></text:p>
      <text:p text:style-name="P241"><text:s/>7</text:p>
      <text:p text:style-name="P261"><text:span text:style-name="Source_20_Text"><text:span text:style-name="T144"><text:s/>8</text:span></text:span><text:span text:style-name="Source_20_Text"><text:span text:style-name="T133"> </text:span></text:span><text:span text:style-name="Source_20_Text"><text:span text:style-name="T130">// or</text:span></text:span></text:p>
      <text:p text:style-name="P104"><text:span text:style-name="Source_20_Text"><text:span text:style-name="T144"><text:s/>9</text:span></text:span><text:span text:style-name="Source_20_Text"><text:span text:style-name="T133"> </text:span></text:span><text:span text:style-name="Source_20_Text"><text:span text:style-name="T130">var newObject = new Object();</text:span></text:span></text:p>
      <text:p text:style-name="P104"><text:span text:style-name="Source_20_Text"><text:span text:style-name="T124"/></text:span></text:p>
      <text:p text:style-name="P105"><text:span text:style-name="Source_20_Text"><text:span text:style-name="T124"/></text:span></text:p>
      <text:p text:style-name="P100">Cuando el constructor "Obje<text:span text:style-name="T205">c</text:span>t" en el ejemplo final crea un contenedor de objetos para un valor específico, o cuando no se pasa ningún valor, creará un objeto vacío y lo devolverá.</text:p>
      <text:p text:style-name="P100"><text:line-break/>Existen cuatro formas de asignar claves y valores a un objeto:</text:p>
      <text:p text:style-name="P100"/>
      <text:p text:style-name="P107">ej:01</text:p>
      <text:p text:style-name="P263"><text:span text:style-name="Source_20_Text"><text:span text:style-name="T134">// ECMAScript 3 </text:span></text:span><text:span text:style-name="Source_20_Text"><text:span text:style-name="T136">enfoques compatibles</text:span></text:span></text:p>
      <text:p text:style-name="P254"> </text:p>
      <text:p text:style-name="P263"><text:span text:style-name="Source_20_Text"><text:span text:style-name="T134">// 1. </text:span></text:span><text:span text:style-name="Source_20_Text"><text:span text:style-name="T136">Sintaxis de punto</text:span></text:span></text:p>
      <text:p text:style-name="P254"> </text:p>
      <text:p text:style-name="P263"><text:span text:style-name="Source_20_Text"><text:span text:style-name="T134">// </text:span></text:span><text:span text:style-name="Source_20_Text"><text:span text:style-name="T136">Establecer propiedades</text:span></text:span></text:p>
      <text:p text:style-name="P263"><text:span text:style-name="Source_20_Text"><text:span text:style-name="T134">newObject.someKey = "Hello World";</text:span></text:span></text:p>
      <text:p text:style-name="P254"> </text:p>
      <text:p text:style-name="P263"><text:span text:style-name="Source_20_Text"><text:span text:style-name="T134">// </text:span></text:span><text:span text:style-name="Source_20_Text"><text:span text:style-name="T136">Obtener propiedades</text:span></text:span></text:p>
      <text:p text:style-name="P263"><text:span text:style-name="Source_20_Text"><text:span text:style-name="T134">var</text:span></text:span><text:span text:style-name="T134"> </text:span><text:span text:style-name="Source_20_Text"><text:span text:style-name="T134">value = newObject.someKey;</text:span></text:span></text:p>
      <text:p text:style-name="P254"> </text:p>
      <text:p text:style-name="P254"> </text:p>
      <text:p text:style-name="P254"> </text:p>
      <text:p text:style-name="P263"><text:span text:style-name="Source_20_Text"><text:span text:style-name="T134">// 2. </text:span></text:span><text:span text:style-name="Source_20_Text"><text:span text:style-name="T136">Sintaxis de corchetes</text:span></text:span></text:p>
      <text:p text:style-name="P254"> </text:p>
      <text:p text:style-name="P265"><text:span text:style-name="Source_20_Text"><text:span text:style-name="T134">// </text:span></text:span><text:span text:style-name="Source_20_Text"><text:span text:style-name="T136">Establecer propiedades</text:span></text:span></text:p>
      <text:p text:style-name="P263"><text:span text:style-name="Source_20_Text"><text:span text:style-name="T134">newObject["someKey"] = "Hello World";</text:span></text:span></text:p>
      <text:p text:style-name="P254"> </text:p>
      <text:p text:style-name="P265"><text:span text:style-name="Source_20_Text"><text:span text:style-name="T134">// </text:span></text:span><text:span text:style-name="Source_20_Text"><text:span text:style-name="T136">Obtener propiedades</text:span></text:span></text:p>
      <text:p text:style-name="P263"><text:span text:style-name="Source_20_Text"><text:span text:style-name="T134">var</text:span></text:span><text:span text:style-name="T134"> </text:span><text:span text:style-name="Source_20_Text"><text:span text:style-name="T134">value = newObject["someKey"];</text:span></text:span></text:p>
      <text:p text:style-name="P254"> </text:p>
      <text:p text:style-name="P254"> </text:p>
      <text:p text:style-name="P254"> </text:p>
      <text:p text:style-name="P263"><text:span text:style-name="Source_20_Text"><text:span text:style-name="T134">// ECMAScript 5 </text:span></text:span><text:span text:style-name="Source_20_Text"><text:span text:style-name="T136">solo enfoques compatibles</text:span></text:span></text:p>
      <text:p text:style-name="P265"><text:span text:style-name="Source_20_Text"><text:span text:style-name="T134">// </text:span></text:span><text:span text:style-name="Source_20_Text"><text:span text:style-name="T136">Para más información, ver</text:span></text:span><text:span text:style-name="Source_20_Text"><text:span text:style-name="T134">: </text:span></text:span><text:a xlink:type="simple" xlink:href="http://kangax.github.com/es5-compat-table/" text:style-name="Internet_20_link" text:visited-style-name="Visited_20_Internet_20_Link"><text:span text:style-name="Source_20_Text"><text:span text:style-name="T124">http://kangax.github.com/es5-compat-table/</text:span></text:span></text:a></text:p>
      <text:p text:style-name="P254"> </text:p>
      <text:p text:style-name="P263"><text:span text:style-name="Source_20_Text"><text:span text:style-name="T134">// 3. Object.defineProperty</text:span></text:span></text:p>
      <text:p text:style-name="P254"><text:soft-page-break/> </text:p>
      <text:p text:style-name="P263"><text:span text:style-name="Source_20_Text"><text:span text:style-name="T134">// Set properties</text:span></text:span></text:p>
      <text:p text:style-name="P263"><text:span text:style-name="Source_20_Text"><text:span text:style-name="T134">Object.defineProperty( newObject, "someKey", {</text:span></text:span></text:p>
      <text:p text:style-name="P264"><text:span text:style-name="Source_20_Text"><text:span text:style-name="T134">    value: "</text:span></text:span><text:span text:style-name="Source_20_Text"><text:span text:style-name="T136">para un mayor control del comportamiento de la propiedad</text:span></text:span><text:span text:style-name="Source_20_Text"><text:span text:style-name="T134">",</text:span></text:span></text:p>
      <text:p text:style-name="P263"><text:span text:style-name="Source_20_Text"><text:span text:style-name="T134">    writable: true,</text:span></text:span></text:p>
      <text:p text:style-name="P263"><text:span text:style-name="Source_20_Text"><text:span text:style-name="T134">    enumerable: true,</text:span></text:span></text:p>
      <text:p text:style-name="P263"><text:span text:style-name="Source_20_Text"><text:span text:style-name="T134">    configurable: true</text:span></text:span></text:p>
      <text:p text:style-name="P263"><text:span text:style-name="Source_20_Text"><text:span text:style-name="T134">});</text:span></text:span></text:p>
      <text:p text:style-name="P254"> </text:p>
      <text:p text:style-name="P266"><text:span text:style-name="Source_20_Text"><text:span text:style-name="T134">// </text:span></text:span><text:span text:style-name="Source_20_Text"><text:span text:style-name="T136">Si lo anterior se siente un poco difícil de leer, se puede </text:span></text:span><text:span text:style-name="Source_20_Text"><text:span text:style-name="T137">abreviar</text:span></text:span><text:span text:style-name="Source_20_Text"><text:span text:style-name="T136"> de la</text:span></text:span></text:p>
      <text:p text:style-name="P266"><text:span text:style-name="Source_20_Text"><text:span text:style-name="T136">// siguiente manera</text:span></text:span><text:span text:style-name="Source_20_Text"><text:span text:style-name="T134">:</text:span></text:span></text:p>
      <text:p text:style-name="P254"> </text:p>
      <text:p text:style-name="P263"><text:span text:style-name="Source_20_Text"><text:span text:style-name="T134">var</text:span></text:span><text:span text:style-name="T134"> </text:span><text:span text:style-name="Source_20_Text"><text:span text:style-name="T134">defineProp = function</text:span></text:span><text:span text:style-name="T134"> </text:span><text:span text:style-name="Source_20_Text"><text:span text:style-name="T134">( obj, key, value ){</text:span></text:span></text:p>
      <text:p text:style-name="P263"><text:span text:style-name="Source_20_Text"><text:span text:style-name="T134">  var</text:span></text:span><text:span text:style-name="T134"> </text:span><text:span text:style-name="Source_20_Text"><text:span text:style-name="T134">config = {</text:span></text:span></text:p>
      <text:p text:style-name="P263"><text:span text:style-name="Source_20_Text"><text:span text:style-name="T134">    value: value,</text:span></text:span></text:p>
      <text:p text:style-name="P263"><text:span text:style-name="Source_20_Text"><text:span text:style-name="T134">    writable: true,</text:span></text:span></text:p>
      <text:p text:style-name="P263"><text:span text:style-name="Source_20_Text"><text:span text:style-name="T134">    enumerable: true,</text:span></text:span></text:p>
      <text:p text:style-name="P263"><text:span text:style-name="Source_20_Text"><text:span text:style-name="T134">    configurable: true</text:span></text:span></text:p>
      <text:p text:style-name="P263"><text:span text:style-name="Source_20_Text"><text:span text:style-name="T134">  };</text:span></text:span></text:p>
      <text:p text:style-name="P263"><text:span text:style-name="Source_20_Text"><text:span text:style-name="T134">  Object.defineProperty( obj, key, config );</text:span></text:span></text:p>
      <text:p text:style-name="P263"><text:span text:style-name="Source_20_Text"><text:span text:style-name="T134">};</text:span></text:span></text:p>
      <text:p text:style-name="P254"> </text:p>
      <text:p text:style-name="P263"><text:span text:style-name="Source_20_Text"><text:span text:style-name="T134">// </text:span></text:span><text:span text:style-name="Source_20_Text"><text:span text:style-name="T136">Para usar, entonces creamos un nuevo objeto "person" vacío</text:span></text:span></text:p>
      <text:p text:style-name="P263"><text:span text:style-name="Source_20_Text"><text:span text:style-name="T134">var</text:span></text:span><text:span text:style-name="T134"> </text:span><text:span text:style-name="Source_20_Text"><text:span text:style-name="T134">person = Object.create( Object.prototype );</text:span></text:span></text:p>
      <text:p text:style-name="P254"> </text:p>
      <text:p text:style-name="P263"><text:span text:style-name="Source_20_Text"><text:span text:style-name="T134">// </text:span></text:span><text:span text:style-name="Source_20_Text"><text:span text:style-name="T136">Rellenar el objeto con propiedades</text:span></text:span></text:p>
      <text:p text:style-name="P263"><text:span text:style-name="Source_20_Text"><text:span text:style-name="T134">defineProp( person, "car", "Delorean"</text:span></text:span><text:span text:style-name="T134"> </text:span><text:span text:style-name="Source_20_Text"><text:span text:style-name="T134">);</text:span></text:span></text:p>
      <text:p text:style-name="P263"><text:span text:style-name="Source_20_Text"><text:span text:style-name="T134">defineProp( person, "dateOfBirth", "1981"</text:span></text:span><text:span text:style-name="T134"> </text:span><text:span text:style-name="Source_20_Text"><text:span text:style-name="T134">);</text:span></text:span></text:p>
      <text:p text:style-name="P263"><text:span text:style-name="Source_20_Text"><text:span text:style-name="T134">defineProp( person, "hasBeard", false</text:span></text:span><text:span text:style-name="T134"> </text:span><text:span text:style-name="Source_20_Text"><text:span text:style-name="T134">);</text:span></text:span></text:p>
      <text:p text:style-name="P254"> </text:p>
      <text:p text:style-name="P263"><text:span text:style-name="Source_20_Text"><text:span text:style-name="T134">console.log(person);</text:span></text:span></text:p>
      <text:p text:style-name="P263"><text:span text:style-name="Source_20_Text"><text:span text:style-name="T134">// Outputs: Object {car: "Delorean", dateOfBirth: "1981", hasBeard: false}</text:span></text:span></text:p>
      <text:p text:style-name="P254"> </text:p>
      <text:p text:style-name="P254"> </text:p>
      <text:p text:style-name="P263"><text:span text:style-name="Source_20_Text"><text:span text:style-name="T134">// 4. Object.defineProperties</text:span></text:span></text:p>
      <text:p text:style-name="P254"> </text:p>
      <text:p text:style-name="P263"><text:span text:style-name="Source_20_Text"><text:span text:style-name="T134">// Set properties</text:span></text:span></text:p>
      <text:p text:style-name="P263"><text:span text:style-name="Source_20_Text"><text:span text:style-name="T134">Object.defineProperties( newObject, {</text:span></text:span></text:p>
      <text:p text:style-name="P254"> </text:p>
      <text:p text:style-name="P263"><text:span text:style-name="Source_20_Text"><text:span text:style-name="T134">  "someKey": {</text:span></text:span></text:p>
      <text:p text:style-name="P263"><text:span text:style-name="Source_20_Text"><text:span text:style-name="T134">    value: "Hello World",</text:span></text:span></text:p>
      <text:p text:style-name="P263"><text:span text:style-name="Source_20_Text"><text:span text:style-name="T134">    writable: true</text:span></text:span></text:p>
      <text:p text:style-name="P263"><text:span text:style-name="Source_20_Text"><text:span text:style-name="T134">  },</text:span></text:span></text:p>
      <text:p text:style-name="P254"> </text:p>
      <text:p text:style-name="P263"><text:span text:style-name="Source_20_Text"><text:span text:style-name="T134">  "anotherKey": {</text:span></text:span></text:p>
      <text:p text:style-name="P263"><text:span text:style-name="Source_20_Text"><text:span text:style-name="T134">    value: "Foo bar",</text:span></text:span></text:p>
      <text:p text:style-name="P263"><text:span text:style-name="Source_20_Text"><text:span text:style-name="T134">    writable: false</text:span></text:span></text:p>
      <text:p text:style-name="P263"><text:span text:style-name="Source_20_Text"><text:span text:style-name="T134">  }</text:span></text:span></text:p>
      <text:p text:style-name="P254"> </text:p>
      <text:p text:style-name="P263"><text:span text:style-name="Source_20_Text"><text:span text:style-name="T134">});</text:span></text:span></text:p>
      <text:p text:style-name="P254"> </text:p>
      <text:p text:style-name="P234"><text:span text:style-name="Source_20_Text"><text:span text:style-name="T134">// Obtener propiedades para 3. y 4. se puede hacer usando cualquiera de los<text:line-break/>// opciones en 1. y 2.</text:span></text:span></text:p>
      <text:p text:style-name="P234"><text:span text:style-name="Source_20_Text"><text:span text:style-name="T134"/></text:span></text:p>
      <text:p text:style-name="P233"/>
      <text:p text:style-name="P298">Como veremos un poco más adelante en el libro, estos métodos incluso se pueden usar para la herencia, de la siguiente manera:</text:p>
      <text:p text:style-name="P298"/>
      <text:p text:style-name="P267"><text:span text:style-name="Source_20_Text"><text:span text:style-name="T134">// </text:span></text:span><text:span text:style-name="Source_20_Text"><text:span text:style-name="T135">Uso</text:span></text:span><text:span text:style-name="Source_20_Text"><text:span text:style-name="T134">:</text:span></text:span></text:p>
      <text:p text:style-name="P255"> </text:p>
      <text:p text:style-name="P267"><text:span text:style-name="Source_20_Text"><text:span text:style-name="T134">// </text:span></text:span><text:span text:style-name="Source_20_Text"><text:span text:style-name="T136">Crea un piloto de carreras que herede del objeto person</text:span></text:span></text:p>
      <text:p text:style-name="P267"><text:span text:style-name="Source_20_Text"><text:span text:style-name="T134">var</text:span></text:span><text:span text:style-name="T134"> </text:span><text:span text:style-name="Source_20_Text"><text:span text:style-name="T134">driver = Object.create( person );</text:span></text:span></text:p>
      <text:p text:style-name="P255"><text:soft-page-break/> </text:p>
      <text:p text:style-name="P268"><text:span text:style-name="Source_20_Text"><text:span text:style-name="T134">// </text:span></text:span><text:span text:style-name="Source_20_Text"><text:span text:style-name="T136">Establecer algunas propiedades para </text:span></text:span><text:span text:style-name="Source_20_Text"><text:span text:style-name="T138">el conductor (driver)</text:span></text:span></text:p>
      <text:p text:style-name="P267"><text:span text:style-name="Source_20_Text"><text:span text:style-name="T134">defineProp(driver, "topSpeed", "100mph");</text:span></text:span></text:p>
      <text:p text:style-name="P255"> </text:p>
      <text:p text:style-name="P269"><text:span text:style-name="Source_20_Text"><text:span text:style-name="T134">// </text:span></text:span><text:span text:style-name="Source_20_Text"><text:span text:style-name="T136">Obten</text:span></text:span><text:span text:style-name="Source_20_Text"><text:span text:style-name="T139">er</text:span></text:span><text:span text:style-name="Source_20_Text"><text:span text:style-name="T136"> una propiedad heredada</text:span></text:span><text:span text:style-name="Source_20_Text"><text:span text:style-name="T134"> (1981)</text:span></text:span></text:p>
      <text:p text:style-name="P267"><text:span text:style-name="Source_20_Text"><text:span text:style-name="T134">console.log( driver.dateOfBirth );</text:span></text:span></text:p>
      <text:p text:style-name="P255"> </text:p>
      <text:p text:style-name="P270"><text:span text:style-name="Source_20_Text"><text:span text:style-name="T134">// </text:span></text:span><text:span text:style-name="Source_20_Text"><text:span text:style-name="T136">Obten</text:span></text:span><text:span text:style-name="Source_20_Text"><text:span text:style-name="T140">er</text:span></text:span><text:span text:style-name="Source_20_Text"><text:span text:style-name="T136"> la propiedad que establec</text:span></text:span><text:span text:style-name="Source_20_Text"><text:span text:style-name="T140">i</text:span></text:span><text:span text:style-name="Source_20_Text"><text:span text:style-name="T136">mos</text:span></text:span><text:span text:style-name="Source_20_Text"><text:span text:style-name="T134"> (100mph)</text:span></text:span></text:p>
      <text:p text:style-name="P235"><text:span text:style-name="Source_20_Text"><text:span text:style-name="T134">console.log( driver.topSpeed );</text:span></text:span></text:p>
      <text:p text:style-name="P299"/>
      <text:h text:style-name="P209" text:outline-level="3">Constructores Básicos</text:h>
      <text:p text:style-name="P11">Como vimos anteriormente, JavaScript no admite el concepto de clases, pero sí admite funciones especiales de construcción que funcionan con objetos. Simplemente anteponiendo una llamada a una función de constructor con la palabra clave "<text:span text:style-name="T206">new</text:span>", podemos decirle a JavaScript que nos gustaría que la función se comporte como un constructor e instanciar un nuevo objeto con los miembros definidos por esa función.</text:p>
      <text:p text:style-name="P11">Dentro de un constructor, la palabra clave <text:span text:style-name="T75">this</text:span> hace referencia al nuevo objeto que se está creando. Revisando la creación de objetos, un constructor básico puede verse de la siguiente manera:</text:p>
      <text:p text:style-name="P22"><text:span text:style-name="T291">ej:0</text:span>02</text:p>
      <text:p text:style-name="P271"><text:span text:style-name="Source_20_Text"><text:span text:style-name="T149">function</text:span></text:span><text:span text:style-name="T149"> </text:span><text:span text:style-name="Source_20_Text"><text:span text:style-name="T149">Car( model, year, miles ) {</text:span></text:span></text:p>
      <text:p text:style-name="P244"> </text:p>
      <text:p text:style-name="P271"><text:span text:style-name="Source_20_Text"><text:span text:style-name="T149">  this.model = model;</text:span></text:span></text:p>
      <text:p text:style-name="P271"><text:span text:style-name="Source_20_Text"><text:span text:style-name="T149">  this.year = year;</text:span></text:span></text:p>
      <text:p text:style-name="P271"><text:span text:style-name="Source_20_Text"><text:span text:style-name="T149">  this.miles = miles;</text:span></text:span></text:p>
      <text:p text:style-name="P244"> </text:p>
      <text:p text:style-name="P271"><text:span text:style-name="Source_20_Text"><text:span text:style-name="T149">  this.toString = function</text:span></text:span><text:span text:style-name="T149"> </text:span><text:span text:style-name="Source_20_Text"><text:span text:style-name="T149">() {</text:span></text:span></text:p>
      <text:p text:style-name="P271"><text:span text:style-name="Source_20_Text"><text:span text:style-name="T149">    return</text:span></text:span><text:span text:style-name="T149"> </text:span><text:span text:style-name="Source_20_Text"><text:span text:style-name="T149">this.model + " has done "</text:span></text:span><text:span text:style-name="T149"> </text:span><text:span text:style-name="Source_20_Text"><text:span text:style-name="T149">+ this.miles + " miles";</text:span></text:span></text:p>
      <text:p text:style-name="P271"><text:span text:style-name="Source_20_Text"><text:span text:style-name="T149">  };</text:span></text:span></text:p>
      <text:p text:style-name="P271"><text:span text:style-name="Source_20_Text"><text:span text:style-name="T149">}</text:span></text:span></text:p>
      <text:p text:style-name="P244"> </text:p>
      <text:p text:style-name="P271"><text:span text:style-name="Source_20_Text"><text:span text:style-name="T149">// </text:span></text:span><text:span text:style-name="Source_20_Text"><text:span text:style-name="T150">Uso</text:span></text:span><text:span text:style-name="Source_20_Text"><text:span text:style-name="T149">:</text:span></text:span></text:p>
      <text:p text:style-name="P244"> </text:p>
      <text:p text:style-name="P271"><text:span text:style-name="Source_20_Text"><text:span text:style-name="T149">// </text:span></text:span><text:span text:style-name="Source_20_Text"><text:span text:style-name="T161">Podemos crear nuevas instancias del auto </text:span></text:span><text:span text:style-name="Source_20_Text"><text:span text:style-name="T162">(car)</text:span></text:span></text:p>
      <text:p text:style-name="P271"><text:span text:style-name="Source_20_Text"><text:span text:style-name="T149">var</text:span></text:span><text:span text:style-name="T149"> </text:span><text:span text:style-name="Source_20_Text"><text:span text:style-name="T149">civic = new</text:span></text:span><text:span text:style-name="T149"> </text:span><text:span text:style-name="Source_20_Text"><text:span text:style-name="T149">Car( "Honda Civic", 2009, 20000 );</text:span></text:span></text:p>
      <text:p text:style-name="P271"><text:span text:style-name="Source_20_Text"><text:span text:style-name="T149">var</text:span></text:span><text:span text:style-name="T149"> </text:span><text:span text:style-name="Source_20_Text"><text:span text:style-name="T149">mondeo = new</text:span></text:span><text:span text:style-name="T149"> </text:span><text:span text:style-name="Source_20_Text"><text:span text:style-name="T149">Car( "Ford Mondeo", 2010, 5000 );</text:span></text:span></text:p>
      <text:p text:style-name="P244"> </text:p>
      <text:p text:style-name="P271"><text:span text:style-name="Source_20_Text"><text:span text:style-name="T161">// y luego abra nuestra consola del navegador para ver </text:span></text:span><text:span text:style-name="Source_20_Text"><text:span text:style-name="T162">la</text:span></text:span><text:span text:style-name="Source_20_Text"><text:span text:style-name="T161"><text:line-break/>// salida del método toString() que se llama </text:span></text:span><text:span text:style-name="Source_20_Text"><text:span text:style-name="T162">en</text:span></text:span><text:span text:style-name="Source_20_Text"><text:span text:style-name="T161"><text:line-break/>// estos objetos</text:span></text:span></text:p>
      <text:p text:style-name="P271"><text:span text:style-name="Source_20_Text"><text:span text:style-name="T149">console.log( civic.toString() );</text:span></text:span></text:p>
      <text:p text:style-name="P113"><text:span text:style-name="Source_20_Text"><text:span text:style-name="T161">console.log( mondeo.toString() );</text:span></text:span></text:p>
      <text:p text:style-name="P113"><text:span text:style-name="Source_20_Text"><text:span text:style-name="T161"/></text:span></text:p>
      <text:p text:style-name="P112"><text:span text:style-name="Source_20_Text"><text:span text:style-name="T97"/></text:span></text:p>
      <text:p text:style-name="P12">Lo anterior es una versión simple del patrón de constructor pero sufre algunos problemas. Una es que dificulta la herencia y la otra es que funciones como <text:span text:style-name="T76">toString()</text:span> se redefinen para cada uno de los nuevos objetos creados con el constructor Car. Esto no es muy óptimo ya que la función idealmente debería compartirse entre todas las instancias del tipo Car.</text:p>
      <text:p text:style-name="P12">Afortunadamente, como hay una serie de alternativas compatibles con ES3 y ES5 para construir objetos, es trivial evitar esta limitación.</text:p>
      <text:h text:style-name="P211" text:outline-level="3"><text:soft-page-break/><text:span text:style-name="T1">Constructores con </text:span><text:span text:style-name="T43">P</text:span><text:span text:style-name="T1">rototipos</text:span></text:h>
      <text:p text:style-name="P13">Las funciones, como casi todos los objetos en JavaScript, contienen un objeto "prototype". Cuando llamamos a un constructor de JavaScript para crear un objeto, todas las propiedades del prototipo del constructor se ponen a disposición del nuevo objeto. De esta manera, se pueden crear múltiples objetos Car que acceden al mismo prototipo. Así podemos extender el ejemplo original de la siguiente manera:</text:p>
      <text:p text:style-name="P23">ej:003</text:p>
      <text:p text:style-name="P272"><text:span text:style-name="Source_20_Text"><text:span text:style-name="T149"/></text:span></text:p>
      <text:p text:style-name="P272"><text:span text:style-name="Source_20_Text"><text:span text:style-name="T149">function</text:span></text:span><text:span text:style-name="T149"> </text:span><text:span text:style-name="Source_20_Text"><text:span text:style-name="T149">Car( model, year, miles ) {</text:span></text:span></text:p>
      <text:p text:style-name="P245"> </text:p>
      <text:p text:style-name="P272"><text:span text:style-name="Source_20_Text"><text:span text:style-name="T149">  this.model = model;</text:span></text:span></text:p>
      <text:p text:style-name="P272"><text:span text:style-name="Source_20_Text"><text:span text:style-name="T149">  this.year = year;</text:span></text:span></text:p>
      <text:p text:style-name="P272"><text:span text:style-name="Source_20_Text"><text:span text:style-name="T149">  this.miles = miles;</text:span></text:span></text:p>
      <text:p text:style-name="P245"> </text:p>
      <text:p text:style-name="P272"><text:span text:style-name="Source_20_Text"><text:span text:style-name="T149">}</text:span></text:span></text:p>
      <text:p text:style-name="P106"/>
      <text:p text:style-name="P123"><text:span text:style-name="Source_20_Text"><text:span text:style-name="T149">// </text:span></text:span><text:span text:style-name="Source_20_Text"><text:span text:style-name="T161">Tenga en cuenta </text:span></text:span><text:span text:style-name="Source_20_Text"><text:span text:style-name="T163">que </text:span></text:span><text:span text:style-name="Source_20_Text"><text:span text:style-name="T161">aquí estamos usando Object.prototype.newMethod en <text:s text:c="7"/></text:span></text:span></text:p>
      <text:p text:style-name="P123"><text:span text:style-name="Source_20_Text"><text:span text:style-name="T161">// lugar de Object.prototype para evitar redefinir el objeto prototipo <text:s text:c="9"/></text:span></text:span></text:p>
      <text:p text:style-name="P115"/>
      <text:p text:style-name="P272"><text:span text:style-name="Source_20_Text"><text:span text:style-name="T149">Car.prototype.toString = function</text:span></text:span><text:span text:style-name="T149"> </text:span><text:span text:style-name="Source_20_Text"><text:span text:style-name="T149">() {</text:span></text:span></text:p>
      <text:p text:style-name="P272"><text:span text:style-name="Source_20_Text"><text:span text:style-name="T149">  return</text:span></text:span><text:span text:style-name="T149"> </text:span><text:span text:style-name="Source_20_Text"><text:span text:style-name="T149">this.model + " has done "</text:span></text:span><text:span text:style-name="T149"> </text:span><text:span text:style-name="Source_20_Text"><text:span text:style-name="T149">+ this.miles + " miles";</text:span></text:span></text:p>
      <text:p text:style-name="P272"><text:span text:style-name="Source_20_Text"><text:span text:style-name="T149">};</text:span></text:span></text:p>
      <text:p text:style-name="P245"> </text:p>
      <text:p text:style-name="P272"><text:span text:style-name="Source_20_Text"><text:span text:style-name="T149">// Usage:</text:span></text:span></text:p>
      <text:p text:style-name="P245"> </text:p>
      <text:p text:style-name="P272"><text:span text:style-name="Source_20_Text"><text:span text:style-name="T149">var</text:span></text:span><text:span text:style-name="T149"> </text:span><text:span text:style-name="Source_20_Text"><text:span text:style-name="T149">civic = new</text:span></text:span><text:span text:style-name="T149"> </text:span><text:span text:style-name="Source_20_Text"><text:span text:style-name="T149">Car( "Honda Civic", 2009, 20000 );</text:span></text:span></text:p>
      <text:p text:style-name="P272"><text:span text:style-name="Source_20_Text"><text:span text:style-name="T149">var</text:span></text:span><text:span text:style-name="T149"> </text:span><text:span text:style-name="Source_20_Text"><text:span text:style-name="T149">mondeo = new</text:span></text:span><text:span text:style-name="T149"> </text:span><text:span text:style-name="Source_20_Text"><text:span text:style-name="T149">Car( "Ford Mondeo", 2010, 5000 );</text:span></text:span></text:p>
      <text:p text:style-name="P245"> </text:p>
      <text:p text:style-name="P272"><text:span text:style-name="Source_20_Text"><text:span text:style-name="T149">console.log( civic.toString() );</text:span></text:span></text:p>
      <text:p text:style-name="P102"><text:span text:style-name="Source_20_Text"><text:span text:style-name="T149">console.log( mondeo.toString() );</text:span></text:span></text:p>
      <text:p text:style-name="P102"><text:span text:style-name="Source_20_Text"><text:span text:style-name="T149"/></text:span></text:p>
      <text:p text:style-name="P101"><text:span text:style-name="Source_20_Text"><text:span text:style-name="T104"/></text:span></text:p>
      <text:p text:style-name="P56"><text:span text:style-name="Source_20_Text"><text:span text:style-name="T104">Arriba, ahora se compartirá una sola instancia de </text:span></text:span><text:span text:style-name="Source_20_Text"><text:span text:style-name="T101">toString()</text:span></text:span><text:span text:style-name="Source_20_Text"><text:span text:style-name="T104"> entre todos los objetos Car.</text:spa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27" text:outline-level="2"><text:soft-page-break/><text:span text:style-name="T1">El </text:span><text:span text:style-name="T44">P</text:span><text:span text:style-name="T1">atrón </text:span><text:span text:style-name="T45">de </text:span><text:span text:style-name="T44">M</text:span><text:span text:style-name="T1">ódulo </text:span></text:h>
      <text:h text:style-name="P127" text:outline-level="2"><text:span text:style-name="Source_20_Text"><text:span text:style-name="T119">M</text:span></text:span><text:span text:style-name="Source_20_Text"><text:span text:style-name="T118">ódulo</text:span></text:span></text:h>
      <text:p text:style-name="P57"><text:span text:style-name="Source_20_Text"><text:span text:style-name="T105"/></text:span></text:p>
      <text:p text:style-name="P57"><text:span text:style-name="Source_20_Text"><text:span text:style-name="T105">Los módulos son una parte integral de la arquitectura de cualquier aplicación robusta y, por lo general, ayudan a mantener las unidades de código para un proyecto separadas y organizadas de manera limpia.</text:span></text:span></text:p>
      <text:p text:style-name="P57"><text:span text:style-name="Source_20_Text"><text:span text:style-name="T105"/></text:span></text:p>
      <text:p text:style-name="P58"><text:span text:style-name="Source_20_Text"><text:span text:style-name="T105">En JavaScript, hay varias opciones para implementar módulos. Éstos incluyen:</text:span></text:span></text:p>
      <text:list xml:id="list6903342157168391443" text:style-name="L15">
        <text:list-item>
          <text:p text:style-name="P337"><text:span text:style-name="Source_20_Text"><text:span text:style-name="T105">El patrón </text:span></text:span><text:span text:style-name="Source_20_Text"><text:span text:style-name="T106">M</text:span></text:span><text:span text:style-name="Source_20_Text"><text:span text:style-name="T105">ódulo</text:span></text:span></text:p>
        </text:list-item>
        <text:list-item>
          <text:p text:style-name="P337"><text:span text:style-name="Source_20_Text"><text:span text:style-name="T105">Notación literal de objeto</text:span></text:span></text:p>
        </text:list-item>
        <text:list-item>
          <text:p text:style-name="P337"><text:span text:style-name="Source_20_Text"><text:span text:style-name="T105">Módulos AMD</text:span></text:span></text:p>
        </text:list-item>
        <text:list-item>
          <text:p text:style-name="P337"><text:span text:style-name="Source_20_Text"><text:span text:style-name="T105">Módulos CommonJS</text:span></text:span></text:p>
        </text:list-item>
        <text:list-item>
          <text:p text:style-name="P337"><text:span text:style-name="Source_20_Text"><text:span text:style-name="T105">Módulos </text:span></text:span><text:span text:style-name="Source_20_Text"><text:span text:style-name="T106">A</text:span></text:span><text:span text:style-name="Source_20_Text"><text:span text:style-name="T105">rmonía ECMAScript</text:span></text:span></text:p>
        </text:list-item>
      </text:list>
      <text:p text:style-name="P58"><text:span text:style-name="Source_20_Text"><text:span text:style-name="T105">Exploraremos las últimas tres de estas opciones más adelante en el libro en la sección </text:span></text:span><text:span text:style-name="Source_20_Text"><text:span text:style-name="T107">Patrones de </text:span></text:span><text:span text:style-name="Source_20_Text"><text:span text:style-name="T108">D</text:span></text:span><text:span text:style-name="Source_20_Text"><text:span text:style-name="T107">iseño </text:span></text:span><text:span text:style-name="Source_20_Text"><text:span text:style-name="T108">M</text:span></text:span><text:span text:style-name="Source_20_Text"><text:span text:style-name="T107">odulares </text:span></text:span><text:span text:style-name="Source_20_Text"><text:span text:style-name="T108">M</text:span></text:span><text:span text:style-name="Source_20_Text"><text:span text:style-name="T107">odernos de JavaScript</text:span></text:span><text:span text:style-name="Source_20_Text"><text:span text:style-name="T105">.</text:span></text:span></text:p>
      <text:p text:style-name="P58"><text:span text:style-name="Source_20_Text"><text:span text:style-name="T105"/></text:span></text:p>
      <text:p text:style-name="P58"><text:span text:style-name="Source_20_Text"><text:span text:style-name="T105">El patrón del Módulo se basa en parte en literales de objetos, por lo que tiene sentido actualizar primero nuestro conocimiento de ellos.</text:span></text:span></text:p>
      <text:p text:style-name="P58"><text:span text:style-name="Source_20_Text"><text:span text:style-name="T105"/></text:span></text:p>
      <text:h text:style-name="P125" text:outline-level="3"><text:span text:style-name="Source_20_Text"><text:span text:style-name="T120">Literales de Objetos</text:span></text:span></text:h>
      <text:p text:style-name="P59"><text:span text:style-name="Source_20_Text"><text:span text:style-name="T105"/></text:span></text:p>
      <text:p text:style-name="P59"><text:span text:style-name="Source_20_Text"><text:span text:style-name="T105">En notación literal de objeto, un objeto se describe como un conjunto de pares de nombre/valor separados por comas encerrados entre llaves (</text:span></text:span><text:span text:style-name="Source_20_Text"><text:span text:style-name="T102">{}</text:span></text:span><text:span text:style-name="Source_20_Text"><text:span text:style-name="T105">). Los nombres dentro del objeto pueden ser cadenas o identificadores seguidos de dos puntos. No debe usarse una coma después del par de nombre/valor final en el objeto, ya que esto puede provocar errores.</text:span></text:span></text:p>
      <text:p text:style-name="P273"><text:span text:style-name="Source_20_Text"><text:span text:style-name="T149"/></text:span></text:p>
      <text:p text:style-name="P273"><text:span text:style-name="Source_20_Text"><text:span text:style-name="T149">var</text:span></text:span><text:span text:style-name="T149"> </text:span><text:span text:style-name="Source_20_Text"><text:span text:style-name="T149">myObjectLiteral = {</text:span></text:span></text:p>
      <text:p text:style-name="P246"> </text:p>
      <text:p text:style-name="P273"><text:span text:style-name="Source_20_Text"><text:span text:style-name="T149">    variableKey: variableValue,</text:span></text:span></text:p>
      <text:p text:style-name="P246"> </text:p>
      <text:p text:style-name="P273"><text:span text:style-name="Source_20_Text"><text:span text:style-name="T149">    functionKey: function</text:span></text:span><text:span text:style-name="T149"> </text:span><text:span text:style-name="Source_20_Text"><text:span text:style-name="T149">() {</text:span></text:span></text:p>
      <text:p text:style-name="P273"><text:span text:style-name="Source_20_Text"><text:span text:style-name="T149">      // ...</text:span></text:span></text:p>
      <text:p text:style-name="P273"><text:span text:style-name="Source_20_Text"><text:span text:style-name="T149">    }</text:span></text:span></text:p>
      <text:p text:style-name="P114"><text:span text:style-name="Source_20_Text"><text:span text:style-name="T161">};</text:span></text:span></text:p>
      <text:p text:style-name="P88"/>
      <text:p text:style-name="P71"/>
      <text:p text:style-name="P73">Los literales de objeto no requieren instanciación usando el operador <text:span text:style-name="T78">new</text:span>, pero no deben usarse al comienzo de una declaración ya que la apertura <text:span text:style-name="T76">{ </text:span>puede interpretarse como el comienzo de un bloque. Fuera de un objeto, se pueden agregar nuevos miembros mediante la asignación de la siguiente manera <text:span text:style-name="T76">myModule.property = "someValue"</text:span>;</text:p>
      <text:p text:style-name="P73"/>
      <text:p text:style-name="P73">A continuación podemos ver un ejemplo más completo de un módulo definido usando notación literal de objeto:</text:p>
      <text:p text:style-name="P72">ej:004</text:p>
      <text:p text:style-name="P88"/>
      <text:p text:style-name="P274"><text:soft-page-break/><text:span text:style-name="Source_20_Text"><text:span text:style-name="T149">var</text:span></text:span><text:span text:style-name="T149"> </text:span><text:span text:style-name="Source_20_Text"><text:span text:style-name="T149">myModule = {</text:span></text:span></text:p>
      <text:p text:style-name="P247"> </text:p>
      <text:p text:style-name="P274"><text:span text:style-name="Source_20_Text"><text:span text:style-name="T149">  myProperty: "someValue",</text:span></text:span></text:p>
      <text:p text:style-name="P247"> </text:p>
      <text:p text:style-name="P274"><text:span text:style-name="Source_20_Text"><text:span text:style-name="T161"><text:s/>// Los literales de objeto pueden contener propiedades y métodos.<text:line-break/> // </text:span></text:span><text:span text:style-name="Source_20_Text"><text:span text:style-name="T164">ej.</text:span></text:span><text:span text:style-name="Source_20_Text"><text:span text:style-name="T161"> podemos definir otro objeto para la configuración del módulo:</text:span></text:span></text:p>
      <text:p text:style-name="P274"><text:span text:style-name="Source_20_Text"><text:span text:style-name="T149">  myConfig: {</text:span></text:span></text:p>
      <text:p text:style-name="P274"><text:span text:style-name="Source_20_Text"><text:span text:style-name="T149">    useCaching: true,</text:span></text:span></text:p>
      <text:p text:style-name="P274"><text:span text:style-name="Source_20_Text"><text:span text:style-name="T149">    language: "en"</text:span></text:span></text:p>
      <text:p text:style-name="P274"><text:span text:style-name="Source_20_Text"><text:span text:style-name="T149">  },</text:span></text:span></text:p>
      <text:p text:style-name="P247"> </text:p>
      <text:p text:style-name="P274"><text:span text:style-name="Source_20_Text"><text:span text:style-name="T149">  // </text:span></text:span><text:span text:style-name="Source_20_Text"><text:span text:style-name="T161">un método muy básico</text:span></text:span></text:p>
      <text:p text:style-name="P274"><text:span text:style-name="Source_20_Text"><text:span text:style-name="T149">  saySomething: function</text:span></text:span><text:span text:style-name="T149"> </text:span><text:span text:style-name="Source_20_Text"><text:span text:style-name="T149">() {</text:span></text:span></text:p>
      <text:p text:style-name="P274"><text:span text:style-name="Source_20_Text"><text:span text:style-name="T149">    console.log( "Where in the world is Paul Irish today?"</text:span></text:span><text:span text:style-name="T149"> </text:span><text:span text:style-name="Source_20_Text"><text:span text:style-name="T149">);</text:span></text:span></text:p>
      <text:p text:style-name="P274"><text:span text:style-name="Source_20_Text"><text:span text:style-name="T149">  },</text:span></text:span></text:p>
      <text:p text:style-name="P247"> </text:p>
      <text:p text:style-name="P274"><text:span text:style-name="Source_20_Text"><text:span text:style-name="T149">  // </text:span></text:span><text:span text:style-name="Source_20_Text"><text:span text:style-name="T161">generar un valor basado en la configuración actual</text:span></text:span></text:p>
      <text:p text:style-name="P274"><text:span text:style-name="Source_20_Text"><text:span text:style-name="T149">  reportMyConfig: function</text:span></text:span><text:span text:style-name="T149"> </text:span><text:span text:style-name="Source_20_Text"><text:span text:style-name="T149">() {</text:span></text:span></text:p>
      <text:p text:style-name="P274"><text:span text:style-name="Source_20_Text"><text:span text:style-name="T149">    console.log( "Caching is: "</text:span></text:span><text:span text:style-name="T149"> </text:span><text:span text:style-name="Source_20_Text"><text:span text:style-name="T149">+ ( this.myConfig.useCaching ? "enabled"</text:span></text:span><text:span text:style-name="T149"> </text:span><text:span text:style-name="Source_20_Text"><text:span text:style-name="T149">: "disabled") );</text:span></text:span></text:p>
      <text:p text:style-name="P274"><text:span text:style-name="Source_20_Text"><text:span text:style-name="T149">  },</text:span></text:span></text:p>
      <text:p text:style-name="P247"> </text:p>
      <text:p text:style-name="P274"><text:span text:style-name="Source_20_Text"><text:span text:style-name="T149">  // </text:span></text:span><text:span text:style-name="Source_20_Text"><text:span text:style-name="T161">anular la configuración actual</text:span></text:span></text:p>
      <text:p text:style-name="P274"><text:span text:style-name="Source_20_Text"><text:span text:style-name="T149">  updateMyConfig: function( newConfig ) {</text:span></text:span></text:p>
      <text:p text:style-name="P247"> </text:p>
      <text:p text:style-name="P274"><text:span text:style-name="Source_20_Text"><text:span text:style-name="T149">    if</text:span></text:span><text:span text:style-name="T149"> </text:span><text:span text:style-name="Source_20_Text"><text:span text:style-name="T149">( typeof</text:span></text:span><text:span text:style-name="T149"> </text:span><text:span text:style-name="Source_20_Text"><text:span text:style-name="T149">newConfig === "object"</text:span></text:span><text:span text:style-name="T149"> </text:span><text:span text:style-name="Source_20_Text"><text:span text:style-name="T149">) {</text:span></text:span></text:p>
      <text:p text:style-name="P274"><text:span text:style-name="Source_20_Text"><text:span text:style-name="T149">      this.myConfig = newConfig;</text:span></text:span></text:p>
      <text:p text:style-name="P274"><text:span text:style-name="Source_20_Text"><text:span text:style-name="T149">      console.log( this.myConfig.language );</text:span></text:span></text:p>
      <text:p text:style-name="P274"><text:span text:style-name="Source_20_Text"><text:span text:style-name="T149">    }</text:span></text:span></text:p>
      <text:p text:style-name="P274"><text:span text:style-name="Source_20_Text"><text:span text:style-name="T149">  }</text:span></text:span></text:p>
      <text:p text:style-name="P274"><text:span text:style-name="Source_20_Text"><text:span text:style-name="T149">};</text:span></text:span></text:p>
      <text:p text:style-name="P274"><text:span text:style-name="Source_20_Text"><text:span text:style-name="T149"/></text:span></text:p>
      <text:p text:style-name="P276"><text:span text:style-name="Source_20_Text"><text:span text:style-name="T151">// Salidas: someValue</text:span></text:span></text:p>
      <text:p text:style-name="P276"><text:span text:style-name="Source_20_Text"><text:span text:style-name="T151">console.log(myModule.myProperty);</text:span></text:span></text:p>
      <text:p text:style-name="P247"> </text:p>
      <text:p text:style-name="P274"><text:span text:style-name="Source_20_Text"><text:span text:style-name="T149">// </text:span></text:span><text:span text:style-name="Source_20_Text"><text:span text:style-name="T166">Salidas</text:span></text:span><text:span text:style-name="Source_20_Text"><text:span text:style-name="T149">: Where in the world is Paul Irish today?</text:span></text:span></text:p>
      <text:p text:style-name="P274"><text:span text:style-name="Source_20_Text"><text:span text:style-name="T149">myModule.saySomething();</text:span></text:span></text:p>
      <text:p text:style-name="P247"> </text:p>
      <text:p text:style-name="P274"><text:span text:style-name="Source_20_Text"><text:span text:style-name="T149">// </text:span></text:span><text:span text:style-name="Source_20_Text"><text:span text:style-name="T166">Salidas</text:span></text:span><text:span text:style-name="Source_20_Text"><text:span text:style-name="T149">: Caching is: enabled</text:span></text:span></text:p>
      <text:p text:style-name="P274"><text:span text:style-name="Source_20_Text"><text:span text:style-name="T149">myModule.reportMyConfig();</text:span></text:span></text:p>
      <text:p text:style-name="P247"> </text:p>
      <text:p text:style-name="P274"><text:span text:style-name="Source_20_Text"><text:span text:style-name="T149">// </text:span></text:span><text:span text:style-name="Source_20_Text"><text:span text:style-name="T166">Salidas</text:span></text:span><text:span text:style-name="Source_20_Text"><text:span text:style-name="T149">: fr</text:span></text:span></text:p>
      <text:p text:style-name="P274"><text:span text:style-name="Source_20_Text"><text:span text:style-name="T149">myModule.updateMyConfig({</text:span></text:span></text:p>
      <text:p text:style-name="P274"><text:span text:style-name="Source_20_Text"><text:span text:style-name="T149">  language: "fr",</text:span></text:span></text:p>
      <text:p text:style-name="P274"><text:span text:style-name="Source_20_Text"><text:span text:style-name="T149">  useCaching: false</text:span></text:span></text:p>
      <text:p text:style-name="P274"><text:span text:style-name="Source_20_Text"><text:span text:style-name="T149">});</text:span></text:span></text:p>
      <text:p text:style-name="P247"> </text:p>
      <text:p text:style-name="P275"><text:span text:style-name="Source_20_Text"><text:span text:style-name="T149">// </text:span></text:span><text:span text:style-name="Source_20_Text"><text:span text:style-name="T166">Salidas</text:span></text:span><text:span text:style-name="Source_20_Text"><text:span text:style-name="T149">: Caching is: disabled</text:span></text:span></text:p>
      <text:p text:style-name="P117"><text:span text:style-name="Source_20_Text"><text:span text:style-name="T148">myModule.reportMyConfig();</text:span></text:span></text:p>
      <text:p text:style-name="P117"><text:span text:style-name="Source_20_Text"><text:span text:style-name="T149"/></text:span></text:p>
      <text:p text:style-name="P116"><text:span text:style-name="Source_20_Text"><text:span text:style-name="T109"/></text:span></text:p>
      <text:p text:style-name="P122"/>
      <text:p text:style-name="P119">El uso de literales de objetos puede ayudar a encapsular y organizar su código, y Rebecca Murphey ha escrito anteriormente sobre este tema en <text:a xlink:type="simple" xlink:href="http://rmurphey.com/blog/2009/10/15/using-objects-to-organize-your-code/" text:style-name="Internet_20_link" text:visited-style-name="Visited_20_Internet_20_Link"><text:span text:style-name="T207">profundidad</text:span></text:a> si desea leer más en literales de objetos.</text:p>
      <text:p text:style-name="P122"/>
      <text:p text:style-name="P118">Dicho esto, si estamos optando por esta técnica, podemos estar igualmente interesados en el patrón del Módulo. Todavía usa literales de objeto, pero solo como el valor de retorno de una función de alcance.</text:p>
      <text:p text:style-name="P118"/>
      <text:p text:style-name="P118"/>
      <text:p text:style-name="P118"/>
      <text:h text:style-name="P126" text:outline-level="3"><text:soft-page-break/><text:span text:style-name="T208">El</text:span> <text:span text:style-name="T208">Patrón </text:span>M<text:span text:style-name="T208">ódulo</text:span></text:h>
      <text:p text:style-name="P74"/>
      <text:p text:style-name="P75">El patrón Módulo se definió originalmente como una forma de proporcionar encapsulación pública y privada para las clases de ingeniería de software convencional.</text:p>
      <text:p text:style-name="P75"><text:line-break/>En JavaScript, el patrón Módulo se usa para emular aún más el concepto de clases de tal manera que podamos incluir tanto métodos públicos/privados como variables dentro de un solo objeto, protegiendo así partes particulares del alcance global. Lo que esto resulta es una reducción en la probabilidad de que nuestros nombres de funciones entren en conflicto con otras funciones definidas en scripts adicionales en la página.</text:p>
      <text:p text:style-name="P75"/>
      <text:p text:style-name="P75"><text:span text:style-name="T69">Privacidad</text:span><text:line-break/>El patrón Módulo encapsula "privacidad", estado y organización mediante cierres. Proporciona una forma de envolver una mezcla de métodos y variables públicas y privadas, evitando que las piezas se filtren en el ámbito global y colisionen accidentalmente con la interfaz de otro desarrollador. Con este patrón, solo se devuelve una API pública, manteniendo todo lo demás dentro del cierre privado.</text:p>
      <text:p text:style-name="P75"/>
      <text:p text:style-name="P76">Esto nos da una solución limpia para la lógica de blindaje que hace el trabajo pesado mientras expone la interfaz que deseamos que utilicen otras partes de nuestra aplicación. El patrón utiliza una expresión de función invocada inmediatamente (<text:a xlink:type="simple" xlink:href="http://benalman.com/news/2010/11/immediately-invoked-function-expression/" text:style-name="Internet_20_link" text:visited-style-name="Visited_20_Internet_20_Link">IIFE</text:a> <text:span text:style-name="T209">-</text:span> consulte la sección sobre patrones de espacios de nombres para obtener más información sobre esto) donde se devuelve un objeto.</text:p>
      <text:p text:style-name="P76"><text:line-break/>Cabe señalar que no existe realmente un sentido explícitamente verdadero de "privacidad" dentro de JavaScript porque, a diferencia de algunos lenguajes tradicionales, no tiene modificadores de acceso. Técnicamente, las variables no pueden declararse como públicas ni privadas, por lo que utilizamos el alcance de la función para simular este concepto. Dentro del patrón Módulo, las variables o métodos declarados solo están disponibles dentro del módulo gracias al cierre. Sin embargo, las variables o métodos definidos dentro del objeto de retorno están disponibles para todos.</text:p>
      <text:p text:style-name="P76"/>
      <text:p text:style-name="P77"><text:span text:style-name="T68">Historia</text:span><text:line-break/>Desde una perspectiva histórica, el patrón del Módulo fue desarrollado originalmente por varias personas, incluido <text:a xlink:type="simple" xlink:href="https://groups.google.com/group/comp.lang.javascript/msg/9f58bd11bd67d937" text:style-name="Internet_20_link" text:visited-style-name="Visited_20_Internet_20_Link">Richard Cornford</text:a> en 2003. Más tarde, Douglas Crockford lo popularizó en sus conferencias. Otra curiosidad es que si alguna vez has jugado con la biblioteca YUI de Yahoo, algunas de sus características pueden parecer bastante familiares y la razón de esto es que el patrón del Módulo fue una gran influencia para YUI al crear sus componentes.</text:p>
      <text:p text:style-name="P77"><text:line-break/><text:span text:style-name="T68">Ejemplos</text:span><text:line-break/>Comencemos a ver una implementación del patrón Módulo creando un módulo que sea autónomo.</text:p>
      <text:p text:style-name="P87">Ej:005</text:p>
      <text:p text:style-name="P277"><text:span text:style-name="Source_20_Text"><text:span text:style-name="T149"/></text:span></text:p>
      <text:p text:style-name="P278"><text:span text:style-name="Source_20_Text"><text:span text:style-name="T152">var testModule = (function () {</text:span></text:span></text:p>
      <text:p text:style-name="P278"><text:span text:style-name="Source_20_Text"><text:span text:style-name="T152"> </text:span></text:span></text:p>
      <text:p text:style-name="P278"><text:span text:style-name="Source_20_Text"><text:span text:style-name="T152">  var counter = 0;</text:span></text:span></text:p>
      <text:p text:style-name="P278"><text:span text:style-name="Source_20_Text"><text:span text:style-name="T152"> </text:span></text:span></text:p>
      <text:p text:style-name="P278"><text:soft-page-break/><text:span text:style-name="Source_20_Text"><text:span text:style-name="T152">  return {</text:span></text:span></text:p>
      <text:p text:style-name="P278"><text:span text:style-name="Source_20_Text"><text:span text:style-name="T152"> </text:span></text:span></text:p>
      <text:p text:style-name="P278"><text:span text:style-name="Source_20_Text"><text:span text:style-name="T152">    incrementCounter: function () {</text:span></text:span></text:p>
      <text:p text:style-name="P278"><text:span text:style-name="Source_20_Text"><text:span text:style-name="T152">      console.log( "counter value in this moment: " + counter );</text:span></text:span></text:p>
      <text:p text:style-name="P278"><text:span text:style-name="Source_20_Text"><text:span text:style-name="T152">      return counter++;</text:span></text:span></text:p>
      <text:p text:style-name="P278"><text:span text:style-name="Source_20_Text"><text:span text:style-name="T152">    },</text:span></text:span></text:p>
      <text:p text:style-name="P278"><text:span text:style-name="Source_20_Text"><text:span text:style-name="T152"> </text:span></text:span></text:p>
      <text:p text:style-name="P278"><text:span text:style-name="Source_20_Text"><text:span text:style-name="T152">    resetCounter: function () {</text:span></text:span></text:p>
      <text:p text:style-name="P278"><text:span text:style-name="Source_20_Text"><text:span text:style-name="T152">      console.log( "counter value prior to reset: " + counter );</text:span></text:span></text:p>
      <text:p text:style-name="P278"><text:span text:style-name="Source_20_Text"><text:span text:style-name="T152">      counter = 0;</text:span></text:span></text:p>
      <text:p text:style-name="P278"><text:span text:style-name="Source_20_Text"><text:span text:style-name="T152">    }</text:span></text:span></text:p>
      <text:p text:style-name="P278"><text:span text:style-name="Source_20_Text"><text:span text:style-name="T152">  };</text:span></text:span></text:p>
      <text:p text:style-name="P278"><text:span text:style-name="Source_20_Text"><text:span text:style-name="T152"> </text:span></text:span></text:p>
      <text:p text:style-name="P278"><text:span text:style-name="Source_20_Text"><text:span text:style-name="T152">})();</text:span></text:span></text:p>
      <text:p text:style-name="P278"><text:span text:style-name="Source_20_Text"><text:span text:style-name="T152"> </text:span></text:span></text:p>
      <text:p text:style-name="P278"><text:span text:style-name="Source_20_Text"><text:span text:style-name="T152">// Uso:</text:span></text:span></text:p>
      <text:p text:style-name="P278"><text:span text:style-name="Source_20_Text"><text:span text:style-name="T152"> </text:span></text:span></text:p>
      <text:p text:style-name="P279"><text:span text:style-name="Source_20_Text"><text:span text:style-name="T153">// Incrementa nuestro contardor</text:span></text:span></text:p>
      <text:p text:style-name="P279"><text:span text:style-name="Source_20_Text"><text:span text:style-name="T153">testModule.incrementCounter(); //counter value in this moment: 0</text:span></text:span></text:p>
      <text:p text:style-name="P279"><text:span text:style-name="Source_20_Text"><text:span text:style-name="T153">testModule.incrementCounter(); //counter value in this moment: 1</text:span></text:span></text:p>
      <text:p text:style-name="P279"><text:span text:style-name="Source_20_Text"><text:span text:style-name="T153">testModule.incrementCounter(); //counter value in this moment: 2</text:span></text:span></text:p>
      <text:p text:style-name="P279"><text:span text:style-name="Source_20_Text"><text:span text:style-name="T153"> </text:span></text:span></text:p>
      <text:p text:style-name="P279"><text:span text:style-name="Source_20_Text"><text:span text:style-name="T153">// Verifique el valor del contador y reinicie</text:span></text:span></text:p>
      <text:p text:style-name="P279"><text:span text:style-name="Source_20_Text"><text:span text:style-name="T153">// Salidas: valor del contador antes de reiniciar: 1</text:span></text:span></text:p>
      <text:p text:style-name="P279"><text:span text:style-name="Source_20_Text"><text:span text:style-name="T153">testModule.resetCounter(); //counter value in this moment: 3</text:span></text:span></text:p>
      <text:p text:style-name="P120"><text:span text:style-name="Source_20_Text"><text:span text:style-name="T149"/></text:span></text:p>
      <text:p text:style-name="P121"><text:span text:style-name="Source_20_Text"><text:span text:style-name="T99"/></text:span></text:p>
      <text:p text:style-name="P78"><text:span text:style-name="Source_20_Text"><text:span text:style-name="T212">Aquí, otras partes del código no pueden leer directamente el valor de nuestro </text:span></text:span><text:span text:style-name="Source_20_Text"><text:span text:style-name="T79">incrementCounter()</text:span></text:span><text:span text:style-name="Source_20_Text"><text:span text:style-name="T212"> o </text:span></text:span><text:span text:style-name="Source_20_Text"><text:span text:style-name="T79">resetCounter()</text:span></text:span><text:span text:style-name="Source_20_Text"><text:span text:style-name="T212">. La variable de contador está completamente protegida de nuestro alcance global, por lo que actúa como lo haría una variable privada: su existencia está limitada dentro del cierre del módulo, de modo que el único código capaz de acceder a su alcance son nuestras dos funciones. Nuestros métodos tienen un espacio de nombres efectivo, por lo que en la sección de prueba de nuestro código, necesitamos anteponer cualquier llamada con el nombre del módulo (</text:span></text:span><text:span text:style-name="Source_20_Text"><text:span text:style-name="T213">ej.</text:span></text:span><text:span text:style-name="Source_20_Text"><text:span text:style-name="T212">, "testModule").</text:span></text:span></text:p>
      <text:p text:style-name="P78"><text:span text:style-name="Source_20_Text"><text:span text:style-name="T212"><text:line-break/>Cuando trabaje con el patrón Módulo, podemos encontrarnos útil para definir una plantilla simple que usamos para comenzar con él. Aquí hay uno que cubre el espacio de nombres, las variables públicas y privadas:</text:span></text:span></text:p>
      <text:p text:style-name="P82"><text:span text:style-name="Source_20_Text"><text:span text:style-name="T215">ej:006</text:span></text:span></text:p>
      <text:p text:style-name="P80"><text:span text:style-name="Source_20_Text"><text:span text:style-name="T154"/></text:span></text:p>
      <text:p text:style-name="P81"><text:span text:style-name="Source_20_Text"><text:span text:style-name="T155">var myNamespace = (function () {</text:span></text:span></text:p>
      <text:p text:style-name="P81"><text:span text:style-name="Source_20_Text"><text:span text:style-name="T155"> </text:span></text:span></text:p>
      <text:p text:style-name="P81"><text:span text:style-name="Source_20_Text"><text:span text:style-name="T155">  var myPrivateVar, myPrivateMethod;</text:span></text:span></text:p>
      <text:p text:style-name="P81"><text:span text:style-name="Source_20_Text"><text:span text:style-name="T155"> </text:span></text:span></text:p>
      <text:p text:style-name="P81"><text:span text:style-name="Source_20_Text"><text:span text:style-name="T155">  // Una variable de contador privado</text:span></text:span></text:p>
      <text:p text:style-name="P81"><text:span text:style-name="Source_20_Text"><text:span text:style-name="T155">  myPrivateVar = 0;</text:span></text:span></text:p>
      <text:p text:style-name="P81"><text:span text:style-name="Source_20_Text"><text:span text:style-name="T155"> </text:span></text:span></text:p>
      <text:p text:style-name="P81"><text:span text:style-name="Source_20_Text"><text:span text:style-name="T155">  // Una función privada que registra cualquier argumento</text:span></text:span></text:p>
      <text:p text:style-name="P81"><text:span text:style-name="Source_20_Text"><text:span text:style-name="T155">  myPrivateMethod = function( foo ) {</text:span></text:span></text:p>
      <text:p text:style-name="P81"><text:span text:style-name="Source_20_Text"><text:span text:style-name="T155">      console.log( foo, myPrivateVar );</text:span></text:span></text:p>
      <text:p text:style-name="P81"><text:span text:style-name="Source_20_Text"><text:span text:style-name="T155">  };</text:span></text:span></text:p>
      <text:p text:style-name="P81"><text:span text:style-name="Source_20_Text"><text:span text:style-name="T155"> </text:span></text:span></text:p>
      <text:p text:style-name="P81"><text:span text:style-name="Source_20_Text"><text:span text:style-name="T155">  return {</text:span></text:span></text:p>
      <text:p text:style-name="P81"><text:span text:style-name="Source_20_Text"><text:span text:style-name="T155"> </text:span></text:span></text:p>
      <text:p text:style-name="P81"><text:span text:style-name="Source_20_Text"><text:span text:style-name="T155">    // Una variable pública</text:span></text:span></text:p>
      <text:p text:style-name="P81"><text:soft-page-break/><text:span text:style-name="Source_20_Text"><text:span text:style-name="T155">    myPublicVar: "foo",</text:span></text:span></text:p>
      <text:p text:style-name="P81"><text:span text:style-name="Source_20_Text"><text:span text:style-name="T155"> </text:span></text:span></text:p>
      <text:p text:style-name="P81"><text:span text:style-name="Source_20_Text"><text:span text:style-name="T155">    // Una función pública que utiliza privados</text:span></text:span></text:p>
      <text:p text:style-name="P81"><text:span text:style-name="Source_20_Text"><text:span text:style-name="T155">    myPublicFunction: function( bar ) {</text:span></text:span></text:p>
      <text:p text:style-name="P81"><text:span text:style-name="Source_20_Text"><text:span text:style-name="T155"> </text:span></text:span></text:p>
      <text:p text:style-name="P81"><text:span text:style-name="Source_20_Text"><text:span text:style-name="T155">      // Incrementar nuestro contador privado</text:span></text:span></text:p>
      <text:p text:style-name="P81"><text:span text:style-name="Source_20_Text"><text:span text:style-name="T155">      myPrivateVar++;</text:span></text:span></text:p>
      <text:p text:style-name="P81"><text:span text:style-name="Source_20_Text"><text:span text:style-name="T155"> </text:span></text:span></text:p>
      <text:p text:style-name="P81"><text:span text:style-name="Source_20_Text"><text:span text:style-name="T155">      // Llama a nuestro método privado usando bar</text:span></text:span></text:p>
      <text:p text:style-name="P81"><text:span text:style-name="Source_20_Text"><text:span text:style-name="T155">      myPrivateMethod( bar );</text:span></text:span></text:p>
      <text:p text:style-name="P81"><text:span text:style-name="Source_20_Text"><text:span text:style-name="T155"> </text:span></text:span></text:p>
      <text:p text:style-name="P81"><text:span text:style-name="Source_20_Text"><text:span text:style-name="T155">    }</text:span></text:span></text:p>
      <text:p text:style-name="P81"><text:span text:style-name="Source_20_Text"><text:span text:style-name="T155">  };</text:span></text:span></text:p>
      <text:p text:style-name="P81"><text:span text:style-name="Source_20_Text"><text:span text:style-name="T155"> </text:span></text:span></text:p>
      <text:p text:style-name="P81"><text:span text:style-name="Source_20_Text"><text:span text:style-name="T155">})();</text:span></text:span></text:p>
      <text:p text:style-name="P81"><text:span text:style-name="Source_20_Text"><text:span text:style-name="T155"/></text:span></text:p>
      <text:p text:style-name="P81"><text:span text:style-name="Source_20_Text"><text:span text:style-name="T155">// Uso</text:span></text:span></text:p>
      <text:p text:style-name="P81"><text:span text:style-name="Source_20_Text"><text:span text:style-name="T155">myNamespace.myPublicFunction('myCount goes by:'); //myCount goes by: 1</text:span></text:span></text:p>
      <text:p text:style-name="P81"><text:span text:style-name="Source_20_Text"><text:span text:style-name="T155">myNamespace.myPublicFunction('myCount goes by:'); //myCount goes by: 2</text:span></text:span></text:p>
      <text:p text:style-name="P81"><text:span text:style-name="Source_20_Text"><text:span text:style-name="T155">myNamespace.myPublicFunction('myCount goes by:'); //myCount goes by: 3</text:span></text:span></text:p>
      <text:p text:style-name="P80"><text:span text:style-name="Source_20_Text"><text:span text:style-name="T154"/></text:span></text:p>
      <text:p text:style-name="P79"><text:span text:style-name="Source_20_Text"><text:span text:style-name="T214"/></text:span></text:p>
      <text:p text:style-name="P79"><text:span text:style-name="Source_20_Text"><text:span text:style-name="T214">Mirando otro ejemplo, a continuación podemos ver una cesta de la compra implementada usando este patrón. El módulo en sí está completamente autocontenido en una variable global llamada basketModule. El conjunto de la cesta en el módulo se mantiene privado y, por lo tanto, otras partes de nuestra aplicación no pueden leerlo directamente. Solo existe con el cierre del módulo y, por lo tanto, los únicos métodos que pueden acceder a él son aquellos con acceso a su alcance (es decir, </text:span></text:span><text:span text:style-name="Source_20_Text"><text:span text:style-name="T80">addItem()</text:span></text:span><text:span text:style-name="Source_20_Text"><text:span text:style-name="T214">, </text:span></text:span><text:span text:style-name="Source_20_Text"><text:span text:style-name="T80">getItemCount()</text:span></text:span><text:span text:style-name="Source_20_Text"><text:span text:style-name="T214">, etc.).</text:span></text:span></text:p>
      <text:p text:style-name="P79"><text:span text:style-name="Source_20_Text"><text:span text:style-name="T214"/></text:span></text:p>
      <text:p text:style-name="P85"><text:span text:style-name="Source_20_Text"><text:span text:style-name="T172"/></text:span></text:p>
      <text:p text:style-name="P85"><text:span text:style-name="Source_20_Text"><text:span text:style-name="T172">var basketModule = (function () {</text:span></text:span></text:p>
      <text:p text:style-name="P85"><text:span text:style-name="Source_20_Text"><text:span text:style-name="T172"> </text:span></text:span></text:p>
      <text:p text:style-name="P85"><text:span text:style-name="Source_20_Text"><text:span text:style-name="T172">   <text:s/>// privadas</text:span></text:span></text:p>
      <text:p text:style-name="P85"><text:span text:style-name="Source_20_Text"><text:span text:style-name="T172"> </text:span></text:span></text:p>
      <text:p text:style-name="P85"><text:span text:style-name="Source_20_Text"><text:span text:style-name="T172">   <text:s/>var basket = [];</text:span></text:span></text:p>
      <text:p text:style-name="P85"><text:span text:style-name="Source_20_Text"><text:span text:style-name="T172"> </text:span></text:span></text:p>
      <text:p text:style-name="P85"><text:span text:style-name="Source_20_Text"><text:span text:style-name="T172">   <text:s/>function doSomethingPrivate(obj) {</text:span></text:span></text:p>
      <text:p text:style-name="P85"><text:span text:style-name="Source_20_Text"><text:span text:style-name="T172">     <text:s text:c="3"/>return ( typeof obj == 'object'</text:span></text:span></text:p>
      <text:p text:style-name="P85"><text:span text:style-name="Source_20_Text"><text:span text:style-name="T172"><text:s text:c="12"/>&amp;&amp; obj.hasOwnProperty('article')</text:span></text:span></text:p>
      <text:p text:style-name="P85"><text:span text:style-name="Source_20_Text"><text:span text:style-name="T172"><text:s text:c="12"/>&amp;&amp; obj.hasOwnProperty('price') )</text:span></text:span></text:p>
      <text:p text:style-name="P85"><text:span text:style-name="Source_20_Text"><text:span text:style-name="T172"><text:s text:c="16"/>? true : false;</text:span></text:span></text:p>
      <text:p text:style-name="P85"><text:span text:style-name="Source_20_Text"><text:span text:style-name="T172">   <text:s/>}</text:span></text:span></text:p>
      <text:p text:style-name="P85"><text:span text:style-name="Source_20_Text"><text:span text:style-name="T172"> </text:span></text:span></text:p>
      <text:p text:style-name="P85"><text:span text:style-name="Source_20_Text"><text:span text:style-name="T172">   <text:s/>function doSomethingElsePrivate() {</text:span></text:span></text:p>
      <text:p text:style-name="P85"><text:span text:style-name="Source_20_Text"><text:span text:style-name="T172">     <text:s text:c="3"/>return 'It is not a valid article';</text:span></text:span></text:p>
      <text:p text:style-name="P85"><text:span text:style-name="Source_20_Text"><text:span text:style-name="T172">   <text:s/>}</text:span></text:span></text:p>
      <text:p text:style-name="P85"><text:span text:style-name="Source_20_Text"><text:span text:style-name="T172"/></text:span></text:p>
      <text:p text:style-name="P85"><text:span text:style-name="Source_20_Text"><text:span text:style-name="T172">   <text:s/>function getPreItemCountPrivate() {</text:span></text:span></text:p>
      <text:p text:style-name="P85"><text:span text:style-name="Source_20_Text"><text:span text:style-name="T172">     <text:s text:c="3"/>return basket.length + 1;</text:span></text:span></text:p>
      <text:p text:style-name="P85"><text:span text:style-name="Source_20_Text"><text:span text:style-name="T172">   <text:s/>}</text:span></text:span></text:p>
      <text:p text:style-name="P85"><text:span text:style-name="Source_20_Text"><text:span text:style-name="T172"> </text:span></text:span></text:p>
      <text:p text:style-name="P85"><text:span text:style-name="Source_20_Text"><text:span text:style-name="T172"><text:s text:c="2"/>  // Devolver un objeto expuesto al público.</text:span></text:span></text:p>
      <text:p text:style-name="P85"><text:span text:style-name="Source_20_Text"><text:span text:style-name="T172">   <text:s/>return {</text:span></text:span></text:p>
      <text:p text:style-name="P85"><text:span text:style-name="Source_20_Text"><text:span text:style-name="T172"> </text:span></text:span></text:p>
      <text:p text:style-name="P85"><text:span text:style-name="Source_20_Text"><text:span text:style-name="T172">     <text:s text:c="3"/>// Agregar artículos a nuestra cesta</text:span></text:span></text:p>
      <text:p text:style-name="P85"><text:span text:style-name="Source_20_Text"><text:span text:style-name="T172">     <text:s text:c="3"/>addItem: function( obj ) { </text:span></text:span></text:p>
      <text:p text:style-name="P85"><text:span text:style-name="Source_20_Text"><text:span text:style-name="T172"><text:s text:c="12"/>if (doSomethingPrivate(obj)) {</text:span></text:span></text:p>
      <text:p text:style-name="P85"><text:soft-page-break/><text:span text:style-name="Source_20_Text"><text:span text:style-name="T172">       <text:s text:c="9"/>basket.push(obj);</text:span></text:span></text:p>
      <text:p text:style-name="P85"><text:span text:style-name="Source_20_Text"><text:span text:style-name="T172"><text:s text:c="16"/>return obj.article + ', price: ' + obj.price;</text:span></text:span></text:p>
      <text:p text:style-name="P85"><text:span text:style-name="Source_20_Text"><text:span text:style-name="T172"><text:s text:c="12"/>} else</text:span></text:span></text:p>
      <text:p text:style-name="P85"><text:span text:style-name="Source_20_Text"><text:span text:style-name="T172"><text:s text:c="16"/>return doSomethingElsePrivate(); <text:s text:c="5"/></text:span></text:span></text:p>
      <text:p text:style-name="P85"><text:span text:style-name="Source_20_Text"><text:span text:style-name="T172">     <text:s text:c="3"/>},</text:span></text:span></text:p>
      <text:p text:style-name="P85"><text:span text:style-name="Source_20_Text"><text:span text:style-name="T172"> </text:span></text:span></text:p>
      <text:p text:style-name="P85"><text:span text:style-name="Source_20_Text"><text:span text:style-name="T172">     <text:s text:c="3"/>// Obtener el contador de artículos en la cesta</text:span></text:span></text:p>
      <text:p text:style-name="P85"><text:span text:style-name="Source_20_Text"><text:span text:style-name="T172">     <text:s text:c="3"/>getItemCount: function () {</text:span></text:span></text:p>
      <text:p text:style-name="P85"><text:span text:style-name="Source_20_Text"><text:span text:style-name="T172">       <text:s text:c="5"/>return basket.length;</text:span></text:span></text:p>
      <text:p text:style-name="P85"><text:span text:style-name="Source_20_Text"><text:span text:style-name="T172">     <text:s text:c="3"/>},</text:span></text:span></text:p>
      <text:p text:style-name="P85"><text:span text:style-name="Source_20_Text"><text:span text:style-name="T172"> </text:span></text:span></text:p>
      <text:p text:style-name="P85"><text:span text:style-name="Source_20_Text"><text:span text:style-name="T172">     <text:s text:c="3"/>// Alias público para una función privada</text:span></text:span></text:p>
      <text:p text:style-name="P85"><text:span text:style-name="Source_20_Text"><text:span text:style-name="T172">     <text:s text:c="3"/>getPreItemCount: getPreItemCountPrivate,</text:span></text:span></text:p>
      <text:p text:style-name="P85"><text:span text:style-name="Source_20_Text"><text:span text:style-name="T172"> </text:span></text:span></text:p>
      <text:p text:style-name="P85"><text:span text:style-name="Source_20_Text"><text:span text:style-name="T172">     <text:s text:c="3"/>// Obtener el valor total de los artículos en la cesta</text:span></text:span></text:p>
      <text:p text:style-name="P85"><text:span text:style-name="Source_20_Text"><text:span text:style-name="T172">     <text:s text:c="3"/>getTotal: function () {</text:span></text:span></text:p>
      <text:p text:style-name="P85"><text:span text:style-name="Source_20_Text"><text:span text:style-name="T172"> </text:span></text:span></text:p>
      <text:p text:style-name="P85"><text:span text:style-name="Source_20_Text"><text:span text:style-name="T172">       <text:s text:c="5"/>var q = this.getItemCount(),</text:span></text:span></text:p>
      <text:p text:style-name="P85"><text:span text:style-name="Source_20_Text"><text:span text:style-name="T172">           <text:s/>p = 0;</text:span></text:span></text:p>
      <text:p text:style-name="P85"><text:span text:style-name="Source_20_Text"><text:span text:style-name="T172"> </text:span></text:span></text:p>
      <text:p text:style-name="P85"><text:span text:style-name="Source_20_Text"><text:span text:style-name="T172">       <text:s text:c="5"/>while (q--) {</text:span></text:span></text:p>
      <text:p text:style-name="P85"><text:span text:style-name="Source_20_Text"><text:span text:style-name="T172">         <text:s text:c="7"/>p += basket[q].price;</text:span></text:span></text:p>
      <text:p text:style-name="P85"><text:span text:style-name="Source_20_Text"><text:span text:style-name="T172">       <text:s text:c="5"/>}</text:span></text:span></text:p>
      <text:p text:style-name="P85"><text:span text:style-name="Source_20_Text"><text:span text:style-name="T172"> </text:span></text:span></text:p>
      <text:p text:style-name="P85"><text:span text:style-name="Source_20_Text"><text:span text:style-name="T172">       <text:s text:c="5"/>return p;</text:span></text:span></text:p>
      <text:p text:style-name="P85"><text:span text:style-name="Source_20_Text"><text:span text:style-name="T172">     <text:s text:c="3"/>}</text:span></text:span></text:p>
      <text:p text:style-name="P85"><text:span text:style-name="Source_20_Text"><text:span text:style-name="T172">   <text:s/>};</text:span></text:span></text:p>
      <text:p text:style-name="P85"><text:span text:style-name="Source_20_Text"><text:span text:style-name="T172">})();</text:span></text:span></text:p>
      <text:p text:style-name="P83"><text:span text:style-name="Source_20_Text"><text:span text:style-name="T154"/></text:span></text:p>
      <text:p text:style-name="P79"><text:span text:style-name="Source_20_Text"><text:span text:style-name="T83"/></text:span></text:p>
      <text:p text:style-name="P79"><text:span text:style-name="Source_20_Text"><text:span text:style-name="T216">Dentro del módulo, puede haber notado que devolvemos un objeto. Esto se asigna automáticamente a </text:span></text:span><text:span text:style-name="Source_20_Text"><text:span text:style-name="T81">basketModule</text:span></text:span><text:span text:style-name="Source_20_Text"><text:span text:style-name="T216"> para que podamos interactuar con él de la siguiente manera:</text:span></text:span></text:p>
      <text:p text:style-name="P79"><text:span text:style-name="Source_20_Text"><text:span text:style-name="T211"/></text:span></text:p>
      <text:p text:style-name="P84"><text:span text:style-name="Source_20_Text"><text:span text:style-name="T171"/></text:span></text:p>
      <text:p text:style-name="P85"><text:span text:style-name="Source_20_Text"><text:span text:style-name="T172">// basketModule devuelve un objeto con una API pública que podemos usar</text:span></text:span></text:p>
      <text:p text:style-name="P85"><text:span text:style-name="Source_20_Text"><text:span text:style-name="T172"/></text:span></text:p>
      <text:p text:style-name="P85"><text:span text:style-name="Source_20_Text"><text:span text:style-name="T172">console.log(basketModule.getPreItemCount(), basketModule.addItem(''));</text:span></text:span></text:p>
      <text:p text:style-name="P85"><text:span text:style-name="Source_20_Text"><text:span text:style-name="T172">console.log(basketModule.getPreItemCount(), basketModule.addItem({}));</text:span></text:span></text:p>
      <text:p text:style-name="P85"><text:span text:style-name="Source_20_Text"><text:span text:style-name="T172">console.log(basketModule.getPreItemCount(), basketModule.addItem({article:'article1'}));</text:span></text:span></text:p>
      <text:p text:style-name="P85"><text:span text:style-name="Source_20_Text"><text:span text:style-name="T172">console.log(basketModule.getPreItemCount(), basketModule.addItem({price:100}));</text:span></text:span></text:p>
      <text:p text:style-name="P85"><text:span text:style-name="Source_20_Text"><text:span text:style-name="T172">console.log(basketModule.getPreItemCount(), basketModule.addItem({article:'article1', price:100}));</text:span></text:span></text:p>
      <text:p text:style-name="P85"><text:span text:style-name="Source_20_Text"><text:span text:style-name="T172">console.log(basketModule.getPreItemCount(), basketModule.addItem({article:'article2', price:200}));</text:span></text:span></text:p>
      <text:p text:style-name="P85"><text:span text:style-name="Source_20_Text"><text:span text:style-name="T172">console.log(basketModule.getPreItemCount(), basketModule.addItem({article:'article3', price:300}));</text:span></text:span></text:p>
      <text:p text:style-name="P85"><text:span text:style-name="Source_20_Text"><text:span text:style-name="T172">console.log('Total article:',basketModule.getItemCount(), 'Total amount:', basketModule.getTotal());</text:span></text:span></text:p>
      <text:p text:style-name="P85"><text:span text:style-name="Source_20_Text"><text:span text:style-name="T172"/></text:span></text:p>
      <text:p text:style-name="P85"><text:span text:style-name="Source_20_Text"><text:span text:style-name="T172">// Salidas:</text:span></text:span></text:p>
      <text:p text:style-name="P85"><text:span text:style-name="Source_20_Text"><text:span text:style-name="T172"/></text:span></text:p>
      <text:p text:style-name="P85"><text:span text:style-name="Source_20_Text"><text:span text:style-name="T172">// 1 It is not a valid article</text:span></text:span></text:p>
      <text:p text:style-name="P85"><text:span text:style-name="Source_20_Text"><text:span text:style-name="T172">// 1 It is not a valid article</text:span></text:span></text:p>
      <text:p text:style-name="P85"><text:span text:style-name="Source_20_Text"><text:span text:style-name="T172">// 1 It is not a valid article</text:span></text:span></text:p>
      <text:p text:style-name="P85"><text:span text:style-name="Source_20_Text"><text:span text:style-name="T172">// 1 It is not a valid article</text:span></text:span></text:p>
      <text:p text:style-name="P85"><text:span text:style-name="Source_20_Text"><text:span text:style-name="T172">// 1 article1, price: 100</text:span></text:span></text:p>
      <text:p text:style-name="P85"><text:span text:style-name="Source_20_Text"><text:span text:style-name="T172">// 2 article2, price: 200</text:span></text:span></text:p>
      <text:p text:style-name="P85"><text:span text:style-name="Source_20_Text"><text:span text:style-name="T172">// 3 article3, price: 300</text:span></text:span></text:p>
      <text:p text:style-name="P85"><text:span text:style-name="Source_20_Text"><text:span text:style-name="T172">// Total article: 3 Total amount: 600 </text:span></text:span></text:p>
      <text:p text:style-name="P85"><text:span text:style-name="Source_20_Text"><text:span text:style-name="T172"> </text:span></text:span></text:p>
      <text:p text:style-name="P85"><text:span text:style-name="Source_20_Text"><text:span text:style-name="T172">// Sin embargo, lo siguiente no funcionará:</text:span></text:span></text:p>
      <text:p text:style-name="P85"><text:span text:style-name="Source_20_Text"><text:span text:style-name="T172"> </text:span></text:span></text:p>
      <text:p text:style-name="P85"><text:span text:style-name="Source_20_Text"><text:span text:style-name="T172">// Salidas: undefined</text:span></text:span></text:p>
      <text:p text:style-name="P85"><text:span text:style-name="Source_20_Text"><text:span text:style-name="T172">// Esto se debe a que basket en sí no está expuesta como parte de nuestro</text:span></text:span></text:p>
      <text:p text:style-name="P85"><text:span text:style-name="Source_20_Text"><text:span text:style-name="T172">// API pública</text:span></text:span></text:p>
      <text:p text:style-name="P85"><text:span text:style-name="Source_20_Text"><text:span text:style-name="T172">console.log( basketModule.basket );</text:span></text:span></text:p>
      <text:p text:style-name="P85"><text:span text:style-name="Source_20_Text"><text:span text:style-name="T172"> </text:span></text:span></text:p>
      <text:p text:style-name="P85"><text:span text:style-name="Source_20_Text"><text:span text:style-name="T172">// Esto tampoco funcionará, ya que solo existe dentro del alcance de nuestro </text:span></text:span></text:p>
      <text:p text:style-name="P85"><text:soft-page-break/><text:span text:style-name="Source_20_Text"><text:span text:style-name="T172">// cierre basketModule, pero no en el objeto público devuelto</text:span></text:span></text:p>
      <text:p text:style-name="P85"><text:span text:style-name="Source_20_Text"><text:span text:style-name="T172">console.log( basket );</text:span></text:span></text:p>
      <text:p text:style-name="P84"><text:span text:style-name="Source_20_Text"><text:span text:style-name="T113"/></text:span></text:p>
      <text:p text:style-name="P79"><text:span text:style-name="Source_20_Text"><text:span text:style-name="T211"/></text:span></text:p>
      <text:p text:style-name="P86"><text:span text:style-name="Source_20_Text"><text:span text:style-name="T217">Los métodos anteriores son efectivamente espacios de nombres dentro de </text:span></text:span><text:span text:style-name="Source_20_Text"><text:span text:style-name="T82">basketModule</text:span></text:span><text:span text:style-name="Source_20_Text"><text:span text:style-name="T217">.</text:span></text:span></text:p>
      <text:p text:style-name="P86"><text:span text:style-name="Source_20_Text"><text:span text:style-name="T217"/></text:span></text:p>
      <text:p text:style-name="P86">Observe cómo la función de alcance en el módulo de canasta anterior se envuelve alrededor de todas nuestras funciones, que luego llamamos e inmediatamente almacenamos el valor de retorno de. Esto tiene una serie de ventajas que incluyen:</text:p>
      <text:p text:style-name="P86"/>
      <text:list xml:id="list7544876361129652169" text:style-name="L16">
        <text:list-item>
          <text:p text:style-name="P340">La libertad de tener funciones privadas y miembros privados que solo pueden ser consumidos por nuestro módulo. Como no están expuestos al resto de la página (solo lo está nuestra API exportada), se consideran verdaderamente privados.</text:p>
        </text:list-item>
        <text:list-item>
          <text:p text:style-name="P340">Dado que las funciones se declaran normalmente y se nombran, puede ser más fácil mostrar las pilas de llamadas en un depurador cuando intentamos descubrir qué funciones arrojaron una excepción.</text:p>
        </text:list-item>
        <text:list-item>
          <text:p text:style-name="P340">Como T.J Crowder ha señalado en el pasado, también nos permite devolver diferentes funciones dependiendo del entorno. En el pasado, he visto a los desarrolladores usar esto para realizar pruebas de UA con el fin de proporcionar una ruta de código en su módulo específico para IE, pero actualmente podemos optar fácilmente por la detección de características para lograr un objetivo similar.</text:p>
        </text:list-item>
      </text:list>
      <text:p text:style-name="P86"/>
      <text:p text:style-name="P128"><text:span text:style-name="Strong_20_Emphasis">Variaciones del </text:span><text:span text:style-name="Strong_20_Emphasis"><text:span text:style-name="T293">P</text:span></text:span><text:span text:style-name="Strong_20_Emphasis">atrón del </text:span><text:span text:style-name="Strong_20_Emphasis"><text:span text:style-name="T293">M</text:span></text:span><text:span text:style-name="Strong_20_Emphasis">ódulo</text:span></text:p>
      <text:p text:style-name="P128"><text:span text:style-name="Strong_20_Emphasis"/></text:p>
      <text:p text:style-name="P61"><text:span text:style-name="Strong_20_Emphasis"><text:span text:style-name="T110">Import</text:span></text:span><text:span text:style-name="Strong_20_Emphasis"><text:span text:style-name="T111">ar</text:span></text:span><text:span text:style-name="Strong_20_Emphasis"><text:span text:style-name="T110"> </text:span></text:span><text:span text:style-name="Strong_20_Emphasis"><text:span text:style-name="T112">mezcla (</text:span></text:span><text:span text:style-name="Strong_20_Emphasis"><text:span text:style-name="T110">mixins</text:span></text:span><text:span text:style-name="Strong_20_Emphasis"><text:span text:style-name="T112">)</text:span></text:span></text:p>
      <text:p text:style-name="P97">Esta variación del patrón demuestra cómo los globales (<text:span text:style-name="T294">ej.</text:span>, <text:span text:style-name="T295">myObjA</text:span>, <text:span text:style-name="T295">myObjB</text:span>) se pueden pasar como argumentos a la función anónima de nuestro módulo. Esto efectivamente nos permite importarlos y aplicarles alias localmente como lo deseamos.</text:p>
      <text:p text:style-name="P95"/>
      <text:p text:style-name="P98">Ej:008</text:p>
      <text:p text:style-name="P282"><text:span text:style-name="Source_20_Text"><text:span text:style-name="T149"/></text:span></text:p>
      <text:p text:style-name="P284"><text:span text:style-name="Source_20_Text"><text:span text:style-name="T157">var myObjA = { id:'id_a' },</text:span></text:span></text:p>
      <text:p text:style-name="P284"><text:span text:style-name="Source_20_Text"><text:span text:style-name="T157"><text:s text:c="4"/>myObjB = { </text:span></text:span></text:p>
      <text:p text:style-name="P284"><text:span text:style-name="Source_20_Text"><text:span text:style-name="T157"><text:s text:c="8"/>id : 'id_b',</text:span></text:span></text:p>
      <text:p text:style-name="P284"><text:span text:style-name="Source_20_Text"><text:span text:style-name="T157"><text:s text:c="8"/>func: function () { </text:span></text:span></text:p>
      <text:p text:style-name="P284"><text:span text:style-name="Source_20_Text"><text:span text:style-name="T157"><text:s text:c="12"/>console.log( 'Id de B:', this.id ) </text:span></text:span></text:p>
      <text:p text:style-name="P284"><text:span text:style-name="Source_20_Text"><text:span text:style-name="T157"><text:s text:c="8"/>} </text:span></text:span></text:p>
      <text:p text:style-name="P284"><text:span text:style-name="Source_20_Text"><text:span text:style-name="T157"><text:s text:c="4"/>};</text:span></text:span></text:p>
      <text:p text:style-name="P284"><text:span text:style-name="Source_20_Text"><text:span text:style-name="T157"/></text:span></text:p>
      <text:p text:style-name="P284"><text:span text:style-name="Source_20_Text"><text:span text:style-name="T157">// Módulo global</text:span></text:span></text:p>
      <text:p text:style-name="P284"><text:span text:style-name="Source_20_Text"><text:span text:style-name="T157">var myModule = (function ( obj1, obj2 ) {</text:span></text:span></text:p>
      <text:p text:style-name="P284"><text:span text:style-name="Source_20_Text"><text:span text:style-name="T157"> </text:span></text:span></text:p>
      <text:p text:style-name="P284"><text:span text:style-name="Source_20_Text"><text:span text:style-name="T157">    function privateMethod1(){</text:span></text:span></text:p>
      <text:p text:style-name="P284"><text:span text:style-name="Source_20_Text"><text:span text:style-name="T157">      console.log( 'Id de A:', obj1.id );</text:span></text:span></text:p>
      <text:p text:style-name="P284"><text:span text:style-name="Source_20_Text"><text:span text:style-name="T157">    }</text:span></text:span></text:p>
      <text:p text:style-name="P284"><text:span text:style-name="Source_20_Text"><text:span text:style-name="T157"> </text:span></text:span></text:p>
      <text:p text:style-name="P284"><text:span text:style-name="Source_20_Text"><text:span text:style-name="T157">    function privateMethod2(){</text:span></text:span></text:p>
      <text:p text:style-name="P284"><text:span text:style-name="Source_20_Text"><text:span text:style-name="T157">      obj2.func();</text:span></text:span></text:p>
      <text:p text:style-name="P284"><text:span text:style-name="Source_20_Text"><text:span text:style-name="T157">    }</text:span></text:span></text:p>
      <text:p text:style-name="P284"><text:span text:style-name="Source_20_Text"><text:span text:style-name="T157"> </text:span></text:span></text:p>
      <text:p text:style-name="P284"><text:span text:style-name="Source_20_Text"><text:span text:style-name="T157">    return{</text:span></text:span></text:p>
      <text:p text:style-name="P284"><text:span text:style-name="Source_20_Text"><text:span text:style-name="T157">        publicMethod1: function(){</text:span></text:span></text:p>
      <text:p text:style-name="P284"><text:soft-page-break/><text:span text:style-name="Source_20_Text"><text:span text:style-name="T157">            privateMethod1();</text:span></text:span></text:p>
      <text:p text:style-name="P284"><text:span text:style-name="Source_20_Text"><text:span text:style-name="T157">        },</text:span></text:span></text:p>
      <text:p text:style-name="P284"><text:span text:style-name="Source_20_Text"><text:span text:style-name="T157">        publicMethod2: function(){</text:span></text:span></text:p>
      <text:p text:style-name="P284"><text:span text:style-name="Source_20_Text"><text:span text:style-name="T157">            privateMethod2();</text:span></text:span></text:p>
      <text:p text:style-name="P284"><text:span text:style-name="Source_20_Text"><text:span text:style-name="T157">        }</text:span></text:span></text:p>
      <text:p text:style-name="P284"><text:span text:style-name="Source_20_Text"><text:span text:style-name="T157">    }; </text:span></text:span></text:p>
      <text:p text:style-name="P284"><text:span text:style-name="Source_20_Text"><text:span text:style-name="T157"/></text:span></text:p>
      <text:p text:style-name="P284"><text:span text:style-name="Source_20_Text"><text:span text:style-name="T157">})( myObjA, myObjB ); // Importar myObjA y myObjB</text:span></text:span></text:p>
      <text:p text:style-name="P284"><text:span text:style-name="Source_20_Text"><text:span text:style-name="T157"/></text:span></text:p>
      <text:p text:style-name="P284"><text:span text:style-name="Source_20_Text"><text:span text:style-name="T157">// Uso:</text:span></text:span></text:p>
      <text:p text:style-name="P284"><text:span text:style-name="Source_20_Text"><text:span text:style-name="T157"/></text:span></text:p>
      <text:p text:style-name="P284"><text:span text:style-name="Source_20_Text"><text:span text:style-name="T157">myModule.publicMethod1(); // Salida: Id de A: id_a</text:span></text:span></text:p>
      <text:p text:style-name="P284"><text:span text:style-name="Source_20_Text"><text:span text:style-name="T157">myModule.publicMethod2(); // Salida: Id de B: id_b</text:span></text:span></text:p>
      <text:p text:style-name="P103"><text:span text:style-name="Source_20_Text"><text:span text:style-name="T149"/></text:span></text:p>
      <text:p text:style-name="P95"/>
      <text:p text:style-name="P96"><text:span text:style-name="T68">Exportaciones</text:span><text:line-break/></text:p>
      <text:p text:style-name="P96">Esta próxima variación nos permite declarar globales sin consumirlos y podría apoyar de manera similar el concepto de importaciones globales visto en el último ejemplo.</text:p>
      <text:p text:style-name="P96"/>
      <text:p text:style-name="P98">Ej:009</text:p>
      <text:p text:style-name="P283"><text:span text:style-name="Source_20_Text"><text:span text:style-name="T149"/></text:span></text:p>
      <text:p text:style-name="P237"><text:span text:style-name="Source_20_Text"><text:span text:style-name="T158">// Módulo global</text:span></text:span></text:p>
      <text:p text:style-name="P237"><text:span text:style-name="Source_20_Text"><text:span text:style-name="T158">var myModule = (function () {</text:span></text:span></text:p>
      <text:p text:style-name="P237"><text:span text:style-name="Source_20_Text"><text:span text:style-name="T158"> </text:span></text:span></text:p>
      <text:p text:style-name="P237"><text:span text:style-name="Source_20_Text"><text:span text:style-name="T158"><text:s text:c="4"/>var privateVariable = "Hello World",</text:span></text:span></text:p>
      <text:p text:style-name="P237"><text:span text:style-name="Source_20_Text"><text:span text:style-name="T158"><text:s text:c="4"/>module = {</text:span></text:span></text:p>
      <text:p text:style-name="P237"><text:span text:style-name="Source_20_Text"><text:span text:style-name="T158"><text:s text:c="8"/>publicProperty : "Foobar",</text:span></text:span></text:p>
      <text:p text:style-name="P237"><text:span text:style-name="Source_20_Text"><text:span text:style-name="T158"><text:s text:c="8"/>publicMethod : function () {</text:span></text:span></text:p>
      <text:p text:style-name="P237"><text:span text:style-name="Source_20_Text"><text:span text:style-name="T158"><text:s text:c="12"/>privateMethod(); <text:s text:c="7"/></text:span></text:span></text:p>
      <text:p text:style-name="P237"><text:span text:style-name="Source_20_Text"><text:span text:style-name="T158">   <text:s text:c="5"/>}</text:span></text:span></text:p>
      <text:p text:style-name="P237"><text:span text:style-name="Source_20_Text"><text:span text:style-name="T158"><text:s text:c="4"/>};</text:span></text:span></text:p>
      <text:p text:style-name="P237"><text:span text:style-name="Source_20_Text"><text:span text:style-name="T158"> </text:span></text:span></text:p>
      <text:p text:style-name="P237"><text:span text:style-name="Source_20_Text"><text:span text:style-name="T158">   <text:s/>function privateMethod() {</text:span></text:span></text:p>
      <text:p text:style-name="P237"><text:span text:style-name="Source_20_Text"><text:span text:style-name="T158"><text:s text:c="8"/>console.log( privateVariable );</text:span></text:span></text:p>
      <text:p text:style-name="P237"><text:span text:style-name="Source_20_Text"><text:span text:style-name="T158">   <text:s/>}</text:span></text:span></text:p>
      <text:p text:style-name="P237"><text:span text:style-name="Source_20_Text"><text:span text:style-name="T158"> </text:span></text:span></text:p>
      <text:p text:style-name="P237"><text:span text:style-name="Source_20_Text"><text:span text:style-name="T158">   <text:s/>return module;</text:span></text:span></text:p>
      <text:p text:style-name="P237"><text:span text:style-name="Source_20_Text"><text:span text:style-name="T158"> </text:span></text:span></text:p>
      <text:p text:style-name="P237"><text:span text:style-name="Source_20_Text"><text:span text:style-name="T158">})();</text:span></text:span></text:p>
      <text:p text:style-name="P237"><text:span text:style-name="Source_20_Text"><text:span text:style-name="T158"/></text:span></text:p>
      <text:p text:style-name="P237"><text:span text:style-name="Source_20_Text"><text:span text:style-name="T158">// Uso:</text:span></text:span></text:p>
      <text:p text:style-name="P237"><text:span text:style-name="Source_20_Text"><text:span text:style-name="T158"/></text:span></text:p>
      <text:p text:style-name="P237"><text:span text:style-name="Source_20_Text"><text:span text:style-name="T158">console.log(myModule.publicProperty);</text:span></text:span></text:p>
      <text:p text:style-name="P237"><text:span text:style-name="Source_20_Text"><text:span text:style-name="T158">myModule.publicMethod();</text:span></text:span></text:p>
      <text:p text:style-name="P237"><text:span text:style-name="Source_20_Text"><text:span text:style-name="T158"/></text:span></text:p>
      <text:p text:style-name="P237"><text:span text:style-name="Source_20_Text"><text:span text:style-name="T158">// Salidas:</text:span></text:span></text:p>
      <text:p text:style-name="P237"><text:span text:style-name="Source_20_Text"><text:span text:style-name="T158"/></text:span></text:p>
      <text:p text:style-name="P237"><text:span text:style-name="Source_20_Text"><text:span text:style-name="T158">// Foobar</text:span></text:span></text:p>
      <text:p text:style-name="P237"><text:span text:style-name="Source_20_Text"><text:span text:style-name="T158">// Hello World</text:span></text:span></text:p>
      <text:p text:style-name="P236"><text:span text:style-name="Source_20_Text"><text:span text:style-name="T156"/></text:span></text:p>
      <text:p text:style-name="P96"/>
      <text:p text:style-name="P60"><text:span text:style-name="T68">Kit de </text:span><text:span text:style-name="T70">H</text:span><text:span text:style-name="T68">erramientas e </text:span><text:span text:style-name="T70">I</text:span><text:span text:style-name="T68">mplementaciones de </text:span><text:span text:style-name="T70">P</text:span><text:span text:style-name="T68">atrones de </text:span><text:span text:style-name="T70">M</text:span><text:span text:style-name="T68">ódulos específicos del </text:span><text:span text:style-name="T70">framework</text:span></text:p>
      <text:p text:style-name="P68">Dojo</text:p>
      <text:p text:style-name="P68"/>
      <text:p text:style-name="P62">Dojo proporciona un método conveniente para trabajar con objetos llamados dojo.setObject (). Esto toma como primer argumento una cadena separada por puntos como myObj.parent.child que se refiere a una propiedad llamada "child" dentro de un objeto "parent" definido dentro de "myObj". El <text:soft-page-break/>uso de setObject() nos permite establecer el valor de los hijos, creando cualquiera de los objetos intermedios en el resto de la ruta pasada si aún no existen.</text:p>
      <text:p text:style-name="P62"><text:line-break/>Por ejemplo, si quisiéramos declarar basket.core como un objeto del espacio de nombres de la tienda, esto podría lograrse de la siguiente manera utilizando la forma tradicional:</text:p>
      <text:p text:style-name="P62"/>
      <text:p text:style-name="P89"/>
      <text:p text:style-name="P89">var store = window.store || {};</text:p>
      <text:p text:style-name="P89"> </text:p>
      <text:p text:style-name="P89">if ( !store["basket"] ) {</text:p>
      <text:p text:style-name="P89">  store.basket = {};</text:p>
      <text:p text:style-name="P89">}</text:p>
      <text:p text:style-name="P89"> </text:p>
      <text:p text:style-name="P89">if ( !store.basket["core"] ) {</text:p>
      <text:p text:style-name="P89">  store.basket.core = {};</text:p>
      <text:p text:style-name="P89">}</text:p>
      <text:p text:style-name="P89"> </text:p>
      <text:p text:style-name="P89">store.basket.core = {</text:p>
      <text:p text:style-name="P89">  // ...rest of our logic</text:p>
      <text:p text:style-name="P89">};</text:p>
      <text:p text:style-name="P89"/>
      <text:p text:style-name="P63"/>
      <text:p text:style-name="P63">O de la siguiente manera usando Dojo 1.7 (versión compatible con AMD) y superior:</text:p>
      <text:p text:style-name="P63"/>
      <text:p text:style-name="P256"/>
      <text:p text:style-name="P285"><text:span text:style-name="Source_20_Text"><text:span text:style-name="T134">require(["dojo/_base/customStore"], function( store ){</text:span></text:span></text:p>
      <text:p text:style-name="P285"><text:span text:style-name="Source_20_Text"><text:span text:style-name="T134"/></text:span></text:p>
      <text:p text:style-name="P285"><text:span text:style-name="Source_20_Text"><text:span text:style-name="T134"><text:s text:c="4"/>// using dojo.setObject()</text:span></text:span></text:p>
      <text:p text:style-name="P286"><text:span text:style-name="Source_20_Text"><text:span text:style-name="T134">  </text:span></text:span></text:p>
      <text:p text:style-name="P286"><text:span text:style-name="Source_20_Text"><text:span text:style-name="T149"><text:s text:c="4"/>store.setObject( "basket.core", (function() {</text:span></text:span></text:p>
      <text:p text:style-name="P248"> </text:p>
      <text:p text:style-name="P286"><text:span text:style-name="Source_20_Text"><text:span text:style-name="T149">     <text:s text:c="3"/>var</text:span></text:span><text:span text:style-name="T149"> </text:span><text:span text:style-name="Source_20_Text"><text:span text:style-name="T149">basket = [];</text:span></text:span></text:p>
      <text:p text:style-name="P248"> </text:p>
      <text:p text:style-name="P286"><text:span text:style-name="Source_20_Text"><text:span text:style-name="T149">     <text:s text:c="3"/>function</text:span></text:span><text:span text:style-name="T149"> </text:span><text:span text:style-name="Source_20_Text"><text:span text:style-name="T149">privateMethod() {</text:span></text:span></text:p>
      <text:p text:style-name="P286"><text:span text:style-name="Source_20_Text"><text:span text:style-name="T149">     <text:s text:c="3"/>    console.log(basket);</text:span></text:span></text:p>
      <text:p text:style-name="P286"><text:span text:style-name="Source_20_Text"><text:span text:style-name="T149">     <text:s text:c="3"/>}</text:span></text:span></text:p>
      <text:p text:style-name="P248"> </text:p>
      <text:p text:style-name="P286"><text:span text:style-name="Source_20_Text"><text:span text:style-name="T149">     <text:s text:c="3"/>return</text:span></text:span><text:span text:style-name="T149"> </text:span><text:span text:style-name="Source_20_Text"><text:span text:style-name="T149">{</text:span></text:span></text:p>
      <text:p text:style-name="P286"><text:span text:style-name="Source_20_Text"><text:span text:style-name="T149">     <text:s text:c="3"/>    publicMethod: function(){</text:span></text:span></text:p>
      <text:p text:style-name="P286"><text:span text:style-name="Source_20_Text"><text:span text:style-name="T149">     <text:s text:c="3"/>        privateMethod();</text:span></text:span></text:p>
      <text:p text:style-name="P286"><text:span text:style-name="Source_20_Text"><text:span text:style-name="T149">     <text:s text:c="3"/>    }</text:span></text:span></text:p>
      <text:p text:style-name="P286"><text:span text:style-name="Source_20_Text"><text:span text:style-name="T149">     <text:s text:c="3"/>};</text:span></text:span></text:p>
      <text:p text:style-name="P248"> </text:p>
      <text:p text:style-name="P286"><text:span text:style-name="Source_20_Text"><text:span text:style-name="T149"><text:s text:c="4"/>})());</text:span></text:span></text:p>
      <text:p text:style-name="P248"> </text:p>
      <text:p text:style-name="P109"><text:span text:style-name="Source_20_Text"><text:span text:style-name="T149">});</text:span></text:span></text:p>
      <text:p text:style-name="P109"><text:span text:style-name="Source_20_Text"><text:span text:style-name="T149"/></text:span></text:p>
      <text:p text:style-name="P108"><text:span text:style-name="Source_20_Text"/></text:p>
      <text:p text:style-name="P99">Para obtener más información sobre <text:span text:style-name="T76">dojo.setObject()</text:span>, consulte la <text:a xlink:type="simple" xlink:href="https://dojotoolkit.org/reference-guide/1.7/dojo/setObject.html" text:style-name="Internet_20_link" text:visited-style-name="Visited_20_Internet_20_Link">documenta</text:a><text:a xlink:type="simple" xlink:href="https://dojotoolkit.org/reference-guide/1.7/dojo/setObject.html" text:style-name="Internet_20_link" text:visited-style-name="Visited_20_Internet_20_Link"><text:span text:style-name="T296">c</text:span></text:a><text:a xlink:type="simple" xlink:href="https://dojotoolkit.org/reference-guide/1.7/dojo/setObject.html" text:style-name="Internet_20_link" text:visited-style-name="Visited_20_Internet_20_Link">i</text:a><text:a xlink:type="simple" xlink:href="https://dojotoolkit.org/reference-guide/1.7/dojo/setObject.html" text:style-name="Internet_20_link" text:visited-style-name="Visited_20_Internet_20_Link"><text:span text:style-name="T296">ó</text:span></text:a><text:a xlink:type="simple" xlink:href="https://dojotoolkit.org/reference-guide/1.7/dojo/setObject.html" text:style-name="Internet_20_link" text:visited-style-name="Visited_20_Internet_20_Link">n</text:a> oficial.</text:p>
      <text:p text:style-name="P99"/>
      <text:p text:style-name="P67"><text:span text:style-name="T68">ExtJS</text:span><text:line-break/>Para aquellos que usan ExtJS de Sencha, a continuación se puede encontrar un ejemplo que demuestra cómo usar correctamente el patrón Módulo con el framework.</text:p>
      <text:p text:style-name="P67"><text:soft-page-break/><text:line-break/>Aquí, vemos un ejemplo de cómo definir un espacio de nombres que luego se puede completar con un módulo que contiene una API pública y privada. Con la excepción de algunas diferencias semánticas, está bastante cerca de cómo se implementa el patrón Módulo en JavaScript vainilla:</text:p>
      <text:p text:style-name="P64"/>
      <text:p text:style-name="P287"><text:span text:style-name="Source_20_Text"><text:span text:style-name="T149"/></text:span></text:p>
      <text:p text:style-name="P287"><text:span text:style-name="Source_20_Text"><text:span text:style-name="T149">// create namespace</text:span></text:span></text:p>
      <text:p text:style-name="P287"><text:span text:style-name="Source_20_Text"><text:span text:style-name="T149">Ext.namespace("myNameSpace");</text:span></text:span></text:p>
      <text:p text:style-name="P249"> </text:p>
      <text:p text:style-name="P287"><text:span text:style-name="Source_20_Text"><text:span text:style-name="T149">// create application</text:span></text:span></text:p>
      <text:p text:style-name="P287"><text:span text:style-name="Source_20_Text"><text:span text:style-name="T149">myNameSpace.app = function</text:span></text:span><text:span text:style-name="T149"> </text:span><text:span text:style-name="Source_20_Text"><text:span text:style-name="T149">() {</text:span></text:span></text:p>
      <text:p text:style-name="P249"> </text:p>
      <text:p text:style-name="P287"><text:span text:style-name="Source_20_Text"><text:span text:style-name="T149">  // </text:span></text:span><text:span text:style-name="Source_20_Text"><text:span text:style-name="T161">NO acceda a DOM desde aquí; los elementos aún no existen</text:span></text:span></text:p>
      <text:p text:style-name="P249"> </text:p>
      <text:p text:style-name="P287"><text:span text:style-name="Source_20_Text"><text:span text:style-name="T149">  // private variables</text:span></text:span></text:p>
      <text:p text:style-name="P287"><text:span text:style-name="Source_20_Text"><text:span text:style-name="T149">  var</text:span></text:span><text:span text:style-name="T149"> </text:span><text:span text:style-name="Source_20_Text"><text:span text:style-name="T149">btn1,</text:span></text:span></text:p>
      <text:p text:style-name="P287"><text:span text:style-name="Source_20_Text"><text:span text:style-name="T149">      privVar1 = 11;</text:span></text:span></text:p>
      <text:p text:style-name="P249"> </text:p>
      <text:p text:style-name="P287"><text:span text:style-name="Source_20_Text"><text:span text:style-name="T149">  // </text:span></text:span><text:span text:style-name="Source_20_Text"><text:span text:style-name="T159">funciones privadas</text:span></text:span></text:p>
      <text:p text:style-name="P287"><text:span text:style-name="Source_20_Text"><text:span text:style-name="T149">  var</text:span></text:span><text:span text:style-name="T149"> </text:span><text:span text:style-name="Source_20_Text"><text:span text:style-name="T149">btn1Handler = function</text:span></text:span><text:span text:style-name="T149"> </text:span><text:span text:style-name="Source_20_Text"><text:span text:style-name="T149">( button, event ) {</text:span></text:span></text:p>
      <text:p text:style-name="P287"><text:span text:style-name="Source_20_Text"><text:span text:style-name="T149">      console.log( "privVar1="</text:span></text:span><text:span text:style-name="T149"> </text:span><text:span text:style-name="Source_20_Text"><text:span text:style-name="T149">+ privVar1 );</text:span></text:span></text:p>
      <text:p text:style-name="P287"><text:span text:style-name="Source_20_Text"><text:span text:style-name="T149">      console.log( "this.btn1Text="</text:span></text:span><text:span text:style-name="T149"> </text:span><text:span text:style-name="Source_20_Text"><text:span text:style-name="T149">+ this.btn1Text );</text:span></text:span></text:p>
      <text:p text:style-name="P287"><text:span text:style-name="Source_20_Text"><text:span text:style-name="T149">    };</text:span></text:span></text:p>
      <text:p text:style-name="P249"> </text:p>
      <text:p text:style-name="P287"><text:span text:style-name="Source_20_Text"><text:span text:style-name="T149">  // </text:span></text:span><text:span text:style-name="Source_20_Text"><text:span text:style-name="T159">espacio </text:span></text:span><text:span text:style-name="Source_20_Text"><text:span text:style-name="T149">p</text:span></text:span><text:span text:style-name="Source_20_Text"><text:span text:style-name="T159">ú</text:span></text:span><text:span text:style-name="Source_20_Text"><text:span text:style-name="T149">blic</text:span></text:span><text:span text:style-name="Source_20_Text"><text:span text:style-name="T159">o</text:span></text:span></text:p>
      <text:p text:style-name="P287"><text:span text:style-name="Source_20_Text"><text:span text:style-name="T149">  return</text:span></text:span><text:span text:style-name="T149"> </text:span><text:span text:style-name="Source_20_Text"><text:span text:style-name="T149">{</text:span></text:span></text:p>
      <text:p text:style-name="P287"><text:span text:style-name="Source_20_Text"><text:span text:style-name="T149">    // </text:span></text:span><text:span text:style-name="Source_20_Text"><text:span text:style-name="T161">propiedades públicas, </text:span></text:span><text:span text:style-name="Source_20_Text"><text:span text:style-name="T165">ej</text:span></text:span><text:span text:style-name="Source_20_Text"><text:span text:style-name="T161">. cadenas para traducir</text:span></text:span></text:p>
      <text:p text:style-name="P287"><text:span text:style-name="Source_20_Text"><text:span text:style-name="T149">    btn1Text: "Button 1",</text:span></text:span></text:p>
      <text:p text:style-name="P249"> </text:p>
      <text:p text:style-name="P287"><text:span text:style-name="Source_20_Text"><text:span text:style-name="T149">    // </text:span></text:span><text:span text:style-name="Source_20_Text"><text:span text:style-name="T159">méthodos </text:span></text:span><text:span text:style-name="Source_20_Text"><text:span text:style-name="T149">p</text:span></text:span><text:span text:style-name="Source_20_Text"><text:span text:style-name="T159">ú</text:span></text:span><text:span text:style-name="Source_20_Text"><text:span text:style-name="T149">blic</text:span></text:span><text:span text:style-name="Source_20_Text"><text:span text:style-name="T159">o</text:span></text:span><text:span text:style-name="Source_20_Text"><text:span text:style-name="T149">s</text:span></text:span></text:p>
      <text:p text:style-name="P287"><text:span text:style-name="Source_20_Text"><text:span text:style-name="T149">    init: function</text:span></text:span><text:span text:style-name="T149"> </text:span><text:span text:style-name="Source_20_Text"><text:span text:style-name="T149">() {</text:span></text:span></text:p>
      <text:p text:style-name="P249"> </text:p>
      <text:p text:style-name="P287"><text:span text:style-name="Source_20_Text"><text:span text:style-name="T149">      if</text:span></text:span><text:span text:style-name="T149"> </text:span><text:span text:style-name="Source_20_Text"><text:span text:style-name="T149">( Ext.Ext2 ) {</text:span></text:span></text:p>
      <text:p text:style-name="P249"> </text:p>
      <text:p text:style-name="P287"><text:span text:style-name="Source_20_Text"><text:span text:style-name="T149">        btn1 = new</text:span></text:span><text:span text:style-name="T149"> </text:span><text:span text:style-name="Source_20_Text"><text:span text:style-name="T149">Ext.Button({</text:span></text:span></text:p>
      <text:p text:style-name="P287"><text:span text:style-name="Source_20_Text"><text:span text:style-name="T149">          renderTo: "btn1-ct",</text:span></text:span></text:p>
      <text:p text:style-name="P287"><text:span text:style-name="Source_20_Text"><text:span text:style-name="T149">          text: this.btn1Text,</text:span></text:span></text:p>
      <text:p text:style-name="P287"><text:span text:style-name="Source_20_Text"><text:span text:style-name="T149">          handler: btn1Handler</text:span></text:span></text:p>
      <text:p text:style-name="P287"><text:span text:style-name="Source_20_Text"><text:span text:style-name="T149">        });</text:span></text:span></text:p>
      <text:p text:style-name="P249"> </text:p>
      <text:p text:style-name="P287"><text:span text:style-name="Source_20_Text"><text:span text:style-name="T149">      } else</text:span></text:span><text:span text:style-name="T149"> </text:span><text:span text:style-name="Source_20_Text"><text:span text:style-name="T149">{</text:span></text:span></text:p>
      <text:p text:style-name="P249"> </text:p>
      <text:p text:style-name="P287"><text:span text:style-name="Source_20_Text"><text:span text:style-name="T149">        btn1 = new</text:span></text:span><text:span text:style-name="T149"> </text:span><text:span text:style-name="Source_20_Text"><text:span text:style-name="T149">Ext.Button( "btn1-ct", {</text:span></text:span></text:p>
      <text:p text:style-name="P287"><text:span text:style-name="Source_20_Text"><text:span text:style-name="T149">          text: this.btn1Text,</text:span></text:span></text:p>
      <text:p text:style-name="P287"><text:span text:style-name="Source_20_Text"><text:span text:style-name="T149">          handler: btn1Handler</text:span></text:span></text:p>
      <text:p text:style-name="P287"><text:span text:style-name="Source_20_Text"><text:span text:style-name="T149">        });</text:span></text:span></text:p>
      <text:p text:style-name="P249"> </text:p>
      <text:p text:style-name="P287"><text:span text:style-name="Source_20_Text"><text:span text:style-name="T149">      }</text:span></text:span></text:p>
      <text:p text:style-name="P287"><text:span text:style-name="Source_20_Text"><text:span text:style-name="T149">    }</text:span></text:span></text:p>
      <text:p text:style-name="P287"><text:span text:style-name="Source_20_Text"><text:span text:style-name="T149">  };</text:span></text:span></text:p>
      <text:p text:style-name="P111"><text:span text:style-name="Source_20_Text"><text:span text:style-name="T149">}();</text:span></text:span></text:p>
      <text:p text:style-name="P90"><text:tab/></text:p>
      <text:p text:style-name="P64"/>
      <text:p text:style-name="P40"><text:span text:style-name="Strong_20_Emphasis">YUI </text:span></text:p>
      <text:p text:style-name="P65">Del mismo modo, también podemos implementar el patrón Módulo al crear aplicaciones utilizando YUI3. El siguiente ejemplo se basa en gran medida en la implementación del patrón del módulo YUI original por Eric Miraglia, pero, de nuevo, no es muy diferente de la versión JavaScript de vainilla:</text:p>
      <text:p text:style-name="P65"><text:soft-page-break/></text:p>
      <text:p text:style-name="P288"><text:span text:style-name="Source_20_Text"><text:span text:style-name="T149"/></text:span></text:p>
      <text:p text:style-name="P288"><text:span text:style-name="Source_20_Text"><text:span text:style-name="T149">Y.namespace( "store.basket"</text:span></text:span><text:span text:style-name="T149"> </text:span><text:span text:style-name="Source_20_Text"><text:span text:style-name="T149">) ;</text:span></text:span></text:p>
      <text:p text:style-name="P288"><text:span text:style-name="Source_20_Text"><text:span text:style-name="T149">Y.store.basket = (function</text:span></text:span><text:span text:style-name="T149"> </text:span><text:span text:style-name="Source_20_Text"><text:span text:style-name="T149">() {</text:span></text:span></text:p>
      <text:p text:style-name="P250"> </text:p>
      <text:p text:style-name="P288"><text:span text:style-name="Source_20_Text"><text:span text:style-name="T149">    var</text:span></text:span><text:span text:style-name="T149"> </text:span><text:span text:style-name="Source_20_Text"><text:span text:style-name="T149">myPrivateVar, myPrivateMethod;</text:span></text:span></text:p>
      <text:p text:style-name="P250"> </text:p>
      <text:p text:style-name="P297"><text:span text:style-name="Source_20_Text"><text:span text:style-name="T149">    // private variables:</text:span></text:span></text:p>
      <text:p text:style-name="P288"><text:span text:style-name="Source_20_Text"><text:span text:style-name="T149">    myPrivateVar = "I can be accessed only within Y.store.basket.";</text:span></text:span></text:p>
      <text:p text:style-name="P250"> </text:p>
      <text:p text:style-name="P288"><text:span text:style-name="Source_20_Text"><text:span text:style-name="T149">    // private method:</text:span></text:span></text:p>
      <text:p text:style-name="P288"><text:span text:style-name="Source_20_Text"><text:span text:style-name="T149">    myPrivateMethod = function</text:span></text:span><text:span text:style-name="T149"> </text:span><text:span text:style-name="Source_20_Text"><text:span text:style-name="T149">() {</text:span></text:span></text:p>
      <text:p text:style-name="P288"><text:span text:style-name="Source_20_Text"><text:span text:style-name="T149">        Y.log( "I can be accessed only from within YAHOO.store.basket"</text:span></text:span><text:span text:style-name="T149"> </text:span><text:span text:style-name="Source_20_Text"><text:span text:style-name="T149">);</text:span></text:span></text:p>
      <text:p text:style-name="P288"><text:span text:style-name="Source_20_Text"><text:span text:style-name="T149">    }</text:span></text:span></text:p>
      <text:p text:style-name="P250"> </text:p>
      <text:p text:style-name="P288"><text:span text:style-name="Source_20_Text"><text:span text:style-name="T149">    return</text:span></text:span><text:span text:style-name="T149"> </text:span><text:span text:style-name="Source_20_Text"><text:span text:style-name="T149">{</text:span></text:span></text:p>
      <text:p text:style-name="P288"><text:span text:style-name="Source_20_Text"><text:span text:style-name="T149">        myPublicProperty: "I'm a public property.",</text:span></text:span></text:p>
      <text:p text:style-name="P250"> </text:p>
      <text:p text:style-name="P288"><text:span text:style-name="Source_20_Text"><text:span text:style-name="T149">        myPublicMethod: function</text:span></text:span><text:span text:style-name="T149"> </text:span><text:span text:style-name="Source_20_Text"><text:span text:style-name="T149">() {</text:span></text:span></text:p>
      <text:p text:style-name="P288"><text:span text:style-name="Source_20_Text"><text:span text:style-name="T149">            Y.log( "I'm a public method."</text:span></text:span><text:span text:style-name="T149"> </text:span><text:span text:style-name="Source_20_Text"><text:span text:style-name="T149">);</text:span></text:span></text:p>
      <text:p text:style-name="P250"> </text:p>
      <text:p text:style-name="P288"><text:span text:style-name="Source_20_Text"><text:span text:style-name="T149">            // Within basket, I can access "private" vars and methods:</text:span></text:span></text:p>
      <text:p text:style-name="P288"><text:span text:style-name="Source_20_Text"><text:span text:style-name="T149">            Y.log( myPrivateVar );</text:span></text:span></text:p>
      <text:p text:style-name="P288"><text:span text:style-name="Source_20_Text"><text:span text:style-name="T149">            Y.log( myPrivateMethod() );</text:span></text:span></text:p>
      <text:p text:style-name="P250"> </text:p>
      <text:p text:style-name="P288"><text:span text:style-name="Source_20_Text"><text:span text:style-name="T149">            // The native scope of myPublicMethod is store so we can</text:span></text:span></text:p>
      <text:p text:style-name="P288"><text:span text:style-name="Source_20_Text"><text:span text:style-name="T149">            // access public members using "this":</text:span></text:span></text:p>
      <text:p text:style-name="P288"><text:span text:style-name="Source_20_Text"><text:span text:style-name="T149">            Y.log( this.myPublicProperty );</text:span></text:span></text:p>
      <text:p text:style-name="P288"><text:span text:style-name="Source_20_Text"><text:span text:style-name="T149">        }</text:span></text:span></text:p>
      <text:p text:style-name="P288"><text:span text:style-name="Source_20_Text"><text:span text:style-name="T149">    };</text:span></text:span></text:p>
      <text:p text:style-name="P250"> </text:p>
      <text:p text:style-name="P110"><text:span text:style-name="Source_20_Text"><text:span text:style-name="T149">})();</text:span></text:span></text:p>
      <text:p text:style-name="P110"><text:span text:style-name="Source_20_Text"><text:span text:style-name="T149"/></text:span></text:p>
      <text:p text:style-name="P63"/>
      <text:p text:style-name="P66"><text:span text:style-name="T68">jQuery</text:span><text:line-break/>Hay varias formas en que el código jQuery inespecífico para los complementos se puede ajustar dentro del patrón del Módulo. Ben Cherry sugirió previamente una implementación en la que se usa un contenedor de funciones alrededor de las definiciones de módulos en caso de que haya una serie de puntos en común entre los módulos.</text:p>
      <text:p text:style-name="P66"><text:line-break/>En el siguiente ejemplo, se define una función de <text:span text:style-name="T84">libr</text:span><text:span text:style-name="T85">ary</text:span> que declara una nueva <text:span text:style-name="T218">librería</text:span> y vincula automáticamente la función <text:span text:style-name="T76">init</text:span> <text:span text:style-name="T297">par</text:span>a <text:span text:style-name="T76">document.ready</text:span> cuando se crean nuevas <text:span text:style-name="T298">librerías</text:span> (es decir, módulos).</text:p>
      <text:p text:style-name="P66"/>
      <text:p text:style-name="P289"><text:span text:style-name="Source_20_Text"><text:span text:style-name="T149"/></text:span></text:p>
      <text:p text:style-name="P289"><text:span text:style-name="Source_20_Text"><text:span text:style-name="T149">function</text:span></text:span><text:span text:style-name="T149"> </text:span><text:span text:style-name="Source_20_Text"><text:span text:style-name="T149">library( module ) {</text:span></text:span></text:p>
      <text:p text:style-name="P251"> </text:p>
      <text:p text:style-name="P289"><text:span text:style-name="Source_20_Text"><text:span text:style-name="T149"><text:s text:c="2"/>  $( function() {</text:span></text:span></text:p>
      <text:p text:style-name="P289"><text:span text:style-name="Source_20_Text"><text:span text:style-name="T149"><text:s text:c="2"/>     <text:s/>if</text:span></text:span><text:span text:style-name="T149"> </text:span><text:span text:style-name="Source_20_Text"><text:span text:style-name="T149">( module.init ) {</text:span></text:span></text:p>
      <text:p text:style-name="P289"><text:span text:style-name="Source_20_Text"><text:span text:style-name="T149"><text:s text:c="3"/>    <text:s text:c="5"/>module.init();</text:span></text:span></text:p>
      <text:p text:style-name="P289"><text:span text:style-name="Source_20_Text"><text:span text:style-name="T149"><text:s text:c="2"/>     <text:s/>}</text:span></text:span></text:p>
      <text:p text:style-name="P289"><text:span text:style-name="Source_20_Text"><text:span text:style-name="T149">   <text:s/>});</text:span></text:span></text:p>
      <text:p text:style-name="P251"> </text:p>
      <text:p text:style-name="P289"><text:span text:style-name="Source_20_Text"><text:span text:style-name="T149">   <text:s/>return</text:span></text:span><text:span text:style-name="T149"> </text:span><text:span text:style-name="Source_20_Text"><text:span text:style-name="T149">module;</text:span></text:span></text:p>
      <text:p text:style-name="P281"><text:span text:style-name="Source_20_Text"><text:span text:style-name="T160">}</text:span></text:span></text:p>
      <text:p text:style-name="P300"/>
      <text:p text:style-name="P289"><text:span text:style-name="Source_20_Text"><text:span text:style-name="T149">var</text:span></text:span><text:span text:style-name="T149"> </text:span><text:span text:style-name="Source_20_Text"><text:span text:style-name="T149">myLibrary = library(function</text:span></text:span><text:span text:style-name="T149"> </text:span><text:span text:style-name="Source_20_Text"><text:span text:style-name="T149">() {</text:span></text:span></text:p>
      <text:p text:style-name="P251"> </text:p>
      <text:p text:style-name="P289"><text:soft-page-break/><text:span text:style-name="Source_20_Text"><text:span text:style-name="T149">   <text:s/>return</text:span></text:span><text:span text:style-name="T149"> </text:span><text:span text:style-name="Source_20_Text"><text:span text:style-name="T149">{</text:span></text:span></text:p>
      <text:p text:style-name="P289"><text:span text:style-name="Source_20_Text"><text:span text:style-name="T149">     <text:s text:c="3"/>init: function</text:span></text:span><text:span text:style-name="T149"> </text:span><text:span text:style-name="Source_20_Text"><text:span text:style-name="T149">() {</text:span></text:span></text:p>
      <text:p text:style-name="P289"><text:span text:style-name="Source_20_Text"><text:span text:style-name="T149">     <text:s text:c="5"/>  // module implementation</text:span></text:span></text:p>
      <text:p text:style-name="P289"><text:span text:style-name="Source_20_Text"><text:span text:style-name="T149">     <text:s text:c="3"/>}</text:span></text:span></text:p>
      <text:p text:style-name="P289"><text:span text:style-name="Source_20_Text"><text:span text:style-name="T149">   };</text:span></text:span></text:p>
      <text:p text:style-name="P289"><text:span text:style-name="Source_20_Text"><text:span text:style-name="T149"/></text:span></text:p>
      <text:p text:style-name="P281"><text:span text:style-name="Source_20_Text"><text:span text:style-name="T160">}());</text:span></text:span></text:p>
      <text:p text:style-name="P281"><text:span text:style-name="Source_20_Text"><text:span text:style-name="T160"/></text:span></text:p>
      <text:p text:style-name="P280"><text:span text:style-name="Source_20_Text"><text:span text:style-name="T125"/></text:span></text:p>
      <text:h text:style-name="P302" text:outline-level="4">Ventajas</text:h>
      <text:p text:style-name="P16">Hemos visto por qué el patrón Constructor puede ser útil, pero ¿por qué el patrón Módulo es una buena opción? Para empezar, es mucho más limpio para los desarrolladores que provienen de un entorno orientado a objetos que la idea de una verdadera encapsulación, al menos desde una perspectiva de JavaScript.</text:p>
      <text:p text:style-name="P16">En segundo lugar, admite datos privados, por lo que, en el patrón Módulo, las partes públicas de nuestro código pueden tocar las partes privadas, sin embargo, el mundo exterior no puede tocar las partes privadas de la clase (¡no se ría! Ah, y gracias a David Engfer por el chiste).</text:p>
      <text:h text:style-name="P301" text:outline-level="4">D<text:span text:style-name="T299">e</text:span>sv<text:span text:style-name="T299">e</text:span>nta<text:span text:style-name="T299">jas</text:span></text:h>
      <text:p text:style-name="P14">Las desventajas del patrón Módulo son que a medida que accedemos a los miembros públicos y privados de manera diferente, cuando deseamos cambiar la visibilidad, en realidad tenemos que hacer cambios en cada lugar donde se usó el miembro.</text:p>
      <text:p text:style-name="P15">Tampoco podemos acceder a miembros privados en métodos que se agregan al objeto en un momento posterior. Dicho esto, en muchos casos el patrón del Módulo sigue siendo bastante útil y, cuando se usa correctamente, ciertamente tiene el potencial de mejorar la estructura de nuestra aplicación.<text:line-break/>Otras desventajas incluyen la incapacidad de crear pruebas unitarias automatizadas para miembros privados y una complejidad adicional cuando los errores requieren correcciones urgentes. Simplemente no es posible parchear <text:span text:style-name="T300">privados</text:span>. En cambio, uno debe anular todos los métodos públicos que interactúan con los privados con errores. Los desarrolladores tampoco pueden extender fácilmente los privados, por lo que vale la pena recordar que los privados no son tan flexibles como pueden parecer inicialmente.</text:p>
      <text:p text:style-name="P15">Para leer más sobre el patrón Módulo, vea el excelente <text:a xlink:type="simple" xlink:href="http://www.adequatelygood.com/2010/3/JavaScript-Module-Pattern-In-Depth" text:style-name="Internet_20_link" text:visited-style-name="Visited_20_Internet_20_Link">art</text:a><text:a xlink:type="simple" xlink:href="http://www.adequatelygood.com/2010/3/JavaScript-Module-Pattern-In-Depth" text:style-name="Internet_20_link" text:visited-style-name="Visited_20_Internet_20_Link"><text:span text:style-name="T299">ículo</text:span></text:a> en profundidad de Ben Cherry sobre él.</text:p>
      <text:p text:style-name="P15"/>
      <text:p text:style-name="P15"/>
      <text:p text:style-name="P15"/>
      <text:p text:style-name="P15"/>
      <text:p text:style-name="P15"/>
      <text:p text:style-name="P15"/>
      <text:p text:style-name="P15"/>
      <text:p text:style-name="P15"><text:soft-page-break/></text:p>
      <text:h text:style-name="P222" text:outline-level="2">El <text:span text:style-name="T302">P</text:span>atrón <text:span text:style-name="T301">M</text:span>ódulo <text:span text:style-name="T301">R</text:span>evelador</text:h>
      <text:p text:style-name="P16"/>
      <text:p text:style-name="P16">Ahora que estamos un poco más familiarizados con el patrón del módulo, echemos un vistazo a una versión ligeramente mejorada: el patrón del módulo revelador de Christian Heilmann.<text:line-break/>El patrón del Módulo Revelador surgió cuando Heilmann estaba frustrado con el hecho de que tenía que repetir el nombre del objeto principal cuando queríamos llamar a un método público desde otro o acceder a variables públicas. Tampoco le gustó el requisito del patrón del Módulo para tener que cambiar a la notación literal de objetos para las cosas que deseaba hacer públicas.<text:line-break/>El resultado de sus esfuerzos fue un patrón actualizado en el que simplemente definiríamos todas nuestras funciones y variables en el ámbito privado y devolveríamos un objeto anónimo con punteros a la funcionalidad privada que deseábamos revelar como pública.</text:p>
      <text:p text:style-name="P17">Un ejemplo de cómo usar el patrón <text:span text:style-name="T75">Revealing Module</text:span> se puede encontrar a continuación:</text:p>
      <text:p text:style-name="P129">ej:010</text:p>
      <text:p text:style-name="P132"/>
      <text:p text:style-name="P132">var myRevealingModule = (function () {</text:p>
      <text:p text:style-name="P132"> </text:p>
      <text:p text:style-name="P132"><text:s text:c="4"/>var privateVar = "Ben Cherry",</text:p>
      <text:p text:style-name="P132">        publicVar = "Hey there!";</text:p>
      <text:p text:style-name="P132"/>
      <text:p text:style-name="P132">    function privateFunction() {</text:p>
      <text:p text:style-name="P132">        console.log( "Name:" + privateVar );</text:p>
      <text:p text:style-name="P132">    }</text:p>
      <text:p text:style-name="P132"> </text:p>
      <text:p text:style-name="P132">    function publicSetName( strName ) {</text:p>
      <text:p text:style-name="P132">        privateVar = strName;</text:p>
      <text:p text:style-name="P132">    }</text:p>
      <text:p text:style-name="P132"/>
      <text:p text:style-name="P132">    function publicGetName() {</text:p>
      <text:p text:style-name="P132">        privateFunction();</text:p>
      <text:p text:style-name="P132">    }</text:p>
      <text:p text:style-name="P132"> </text:p>
      <text:p text:style-name="P132"><text:s text:c="4"/>// Revelar punteros públicos para</text:p>
      <text:p text:style-name="P132"><text:s text:c="4"/>// funciones privadas y propiedad</text:p>
      <text:p text:style-name="P132"> </text:p>
      <text:p text:style-name="P132">    return {</text:p>
      <text:p text:style-name="P132">        setName: publicSetName,</text:p>
      <text:p text:style-name="P132">        greeting: publicVar,</text:p>
      <text:p text:style-name="P132">        getName: publicGetName</text:p>
      <text:p text:style-name="P132">    };</text:p>
      <text:p text:style-name="P132"> </text:p>
      <text:p text:style-name="P132">})();</text:p>
      <text:p text:style-name="P132"/>
      <text:p text:style-name="P132">// Uso:</text:p>
      <text:p text:style-name="P132"/>
      <text:p text:style-name="P132">console.log(myRevealingModule.greeting); // Salida: </text:p>
      <text:p text:style-name="P132">myRevealingModule.getName(); // Salida: Ben Cherry</text:p>
      <text:p text:style-name="P132"><text:soft-page-break/>myRevealingModule.setName( "Paul Kinlan" );</text:p>
      <text:p text:style-name="P132">myRevealingModule.getName(); // Salida: Paul Kinlan</text:p>
      <text:p text:style-name="P133"/>
      <text:p text:style-name="P130"/>
      <text:p text:style-name="P130">El patrón también se puede usar para revelar funciones y propiedades privadas con un esquema de nombres más específico si preferimos:</text:p>
      <text:p text:style-name="P131">ej:011</text:p>
      <text:p text:style-name="P135"/>
      <text:p text:style-name="P135">var myRevealingModule = (function () {</text:p>
      <text:p text:style-name="P135"> </text:p>
      <text:p text:style-name="P135">    var privateCounter = 0;</text:p>
      <text:p text:style-name="P135"> </text:p>
      <text:p text:style-name="P135">    function privateFunction() {</text:p>
      <text:p text:style-name="P135">        privateCounter++;</text:p>
      <text:p text:style-name="P135">    }</text:p>
      <text:p text:style-name="P135"> </text:p>
      <text:p text:style-name="P135">    function publicFunction() {</text:p>
      <text:p text:style-name="P135">        publicIncrement();</text:p>
      <text:p text:style-name="P135">    }</text:p>
      <text:p text:style-name="P135"> </text:p>
      <text:p text:style-name="P135">    function publicIncrement() {</text:p>
      <text:p text:style-name="P135">        privateFunction();</text:p>
      <text:p text:style-name="P135">    }</text:p>
      <text:p text:style-name="P135"> </text:p>
      <text:p text:style-name="P135">    function publicGetCount(){</text:p>
      <text:p text:style-name="P135">        return privateCounter;</text:p>
      <text:p text:style-name="P135">    }</text:p>
      <text:p text:style-name="P135"> </text:p>
      <text:p text:style-name="P135"><text:s text:c="4"/>// Revelar punteros públicos para</text:p>
      <text:p text:style-name="P135"><text:s text:c="4"/>// funciones y propiedades privadas</text:p>
      <text:p text:style-name="P135"> </text:p>
      <text:p text:style-name="P135">    return {</text:p>
      <text:p text:style-name="P135">        start: publicFunction,</text:p>
      <text:p text:style-name="P135">        increment: publicIncrement,</text:p>
      <text:p text:style-name="P135">        count: publicGetCount</text:p>
      <text:p text:style-name="P135">    };</text:p>
      <text:p text:style-name="P135"> </text:p>
      <text:p text:style-name="P135">})();</text:p>
      <text:p text:style-name="P135"/>
      <text:p text:style-name="P135">// Uso:</text:p>
      <text:p text:style-name="P135"/>
      <text:p text:style-name="P135">console.log(myRevealingModule.count()); // 0</text:p>
      <text:p text:style-name="P135">myRevealingModule.start();</text:p>
      <text:p text:style-name="P135">console.log(myRevealingModule.count()); // 1</text:p>
      <text:p text:style-name="P135">myRevealingModule.increment();</text:p>
      <text:p text:style-name="P135">console.log(myRevealingModule.count()); // 2</text:p>
      <text:p text:style-name="P133"/>
      <text:p text:style-name="P134"/>
      <text:p text:style-name="P41"><text:span text:style-name="Strong_20_Emphasis"><text:span text:style-name="T220">Ventajas</text:span></text:span></text:p>
      <text:p text:style-name="P42"><text:soft-page-break/>Este patrón permite que la sintaxis de nuestros scripts sea más consistente. También deja más claro al final del módulo cuáles de nuestras funciones y variables pueden accederse públicamente, lo que facilita la legibilidad.</text:p>
      <text:p text:style-name="P137"><text:span text:style-name="Strong_20_Emphasis"><text:span text:style-name="T220">Desventajas</text:span></text:span></text:p>
      <text:p text:style-name="P137"><text:span text:style-name="Strong_20_Emphasis"><text:span text:style-name="T219"/></text:span></text:p>
      <text:p text:style-name="P43"><text:span text:style-name="Strong_20_Emphasis"><text:span text:style-name="T226">Una desventaja de este patrón es que si una función privada se refiere a una función pública, esa función pública no puede anularse si es necesario un parche. Esto se debe a que la función privada seguirá haciendo referencia a la implementación privada y el patrón no se aplica a los miembros públicos, solo a las funciones.</text:span></text:span></text:p>
      <text:p text:style-name="P43"><text:span text:style-name="Strong_20_Emphasis"><text:span text:style-name="T226">Los miembros de objetos públicos que se refieren a variables privadas también están sujetos a las notas de la regla sin parche anteriores.</text:span></text:span></text:p>
      <text:p text:style-name="P43"><text:span text:style-name="Strong_20_Emphasis"><text:span text:style-name="T226">Como resultado de esto, los módulos creados con el patrón Revealing Module pueden ser más frágiles que los creados con el patrón Module original, por lo que se debe tener cuidado durante el uso.</text:span></text:span></text:p>
      <text:h text:style-name="P229" text:outline-level="2"><text:span text:style-name="Strong_20_Emphasis"><text:span text:style-name="T226"/></text:span></text:h>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pan text:style-name="Strong_20_Emphasis"><text:span text:style-name="T226"/></text:span></text:p>
      <text:p text:style-name="P46"><text:soft-page-break/><text:span text:style-name="Strong_20_Emphasis"><text:span text:style-name="T226"/></text:span></text:p>
      <text:h text:style-name="P223" text:outline-level="2"><text:bookmark text:name="tw-target-text"/>El <text:span text:style-name="T303">P</text:span>atrón Singleton <text:span text:style-name="T304">(Únic@)</text:span></text:h>
      <text:p text:style-name="P44"><text:span text:style-name="Strong_20_Emphasis"><text:span text:style-name="T260">El patrón Singleton se conoce así porque restringe la creación de instancias de una clase a un solo objeto. Clásicamente, el patrón Singleton se puede implementar creando una clase con un método que cree una nueva instancia de la clase si no existe. En el caso de una instancia ya existente, simplemente devuelve una referencia a ese objeto.</text:span></text:span></text:p>
      <text:p text:style-name="P44"><text:span text:style-name="Strong_20_Emphasis"><text:span text:style-name="T260">Los singletons difieren de las clases estáticas (u objetos) ya que podemos retrasar su inicialización, generalmente porque requieren cierta información que puede no estar disponible durante el tiempo de inicialización. No proporcionan una forma de código que desconoce una referencia previa a ellos para recuperarlos fácilmente. Esto se debe a que no es el objeto o la "clase" lo que devuelve un Singleton, es una estructura. Piense en cómo las variables cerradas no son realmente cierres: el alcance de la función que proporciona el cierre es el cierre.</text:span></text:span></text:p>
      <text:p text:style-name="P44"><text:span text:style-name="Strong_20_Emphasis"><text:span text:style-name="T260">En JavaScript, Singletons sirve como un espacio de nombres de recursos compartidos que aísla el código de implementación del espacio de nombres global para proporcionar un único punto de acceso para las funciones.</text:span></text:span></text:p>
      <text:p text:style-name="P44"><text:span text:style-name="Strong_20_Emphasis"><text:span text:style-name="T260">Podemos implementar un Singleton de la siguiente manera:</text:span></text:span></text:p>
      <text:p text:style-name="P45"><text:span text:style-name="Strong_20_Emphasis"><text:span text:style-name="T261">ej:1</text:span></text:span><text:span text:style-name="Strong_20_Emphasis"><text:span text:style-name="T262">2</text:span></text:span></text:p>
      <text:p text:style-name="P140"><text:span text:style-name="Strong_20_Emphasis"><text:span text:style-name="T173"/></text:span></text:p>
      <text:p text:style-name="P140"><text:span text:style-name="Strong_20_Emphasis"><text:span text:style-name="T173">var MySingleton = (function () {</text:span></text:span></text:p>
      <text:p text:style-name="P140"><text:span text:style-name="Strong_20_Emphasis"><text:span text:style-name="T173"> </text:span></text:span></text:p>
      <text:p text:style-name="P140"><text:span text:style-name="Strong_20_Emphasis"><text:span text:style-name="T173">   <text:s/>// La instancia almacena una referencia al Singleton</text:span></text:span></text:p>
      <text:p text:style-name="P140"><text:span text:style-name="Strong_20_Emphasis"><text:span text:style-name="T173">   <text:s/>var instance;</text:span></text:span></text:p>
      <text:p text:style-name="P140"><text:span text:style-name="Strong_20_Emphasis"><text:span text:style-name="T173"> </text:span></text:span></text:p>
      <text:p text:style-name="P140"><text:span text:style-name="Strong_20_Emphasis"><text:span text:style-name="T173">   <text:s/>function init() {</text:span></text:span></text:p>
      <text:p text:style-name="P140"><text:span text:style-name="Strong_20_Emphasis"><text:span text:style-name="T173"> </text:span></text:span></text:p>
      <text:p text:style-name="P140"><text:span text:style-name="Strong_20_Emphasis"><text:span text:style-name="T173">     <text:s text:c="3"/>// Singleton</text:span></text:span></text:p>
      <text:p text:style-name="P140"><text:span text:style-name="Strong_20_Emphasis"><text:span text:style-name="T173"> </text:span></text:span></text:p>
      <text:p text:style-name="P140"><text:span text:style-name="Strong_20_Emphasis"><text:span text:style-name="T173">     <text:s text:c="3"/>// Métodos y variables privad@s <text:s/></text:span></text:span></text:p>
      <text:p text:style-name="P140"><text:span text:style-name="Strong_20_Emphasis"><text:span text:style-name="T173">     <text:s text:c="3"/>function privateMethod(){</text:span></text:span></text:p>
      <text:p text:style-name="P140"><text:span text:style-name="Strong_20_Emphasis"><text:span text:style-name="T173">         <text:s text:c="3"/>console.log( "I am private" );</text:span></text:span></text:p>
      <text:p text:style-name="P140"><text:span text:style-name="Strong_20_Emphasis"><text:span text:style-name="T173">     <text:s text:c="3"/>}</text:span></text:span></text:p>
      <text:p text:style-name="P140"><text:span text:style-name="Strong_20_Emphasis"><text:span text:style-name="T173"> </text:span></text:span></text:p>
      <text:p text:style-name="P140"><text:span text:style-name="Strong_20_Emphasis"><text:span text:style-name="T173">     <text:s text:c="3"/>var privateVariable = "Im also private";</text:span></text:span></text:p>
      <text:p text:style-name="P140"><text:span text:style-name="Strong_20_Emphasis"><text:span text:style-name="T173"> </text:span></text:span></text:p>
      <text:p text:style-name="P140"><text:span text:style-name="Strong_20_Emphasis"><text:span text:style-name="T173">     <text:s text:c="3"/>var privateRandomNumber = Math.random();</text:span></text:span></text:p>
      <text:p text:style-name="P140"><text:span text:style-name="Strong_20_Emphasis"><text:span text:style-name="T173"> </text:span></text:span></text:p>
      <text:p text:style-name="P140"><text:span text:style-name="Strong_20_Emphasis"><text:span text:style-name="T173">     <text:s text:c="3"/>return {</text:span></text:span></text:p>
      <text:p text:style-name="P140"><text:span text:style-name="Strong_20_Emphasis"><text:span text:style-name="T173"> </text:span></text:span></text:p>
      <text:p text:style-name="P140"><text:span text:style-name="Strong_20_Emphasis"><text:span text:style-name="T173">       <text:s text:c="5"/>// Métodos y variables públic@s</text:span></text:span></text:p>
      <text:p text:style-name="P140"><text:span text:style-name="Strong_20_Emphasis"><text:span text:style-name="T173">       <text:s text:c="5"/>publicMethod: function () {</text:span></text:span></text:p>
      <text:p text:style-name="P140"><text:span text:style-name="Strong_20_Emphasis"><text:span text:style-name="T173">         <text:s text:c="7"/>console.log( "The public can see me!" );</text:span></text:span></text:p>
      <text:p text:style-name="P140"><text:span text:style-name="Strong_20_Emphasis"><text:span text:style-name="T173">       <text:s text:c="5"/>},</text:span></text:span></text:p>
      <text:p text:style-name="P140"><text:span text:style-name="Strong_20_Emphasis"><text:span text:style-name="T173"> </text:span></text:span></text:p>
      <text:p text:style-name="P140"><text:span text:style-name="Strong_20_Emphasis"><text:span text:style-name="T173">       <text:s text:c="5"/>publicProperty: "I am also public",</text:span></text:span></text:p>
      <text:p text:style-name="P140"><text:span text:style-name="Strong_20_Emphasis"><text:span text:style-name="T173"> </text:span></text:span></text:p>
      <text:p text:style-name="P140"><text:span text:style-name="Strong_20_Emphasis"><text:span text:style-name="T173">       <text:s text:c="5"/>getRandomNumber: function() {</text:span></text:span></text:p>
      <text:p text:style-name="P140"><text:span text:style-name="Strong_20_Emphasis"><text:span text:style-name="T173">         <text:s text:c="7"/>return privateRandomNumber;</text:span></text:span></text:p>
      <text:p text:style-name="P140"><text:span text:style-name="Strong_20_Emphasis"><text:span text:style-name="T173">       <text:s text:c="5"/>}</text:span></text:span></text:p>
      <text:p text:style-name="P140"><text:span text:style-name="Strong_20_Emphasis"><text:span text:style-name="T173"> </text:span></text:span></text:p>
      <text:p text:style-name="P140"><text:span text:style-name="Strong_20_Emphasis"><text:span text:style-name="T173">     <text:s text:c="3"/>};</text:span></text:span></text:p>
      <text:p text:style-name="P140"><text:span text:style-name="Strong_20_Emphasis"><text:span text:style-name="T173"> </text:span></text:span></text:p>
      <text:p text:style-name="P140"><text:span text:style-name="Strong_20_Emphasis"><text:span text:style-name="T173">   <text:s/>};</text:span></text:span></text:p>
      <text:p text:style-name="P140"><text:soft-page-break/><text:span text:style-name="Strong_20_Emphasis"><text:span text:style-name="T173"> </text:span></text:span></text:p>
      <text:p text:style-name="P140"><text:span text:style-name="Strong_20_Emphasis"><text:span text:style-name="T173"><text:s text:c="4"/>return {</text:span></text:span></text:p>
      <text:p text:style-name="P140"><text:span text:style-name="Strong_20_Emphasis"><text:span text:style-name="T173"> </text:span></text:span></text:p>
      <text:p text:style-name="P140"><text:span text:style-name="Strong_20_Emphasis"><text:span text:style-name="T173">  <text:s text:c="6"/>// Obtener la instancia única (Singleton) si existe</text:span></text:span></text:p>
      <text:p text:style-name="P140"><text:span text:style-name="Strong_20_Emphasis"><text:span text:style-name="T173"><text:s text:c="8"/>// o crea una si no es así</text:span></text:span></text:p>
      <text:p text:style-name="P140"><text:span text:style-name="Strong_20_Emphasis"><text:span text:style-name="T173">     <text:s text:c="3"/>getInstance: function () {</text:span></text:span></text:p>
      <text:p text:style-name="P140"><text:span text:style-name="Strong_20_Emphasis"><text:span text:style-name="T173"> </text:span></text:span></text:p>
      <text:p text:style-name="P140"><text:span text:style-name="Strong_20_Emphasis"><text:span text:style-name="T173">       <text:s text:c="5"/>if ( !instance ) {</text:span></text:span></text:p>
      <text:p text:style-name="P140"><text:span text:style-name="Strong_20_Emphasis"><text:span text:style-name="T173">         <text:s text:c="7"/>instance = init(); </text:span></text:span></text:p>
      <text:p text:style-name="P140"><text:span text:style-name="Strong_20_Emphasis"><text:span text:style-name="T173"><text:s text:c="16"/>console.log(instance); // Comprobar que se crea la instancia sólo una vez</text:span></text:span></text:p>
      <text:p text:style-name="P140"><text:span text:style-name="Strong_20_Emphasis"><text:span text:style-name="T173">       <text:s text:c="5"/>}</text:span></text:span></text:p>
      <text:p text:style-name="P140"><text:span text:style-name="Strong_20_Emphasis"><text:span text:style-name="T173"> </text:span></text:span></text:p>
      <text:p text:style-name="P140"><text:span text:style-name="Strong_20_Emphasis"><text:span text:style-name="T173">       <text:s text:c="5"/>return instance;</text:span></text:span></text:p>
      <text:p text:style-name="P140"><text:span text:style-name="Strong_20_Emphasis"><text:span text:style-name="T173">     <text:s text:c="3"/>}</text:span></text:span></text:p>
      <text:p text:style-name="P140"><text:span text:style-name="Strong_20_Emphasis"><text:span text:style-name="T173"> </text:span></text:span></text:p>
      <text:p text:style-name="P140"><text:span text:style-name="Strong_20_Emphasis"><text:span text:style-name="T173">   <text:s/>};</text:span></text:span></text:p>
      <text:p text:style-name="P140"><text:span text:style-name="Strong_20_Emphasis"><text:span text:style-name="T173"> </text:span></text:span></text:p>
      <text:p text:style-name="P140"><text:span text:style-name="Strong_20_Emphasis"><text:span text:style-name="T173">})();</text:span></text:span></text:p>
      <text:p text:style-name="P140"><text:span text:style-name="Strong_20_Emphasis"><text:span text:style-name="T173"/></text:span></text:p>
      <text:p text:style-name="P140"><text:span text:style-name="Strong_20_Emphasis"><text:span text:style-name="T173">// Uso:</text:span></text:span></text:p>
      <text:p text:style-name="P140"><text:span text:style-name="Strong_20_Emphasis"><text:span text:style-name="T173"/></text:span></text:p>
      <text:p text:style-name="P140"><text:span text:style-name="Strong_20_Emphasis"><text:span text:style-name="T173">var obj1 = MySingleton.getInstance();</text:span></text:span></text:p>
      <text:p text:style-name="P140"><text:span text:style-name="Strong_20_Emphasis"><text:span text:style-name="T173">var obj2 = MySingleton.getInstance();</text:span></text:span></text:p>
      <text:p text:style-name="P140"><text:span text:style-name="Strong_20_Emphasis"><text:span text:style-name="T173">obj1.publicMethod();</text:span></text:span></text:p>
      <text:p text:style-name="P140"><text:span text:style-name="Strong_20_Emphasis"><text:span text:style-name="T173">console.log(obj2.publicProperty);</text:span></text:span></text:p>
      <text:p text:style-name="P140"><text:span text:style-name="Strong_20_Emphasis"><text:span text:style-name="T173">console.log(obj1.getRandomNumber());</text:span></text:span></text:p>
      <text:p text:style-name="P140"><text:span text:style-name="Strong_20_Emphasis"><text:span text:style-name="T173">console.log(obj2.privateVariable);</text:span></text:span></text:p>
      <text:p text:style-name="P140"><text:span text:style-name="Strong_20_Emphasis"><text:span text:style-name="T173">console.log(obj1.privateRandomNumber());</text:span></text:span></text:p>
      <text:p text:style-name="P140"><text:span text:style-name="Strong_20_Emphasis"><text:span text:style-name="T173"/></text:span></text:p>
      <text:p text:style-name="P140"><text:span text:style-name="Strong_20_Emphasis"><text:span text:style-name="T173">// Salidas:</text:span></text:span></text:p>
      <text:p text:style-name="P140"><text:span text:style-name="Strong_20_Emphasis"><text:span text:style-name="T173"/></text:span></text:p>
      <text:p text:style-name="P141"><text:span text:style-name="Strong_20_Emphasis"><text:span text:style-name="T173">// Object { publicMethod: init/&lt;.publicMethod(), publicProperty: "I am also public",...</text:span></text:span></text:p>
      <text:p text:style-name="P141"><text:span text:style-name="Strong_20_Emphasis"><text:span text:style-name="T173">// ...getRandomNumber: init/&lt;.getRandomNumber() }</text:span></text:span></text:p>
      <text:p text:style-name="P140"><text:span text:style-name="Strong_20_Emphasis"><text:span text:style-name="T173">// The public can see me!</text:span></text:span></text:p>
      <text:p text:style-name="P140"><text:span text:style-name="Strong_20_Emphasis"><text:span text:style-name="T173">// I am also public <text:s/></text:span></text:span></text:p>
      <text:p text:style-name="P140"><text:span text:style-name="Strong_20_Emphasis"><text:span text:style-name="T173">// 0.729069521305126 (ej: de valor aliatorio)</text:span></text:span></text:p>
      <text:p text:style-name="P140"><text:span text:style-name="Strong_20_Emphasis"><text:span text:style-name="T173">// undefined</text:span></text:span></text:p>
      <text:p text:style-name="P140"><text:span text:style-name="Strong_20_Emphasis"><text:span text:style-name="T173">// TypeError: obj1.privateRandomNumber is not a function[Conocer más]</text:span></text:span></text:p>
      <text:p text:style-name="P140"><text:span text:style-name="Strong_20_Emphasis"><text:span text:style-name="T188"/></text:span></text:p>
      <text:p text:style-name="P139"><text:span text:style-name="Strong_20_Emphasis"><text:span text:style-name="T227"/></text:span></text:p>
      <text:p text:style-name="P142"><text:span text:style-name="Strong_20_Emphasis"><text:span text:style-name="T227">Lo que hace que Singleton sea el acceso global a la instancia (generalmente a través de </text:span></text:span><text:span text:style-name="Strong_20_Emphasis"><text:span text:style-name="T306">MySingleton</text:span></text:span><text:span text:style-name="Strong_20_Emphasis"><text:span text:style-name="T86">.getInstance()</text:span></text:span><text:span text:style-name="Strong_20_Emphasis"><text:span text:style-name="T227">) ya que no (al menos en lenguajes estáticos) llamamos a </text:span></text:span><text:span text:style-name="Strong_20_Emphasis"><text:span text:style-name="T87">new</text:span></text:span><text:span text:style-name="Strong_20_Emphasis"><text:span text:style-name="T228"> </text:span></text:span><text:span text:style-name="Strong_20_Emphasis"><text:span text:style-name="T306">MySingleton</text:span></text:span><text:span text:style-name="Strong_20_Emphasis"><text:span text:style-name="T86">()</text:span></text:span><text:span text:style-name="Strong_20_Emphasis"><text:span text:style-name="T227"> directamente. Sin embargo, esto es posible en JavaScript.</text:span></text:span></text:p>
      <text:p text:style-name="P142"><text:span text:style-name="Strong_20_Emphasis"><text:span text:style-name="T227">En el libro GoF, la </text:span></text:span><text:span text:style-name="Strong_20_Emphasis"><text:span text:style-name="T265">aplicabilidad</text:span></text:span><text:span text:style-name="Strong_20_Emphasis"><text:span text:style-name="T227"> del patrón Singleton se describe de la siguiente manera:</text:span></text:span></text:p>
      <text:list xml:id="list3660726451406890761" text:style-name="L17">
        <text:list-item>
          <text:p text:style-name="P344"><text:span text:style-name="Strong_20_Emphasis"><text:span text:style-name="T227">Debe haber exactamente una instancia de una clase, y debe ser accesible para los clientes desde un punto de acceso conocido.</text:span></text:span></text:p>
        </text:list-item>
        <text:list-item>
          <text:p text:style-name="P344"><text:span text:style-name="Strong_20_Emphasis"><text:span text:style-name="T227">Cuando la única instancia debe ser extensible mediante subclases, y los clientes deben poder usar una instancia extendida sin modificar su código.</text:span></text:span></text:p>
        </text:list-item>
      </text:list>
      <text:p text:style-name="P142"><text:span text:style-name="Strong_20_Emphasis"><text:span text:style-name="T227">El segundo de estos puntos se refiere a un caso en el que podríamos necesitar código como:</text:span></text:span></text:p>
      <text:p text:style-name="P195"><text:span text:style-name="Strong_20_Emphasis"><text:span text:style-name="T234">ej:01</text:span></text:span><text:span text:style-name="Strong_20_Emphasis"><text:span text:style-name="T236">3</text:span></text:span></text:p>
      <text:p text:style-name="P193"><text:span text:style-name="Strong_20_Emphasis"><text:span text:style-name="T91"/></text:span></text:p>
      <text:p text:style-name="P194"><text:span text:style-name="Strong_20_Emphasis"><text:span text:style-name="T145">var MySingleton = (function () {</text:span></text:span></text:p>
      <text:p text:style-name="P194"><text:span text:style-name="Strong_20_Emphasis"><text:span text:style-name="T145"/></text:span></text:p>
      <text:p text:style-name="P194"><text:span text:style-name="Strong_20_Emphasis"><text:span text:style-name="T145">   <text:s/>this._instance;</text:span></text:span></text:p>
      <text:p text:style-name="P194"><text:span text:style-name="Strong_20_Emphasis"><text:span text:style-name="T145"><text:s text:c="4"/>let _isFoo = false;</text:span></text:span></text:p>
      <text:p text:style-name="P194"><text:span text:style-name="Strong_20_Emphasis"><text:span text:style-name="T145"/></text:span></text:p>
      <text:p text:style-name="P194"><text:span text:style-name="Strong_20_Emphasis"><text:span text:style-name="T145"><text:s text:c="4"/>let basicSingleton = function ( model, year, miles ) {</text:span></text:span></text:p>
      <text:p text:style-name="P194"><text:span text:style-name="Strong_20_Emphasis"><text:span text:style-name="T145"/></text:span></text:p>
      <text:p text:style-name="P194"><text:span text:style-name="Strong_20_Emphasis"><text:span text:style-name="T145">  <text:s text:c="6"/>this.model = model;</text:span></text:span></text:p>
      <text:p text:style-name="P194"><text:span text:style-name="Strong_20_Emphasis"><text:span text:style-name="T145">   <text:s text:c="5"/>this.year = year;</text:span></text:span></text:p>
      <text:p text:style-name="P194"><text:soft-page-break/><text:span text:style-name="Strong_20_Emphasis"><text:span text:style-name="T145"><text:s text:c="8"/>this.miles = miles;</text:span></text:span></text:p>
      <text:p text:style-name="P194"><text:span text:style-name="Strong_20_Emphasis"><text:span text:style-name="T145"/></text:span></text:p>
      <text:p text:style-name="P194"><text:span text:style-name="Strong_20_Emphasis"><text:span text:style-name="T145"><text:s text:c="4"/>}</text:span></text:span></text:p>
      <text:p text:style-name="P194"><text:span text:style-name="Strong_20_Emphasis"><text:span text:style-name="T145"/></text:span></text:p>
      <text:p text:style-name="P194"><text:span text:style-name="Strong_20_Emphasis"><text:span text:style-name="T145"><text:s text:c="4"/>let fooSingleton = function ( model, year, miles ) {</text:span></text:span></text:p>
      <text:p text:style-name="P194"><text:span text:style-name="Strong_20_Emphasis"><text:span text:style-name="T145"/></text:span></text:p>
      <text:p text:style-name="P194"><text:span text:style-name="Strong_20_Emphasis"><text:span text:style-name="T145"><text:s text:c="8"/>basicSingleton.prototype.toString = function () {</text:span></text:span></text:p>
      <text:p text:style-name="P194"><text:span text:style-name="Strong_20_Emphasis"><text:span text:style-name="T145">   <text:s text:c="9"/>return this.model + " has done " + this.miles + " miles";</text:span></text:span></text:p>
      <text:p text:style-name="P194"><text:span text:style-name="Strong_20_Emphasis"><text:span text:style-name="T145"><text:s text:c="8"/>};</text:span></text:span></text:p>
      <text:p text:style-name="P194"><text:span text:style-name="Strong_20_Emphasis"><text:span text:style-name="T145"/></text:span></text:p>
      <text:p text:style-name="P194"><text:span text:style-name="Strong_20_Emphasis"><text:span text:style-name="T145"><text:s text:c="8"/>basicSingleton.prototype.setNew = function (model, year, miles) {</text:span></text:span></text:p>
      <text:p text:style-name="P194"><text:span text:style-name="Strong_20_Emphasis"><text:span text:style-name="T145"/></text:span></text:p>
      <text:p text:style-name="P194"><text:span text:style-name="Strong_20_Emphasis"><text:span text:style-name="T145">   <text:s text:c="9"/>this.model = model;</text:span></text:span></text:p>
      <text:p text:style-name="P194"><text:span text:style-name="Strong_20_Emphasis"><text:span text:style-name="T145">   <text:s text:c="9"/>this.year = year;</text:span></text:span></text:p>
      <text:p text:style-name="P194"><text:span text:style-name="Strong_20_Emphasis"><text:span text:style-name="T145"><text:s text:c="12"/>this.miles = miles;</text:span></text:span></text:p>
      <text:p text:style-name="P194"><text:span text:style-name="Strong_20_Emphasis"><text:span text:style-name="T145"/></text:span></text:p>
      <text:p text:style-name="P194"><text:span text:style-name="Strong_20_Emphasis"><text:span text:style-name="T145"><text:s text:c="8"/>};</text:span></text:span></text:p>
      <text:p text:style-name="P194"><text:span text:style-name="Strong_20_Emphasis"><text:span text:style-name="T145"/></text:span></text:p>
      <text:p text:style-name="P194"><text:span text:style-name="Strong_20_Emphasis"><text:span text:style-name="T145"><text:s text:c="8"/>_isFoo = true;</text:span></text:span></text:p>
      <text:p text:style-name="P194"><text:span text:style-name="Strong_20_Emphasis"><text:span text:style-name="T145"/></text:span></text:p>
      <text:p text:style-name="P194"><text:span text:style-name="Strong_20_Emphasis"><text:span text:style-name="T145"><text:s text:c="8"/>return new basicSingleton( model, year, miles );</text:span></text:span></text:p>
      <text:p text:style-name="P194"><text:span text:style-name="Strong_20_Emphasis"><text:span text:style-name="T145"/></text:span></text:p>
      <text:p text:style-name="P194"><text:span text:style-name="Strong_20_Emphasis"><text:span text:style-name="T145"><text:s text:c="4"/>}</text:span></text:span></text:p>
      <text:p text:style-name="P194"><text:span text:style-name="Strong_20_Emphasis"><text:span text:style-name="T145"/></text:span></text:p>
      <text:p text:style-name="P194"><text:span text:style-name="Strong_20_Emphasis"><text:span text:style-name="T145"><text:s text:c="4"/>return {</text:span></text:span></text:p>
      <text:p text:style-name="P194"><text:span text:style-name="Strong_20_Emphasis"><text:span text:style-name="T145"><text:s text:c="5"/></text:span></text:span></text:p>
      <text:p text:style-name="P194"><text:span text:style-name="Strong_20_Emphasis"><text:span text:style-name="T147"><text:s text:c="8"/>getInstance: function(model, year, miles) {</text:span></text:span></text:p>
      <text:p text:style-name="P194"><text:span text:style-name="Strong_20_Emphasis"><text:span text:style-name="T147">   <text:s text:c="9"/>if ( this._instance == undefined )</text:span></text:span></text:p>
      <text:p text:style-name="P194"><text:span text:style-name="Strong_20_Emphasis"><text:span text:style-name="T147">        <text:s text:c="8"/>this._instance = new basicSingleton( model, year, miles );</text:span></text:span></text:p>
      <text:p text:style-name="P194"><text:span text:style-name="Strong_20_Emphasis"><text:span text:style-name="T147">     <text:s text:c="7"/>else if ( !_isFoo )</text:span></text:span></text:p>
      <text:p text:style-name="P194"><text:span text:style-name="Strong_20_Emphasis"><text:span text:style-name="T147">        <text:s text:c="8"/>this._instance = fooSingleton( model, year, miles ); <text:s text:c="6"/></text:span></text:span></text:p>
      <text:p text:style-name="P194"><text:span text:style-name="Strong_20_Emphasis"><text:span text:style-name="T147">   <text:s text:c="9"/>return this._instance;</text:span></text:span></text:p>
      <text:p text:style-name="P194"><text:span text:style-name="Strong_20_Emphasis"><text:span text:style-name="T147"><text:s text:c="8"/>}, </text:span></text:span><text:span text:style-name="Strong_20_Emphasis"><text:span text:style-name="T145"><text:s text:c="6"/></text:span></text:span></text:p>
      <text:p text:style-name="P194"><text:span text:style-name="Strong_20_Emphasis"><text:span text:style-name="T145"/></text:span></text:p>
      <text:p text:style-name="P194"><text:span text:style-name="Strong_20_Emphasis"><text:span text:style-name="T145">   <text:s/>};</text:span></text:span></text:p>
      <text:p text:style-name="P194"><text:span text:style-name="Strong_20_Emphasis"><text:span text:style-name="T145"/></text:span></text:p>
      <text:p text:style-name="P194"><text:span text:style-name="Strong_20_Emphasis"><text:span text:style-name="T145">})();</text:span></text:span></text:p>
      <text:p text:style-name="P194"><text:span text:style-name="Strong_20_Emphasis"><text:span text:style-name="T145"/></text:span></text:p>
      <text:p text:style-name="P194"><text:span text:style-name="Strong_20_Emphasis"><text:span text:style-name="T145">// Uso y salida:</text:span></text:span></text:p>
      <text:p text:style-name="P194"><text:span text:style-name="Strong_20_Emphasis"><text:span text:style-name="T145"/></text:span></text:p>
      <text:p text:style-name="P194"><text:span text:style-name="Strong_20_Emphasis"><text:span text:style-name="T145">var obj1 = MySingleton.getInstance("Honda Civic", 2009, 20000);</text:span></text:span></text:p>
      <text:p text:style-name="P194"><text:span text:style-name="Strong_20_Emphasis"><text:span text:style-name="T145">console.log(obj1); <text:s text:c="11"/>// Object { model: "Honda Civic", year: 2009, miles: 20000 }</text:span></text:span></text:p>
      <text:p text:style-name="P194"><text:span text:style-name="Strong_20_Emphasis"><text:span text:style-name="T145">console.log(obj1.toString()); // [object Object] <text:s/>index.js:48:1</text:span></text:span></text:p>
      <text:p text:style-name="P194"><text:span text:style-name="Strong_20_Emphasis"><text:span text:style-name="T145"/></text:span></text:p>
      <text:p text:style-name="P194"><text:span text:style-name="Strong_20_Emphasis"><text:span text:style-name="T145">var obj2 = MySingleton.getInstance("Ford Mondeo", 2010, 5000);</text:span></text:span></text:p>
      <text:p text:style-name="P194"><text:span text:style-name="Strong_20_Emphasis"><text:span text:style-name="T145">console.log(obj2); <text:s text:c="11"/>// Object { model: "Ford Mondeo", year: 2010, miles: 5000 }</text:span></text:span></text:p>
      <text:p text:style-name="P194"><text:span text:style-name="Strong_20_Emphasis"><text:span text:style-name="T145">console.log(obj2.toString()); // Ford Mondeo has done 5000 miles <text:s/>index.js:52:1</text:span></text:span></text:p>
      <text:p text:style-name="P194"><text:span text:style-name="Strong_20_Emphasis"><text:span text:style-name="T145"/></text:span></text:p>
      <text:p text:style-name="P194"><text:span text:style-name="Strong_20_Emphasis"><text:span text:style-name="T145">var obj3 = MySingleton.getInstance("Jeep CJ5", 1975, 15000);</text:span></text:span></text:p>
      <text:p text:style-name="P194"><text:span text:style-name="Strong_20_Emphasis"><text:span text:style-name="T145">console.log(obj3); <text:s text:c="11"/>// Object { model: "Ford Mondeo", year: 2010, miles: 5000 }</text:span></text:span></text:p>
      <text:p text:style-name="P194"><text:span text:style-name="Strong_20_Emphasis"><text:span text:style-name="T145">console.log(obj3.toString()); // Ford Mondeo has done 5000 miles <text:s/>index.js:56:1</text:span></text:span></text:p>
      <text:p text:style-name="P194"><text:span text:style-name="Strong_20_Emphasis"><text:span text:style-name="T145"/></text:span></text:p>
      <text:p text:style-name="P194"><text:span text:style-name="Strong_20_Emphasis"><text:span text:style-name="T145">obj3.setNew("Jeep CJ5", 1975, 15000);</text:span></text:span></text:p>
      <text:p text:style-name="P194"><text:span text:style-name="Strong_20_Emphasis"><text:span text:style-name="T145">console.log(obj3); <text:s text:c="11"/>// Object { model: "Jeep CJ5", year: 1975, miles: 15000 }</text:span></text:span></text:p>
      <text:p text:style-name="P194"><text:span text:style-name="Strong_20_Emphasis"><text:span text:style-name="T145">console.log(obj3.toString()); // Jeep CJ5 has done 15000 miles <text:s/>index.js:60:1</text:span></text:span></text:p>
      <text:p text:style-name="P194"><text:span text:style-name="Strong_20_Emphasis"><text:span text:style-name="T145"/></text:span></text:p>
      <text:p text:style-name="P194"><text:span text:style-name="Strong_20_Emphasis"><text:span text:style-name="T145">var obj4 = MySingleton.getInstance("Toyota Celica", 2019, 19000);</text:span></text:span></text:p>
      <text:p text:style-name="P194"><text:span text:style-name="Strong_20_Emphasis"><text:span text:style-name="T145"/></text:span></text:p>
      <text:p text:style-name="P194"><text:span text:style-name="Strong_20_Emphasis"><text:span text:style-name="T145">console.log(obj4); <text:s text:c="11"/>// Object { model: "Jeep CJ5", year: 1975, miles: 15000 }</text:span></text:span></text:p>
      <text:p text:style-name="P194"><text:span text:style-name="Strong_20_Emphasis"><text:span text:style-name="T145">console.log(obj4.toString()); // Jeep CJ5 has done 15000 miles</text:span></text:span></text:p>
      <text:p text:style-name="P140"><text:span text:style-name="Strong_20_Emphasis"><text:span text:style-name="T100"/></text:span></text:p>
      <text:p text:style-name="P139"><text:span text:style-name="Strong_20_Emphasis"><text:span text:style-name="T227"> </text:span></text:span></text:p>
      <text:p text:style-name="P143"><text:soft-page-break/><text:span text:style-name="Strong_20_Emphasis"><text:span text:style-name="T227">Aquí, </text:span></text:span><text:span text:style-name="Strong_20_Emphasis"><text:span text:style-name="T86">getInstance</text:span></text:span><text:span text:style-name="Strong_20_Emphasis"><text:span text:style-name="T227"> se parece un poco al método Factory y no necesitamos actualizar cada punto de nuestro código para acceder a él. </text:span></text:span><text:span text:style-name="Strong_20_Emphasis"><text:span text:style-name="T229">El </text:span></text:span><text:span text:style-name="Strong_20_Emphasis"><text:span text:style-name="T307">f</text:span></text:span><text:span text:style-name="Strong_20_Emphasis"><text:span text:style-name="T86">ooSingleton</text:span></text:span><text:span text:style-name="Strong_20_Emphasis"><text:span text:style-name="T227"> anterior sería una subclase de </text:span></text:span><text:span text:style-name="Strong_20_Emphasis"><text:span text:style-name="T307">b</text:span></text:span><text:span text:style-name="Strong_20_Emphasis"><text:span text:style-name="T86">asicSingleton</text:span></text:span><text:span text:style-name="Strong_20_Emphasis"><text:span text:style-name="T227"> e implementaría la misma interfaz.</text:span></text:span></text:p>
      <text:p text:style-name="P143"><text:span text:style-name="Strong_20_Emphasis"><text:span text:style-name="T227"/></text:span></text:p>
      <text:p text:style-name="P143"><text:span text:style-name="Strong_20_Emphasis"><text:span text:style-name="T227">¿Por qué la ejecución diferida se considera importante para un Singleton?</text:span></text:span></text:p>
      <text:p text:style-name="P303"><text:span text:style-name="Strong_20_Emphasis"><text:span text:style-name="T227">En C ++ sirve para aislar de la imprevisibilidad del orden de inicialización dinámica, devolviendo el control al programador.</text:span></text:span></text:p>
      <text:p text:style-name="P143"><text:span text:style-name="Strong_20_Emphasis"><text:span text:style-name="T227"/></text:span></text:p>
      <text:p text:style-name="P143"><text:span text:style-name="Strong_20_Emphasis"><text:span text:style-name="T227">Es importante notar la diferencia entre una instancia estática de una clase (objeto) y un Singleton: mientras que un Singleton puede implementarse como una instancia estática, también puede construirse perezosamente, sin la necesidad de recursos ni memoria hasta que esto sea realmente necesario.</text:span></text:span></text:p>
      <text:p text:style-name="P143"><text:span text:style-name="Strong_20_Emphasis"><text:span text:style-name="T227"/></text:span></text:p>
      <text:p text:style-name="P144"><text:span text:style-name="Strong_20_Emphasis"><text:span text:style-name="T227">Si tenemos un objeto estático que se puede inicializar directamente, debemos asegurarnos de que el código siempre se ejecute en el mismo orden (por ejemplo, en caso de que </text:span></text:span><text:span text:style-name="Strong_20_Emphasis"><text:span text:style-name="T86">objCar</text:span></text:span><text:span text:style-name="Strong_20_Emphasis"><text:span text:style-name="T227"> necesite </text:span></text:span><text:span text:style-name="Strong_20_Emphasis"><text:span text:style-name="T86">objWheel</text:span></text:span><text:span text:style-name="Strong_20_Emphasis"><text:span text:style-name="T227"> durante su inicialización) y esto no se escala cuando tiene un gran número de archivos fuentes.<text:line-break/>Tanto Singletons como los objetos estáticos son útiles, pero no deberían usarse en exceso, de la misma manera en que no deberíamos usar en exceso otros patrones.</text:span></text:span></text:p>
      <text:p text:style-name="P144"><text:span text:style-name="Strong_20_Emphasis"><text:span text:style-name="T227">En la práctica, el patrón Singleton es útil cuando se necesita exactamente un objeto para coordinar otros a través de un sistema. Aquí hay un ejemplo con el patrón que se utiliza en este contexto:</text:span></text:span></text:p>
      <text:p text:style-name="P152"><text:span text:style-name="Strong_20_Emphasis"><text:span text:style-name="T234">ej:01</text:span></text:span><text:span text:style-name="Strong_20_Emphasis"><text:span text:style-name="T235">4</text:span></text:span></text:p>
      <text:p text:style-name="P146"><text:span text:style-name="Strong_20_Emphasis"><text:span text:style-name="T174"/></text:span></text:p>
      <text:p text:style-name="P146"><text:span text:style-name="Strong_20_Emphasis"><text:span text:style-name="T174">var SingletonTester = (function () {</text:span></text:span></text:p>
      <text:p text:style-name="P146"><text:span text:style-name="Strong_20_Emphasis"><text:span text:style-name="T174"> </text:span></text:span></text:p>
      <text:p text:style-name="P146"><text:span text:style-name="Strong_20_Emphasis"><text:span text:style-name="T174"><text:s text:c="4"/>// options: un objeto que contiene opciones de configuración para el singleton</text:span></text:span></text:p>
      <text:p text:style-name="P146"><text:span text:style-name="Strong_20_Emphasis"><text:span text:style-name="T174">   <text:s/>// ej. var options = { name: "test", pointX: 5};</text:span></text:span></text:p>
      <text:p text:style-name="P146"><text:span text:style-name="Strong_20_Emphasis"><text:span text:style-name="T174">   <text:s/>function Singleton( options ) {</text:span></text:span></text:p>
      <text:p text:style-name="P146"><text:span text:style-name="Strong_20_Emphasis"><text:span text:style-name="T174"> </text:span></text:span></text:p>
      <text:p text:style-name="P146"><text:span text:style-name="Strong_20_Emphasis"><text:span text:style-name="T174">     <text:s text:c="3"/>// establecer opciones a las opciones suministradas</text:span></text:span></text:p>
      <text:p text:style-name="P146"><text:span text:style-name="Strong_20_Emphasis"><text:span text:style-name="T174">     <text:s text:c="3"/>// o un objeto vacío si no se proporciona ninguno</text:span></text:span></text:p>
      <text:p text:style-name="P146"><text:span text:style-name="Strong_20_Emphasis"><text:span text:style-name="T174">     <text:s text:c="3"/>options = options || {};</text:span></text:span></text:p>
      <text:p text:style-name="P146"><text:span text:style-name="Strong_20_Emphasis"><text:span text:style-name="T174"> </text:span></text:span></text:p>
      <text:p text:style-name="P146"><text:span text:style-name="Strong_20_Emphasis"><text:span text:style-name="T174">     <text:s text:c="3"/>// establecer algunas propiedades para nuestro singleton</text:span></text:span></text:p>
      <text:p text:style-name="P146"><text:span text:style-name="Strong_20_Emphasis"><text:span text:style-name="T174">     <text:s text:c="3"/>this.name = "SingletonTester";</text:span></text:span></text:p>
      <text:p text:style-name="P146"><text:span text:style-name="Strong_20_Emphasis"><text:span text:style-name="T174"> </text:span></text:span></text:p>
      <text:p text:style-name="P146"><text:span text:style-name="Strong_20_Emphasis"><text:span text:style-name="T174">     <text:s text:c="3"/>this.pointX = options.pointX || 6;</text:span></text:span></text:p>
      <text:p text:style-name="P146"><text:span text:style-name="Strong_20_Emphasis"><text:span text:style-name="T174"> </text:span></text:span></text:p>
      <text:p text:style-name="P146"><text:span text:style-name="Strong_20_Emphasis"><text:span text:style-name="T174">     <text:s text:c="3"/>this.pointY = options.pointY || 10;</text:span></text:span></text:p>
      <text:p text:style-name="P146"><text:span text:style-name="Strong_20_Emphasis"><text:span text:style-name="T174"> </text:span></text:span></text:p>
      <text:p text:style-name="P146"><text:span text:style-name="Strong_20_Emphasis"><text:span text:style-name="T174"><text:s text:c="4"/>}</text:span></text:span></text:p>
      <text:p text:style-name="P146"><text:span text:style-name="Strong_20_Emphasis"><text:span text:style-name="T174"/></text:span></text:p>
      <text:p text:style-name="P146"><text:span text:style-name="Strong_20_Emphasis"><text:span text:style-name="T174">   <text:s/>// nuestro asimiento de instancia</text:span></text:span></text:p>
      <text:p text:style-name="P146"><text:span text:style-name="Strong_20_Emphasis"><text:span text:style-name="T174">   <text:s/>let instance;</text:span></text:span></text:p>
      <text:p text:style-name="P146"><text:span text:style-name="Strong_20_Emphasis"><text:span text:style-name="T174"> </text:span></text:span></text:p>
      <text:p text:style-name="P146"><text:span text:style-name="Strong_20_Emphasis"><text:span text:style-name="T174">   <text:s/>// una emulación de variables estáticas y métodos</text:span></text:span></text:p>
      <text:p text:style-name="P146"><text:span text:style-name="Strong_20_Emphasis"><text:span text:style-name="T174">   <text:s/>let _static = {</text:span></text:span></text:p>
      <text:p text:style-name="P146"><text:span text:style-name="Strong_20_Emphasis"><text:span text:style-name="T174"> </text:span></text:span></text:p>
      <text:p text:style-name="P146"><text:span text:style-name="Strong_20_Emphasis"><text:span text:style-name="T174">     <text:s text:c="3"/>name: "SingletonTester",</text:span></text:span></text:p>
      <text:p text:style-name="P146"><text:span text:style-name="Strong_20_Emphasis"><text:span text:style-name="T174"> </text:span></text:span></text:p>
      <text:p text:style-name="P146"><text:span text:style-name="Strong_20_Emphasis"><text:span text:style-name="T174"><text:s text:c="8"/>// Método para obtener una instancia. Devuelve</text:span></text:span></text:p>
      <text:p text:style-name="P146"><text:span text:style-name="Strong_20_Emphasis"><text:span text:style-name="T174"><text:s text:c="8"/>// una instancia singleton de un objeto singleton</text:span></text:span></text:p>
      <text:p text:style-name="P146"><text:span text:style-name="Strong_20_Emphasis"><text:span text:style-name="T174">     <text:s text:c="3"/>getInstance: function( options ) {</text:span></text:span></text:p>
      <text:p text:style-name="P146"><text:span text:style-name="Strong_20_Emphasis"><text:span text:style-name="T174"/></text:span></text:p>
      <text:p text:style-name="P146"><text:span text:style-name="Strong_20_Emphasis"><text:span text:style-name="T174">       <text:s text:c="5"/>if( instance === undefined ) {</text:span></text:span></text:p>
      <text:p text:style-name="P146"><text:soft-page-break/><text:span text:style-name="Strong_20_Emphasis"><text:span text:style-name="T174">         <text:s text:c="7"/>instance = new Singleton( options );</text:span></text:span></text:p>
      <text:p text:style-name="P146"><text:span text:style-name="Strong_20_Emphasis"><text:span text:style-name="T174">       <text:s text:c="5"/>}</text:span></text:span></text:p>
      <text:p text:style-name="P146"><text:span text:style-name="Strong_20_Emphasis"><text:span text:style-name="T174"> </text:span></text:span></text:p>
      <text:p text:style-name="P146"><text:span text:style-name="Strong_20_Emphasis"><text:span text:style-name="T174">       <text:s text:c="5"/>return instance;</text:span></text:span></text:p>
      <text:p text:style-name="P146"><text:span text:style-name="Strong_20_Emphasis"><text:span text:style-name="T174"> </text:span></text:span></text:p>
      <text:p text:style-name="P146"><text:span text:style-name="Strong_20_Emphasis"><text:span text:style-name="T174">     <text:s text:c="3"/>}</text:span></text:span></text:p>
      <text:p text:style-name="P146"><text:span text:style-name="Strong_20_Emphasis"><text:span text:style-name="T174">   <text:s/>};</text:span></text:span></text:p>
      <text:p text:style-name="P146"><text:span text:style-name="Strong_20_Emphasis"><text:span text:style-name="T174"> </text:span></text:span></text:p>
      <text:p text:style-name="P146"><text:span text:style-name="Strong_20_Emphasis"><text:span text:style-name="T174">   <text:s/>return _static;</text:span></text:span></text:p>
      <text:p text:style-name="P146"><text:span text:style-name="Strong_20_Emphasis"><text:span text:style-name="T174"> </text:span></text:span></text:p>
      <text:p text:style-name="P146"><text:span text:style-name="Strong_20_Emphasis"><text:span text:style-name="T174">})();</text:span></text:span></text:p>
      <text:p text:style-name="P146"><text:span text:style-name="Strong_20_Emphasis"><text:span text:style-name="T174"> </text:span></text:span></text:p>
      <text:p text:style-name="P146"><text:span text:style-name="Strong_20_Emphasis"><text:span text:style-name="T174">var singletonTest = SingletonTester.getInstance({ pointX: 5, pointY: 9 });</text:span></text:span></text:p>
      <text:p text:style-name="P146"><text:span text:style-name="Strong_20_Emphasis"><text:span text:style-name="T174"> </text:span></text:span></text:p>
      <text:p text:style-name="P146"><text:span text:style-name="Strong_20_Emphasis"><text:span text:style-name="T174">// Registre la salida de pointX y pointY solo para verificar que sea correcta</text:span></text:span></text:p>
      <text:p text:style-name="P146"><text:span text:style-name="Strong_20_Emphasis"><text:span text:style-name="T174"/></text:span></text:p>
      <text:p text:style-name="P146"><text:span text:style-name="Strong_20_Emphasis"><text:span text:style-name="T174">console.log( singletonTest.pointX, ',', singletonTest.pointY);</text:span></text:span></text:p>
      <text:p text:style-name="P146"><text:span text:style-name="Strong_20_Emphasis"><text:span text:style-name="T174"/></text:span></text:p>
      <text:p text:style-name="P146"><text:span text:style-name="Strong_20_Emphasis"><text:span text:style-name="T174">// Salidas: 5 , 9</text:span></text:span></text:p>
      <text:p text:style-name="P146"><text:span text:style-name="Strong_20_Emphasis"><text:span text:style-name="T174"/></text:span></text:p>
      <text:p text:style-name="P145"><text:span text:style-name="Strong_20_Emphasis"><text:span text:style-name="T230"/></text:span></text:p>
      <text:p text:style-name="P147"><text:span text:style-name="Strong_20_Emphasis"><text:span text:style-name="T230">Si bien el Singleton tiene usos válidos, a menudo cuando nos encontramos necesitándolo en JavaScript, es una señal de que podemos necesitar reevaluar nuestro diseño.</text:span></text:span></text:p>
      <text:p text:style-name="P147"><text:span text:style-name="Strong_20_Emphasis"><text:span text:style-name="T230">A menudo son una indicación de que los módulos en un sistema están estrechamente acoplados o que la lógica está demasiado extendida en varias partes de una base de código. Los Singletons pueden ser más difíciles de probar debido a problemas que van desde dependencias ocultas, la dificultad para crear múltiples instancias, dificultades para tropezar dependencias, etc.</text:span></text:span></text:p>
      <text:p text:style-name="P147"><text:span text:style-name="Strong_20_Emphasis"><text:span text:style-name="T230">Miller Medeiros ha recomendado previamente </text:span></text:span><text:a xlink:type="simple" xlink:href="https://www.ibm.com/developerworks/webservices/library/co-single/index.html" text:style-name="Internet_20_link" text:visited-style-name="Visited_20_Internet_20_Link"><text:span text:style-name="Strong_20_Emphasis"><text:span text:style-name="T231">este</text:span></text:span></text:a><text:span text:style-name="Strong_20_Emphasis"><text:span text:style-name="T230"> excelente artículo sobre Singleton y sus diversos temas para leer más, así como los comentarios a </text:span></text:span><text:a xlink:type="simple" xlink:href="http://misko.hevery.com/2008/10/21/dependency-injection-myth-reference-passing/" text:style-name="Internet_20_link" text:visited-style-name="Visited_20_Internet_20_Link"><text:span text:style-name="Strong_20_Emphasis"><text:span text:style-name="T231">este</text:span></text:span></text:a><text:span text:style-name="Strong_20_Emphasis"><text:span text:style-name="T230"> artículo, discutiendo cómo Singletons puede aumentar el acoplamiento estrecho. Me complace respaldar estas recomendaciones, ya que ambas piezas plantean muchos puntos importantes sobre este patrón que también vale la pena señalar.</text:span></text:span></text:p>
      <text:p text:style-name="P147"><text:span text:style-name="Strong_20_Emphasis"><text:span text:style-name="T230"/></text:span></text:p>
      <text:h text:style-name="P197" text:outline-level="2"><text:span text:style-name="Strong_20_Emphasis"><text:span text:style-name="T275">El</text:span></text:span><text:span text:style-name="Strong_20_Emphasis"><text:span text:style-name="T274"> </text:span></text:span><text:span text:style-name="Strong_20_Emphasis"><text:span text:style-name="T275">Patrón Observador</text:span></text:span></text:h>
      <text:p text:style-name="P148"><text:span text:style-name="Strong_20_Emphasis"><text:span text:style-name="T230"/></text:span></text:p>
      <text:p text:style-name="P151"><text:span text:style-name="Strong_20_Emphasis"><text:span text:style-name="T230">El observador es un patrón de diseño en el que un objeto (conocido como </text:span></text:span><text:span text:style-name="Strong_20_Emphasis"><text:span text:style-name="T243">S</text:span></text:span><text:span text:style-name="Strong_20_Emphasis"><text:span text:style-name="T230">ujeto </text:span></text:span><text:span text:style-name="Strong_20_Emphasis"><text:span text:style-name="T233">&lt;&lt;</text:span></text:span><text:span text:style-name="Strong_20_Emphasis"><text:span text:style-name="T243">S</text:span></text:span><text:span text:style-name="Strong_20_Emphasis"><text:span text:style-name="T230">ubject</text:span></text:span><text:span text:style-name="Strong_20_Emphasis"><text:span text:style-name="T233">&gt;&gt;</text:span></text:span><text:span text:style-name="Strong_20_Emphasis"><text:span text:style-name="T230"> ) mantiene una </text:span></text:span><text:span text:style-name="Strong_20_Emphasis"><text:span text:style-name="T243">L</text:span></text:span><text:span text:style-name="Strong_20_Emphasis"><text:span text:style-name="T230">ista de </text:span></text:span><text:span text:style-name="Strong_20_Emphasis"><text:span text:style-name="T243">O</text:span></text:span><text:span text:style-name="Strong_20_Emphasis"><text:span text:style-name="T230">bjetos dependiendo de él (</text:span></text:span><text:span text:style-name="Strong_20_Emphasis"><text:span text:style-name="T243">O</text:span></text:span><text:span text:style-name="Strong_20_Emphasis"><text:span text:style-name="T230">bservadores), notificándoles automáticamente cualquier cambio de estado.</text:span></text:span></text:p>
      <text:p text:style-name="P151"><text:span text:style-name="Strong_20_Emphasis"><text:span text:style-name="T230">Cuando un </text:span></text:span><text:span text:style-name="Strong_20_Emphasis"><text:span text:style-name="T243">S</text:span></text:span><text:span text:style-name="Strong_20_Emphasis"><text:span text:style-name="T230">ujeto necesita notificar a los </text:span></text:span><text:span text:style-name="Strong_20_Emphasis"><text:span text:style-name="T243">O</text:span></text:span><text:span text:style-name="Strong_20_Emphasis"><text:span text:style-name="T230">bservadores sobre algo interesante que sucede, transmite una notificación a los </text:span></text:span><text:span text:style-name="Strong_20_Emphasis"><text:span text:style-name="T243">O</text:span></text:span><text:span text:style-name="Strong_20_Emphasis"><text:span text:style-name="T230">bservadores (que puede incluir datos específicos relacionados con el tema de la notificación).</text:span></text:span></text:p>
      <text:p text:style-name="P148"><text:span text:style-name="Strong_20_Emphasis"><text:span text:style-name="T230">Cuando ya no deseamos que un </text:span></text:span><text:span text:style-name="Strong_20_Emphasis"><text:span text:style-name="T243">O</text:span></text:span><text:span text:style-name="Strong_20_Emphasis"><text:span text:style-name="T230">bservador en particular sea notificado de los cambios por el </text:span></text:span><text:span text:style-name="Strong_20_Emphasis"><text:span text:style-name="T243">S</text:span></text:span><text:span text:style-name="Strong_20_Emphasis"><text:span text:style-name="T230">ujeto con el que está registrado, el </text:span></text:span><text:span text:style-name="Strong_20_Emphasis"><text:span text:style-name="T243">S</text:span></text:span><text:span text:style-name="Strong_20_Emphasis"><text:span text:style-name="T230">ujeto puede eliminarlo de la </text:span></text:span><text:span text:style-name="Strong_20_Emphasis"><text:span text:style-name="T243">L</text:span></text:span><text:span text:style-name="Strong_20_Emphasis"><text:span text:style-name="T230">ista de </text:span></text:span><text:span text:style-name="Strong_20_Emphasis"><text:span text:style-name="T243">O</text:span></text:span><text:span text:style-name="Strong_20_Emphasis"><text:span text:style-name="T230">bservadores.</text:span></text:span></text:p>
      <text:p text:style-name="P148"><text:span text:style-name="Strong_20_Emphasis"><text:span text:style-name="T230">A menudo es útil volver a consultar las definiciones publicadas de patrones de diseño que son independientes del lenguaje para tener una idea más amplia de su uso y ventajas a lo largo del tiempo. La definición del patrón Observador que se proporciona en el libro GoF, </text:span></text:span><text:span text:style-name="Strong_20_Emphasis"><text:span text:style-name="T266">Patrones de </text:span></text:span><text:span text:style-name="Strong_20_Emphasis"><text:span text:style-name="T267">D</text:span></text:span><text:span text:style-name="Strong_20_Emphasis"><text:span text:style-name="T266">iseño: </text:span></text:span><text:span text:style-name="Strong_20_Emphasis"><text:span text:style-name="T267">E</text:span></text:span><text:span text:style-name="Strong_20_Emphasis"><text:span text:style-name="T266">lementos de </text:span></text:span><text:span text:style-name="Strong_20_Emphasis"><text:span text:style-name="T267">S</text:span></text:span><text:span text:style-name="Strong_20_Emphasis"><text:span text:style-name="T266">oftware </text:span></text:span><text:span text:style-name="Strong_20_Emphasis"><text:span text:style-name="T267">O</text:span></text:span><text:span text:style-name="Strong_20_Emphasis"><text:span text:style-name="T266">rientado a </text:span></text:span><text:span text:style-name="Strong_20_Emphasis"><text:span text:style-name="T267">O</text:span></text:span><text:span text:style-name="Strong_20_Emphasis"><text:span text:style-name="T266">bjetos </text:span></text:span><text:span text:style-name="Strong_20_Emphasis"><text:span text:style-name="T267">R</text:span></text:span><text:span text:style-name="Strong_20_Emphasis"><text:span text:style-name="T266">eutilizables</text:span></text:span><text:span text:style-name="Strong_20_Emphasis"><text:span text:style-name="T230">, es:</text:span></text:span></text:p>
      <text:p text:style-name="P148"><text:span text:style-name="Strong_20_Emphasis"><text:span text:style-name="T230"/></text:span></text:p>
      <text:p text:style-name="P148"><text:span text:style-name="Strong_20_Emphasis"><text:span text:style-name="T266">"Uno o más observadores están interesados en el estado de un sujeto y registran su interés con el sujeto al adjuntarse. Cuando algo cambia en nuestro tema que el observador puede estar interesado, se envía un mensaje de notificación que llama al método de actualización en cada </text:span></text:span><text:soft-page-break/><text:span text:style-name="Strong_20_Emphasis"><text:span text:style-name="T266">observador. Cuando el observador ya no está interesado en el estado del sujeto, simplemente puede desprenderse ".</text:span></text:span></text:p>
      <text:p text:style-name="P148"><text:span text:style-name="Strong_20_Emphasis"><text:span text:style-name="T230"/></text:span></text:p>
      <text:p text:style-name="P124"><text:span text:style-name="Strong_20_Emphasis"><text:span text:style-name="T230">Ahora podemos ampliar lo que hemos aprendido para implementar el patrón Observ</text:span></text:span><text:span text:style-name="Strong_20_Emphasis"><text:span text:style-name="T232">ador</text:span></text:span><text:span text:style-name="Strong_20_Emphasis"><text:span text:style-name="T230"> con los siguientes componentes:</text:span></text:span></text:p>
      <text:p text:style-name="P148"><text:span text:style-name="Strong_20_Emphasis"><text:span text:style-name="T230"/></text:span></text:p>
      <text:list xml:id="list9144451495287514085" text:style-name="L18">
        <text:list-item>
          <text:p text:style-name="P345"><text:span text:style-name="Strong_20_Emphasis"><text:span text:style-name="T221">Subject</text:span></text:span><text:span text:style-name="Strong_20_Emphasis"><text:span text:style-name="T230">: mantiene una lista de </text:span></text:span><text:span text:style-name="Strong_20_Emphasis"><text:span text:style-name="T243">O</text:span></text:span><text:span text:style-name="Strong_20_Emphasis"><text:span text:style-name="T230">bservadores, facilita la adición o eliminación de </text:span></text:span><text:span text:style-name="Strong_20_Emphasis"><text:span text:style-name="T243">O</text:span></text:span><text:span text:style-name="Strong_20_Emphasis"><text:span text:style-name="T230">bservadores<text:line-break/></text:span></text:span><text:span text:style-name="Strong_20_Emphasis"><text:span text:style-name="T221">Observer</text:span></text:span><text:span text:style-name="Strong_20_Emphasis"><text:span text:style-name="T222">List</text:span></text:span><text:span text:style-name="Strong_20_Emphasis"><text:span text:style-name="T230">: proporciona una interfaz de actualización para los </text:span></text:span><text:span text:style-name="Strong_20_Emphasis"><text:span text:style-name="T244">O</text:span></text:span><text:span text:style-name="Strong_20_Emphasis"><text:span text:style-name="T230">bjetos que necesitan ser notificados de los cambios de estado de un </text:span></text:span><text:span text:style-name="Strong_20_Emphasis"><text:span text:style-name="T244">S</text:span></text:span><text:span text:style-name="Strong_20_Emphasis"><text:span text:style-name="T230">ujeto</text:span></text:span></text:p>
        </text:list-item>
        <text:list-item>
          <text:p text:style-name="P345"><text:span text:style-name="Strong_20_Emphasis"><text:span text:style-name="T221">ConcreteSubject</text:span></text:span><text:span text:style-name="Strong_20_Emphasis"><text:span text:style-name="T230">: transmite notificaciones a los </text:span></text:span><text:span text:style-name="Strong_20_Emphasis"><text:span text:style-name="T245">O</text:span></text:span><text:span text:style-name="Strong_20_Emphasis"><text:span text:style-name="T230">bservadores sobre cambios de estado, almacena el estado de ConcreteObservers</text:span></text:span></text:p>
        </text:list-item>
        <text:list-item>
          <text:p text:style-name="P346"><text:span text:style-name="Strong_20_Emphasis"><text:span text:style-name="T221">ConcreteObserver</text:span></text:span><text:span text:style-name="Strong_20_Emphasis"><text:span text:style-name="T230">: almacena una referencia al ConcreteSubject, implementa una interfaz de actualización para el observador para garantizar que el estado sea coherente con el del sujeto</text:span></text:span></text:p>
        </text:list-item>
      </text:list>
      <text:p text:style-name="P149"><text:span text:style-name="Strong_20_Emphasis"><text:span text:style-name="T230"/></text:span></text:p>
      <text:p text:style-name="P149"><text:span text:style-name="Strong_20_Emphasis"><text:span text:style-name="T230">Primero, modelemos la </text:span></text:span><text:span text:style-name="Strong_20_Emphasis"><text:span text:style-name="T241">L</text:span></text:span><text:span text:style-name="Strong_20_Emphasis"><text:span text:style-name="T230">ista </text:span></text:span><text:span text:style-name="Strong_20_Emphasis"><text:span text:style-name="T241">D</text:span></text:span><text:span text:style-name="Strong_20_Emphasis"><text:span text:style-name="T230">e Observadores dependientes que un </text:span></text:span><text:span text:style-name="Strong_20_Emphasis"><text:span text:style-name="T242">S</text:span></text:span><text:span text:style-name="Strong_20_Emphasis"><text:span text:style-name="T230">ujeto puede tener:</text:span></text:span></text:p>
      <text:p text:style-name="P164"><text:span text:style-name="Strong_20_Emphasis"><text:span text:style-name="T238">ej:015:</text:span></text:span></text:p>
      <text:p text:style-name="P153"><text:span text:style-name="Strong_20_Emphasis"><text:span text:style-name="T179"/></text:span></text:p>
      <text:p text:style-name="P159"><text:span text:style-name="Strong_20_Emphasis"><text:span text:style-name="T191">function ObserverList() {</text:span></text:span></text:p>
      <text:p text:style-name="P159"><text:span text:style-name="Strong_20_Emphasis"><text:span text:style-name="T191">   <text:s/>this.observerList = [];</text:span></text:span></text:p>
      <text:p text:style-name="P159"><text:span text:style-name="Strong_20_Emphasis"><text:span text:style-name="T191">}</text:span></text:span></text:p>
      <text:p text:style-name="P159"><text:span text:style-name="Strong_20_Emphasis"><text:span text:style-name="T191"> </text:span></text:span></text:p>
      <text:p text:style-name="P159"><text:span text:style-name="Strong_20_Emphasis"><text:span text:style-name="T191">ObserverList.prototype.add = function( obj ) {</text:span></text:span></text:p>
      <text:p text:style-name="P159"><text:span text:style-name="Strong_20_Emphasis"><text:span text:style-name="T191"><text:s text:c="2"/>  return this.observerList.push( obj );</text:span></text:span></text:p>
      <text:p text:style-name="P159"><text:span text:style-name="Strong_20_Emphasis"><text:span text:style-name="T191">};</text:span></text:span></text:p>
      <text:p text:style-name="P159"><text:span text:style-name="Strong_20_Emphasis"><text:span text:style-name="T191"> </text:span></text:span></text:p>
      <text:p text:style-name="P159"><text:span text:style-name="Strong_20_Emphasis"><text:span text:style-name="T191">ObserverList.prototype.count = function() {</text:span></text:span></text:p>
      <text:p text:style-name="P159"><text:span text:style-name="Strong_20_Emphasis"><text:span text:style-name="T191">   <text:s/>return this.observerList.length;</text:span></text:span></text:p>
      <text:p text:style-name="P159"><text:span text:style-name="Strong_20_Emphasis"><text:span text:style-name="T191">};</text:span></text:span></text:p>
      <text:p text:style-name="P159"><text:span text:style-name="Strong_20_Emphasis"><text:span text:style-name="T191"> </text:span></text:span></text:p>
      <text:p text:style-name="P159"><text:span text:style-name="Strong_20_Emphasis"><text:span text:style-name="T191">ObserverList.prototype.get = function( index ) {</text:span></text:span></text:p>
      <text:p text:style-name="P159"><text:span text:style-name="Strong_20_Emphasis"><text:span text:style-name="T191"><text:s text:c="2"/>  if( index &gt; -1 &amp;&amp; index &lt; this.observerList.length ){</text:span></text:span></text:p>
      <text:p text:style-name="P159"><text:span text:style-name="Strong_20_Emphasis"><text:span text:style-name="T191">   <text:s text:c="3"/>  return this.observerList[ index ];</text:span></text:span></text:p>
      <text:p text:style-name="P159"><text:span text:style-name="Strong_20_Emphasis"><text:span text:style-name="T191">   <text:s/>}</text:span></text:span></text:p>
      <text:p text:style-name="P159"><text:span text:style-name="Strong_20_Emphasis"><text:span text:style-name="T191">};</text:span></text:span></text:p>
      <text:p text:style-name="P159"><text:span text:style-name="Strong_20_Emphasis"><text:span text:style-name="T191"/></text:span></text:p>
      <text:p text:style-name="P159"><text:span text:style-name="Strong_20_Emphasis"><text:span text:style-name="T191"> </text:span></text:span></text:p>
      <text:p text:style-name="P159"><text:span text:style-name="Strong_20_Emphasis"><text:span text:style-name="T191">ObserverList.prototype.indexOf = function( obj, startIndex ) {</text:span></text:span></text:p>
      <text:p text:style-name="P159"><text:span text:style-name="Strong_20_Emphasis"><text:span text:style-name="T191"><text:s text:c="2"/>  var i = startIndex;</text:span></text:span></text:p>
      <text:p text:style-name="P159"><text:span text:style-name="Strong_20_Emphasis"><text:span text:style-name="T191"> </text:span></text:span></text:p>
      <text:p text:style-name="P159"><text:span text:style-name="Strong_20_Emphasis"><text:span text:style-name="T191">   <text:s/>while( i &lt; this.observerList.length ) {</text:span></text:span></text:p>
      <text:p text:style-name="P159"><text:span text:style-name="Strong_20_Emphasis"><text:span text:style-name="T191">     <text:s text:c="3"/>if( this.observerList[i] === obj ) {</text:span></text:span></text:p>
      <text:p text:style-name="P159"><text:span text:style-name="Strong_20_Emphasis"><text:span text:style-name="T191">       <text:s text:c="3"/>return i;</text:span></text:span></text:p>
      <text:p text:style-name="P159"><text:span text:style-name="Strong_20_Emphasis"><text:span text:style-name="T191">     <text:s text:c="3"/>}</text:span></text:span></text:p>
      <text:p text:style-name="P159"><text:span text:style-name="Strong_20_Emphasis"><text:span text:style-name="T191">     <text:s text:c="3"/>i++;</text:span></text:span></text:p>
      <text:p text:style-name="P159"><text:span text:style-name="Strong_20_Emphasis"><text:span text:style-name="T191">   <text:s/>}</text:span></text:span></text:p>
      <text:p text:style-name="P159"><text:span text:style-name="Strong_20_Emphasis"><text:span text:style-name="T191"> </text:span></text:span></text:p>
      <text:p text:style-name="P159"><text:span text:style-name="Strong_20_Emphasis"><text:span text:style-name="T191"><text:s text:c="2"/>  return -1;</text:span></text:span></text:p>
      <text:p text:style-name="P159"><text:soft-page-break/><text:span text:style-name="Strong_20_Emphasis"><text:span text:style-name="T191">};</text:span></text:span></text:p>
      <text:p text:style-name="P159"><text:span text:style-name="Strong_20_Emphasis"><text:span text:style-name="T191"/></text:span></text:p>
      <text:p text:style-name="P159"><text:span text:style-name="Strong_20_Emphasis"><text:span text:style-name="T191">ObserverList.prototype.remove = function(position) {</text:span></text:span></text:p>
      <text:p text:style-name="P159"><text:span text:style-name="Strong_20_Emphasis"><text:span text:style-name="T191"><text:s text:c="2"/>  return this.observerList.splice( position, 1 <text:s/>);</text:span></text:span></text:p>
      <text:p text:style-name="P159"><text:span text:style-name="Strong_20_Emphasis"><text:span text:style-name="T191">};</text:span></text:span></text:p>
      <text:p text:style-name="P150"><text:span text:style-name="Strong_20_Emphasis"><text:span text:style-name="T168"/></text:span></text:p>
      <text:p text:style-name="P149"><text:span text:style-name="Strong_20_Emphasis"><text:span text:style-name="T230"/></text:span></text:p>
      <text:p text:style-name="P149"><text:span text:style-name="Strong_20_Emphasis"><text:span text:style-name="T230">A continuación, modelemos el </text:span></text:span><text:span text:style-name="Strong_20_Emphasis"><text:span text:style-name="T237">Sujeto</text:span></text:span><text:span text:style-name="Strong_20_Emphasis"><text:span text:style-name="T230"> y la capacidad de agregar, eliminar o notificar a los observadores en la lista de observadores.</text:span></text:span></text:p>
      <text:p text:style-name="P149"><text:span text:style-name="Strong_20_Emphasis"><text:span text:style-name="T230"/></text:span></text:p>
      <text:p text:style-name="P154"><text:span text:style-name="Strong_20_Emphasis"><text:span text:style-name="T180"/></text:span></text:p>
      <text:p text:style-name="P154"><text:span text:style-name="Strong_20_Emphasis"><text:span text:style-name="T180">function Subject() {</text:span></text:span></text:p>
      <text:p text:style-name="P154"><text:span text:style-name="Strong_20_Emphasis"><text:span text:style-name="T180"><text:s text:c="2"/>  this.observers = new ObserverList();</text:span></text:span></text:p>
      <text:p text:style-name="P154"><text:span text:style-name="Strong_20_Emphasis"><text:span text:style-name="T180">}</text:span></text:span></text:p>
      <text:p text:style-name="P154"><text:span text:style-name="Strong_20_Emphasis"><text:span text:style-name="T180"> </text:span></text:span></text:p>
      <text:p text:style-name="P160"><text:span text:style-name="Strong_20_Emphasis"><text:span text:style-name="T192">function Subject() {</text:span></text:span></text:p>
      <text:p text:style-name="P160"><text:span text:style-name="Strong_20_Emphasis"><text:span text:style-name="T192"><text:s text:c="2"/>  this.observers = new ObserverList();</text:span></text:span></text:p>
      <text:p text:style-name="P160"><text:span text:style-name="Strong_20_Emphasis"><text:span text:style-name="T192">}</text:span></text:span></text:p>
      <text:p text:style-name="P160"><text:span text:style-name="Strong_20_Emphasis"><text:span text:style-name="T192"> </text:span></text:span></text:p>
      <text:p text:style-name="P160"><text:span text:style-name="Strong_20_Emphasis"><text:span text:style-name="T192">Subject.prototype.addObserver = function( observer ) {</text:span></text:span></text:p>
      <text:p text:style-name="P160"><text:span text:style-name="Strong_20_Emphasis"><text:span text:style-name="T192">   <text:s/>this.observers.add( observer );</text:span></text:span></text:p>
      <text:p text:style-name="P160"><text:span text:style-name="Strong_20_Emphasis"><text:span text:style-name="T192">}; </text:span></text:span></text:p>
      <text:p text:style-name="P160"><text:span text:style-name="Strong_20_Emphasis"><text:span text:style-name="T192"/></text:span></text:p>
      <text:p text:style-name="P160"><text:span text:style-name="Strong_20_Emphasis"><text:span text:style-name="T192">Subject.prototype.notify = function( context ) {</text:span></text:span></text:p>
      <text:p text:style-name="P160"><text:span text:style-name="Strong_20_Emphasis"><text:span text:style-name="T192">   <text:s/>var observerCount = this.observers.count();</text:span></text:span></text:p>
      <text:p text:style-name="P160"><text:span text:style-name="Strong_20_Emphasis"><text:span text:style-name="T192">   <text:s/>for(var i=0; i &lt; observerCount; i++){</text:span></text:span></text:p>
      <text:p text:style-name="P160"><text:span text:style-name="Strong_20_Emphasis"><text:span text:style-name="T192">     <text:s text:c="3"/>this.observers.get(i).update( context );</text:span></text:span></text:p>
      <text:p text:style-name="P160"><text:span text:style-name="Strong_20_Emphasis"><text:span text:style-name="T192">   <text:s/>}</text:span></text:span></text:p>
      <text:p text:style-name="P160"><text:span text:style-name="Strong_20_Emphasis"><text:span text:style-name="T192">};</text:span></text:span></text:p>
      <text:p text:style-name="P160"><text:span text:style-name="Strong_20_Emphasis"><text:span text:style-name="T192"/></text:span></text:p>
      <text:p text:style-name="P160"><text:span text:style-name="Strong_20_Emphasis"><text:span text:style-name="T192">Subject.prototype.removeObserver = function( observer ) {</text:span></text:span></text:p>
      <text:p text:style-name="P160"><text:span text:style-name="Strong_20_Emphasis"><text:span text:style-name="T192">   <text:s/>this.observers.remove( this.observers.indexOf( observer, 0 ) );</text:span></text:span></text:p>
      <text:p text:style-name="P160"><text:span text:style-name="Strong_20_Emphasis"><text:span text:style-name="T192">};</text:span></text:span></text:p>
      <text:p text:style-name="P160"><text:span text:style-name="Strong_20_Emphasis"><text:span text:style-name="T192"/></text:span></text:p>
      <text:p text:style-name="P154"><text:span text:style-name="Strong_20_Emphasis"><text:span text:style-name="T168"/></text:span></text:p>
      <text:p text:style-name="P144"><text:span text:style-name="Strong_20_Emphasis"><text:span text:style-name="T227"/></text:span></text:p>
      <text:p text:style-name="P155"><text:span text:style-name="Strong_20_Emphasis"><text:span text:style-name="T227">En nuestra aplicación de muestra que utiliza los componentes Observador anteriores, ahora definimos:</text:span></text:span></text:p>
      <text:p text:style-name="P155"><text:span text:style-name="Strong_20_Emphasis"><text:span text:style-name="T227"/></text:span></text:p>
      <text:list xml:id="list6950673198113257349" text:style-name="L19">
        <text:list-item>
          <text:p text:style-name="P347"><text:span text:style-name="Strong_20_Emphasis"><text:span text:style-name="T227">Un botón para agregar nuevas casillas de verificación observables a la página</text:span></text:span></text:p>
        </text:list-item>
        <text:list-item>
          <text:p text:style-name="P347"><text:span text:style-name="Strong_20_Emphasis"><text:span text:style-name="T227">Una casilla de verificación de control que actuará como un </text:span></text:span><text:span text:style-name="Strong_20_Emphasis"><text:span text:style-name="T239">sujeto</text:span></text:span><text:span text:style-name="Strong_20_Emphasis"><text:span text:style-name="T227">, notificando a otras casillas de verificación que deben marcarse</text:span></text:span></text:p>
        </text:list-item>
        <text:list-item>
          <text:p text:style-name="P347"><text:span text:style-name="Strong_20_Emphasis"><text:span text:style-name="T227">Un contenedor para las nuevas casillas de verificación que se agregan</text:span></text:span></text:p>
        </text:list-item>
      </text:list>
      <text:p text:style-name="P155"><text:span text:style-name="Strong_20_Emphasis"><text:span text:style-name="T227"/></text:span></text:p>
      <text:p text:style-name="P155"><text:span text:style-name="Strong_20_Emphasis"><text:span text:style-name="T240">html</text:span></text:span></text:p>
      <text:p text:style-name="P156"><text:span text:style-name="Strong_20_Emphasis"><text:span text:style-name="T181"/></text:span></text:p>
      <text:p text:style-name="P161"><text:span text:style-name="Strong_20_Emphasis"><text:span text:style-name="T193"><text:s text:c="2"/>&lt;script src="ObserverList.js"&gt;&lt;/script&gt;</text:span></text:span></text:p>
      <text:p text:style-name="P161"><text:span text:style-name="Strong_20_Emphasis"><text:span text:style-name="T193"><text:s text:c="2"/>&lt;script src="Subject.js"&gt;&lt;/script&gt;</text:span></text:span></text:p>
      <text:p text:style-name="P161"><text:span text:style-name="Strong_20_Emphasis"><text:span text:style-name="T193"/></text:span></text:p>
      <text:p text:style-name="P161"><text:span text:style-name="Strong_20_Emphasis"><text:span text:style-name="T193"><text:s text:c="2"/>&lt;button id="addNewObserver"&gt;Add New Observer checkbox&lt;/button&gt;</text:span></text:span></text:p>
      <text:p text:style-name="P161"><text:soft-page-break/><text:span text:style-name="Strong_20_Emphasis"><text:span text:style-name="T193"><text:s text:c="2"/>&lt;input id="mainCheckbox" type="checkbox"/&gt;</text:span></text:span></text:p>
      <text:p text:style-name="P161"><text:span text:style-name="Strong_20_Emphasis"><text:span text:style-name="T193"><text:s text:c="2"/>&lt;div id="observersContainer"&gt;&lt;/div&gt;</text:span></text:span></text:p>
      <text:p text:style-name="P161"><text:span text:style-name="Strong_20_Emphasis"><text:span text:style-name="T193"/></text:span></text:p>
      <text:p text:style-name="P161"><text:span text:style-name="Strong_20_Emphasis"><text:span text:style-name="T193"><text:s text:c="2"/>&lt;script src="index.js"&gt;&lt;/script&gt;</text:span></text:span></text:p>
      <text:p text:style-name="P156"><text:span text:style-name="Strong_20_Emphasis"><text:span text:style-name="T181"/></text:span></text:p>
      <text:p text:style-name="P155"><text:span text:style-name="Strong_20_Emphasis"><text:span text:style-name="T98"/></text:span></text:p>
      <text:p text:style-name="P157"><text:span text:style-name="Strong_20_Emphasis"><text:span text:style-name="T227">Luego definimos los controladores ConcreteSubject y ConcreteObserver para agregar nuevos observadores a la página e implementar la interfaz de actualización. Consulte a continuación los comentarios en línea sobre lo que hacen estos componentes en el contexto de nuestro ejemplo.</text:span></text:span></text:p>
      <text:p text:style-name="P157"><text:span text:style-name="Strong_20_Emphasis"><text:span text:style-name="T227"/></text:span></text:p>
      <text:p text:style-name="P162"><text:span text:style-name="Strong_20_Emphasis"><text:span text:style-name="T175"/></text:span></text:p>
      <text:p text:style-name="P163"><text:span text:style-name="Strong_20_Emphasis"><text:span text:style-name="T146">// Referencias a nuestros elementos DOM </text:span></text:span></text:p>
      <text:p text:style-name="P163"><text:span text:style-name="Strong_20_Emphasis"><text:span text:style-name="T146">var controlCheckbox = document.getElementById( "mainCheckbox" ),</text:span></text:span></text:p>
      <text:p text:style-name="P163"><text:span text:style-name="Strong_20_Emphasis"><text:span text:style-name="T146">   <text:s/>container = document.getElementById( "observersContainer" ),</text:span></text:span></text:p>
      <text:p text:style-name="P163"><text:span text:style-name="Strong_20_Emphasis"><text:span text:style-name="T146">   <text:s/>addBtn = document.getElementById( "addNewObserver" );</text:span></text:span></text:p>
      <text:p text:style-name="P163"><text:span text:style-name="Strong_20_Emphasis"><text:span text:style-name="T146"/></text:span></text:p>
      <text:p text:style-name="P163"><text:span text:style-name="Strong_20_Emphasis"><text:span text:style-name="T146">// Extiende un objeto con una extensión</text:span></text:span></text:p>
      <text:p text:style-name="P163"><text:span text:style-name="Strong_20_Emphasis"><text:span text:style-name="T146">var extend = function ( obj, extension ){</text:span></text:span></text:p>
      <text:p text:style-name="P163"><text:span text:style-name="Strong_20_Emphasis"><text:span text:style-name="T146">   <text:s/>for ( let key in extension ){</text:span></text:span></text:p>
      <text:p text:style-name="P163"><text:span text:style-name="Strong_20_Emphasis"><text:span text:style-name="T146">     <text:s text:c="3"/>obj[key] = extension[key];</text:span></text:span></text:p>
      <text:p text:style-name="P163"><text:span text:style-name="Strong_20_Emphasis"><text:span text:style-name="T146"><text:s text:c="8"/>console.log(obj, obj[key]);</text:span></text:span></text:p>
      <text:p text:style-name="P163"><text:span text:style-name="Strong_20_Emphasis"><text:span text:style-name="T146">   <text:s/>}</text:span></text:span></text:p>
      <text:p text:style-name="P163"><text:span text:style-name="Strong_20_Emphasis"><text:span text:style-name="T146">}</text:span></text:span></text:p>
      <text:p text:style-name="P163"><text:span text:style-name="Strong_20_Emphasis"><text:span text:style-name="T146"/></text:span></text:p>
      <text:p text:style-name="P163"><text:span text:style-name="Strong_20_Emphasis"><text:span text:style-name="T146">// El Observador</text:span></text:span></text:p>
      <text:p text:style-name="P163"><text:span text:style-name="Strong_20_Emphasis"><text:span text:style-name="T146">var Observer = function (){</text:span></text:span></text:p>
      <text:p text:style-name="P163"><text:span text:style-name="Strong_20_Emphasis"><text:span text:style-name="T146"><text:s text:c="4"/>this.update = function(){</text:span></text:span></text:p>
      <text:p text:style-name="P163"><text:span text:style-name="Strong_20_Emphasis"><text:span text:style-name="T146"><text:s text:c="8"/>// ...</text:span></text:span></text:p>
      <text:p text:style-name="P163"><text:span text:style-name="Strong_20_Emphasis"><text:span text:style-name="T146"><text:s text:c="4"/>};</text:span></text:span></text:p>
      <text:p text:style-name="P163"><text:span text:style-name="Strong_20_Emphasis"><text:span text:style-name="T146">}</text:span></text:span></text:p>
      <text:p text:style-name="P163"><text:span text:style-name="Strong_20_Emphasis"><text:span text:style-name="T146"/></text:span></text:p>
      <text:p text:style-name="P163"><text:span text:style-name="Strong_20_Emphasis"><text:span text:style-name="T146">// Observador Concreto</text:span></text:span></text:p>
      <text:p text:style-name="P163"><text:span text:style-name="Strong_20_Emphasis"><text:span text:style-name="T146">var addNewObserver = function (){</text:span></text:span></text:p>
      <text:p text:style-name="P163"><text:span text:style-name="Strong_20_Emphasis"><text:span text:style-name="T146"> </text:span></text:span></text:p>
      <text:p text:style-name="P163"><text:span text:style-name="Strong_20_Emphasis"><text:span text:style-name="T146"><text:s text:c="4"/>// Crea un nuevo checkbox para ser agregado</text:span></text:span></text:p>
      <text:p text:style-name="P163"><text:span text:style-name="Strong_20_Emphasis"><text:span text:style-name="T146">   <text:s/>let check = document.createElement( "input" );</text:span></text:span></text:p>
      <text:p text:style-name="P163"><text:span text:style-name="Strong_20_Emphasis"><text:span text:style-name="T146">   <text:s/>check.type = "checkbox";</text:span></text:span></text:p>
      <text:p text:style-name="P163"><text:span text:style-name="Strong_20_Emphasis"><text:span text:style-name="T146"> </text:span></text:span></text:p>
      <text:p text:style-name="P163"><text:span text:style-name="Strong_20_Emphasis"><text:span text:style-name="T146"><text:s text:c="4"/>// Extiende el checkbox con la clase Observador</text:span></text:span></text:p>
      <text:p text:style-name="P163"><text:span text:style-name="Strong_20_Emphasis"><text:span text:style-name="T146">   <text:s/>extend( check, new Observer() ); </text:span></text:span></text:p>
      <text:p text:style-name="P163"><text:span text:style-name="Strong_20_Emphasis"><text:span text:style-name="T146"/></text:span></text:p>
      <text:p text:style-name="P163"><text:span text:style-name="Strong_20_Emphasis"><text:span text:style-name="T146"><text:s text:c="4"/>// Anular con comportamiento de actualización personalizado</text:span></text:span></text:p>
      <text:p text:style-name="P163"><text:span text:style-name="Strong_20_Emphasis"><text:span text:style-name="T146">   <text:s/>check.update = function( value ){</text:span></text:span></text:p>
      <text:p text:style-name="P163"><text:span text:style-name="Strong_20_Emphasis"><text:span text:style-name="T146">     <text:s text:c="3"/>this.checked = value;</text:span></text:span></text:p>
      <text:p text:style-name="P163"><text:span text:style-name="Strong_20_Emphasis"><text:span text:style-name="T146">   <text:s/>};</text:span></text:span></text:p>
      <text:p text:style-name="P163"><text:span text:style-name="Strong_20_Emphasis"><text:span text:style-name="T146"> </text:span></text:span></text:p>
      <text:p text:style-name="P163"><text:span text:style-name="Strong_20_Emphasis"><text:span text:style-name="T146"><text:s text:c="4"/>// Agrega el nuevo observador a nuestra lista de observadores</text:span></text:span></text:p>
      <text:p text:style-name="P163"><text:span text:style-name="Strong_20_Emphasis"><text:span text:style-name="T146"><text:s text:c="4"/>// para nuestro sujeto principal</text:span></text:span></text:p>
      <text:p text:style-name="P163"><text:span text:style-name="Strong_20_Emphasis"><text:span text:style-name="T146">   <text:s/>controlCheckbox.addObserver( check );</text:span></text:span></text:p>
      <text:p text:style-name="P163"><text:span text:style-name="Strong_20_Emphasis"><text:span text:style-name="T146"> </text:span></text:span></text:p>
      <text:p text:style-name="P163"><text:span text:style-name="Strong_20_Emphasis"><text:span text:style-name="T146">   <text:s/>// Append the item to the container</text:span></text:span></text:p>
      <text:p text:style-name="P163"><text:span text:style-name="Strong_20_Emphasis"><text:span text:style-name="T146">   <text:s/>container.appendChild( check );</text:span></text:span></text:p>
      <text:p text:style-name="P163"><text:span text:style-name="Strong_20_Emphasis"><text:span text:style-name="T146">}</text:span></text:span></text:p>
      <text:p text:style-name="P163"><text:span text:style-name="Strong_20_Emphasis"><text:span text:style-name="T146"/></text:span></text:p>
      <text:p text:style-name="P163"><text:span text:style-name="Strong_20_Emphasis"><text:span text:style-name="T146">addBtn.onclick = addNewObserver;</text:span></text:span></text:p>
      <text:p text:style-name="P163"><text:span text:style-name="Strong_20_Emphasis"><text:span text:style-name="T146"/></text:span></text:p>
      <text:p text:style-name="P163"><text:span text:style-name="Strong_20_Emphasis"><text:span text:style-name="T146">// Sujeto Concreto </text:span></text:span></text:p>
      <text:p text:style-name="P163"><text:span text:style-name="Strong_20_Emphasis"><text:span text:style-name="T146">// Extienda el checkbox de control con la clase Subject</text:span></text:span></text:p>
      <text:p text:style-name="P163"><text:span text:style-name="Strong_20_Emphasis"><text:span text:style-name="T146">extend( controlCheckbox, new Subject() );</text:span></text:span></text:p>
      <text:p text:style-name="P163"><text:span text:style-name="Strong_20_Emphasis"><text:span text:style-name="T146"/></text:span></text:p>
      <text:p text:style-name="P163"><text:span text:style-name="Strong_20_Emphasis"><text:span text:style-name="T146">// Al hacer clic en la casilla de verificación, se activarán notificaciones para sus observadores</text:span></text:span></text:p>
      <text:p text:style-name="P163"><text:span text:style-name="Strong_20_Emphasis"><text:span text:style-name="T146">controlCheckbox.onclick = function(){</text:span></text:span></text:p>
      <text:p text:style-name="P163"><text:span text:style-name="Strong_20_Emphasis"><text:span text:style-name="T146">   <text:s/>controlCheckbox.notify( controlCheckbox.checked );</text:span></text:span></text:p>
      <text:p text:style-name="P163"><text:soft-page-break/><text:span text:style-name="Strong_20_Emphasis"><text:span text:style-name="T146">};</text:span></text:span></text:p>
      <text:p text:style-name="P158"><text:span text:style-name="Strong_20_Emphasis"><text:span text:style-name="T175"/></text:span></text:p>
      <text:p text:style-name="P157"><text:span text:style-name="Strong_20_Emphasis"><text:span text:style-name="T227"/></text:span></text:p>
      <text:p text:style-name="P162"><text:span text:style-name="Strong_20_Emphasis"><text:span text:style-name="T246">Note que </text:span></text:span><text:span text:style-name="Strong_20_Emphasis"><text:span text:style-name="T227">definimos un esqueleto para crear nuevos observadores </text:span></text:span><text:span text:style-name="Strong_20_Emphasis"><text:span text:style-name="T246">(</text:span></text:span><text:span text:style-name="Strong_20_Emphasis"><text:span text:style-name="T90">Observer</text:span></text:span><text:span text:style-name="Strong_20_Emphasis"><text:span text:style-name="T246">) </text:span></text:span><text:span text:style-name="Strong_20_Emphasis"><text:span text:style-name="T227">. La funcionalidad de actualización aquí se sobrescribirá más adelante con un comportamiento personalizado.</text:span></text:span></text:p>
      <text:p text:style-name="P157"><text:span text:style-name="Strong_20_Emphasis"><text:span text:style-name="T98"/></text:span></text:p>
      <text:p text:style-name="P143"><text:span text:style-name="Strong_20_Emphasis"><text:span text:style-name="T227">Script de muestra:</text:span></text:span></text:p>
      <text:p text:style-name="P136"><text:span text:style-name="Strong_20_Emphasis"><text:span text:style-name="T226">En este ejemplo, vimos cómo implementar y utilizar el patrón Observador, cubriendo los conceptos de un Sujeto, Observador, ConcreteSubject y ConcreteObserver.</text:span></text:span></text:p>
      <text:p text:style-name="P136"><text:span text:style-name="Strong_20_Emphasis"><text:span text:style-name="T226"/></text:span></text:p>
      <text:p text:style-name="P136"><text:span text:style-name="Strong_20_Emphasis"><text:span text:style-name="T276">Diferencias </text:span></text:span><text:span text:style-name="Strong_20_Emphasis"><text:span text:style-name="T277">E</text:span></text:span><text:span text:style-name="Strong_20_Emphasis"><text:span text:style-name="T276">ntre </text:span></text:span><text:span text:style-name="Strong_20_Emphasis"><text:span text:style-name="T277">E</text:span></text:span><text:span text:style-name="Strong_20_Emphasis"><text:span text:style-name="T276">l </text:span></text:span><text:span text:style-name="Strong_20_Emphasis"><text:span text:style-name="T277">O</text:span></text:span><text:span text:style-name="Strong_20_Emphasis"><text:span text:style-name="T276">bservador y </text:span></text:span><text:span text:style-name="Strong_20_Emphasis"><text:span text:style-name="T277">E</text:span></text:span><text:span text:style-name="Strong_20_Emphasis"><text:span text:style-name="T276">l </text:span></text:span><text:span text:style-name="Strong_20_Emphasis"><text:span text:style-name="T277">P</text:span></text:span><text:span text:style-name="Strong_20_Emphasis"><text:span text:style-name="T276">atrón de </text:span></text:span><text:span text:style-name="Strong_20_Emphasis"><text:span text:style-name="T277">P</text:span></text:span><text:span text:style-name="Strong_20_Emphasis"><text:span text:style-name="T276">ublicación/</text:span></text:span><text:span text:style-name="Strong_20_Emphasis"><text:span text:style-name="T277">S</text:span></text:span><text:span text:style-name="Strong_20_Emphasis"><text:span text:style-name="T276">uscripción</text:span></text:span></text:p>
      <text:p text:style-name="P165"><text:span text:style-name="Strong_20_Emphasis"><text:span text:style-name="T226">Si bien es útil tener en cuenta el patrón Observer, con bastante frecuencia en el mundo de JavaScript, lo encontraremos comúnmente implementado usando una variación conocida como el patrón Publicar/Suscribir. Si bien es muy similar, hay diferencias entre estos patrones que vale la pena señalar.</text:span></text:span></text:p>
      <text:p text:style-name="P165"><text:span text:style-name="Strong_20_Emphasis"><text:span text:style-name="T226">El patrón de observador requiere que el observador (u objeto) que desee recibir notificaciones de temas suscriba este interés al objeto que dispara el evento (el sujeto).</text:span></text:span></text:p>
      <text:p text:style-name="P165"><text:span text:style-name="Strong_20_Emphasis"><text:span text:style-name="T226">Sin embargo, el patrón Publicar/Suscribir utiliza un canal de </text:span></text:span><text:span text:style-name="Strong_20_Emphasis"><text:span text:style-name="T248">tópico</text:span></text:span><text:span text:style-name="Strong_20_Emphasis"><text:span text:style-name="T226">/evento que se encuentra entre los objetos que desean recibir notificaciones (suscriptores) y el objeto que dispara el evento (el editor). Este sistema de eventos permite que el código defina eventos específicos de la aplicación que pueden pasar argumentos personalizados que contienen valores necesarios para el suscriptor. La idea aquí es evitar las dependencias entre el suscriptor y el editor.</text:span></text:span></text:p>
      <text:p text:style-name="P165"><text:span text:style-name="Strong_20_Emphasis"><text:span text:style-name="T226">Esto difiere del patrón Observador, ya que permite a cualquier suscriptor que implemente un controlador de eventos apropiado registrarse y recibir notificaciones de temas transmitidas por el editor.<text:line-break/>Aquí hay un ejemplo de cómo se podría usar Publicar/Suscribir si se proporciona una implementación funcional que impulse </text:span></text:span><text:span text:style-name="Source_20_Text"><text:span text:style-name="T305">publish()</text:span></text:span><text:span text:style-name="Strong_20_Emphasis"><text:span text:style-name="T226">,</text:span></text:span><text:span text:style-name="Source_20_Text"><text:span text:style-name="T305">subscribe()</text:span></text:span><text:span text:style-name="Strong_20_Emphasis"><text:span text:style-name="T226"> </text:span></text:span><text:span text:style-name="Strong_20_Emphasis"><text:span text:style-name="T247">y</text:span></text:span><text:span text:style-name="Strong_20_Emphasis"><text:span text:style-name="T226"> </text:span></text:span><text:span text:style-name="Source_20_Text"><text:span text:style-name="T305">unsubscribe()</text:span></text:span><text:span text:style-name="Strong_20_Emphasis"><text:span text:style-name="T226"> detrás de escena:</text:span></text:span></text:p>
      <text:p text:style-name="P165"><text:span text:style-name="Strong_20_Emphasis"><text:span text:style-name="T226"/></text:span></text:p>
      <text:p text:style-name="P165"><text:span text:style-name="Strong_20_Emphasis"><text:span text:style-name="T226"/></text:span></text:p>
      <text:p text:style-name="P138"><text:span text:style-name="Strong_20_Emphasis"><text:span text:style-name="T167"/></text:span></text:p>
      <text:p text:style-name="P166"><text:span text:style-name="Strong_20_Emphasis"><text:span text:style-name="T182">// Un nuevo administrador de correo muy simple</text:span></text:span></text:p>
      <text:p text:style-name="P166"><text:span text:style-name="Strong_20_Emphasis"><text:span text:style-name="T182"> </text:span></text:span></text:p>
      <text:p text:style-name="P166"><text:span text:style-name="Strong_20_Emphasis"><text:span text:style-name="T182">// Un contador de la cantidad de mensajes recibidos</text:span></text:span></text:p>
      <text:p text:style-name="P166"><text:span text:style-name="Strong_20_Emphasis"><text:span text:style-name="T182">var mailCounter = 0;</text:span></text:span></text:p>
      <text:p text:style-name="P166"><text:span text:style-name="Strong_20_Emphasis"><text:span text:style-name="T182"> </text:span></text:span></text:p>
      <text:p text:style-name="P166"><text:span text:style-name="Strong_20_Emphasis"><text:span text:style-name="T182">// Inicializar suscriptores que escucharán un tópico</text:span></text:span></text:p>
      <text:p text:style-name="P166"><text:span text:style-name="Strong_20_Emphasis"><text:span text:style-name="T182">// con el nombre "inbox/newMessage".</text:span></text:span></text:p>
      <text:p text:style-name="P166"><text:span text:style-name="Strong_20_Emphasis"><text:span text:style-name="T182"> </text:span></text:span></text:p>
      <text:p text:style-name="P166"><text:span text:style-name="Strong_20_Emphasis"><text:span text:style-name="T182">// Renderizar una vista previa de nuevos mensajes</text:span></text:span></text:p>
      <text:p text:style-name="P166"><text:span text:style-name="Strong_20_Emphasis"><text:span text:style-name="T182">var subscriber1 = subscribe( "inbox/newMessage", function( topic, data ) {</text:span></text:span></text:p>
      <text:p text:style-name="P166"><text:span text:style-name="Strong_20_Emphasis"><text:span text:style-name="T182"> </text:span></text:span></text:p>
      <text:p text:style-name="P166"><text:span text:style-name="Strong_20_Emphasis"><text:span text:style-name="T182">   <text:s/>// Log del tópico para fines de depuración</text:span></text:span></text:p>
      <text:p text:style-name="P166"><text:span text:style-name="Strong_20_Emphasis"><text:span text:style-name="T182">   <text:s/>console.log( "A new message was received: ", topic );</text:span></text:span></text:p>
      <text:p text:style-name="P166"><text:span text:style-name="Strong_20_Emphasis"><text:span text:style-name="T182"> </text:span></text:span></text:p>
      <text:p text:style-name="P166"><text:span text:style-name="Strong_20_Emphasis"><text:span text:style-name="T182">   <text:s/>// Utilice los datos que se pasaron de nuestro sujeto.</text:span></text:span></text:p>
      <text:p text:style-name="P166"><text:span text:style-name="Strong_20_Emphasis"><text:span text:style-name="T182">   <text:s/>// para mostrar una vista previa del mensaje al usuario</text:span></text:span></text:p>
      <text:p text:style-name="P166"><text:span text:style-name="Strong_20_Emphasis"><text:span text:style-name="T182">  <text:s/> $( ".messageSender" ).html( data.sender );</text:span></text:span></text:p>
      <text:p text:style-name="P166"><text:soft-page-break/><text:span text:style-name="Strong_20_Emphasis"><text:span text:style-name="T182">   <text:s/>$( ".messagePreview" ).html( data.body );</text:span></text:span></text:p>
      <text:p text:style-name="P166"><text:span text:style-name="Strong_20_Emphasis"><text:span text:style-name="T182"> </text:span></text:span></text:p>
      <text:p text:style-name="P166"><text:span text:style-name="Strong_20_Emphasis"><text:span text:style-name="T182">});</text:span></text:span></text:p>
      <text:p text:style-name="P166"><text:span text:style-name="Strong_20_Emphasis"><text:span text:style-name="T182"> </text:span></text:span></text:p>
      <text:p text:style-name="P166"><text:span text:style-name="Strong_20_Emphasis"><text:span text:style-name="T182">// Aquí hay otro suscriptor que usa los mismos datos </text:span></text:span></text:p>
      <text:p text:style-name="P166"><text:span text:style-name="Strong_20_Emphasis"><text:span text:style-name="T182">//para realizar una tarea diferente.</text:span></text:span></text:p>
      <text:p text:style-name="P166"><text:span text:style-name="Strong_20_Emphasis"><text:span text:style-name="T182"> </text:span></text:span></text:p>
      <text:p text:style-name="P166"><text:span text:style-name="Strong_20_Emphasis"><text:span text:style-name="T182">// Actualice el contador que muestra el número de mensajes </text:span></text:span></text:p>
      <text:p text:style-name="P166"><text:span text:style-name="Strong_20_Emphasis"><text:span text:style-name="T182">// nuevos recibidos a través del editor (publisher)</text:span></text:span></text:p>
      <text:p text:style-name="P166"><text:span text:style-name="Strong_20_Emphasis"><text:span text:style-name="T182"> </text:span></text:span></text:p>
      <text:p text:style-name="P166"><text:span text:style-name="Strong_20_Emphasis"><text:span text:style-name="T182">var subscriber2 = subscribe( "inbox/newMessage", function( topic, data ) {</text:span></text:span></text:p>
      <text:p text:style-name="P166"><text:span text:style-name="Strong_20_Emphasis"><text:span text:style-name="T182"> </text:span></text:span></text:p>
      <text:p text:style-name="P166"><text:span text:style-name="Strong_20_Emphasis"><text:span text:style-name="T182">   <text:s/>$('.newMessageCounter').html( ++mailCounter );</text:span></text:span></text:p>
      <text:p text:style-name="P166"><text:span text:style-name="Strong_20_Emphasis"><text:span text:style-name="T182"> </text:span></text:span></text:p>
      <text:p text:style-name="P166"><text:span text:style-name="Strong_20_Emphasis"><text:span text:style-name="T182">});</text:span></text:span></text:p>
      <text:p text:style-name="P166"><text:span text:style-name="Strong_20_Emphasis"><text:span text:style-name="T182"> </text:span></text:span></text:p>
      <text:p text:style-name="P166"><text:span text:style-name="Strong_20_Emphasis"><text:span text:style-name="T182">publish( "inbox/newMessage", [{</text:span></text:span></text:p>
      <text:p text:style-name="P166"><text:span text:style-name="Strong_20_Emphasis"><text:span text:style-name="T182">   <text:s/>sender: "hello@google.com",</text:span></text:span></text:p>
      <text:p text:style-name="P166"><text:span text:style-name="Strong_20_Emphasis"><text:span text:style-name="T182">   <text:s/>body: "Hey there! How are you doing today?"</text:span></text:span></text:p>
      <text:p text:style-name="P166"><text:span text:style-name="Strong_20_Emphasis"><text:span text:style-name="T182">}]);</text:span></text:span></text:p>
      <text:p text:style-name="P166"><text:span text:style-name="Strong_20_Emphasis"><text:span text:style-name="T182"> </text:span></text:span></text:p>
      <text:p text:style-name="P166"><text:span text:style-name="Strong_20_Emphasis"><text:span text:style-name="T182">// Luego podríamos dar de baja a nuestros suscriptores</text:span></text:span></text:p>
      <text:p text:style-name="P166"><text:span text:style-name="Strong_20_Emphasis"><text:span text:style-name="T182">// de recibir notificaciones de nuevos temas de la siguiente manera:</text:span></text:span></text:p>
      <text:p text:style-name="P166"><text:span text:style-name="Strong_20_Emphasis"><text:span text:style-name="T182">// unsubscribe( subscriber1 );</text:span></text:span></text:p>
      <text:p text:style-name="P166"><text:span text:style-name="Strong_20_Emphasis"><text:span text:style-name="T182">// unsubscribe( subscriber2 );</text:span></text:span></text:p>
      <text:p text:style-name="P166"><text:span text:style-name="Strong_20_Emphasis"><text:span text:style-name="T182"/></text:span></text:p>
      <text:p text:style-name="P136"><text:span text:style-name="Strong_20_Emphasis"><text:span text:style-name="T226"/></text:span></text:p>
      <text:p text:style-name="P136"><text:span text:style-name="Strong_20_Emphasis"><text:span text:style-name="T226">La idea general aquí es la promoción del acoplamiento flojo. En lugar de que los objetos individuales recurran directamente a los métodos de otros objetos, se suscriben a una tarea o actividad específica de otro objeto y reciben una notificación cuando ocurre.</text:span></text:span></text:p>
      <text:p text:style-name="P136"><text:span text:style-name="Strong_20_Emphasis"><text:span text:style-name="T226"/></text:span></text:p>
      <text:h text:style-name="P198" text:outline-level="3"><text:span text:style-name="Strong_20_Emphasis"><text:span text:style-name="T278">Ventajas</text:span></text:span></text:h>
      <text:p text:style-name="P167"><text:span text:style-name="Strong_20_Emphasis"><text:span text:style-name="T249"/></text:span></text:p>
      <text:p text:style-name="P167"><text:span text:style-name="Strong_20_Emphasis"><text:span text:style-name="T249">Los patrones Observador y Publicar/Suscribir nos alientan a pensar mucho sobre las relaciones entre las diferentes partes de nuestra aplicación. También nos ayudan a identificar qué capas contienen relaciones directas que podrían reemplazarse con conjuntos de sujetos y observadores. Esto podría usarse efectivamente para dividir una aplicación en bloques más pequeños y más flojos para mejorar la administración del código y las posibilidades de reutilización.</text:span></text:span></text:p>
      <text:p text:style-name="P168"><text:span text:style-name="Strong_20_Emphasis"><text:span text:style-name="T249">La motivación adicional detrás del uso del patrón Observador es donde necesitamos mantener la coherencia entre los objetos relacionados sin hacer que las clases estén estrechamente vinculadas. Por ejemplo, cuando un objeto necesita poder notificar a otros objetos sin hacer suposiciones con respecto a esos objetos.</text:span></text:span></text:p>
      <text:p text:style-name="P168"><text:span text:style-name="Strong_20_Emphasis"><text:span text:style-name="T249">Pueden existir relaciones dinámicas entre observadores y sujetos cuando se usa cualquiera de los patrones. Esto proporciona una gran flexibilidad que puede no ser tan fácil de implementar cuando partes dispares de nuestra aplicación están estrechamente acopladas.</text:span></text:span></text:p>
      <text:p text:style-name="P168"><text:span text:style-name="Strong_20_Emphasis"><text:span text:style-name="T249">Si bien puede no ser siempre la mejor solución para cada problema, estos patrones siguen siendo una de las mejores herramientas para diseñar sistemas desacoplados y deben considerarse una herramienta importante en el cinturón de utilidades de cualquier desarrollador de JavaScript.</text:span></text:span></text:p>
      <text:p text:style-name="P168"><text:soft-page-break/><text:span text:style-name="Strong_20_Emphasis"><text:span text:style-name="T249"/></text:span></text:p>
      <text:p text:style-name="P169"><text:span text:style-name="Strong_20_Emphasis"><text:span text:style-name="T282">Desventajas</text:span></text:span></text:p>
      <text:p text:style-name="P169"><text:span text:style-name="Strong_20_Emphasis"><text:span text:style-name="T250"/></text:span></text:p>
      <text:p text:style-name="P170"><text:span text:style-name="Strong_20_Emphasis"><text:span text:style-name="T250">En consecuencia, algunos de los problemas con estos patrones en realidad se derivan de sus principales beneficios. En Publicar/Suscribir, al desacoplar a los editores de los suscriptores, a veces puede ser difícil obtener garantías de que partes particulares de nuestras aplicaciones funcionan como podríamos esperar.</text:span></text:span></text:p>
      <text:p text:style-name="P170"><text:span text:style-name="Strong_20_Emphasis"><text:span text:style-name="T250">Por ejemplo, los editores pueden suponer que uno o más suscriptores los están escuchando. Digamos que estamos usando tal suposición para registrar o generar errores con respecto a algún proceso de solicitud. Si el suscriptor que realiza el registro falla (o por alguna razón no funciona), el editor no tendrá una forma de ver esto debido a la naturaleza desacoplada del sistema.</text:span></text:span></text:p>
      <text:p text:style-name="P170"><text:span text:style-name="Strong_20_Emphasis"><text:span text:style-name="T250">Otro inconveniente del patrón es que los suscriptores ignoran bastante la existencia de los demás y son ciegos al costo de cambiar de editor. Debido a la relación dinámica entre suscriptores y editores, la dependencia de la actualización puede ser difícil de rastrear.</text:span></text:span></text:p>
      <text:p text:style-name="P170"><text:span text:style-name="Strong_20_Emphasis"><text:span text:style-name="T250"/></text:span></text:p>
      <text:h text:style-name="P199" text:outline-level="3"><text:span text:style-name="Strong_20_Emphasis"><text:span text:style-name="T283">Implementación de Publicar /Subcribir</text:span></text:span></text:h>
      <text:p text:style-name="P171"><text:span text:style-name="Strong_20_Emphasis"><text:span text:style-name="T263"/></text:span></text:p>
      <text:p text:style-name="P172"><text:span text:style-name="Strong_20_Emphasis"><text:span text:style-name="T263">Publicar/Suscribirse encaja muy bien en los ecosistemas de JavaScript, en gran parte porque, en el fondo, las implementaciones de ECMAScript están basadas en eventos. Esto es particularmente cierto en entornos de navegador, ya que el DOM utiliza eventos como su principal API de interacción para la creación de secuencias de comandos.</text:span></text:span></text:p>
      <text:p text:style-name="P172"><text:span text:style-name="Strong_20_Emphasis"><text:span text:style-name="T263">Dicho esto, ni ECMAScript ni DOM proporcionan objetos centrales o métodos para crear sistemas de eventos personalizados en el código de implementación (con la excepción quizás del DOM3 CustomEvent, que está vinculado al DOM y, por lo tanto, no es genéricamente útil).</text:span></text:span></text:p>
      <text:p text:style-name="P172"><text:span text:style-name="Strong_20_Emphasis"><text:span text:style-name="T263">Afortunadamente, las bibliotecas JavaScript populares como dojo, jQuery (eventos personalizados) y YUI ya tienen utilidades que pueden ayudar a implementar fácilmente un sistema de </text:span></text:span><text:span text:style-name="Strong_20_Emphasis"><text:span text:style-name="T264">P</text:span></text:span><text:span text:style-name="Strong_20_Emphasis"><text:span text:style-name="T263">ublicación/</text:span></text:span><text:span text:style-name="Strong_20_Emphasis"><text:span text:style-name="T264">S</text:span></text:span><text:span text:style-name="Strong_20_Emphasis"><text:span text:style-name="T263">uscripción con muy poco esfuerzo. A continuación podemos ver algunos ejemplos de esto:</text:span></text:span></text:p>
      <text:p text:style-name="P172"><text:span text:style-name="Strong_20_Emphasis"><text:span text:style-name="T263"/></text:span></text:p>
      <text:p text:style-name="P290"><text:span text:style-name="Source_20_Text"><text:span text:style-name="T149"/></text:span></text:p>
      <text:p text:style-name="P290"><text:span text:style-name="Source_20_Text"><text:span text:style-name="T149">// Publish</text:span></text:span></text:p>
      <text:p text:style-name="P252"> </text:p>
      <text:p text:style-name="P290"><text:span text:style-name="Source_20_Text"><text:span text:style-name="T149">// jQuery: $(obj).trigger("channel", [arg1, arg2, arg3]);</text:span></text:span></text:p>
      <text:p text:style-name="P290"><text:span text:style-name="Source_20_Text"><text:span text:style-name="T149">$( el ).trigger( "/login", [{username:"test", userData:"test"}] );</text:span></text:span></text:p>
      <text:p text:style-name="P252"> </text:p>
      <text:p text:style-name="P290"><text:span text:style-name="Source_20_Text"><text:span text:style-name="T149">// Dojo: dojo.publish("channel", [arg1, arg2, arg3] );</text:span></text:span></text:p>
      <text:p text:style-name="P290"><text:span text:style-name="Source_20_Text"><text:span text:style-name="T149">dojo.publish( "/login", [{username:"test", userData:"test"}] );</text:span></text:span></text:p>
      <text:p text:style-name="P252"> </text:p>
      <text:p text:style-name="P290"><text:span text:style-name="Source_20_Text"><text:span text:style-name="T149">// YUI: el.publish("channel", [arg1, arg2, arg3]);</text:span></text:span></text:p>
      <text:p text:style-name="P290"><text:span text:style-name="Source_20_Text"><text:span text:style-name="T149">el.publish( "/login", {username:"test", userData:"test"} );</text:span></text:span></text:p>
      <text:p text:style-name="P252"> </text:p>
      <text:p text:style-name="P252"> </text:p>
      <text:p text:style-name="P290"><text:span text:style-name="Source_20_Text"><text:span text:style-name="T149">// Subscribe</text:span></text:span></text:p>
      <text:p text:style-name="P252"> </text:p>
      <text:p text:style-name="P290"><text:span text:style-name="Source_20_Text"><text:span text:style-name="T149">// jQuery: $(obj).on( "channel", [data], fn );</text:span></text:span></text:p>
      <text:p text:style-name="P290"><text:span text:style-name="Source_20_Text"><text:span text:style-name="T149">$( el ).on( "/login", function( event ){...} );</text:span></text:span></text:p>
      <text:p text:style-name="P252"> </text:p>
      <text:p text:style-name="P290"><text:span text:style-name="Source_20_Text"><text:span text:style-name="T149">// Dojo: dojo.subscribe( "channel", fn);</text:span></text:span></text:p>
      <text:p text:style-name="P290"><text:span text:style-name="Source_20_Text"><text:span text:style-name="T149">var</text:span></text:span><text:span text:style-name="T149"> </text:span><text:span text:style-name="Source_20_Text"><text:span text:style-name="T149">handle = dojo.subscribe( "/login", function(data){..} );</text:span></text:span></text:p>
      <text:p text:style-name="P252"> </text:p>
      <text:p text:style-name="P290"><text:soft-page-break/><text:span text:style-name="Source_20_Text"><text:span text:style-name="T149">// YUI: el.on("channel", handler);</text:span></text:span></text:p>
      <text:p text:style-name="P290"><text:span text:style-name="Source_20_Text"><text:span text:style-name="T149">el.on( "/login", function( data ){...} );</text:span></text:span></text:p>
      <text:p text:style-name="P252"> </text:p>
      <text:p text:style-name="P252"> </text:p>
      <text:p text:style-name="P290"><text:span text:style-name="Source_20_Text"><text:span text:style-name="T149">// Unsubscribe</text:span></text:span></text:p>
      <text:p text:style-name="P252"> </text:p>
      <text:p text:style-name="P290"><text:span text:style-name="Source_20_Text"><text:span text:style-name="T149">// jQuery: $(obj).off( "channel" );</text:span></text:span></text:p>
      <text:p text:style-name="P290"><text:span text:style-name="Source_20_Text"><text:span text:style-name="T149">$( el ).off( "/login"</text:span></text:span><text:span text:style-name="T149"> </text:span><text:span text:style-name="Source_20_Text"><text:span text:style-name="T149">);</text:span></text:span></text:p>
      <text:p text:style-name="P252"> </text:p>
      <text:p text:style-name="P290"><text:span text:style-name="Source_20_Text"><text:span text:style-name="T149">// Dojo: dojo.unsubscribe( handle );</text:span></text:span></text:p>
      <text:p text:style-name="P290"><text:span text:style-name="Source_20_Text"><text:span text:style-name="T149">dojo.unsubscribe( handle );</text:span></text:span></text:p>
      <text:p text:style-name="P252"> </text:p>
      <text:p text:style-name="P290"><text:span text:style-name="Source_20_Text"><text:span text:style-name="T149">// YUI: el.detach("channel");</text:span></text:span></text:p>
      <text:p text:style-name="P201"><text:span text:style-name="Source_20_Text"><text:span text:style-name="T183">el.detach( "/login"</text:span></text:span><text:span text:style-name="Strong_20_Emphasis"><text:span text:style-name="T183"> </text:span></text:span><text:span text:style-name="Source_20_Text"><text:span text:style-name="T183">);</text:span></text:span></text:p>
      <text:p text:style-name="P201"><text:span text:style-name="Source_20_Text"><text:span text:style-name="T183"/></text:span></text:p>
      <text:p text:style-name="P202"><text:span text:style-name="Source_20_Text"><text:span text:style-name="T310"/></text:span></text:p>
      <text:p text:style-name="P18"><text:span text:style-name="T312">Para aquellos que deseen utilizar el patrón Publicar/Suscribir con JavaScript vainilla (u otra biblioteca), </text:span><text:a xlink:type="simple" xlink:href="http://amplifyjs.com/" text:style-name="Internet_20_link" text:visited-style-name="Visited_20_Internet_20_Link"><text:span text:style-name="T312">AmplifyJS</text:span></text:a><text:span text:style-name="T312"> incluye una implementación limpia y libre de bibliotecas que se puede usar con cualquier biblioteca o kit de herramientas. Radio.js (</text:span><text:a xlink:type="simple" xlink:href="http://radio.uxder.com/" text:style-name="Internet_20_link" text:visited-style-name="Visited_20_Internet_20_Link"><text:span text:style-name="T312">http://radio.uxder.com/</text:span></text:a><text:span text:style-name="T312">), PubSubJS (</text:span><text:a xlink:type="simple" xlink:href="https://github.com/mroderick/PubSubJS" text:style-name="Internet_20_link" text:visited-style-name="Visited_20_Internet_20_Link"><text:span text:style-name="T312">https://github.com/mroderick/PubSubJS</text:span></text:a><text:span text:style-name="T312">) o Pure JS PubSub de Peter Higgins (</text:span><text:a xlink:type="simple" xlink:href="https://github.com/phiggins42/bloody-jquery-plugins/blob/55e41df9bf08f42378bb08b93efcb28555b61aeb/pubsub.js" text:style-name="Internet_20_link" text:visited-style-name="Visited_20_Internet_20_Link"><text:span text:style-name="T312">https://github.com/phiggins42/bloody-jquery-plugins/blob/55e41df9bf08f42378bb08b93efcb28555b61aeb/pubsub.js</text:span></text:a><text:span text:style-name="T312">) también son alternativas similares que vale la pena consultar.</text:span></text:p>
      <text:p text:style-name="P24">Los desarrolladores de jQuery en particular tienen bastantes otras opciones y pueden optar por usar una de las muchas implementaciones bien desarrolladas que van desde el complemento jQuery de Peter Higgins hasta la publicación (optimizada) Pub / Sub jQuery de Ben Alman en GitHub. Los enlaces a algunos de estos se pueden encontrar a continuación.</text:p>
      <text:list xml:id="list1075804294343427152" text:style-name="L20">
        <text:list-item>
          <text:p text:style-name="P341">Ben Alman's Pub/Sub gist <text:a xlink:type="simple" xlink:href="https://gist.github.com/661855" text:style-name="Internet_20_link" text:visited-style-name="Visited_20_Internet_20_Link">https://gist.github.com/661855</text:a> (<text:span text:style-name="T313">recomendado</text:span>) </text:p>
        </text:list-item>
        <text:list-item>
          <text:p text:style-name="P341">Rick Waldron's jQuery-core style take on the above <text:a xlink:type="simple" xlink:href="https://gist.github.com/705311" text:style-name="Internet_20_link" text:visited-style-name="Visited_20_Internet_20_Link">https://gist.github.com/705311</text:a> </text:p>
        </text:list-item>
        <text:list-item>
          <text:p text:style-name="P341">Peter Higgins" plugin <text:a xlink:type="simple" xlink:href="https://github.com/phiggins42/bloody-jquery-plugins/blob/master/pubsub.js" text:style-name="Internet_20_link" text:visited-style-name="Visited_20_Internet_20_Link">http://github.com/phiggins42/bloody-jquery-plugins/blob/master/pubsub.js</text:a>. </text:p>
        </text:list-item>
        <text:list-item>
          <text:p text:style-name="P341">AppendTo's Pub/Sub in AmplifyJS <text:a xlink:type="simple" xlink:href="http://amplifyjs.com/" text:style-name="Internet_20_link" text:visited-style-name="Visited_20_Internet_20_Link">http://amplifyjs.com</text:a> </text:p>
        </text:list-item>
        <text:list-item>
          <text:p text:style-name="P320">Ben Truyman's gist <text:a xlink:type="simple" xlink:href="https://gist.github.com/826794" text:style-name="Internet_20_link" text:visited-style-name="Visited_20_Internet_20_Link">https://gist.github.com/826794</text:a> </text:p>
        </text:list-item>
      </text:list>
      <text:p text:style-name="P32"><text:span text:style-name="T46">P</text:span><text:span text:style-name="T1">ara que podamos apreciar cuántas de las implementaciones de JavaScript vainilla del patrón Observer podrían funcionar, veamos una versión minimalista de Publicar/Suscribir que publiqué en GitHub en un proyecto llamado </text:span><text:a xlink:type="simple" xlink:href="https://github.com/addyosmani/pubsubz" text:style-name="Internet_20_link" text:visited-style-name="Visited_20_Internet_20_Link">pubsubz</text:a><text:span text:style-name="T1">. Esto demuestra los conceptos básicos de suscripción, publicación y el concepto de cancelación de suscripción.</text:span></text:p>
      <text:p text:style-name="P173"><text:span text:style-name="Source_20_Text"><text:span text:style-name="T251">Opté por basar nuestros ejemplos en este código, ya que se adhiere estrechamente a las firmas de métodos y al enfoque de implementación que esperaría ver en una versión de JavaScript del patrón clásico de Observer.</text:span></text:span></text:p>
      <text:p text:style-name="P173"><text:span text:style-name="Source_20_Text"><text:span text:style-name="T251"/></text:span></text:p>
      <text:h text:style-name="P200" text:outline-level="3"><text:span text:style-name="Strong_20_Emphasis"><text:span text:style-name="T283">Implementación de Publicar /Subcribir</text:span></text:span></text:h>
      <text:p text:style-name="P177"><text:span text:style-name="Strong_20_Emphasis"><text:span text:style-name="T253">Ej:016:index.js</text:span></text:span></text:p>
      <text:p text:style-name="P175"><text:span text:style-name="Strong_20_Emphasis"><text:span text:style-name="T184"/></text:span></text:p>
      <text:p text:style-name="P175"><text:span text:style-name="Strong_20_Emphasis"><text:span text:style-name="T184">var pubsub = {};</text:span></text:span></text:p>
      <text:p text:style-name="P175"><text:span text:style-name="Strong_20_Emphasis"><text:span text:style-name="T184"> </text:span></text:span></text:p>
      <text:p text:style-name="P175"><text:span text:style-name="Strong_20_Emphasis"><text:span text:style-name="T184">(function(myObject) {</text:span></text:span></text:p>
      <text:p text:style-name="P175"><text:soft-page-break/><text:span text:style-name="Strong_20_Emphasis"><text:span text:style-name="T184"> </text:span></text:span></text:p>
      <text:p text:style-name="P175"><text:span text:style-name="Strong_20_Emphasis"><text:span text:style-name="T184"><text:s text:c="4"/>// Almacenamiento de temas que pueden </text:span></text:span></text:p>
      <text:p text:style-name="P175"><text:span text:style-name="Strong_20_Emphasis"><text:span text:style-name="T184"><text:s text:c="4"/>//transmitirse o escucharse</text:span></text:span></text:p>
      <text:p text:style-name="P175"><text:span text:style-name="Strong_20_Emphasis"><text:span text:style-name="T184">    var topics = {};</text:span></text:span></text:p>
      <text:p text:style-name="P175"><text:span text:style-name="Strong_20_Emphasis"><text:span text:style-name="T184"> </text:span></text:span></text:p>
      <text:p text:style-name="P175"><text:span text:style-name="Strong_20_Emphasis"><text:span text:style-name="T184">    // Un identificador de tópico</text:span></text:span></text:p>
      <text:p text:style-name="P175"><text:span text:style-name="Strong_20_Emphasis"><text:span text:style-name="T184">    var subUid = -1;</text:span></text:span></text:p>
      <text:p text:style-name="P175"><text:span text:style-name="Strong_20_Emphasis"><text:span text:style-name="T184"> </text:span></text:span></text:p>
      <text:p text:style-name="P175"><text:span text:style-name="Strong_20_Emphasis"><text:span text:style-name="T184"><text:s text:c="4"/>// Publique o transmita eventos de interés </text:span></text:span></text:p>
      <text:p text:style-name="P175"><text:span text:style-name="Strong_20_Emphasis"><text:span text:style-name="T184"><text:s text:c="4"/>// con un nombre de tópico específico y argumentos</text:span></text:span></text:p>
      <text:p text:style-name="P175"><text:span text:style-name="Strong_20_Emphasis"><text:span text:style-name="T184"><text:s text:c="4"/>// tales como los datos a pasar a lo largo</text:span></text:span></text:p>
      <text:p text:style-name="P175"><text:span text:style-name="Strong_20_Emphasis"><text:span text:style-name="T169"/></text:span></text:p>
      <text:p text:style-name="P175"><text:span text:style-name="Strong_20_Emphasis"><text:span text:style-name="T184">    myObject.publish = function( topic, args ) {</text:span></text:span></text:p>
      <text:p text:style-name="P175"><text:span text:style-name="Strong_20_Emphasis"><text:span text:style-name="T184"> </text:span></text:span></text:p>
      <text:p text:style-name="P175"><text:span text:style-name="Strong_20_Emphasis"><text:span text:style-name="T184">        if ( !topics[topic] ) {</text:span></text:span></text:p>
      <text:p text:style-name="P175"><text:span text:style-name="Strong_20_Emphasis"><text:span text:style-name="T184">            return false;</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        var subscribers = topics[topic],</text:span></text:span></text:p>
      <text:p text:style-name="P175"><text:span text:style-name="Strong_20_Emphasis"><text:span text:style-name="T184">            len = subscribers ? subscribers.length : 0;</text:span></text:span></text:p>
      <text:p text:style-name="P175"><text:span text:style-name="Strong_20_Emphasis"><text:span text:style-name="T184"> </text:span></text:span></text:p>
      <text:p text:style-name="P175"><text:span text:style-name="Strong_20_Emphasis"><text:span text:style-name="T184">        while (len--) {</text:span></text:span></text:p>
      <text:p text:style-name="P175"><text:span text:style-name="Strong_20_Emphasis"><text:span text:style-name="T184">            subscribers[len].func( topic, args );</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        return this;</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text:s text:c="4"/>// Suscríbase a eventos de interés</text:span></text:span></text:p>
      <text:p text:style-name="P175"><text:span text:style-name="Strong_20_Emphasis"><text:span text:style-name="T184"><text:s text:c="4"/>// con un nombre de tópico específico y una </text:span></text:span></text:p>
      <text:p text:style-name="P175"><text:span text:style-name="Strong_20_Emphasis"><text:span text:style-name="T184"><text:s text:c="4"/>// función de devolución de llamada, que se ejecutará </text:span></text:span></text:p>
      <text:p text:style-name="P175"><text:span text:style-name="Strong_20_Emphasis"><text:span text:style-name="T184"><text:s text:c="4"/>// cuando se observe el tópico/evento</text:span></text:span></text:p>
      <text:p text:style-name="P175"><text:span text:style-name="Strong_20_Emphasis"><text:span text:style-name="T184">    myObject.subscribe = function( topic, func ) {</text:span></text:span></text:p>
      <text:p text:style-name="P175"><text:span text:style-name="Strong_20_Emphasis"><text:span text:style-name="T184"> </text:span></text:span></text:p>
      <text:p text:style-name="P175"><text:span text:style-name="Strong_20_Emphasis"><text:span text:style-name="T184">        if (!topics[topic]) {</text:span></text:span></text:p>
      <text:p text:style-name="P175"><text:span text:style-name="Strong_20_Emphasis"><text:span text:style-name="T184">            topics[topic] = [];</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        var token = ( ++subUid ).toString();</text:span></text:span></text:p>
      <text:p text:style-name="P175"><text:span text:style-name="Strong_20_Emphasis"><text:span text:style-name="T184">        topics[topic].push({</text:span></text:span></text:p>
      <text:p text:style-name="P175"><text:span text:style-name="Strong_20_Emphasis"><text:span text:style-name="T184">            token: token,</text:span></text:span></text:p>
      <text:p text:style-name="P175"><text:span text:style-name="Strong_20_Emphasis"><text:span text:style-name="T184">            func: func</text:span></text:span></text:p>
      <text:p text:style-name="P175"><text:span text:style-name="Strong_20_Emphasis"><text:span text:style-name="T184">        });</text:span></text:span></text:p>
      <text:p text:style-name="P175"><text:span text:style-name="Strong_20_Emphasis"><text:span text:style-name="T184">        return token;</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text:s text:c="4"/>// Des-subscribe de un tema </text:span></text:span></text:p>
      <text:p text:style-name="P175"><text:span text:style-name="Strong_20_Emphasis"><text:span text:style-name="T184"><text:s text:c="4"/>// específico, basado en una referencia</text:span></text:span></text:p>
      <text:p text:style-name="P175"><text:span text:style-name="Strong_20_Emphasis"><text:span text:style-name="T184"><text:s text:c="4"/>// simbólica a la suscripción </text:span></text:span></text:p>
      <text:p text:style-name="P175"><text:span text:style-name="Strong_20_Emphasis"><text:span text:style-name="T184">    myObject.unsubscribe = function( token ) {</text:span></text:span></text:p>
      <text:p text:style-name="P175"><text:span text:style-name="Strong_20_Emphasis"><text:span text:style-name="T184">        for ( var m in topics ) {</text:span></text:span></text:p>
      <text:p text:style-name="P175"><text:span text:style-name="Strong_20_Emphasis"><text:span text:style-name="T169"/></text:span></text:p>
      <text:p text:style-name="P175"><text:span text:style-name="Strong_20_Emphasis"><text:span text:style-name="T184">            if ( topics[m] ) {</text:span></text:span></text:p>
      <text:p text:style-name="P175"><text:soft-page-break/><text:span text:style-name="Strong_20_Emphasis"><text:span text:style-name="T184">                for ( var i = 0, j = topics[m].length; i &lt; j; i++ ) {</text:span></text:span></text:p>
      <text:p text:style-name="P175"><text:span text:style-name="Strong_20_Emphasis"><text:span text:style-name="T184">                    if ( topics[m][i].token === token ) {</text:span></text:span></text:p>
      <text:p text:style-name="P175"><text:span text:style-name="Strong_20_Emphasis"><text:span text:style-name="T184">                        topics[m].splice( i, 1 );</text:span></text:span></text:p>
      <text:p text:style-name="P175"><text:span text:style-name="Strong_20_Emphasis"><text:span text:style-name="T184">                        return token;</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        }</text:span></text:span></text:p>
      <text:p text:style-name="P175"><text:span text:style-name="Strong_20_Emphasis"><text:span text:style-name="T184">        return this;</text:span></text:span></text:p>
      <text:p text:style-name="P175"><text:span text:style-name="Strong_20_Emphasis"><text:span text:style-name="T184">    };</text:span></text:span></text:p>
      <text:p text:style-name="P175"><text:span text:style-name="Strong_20_Emphasis"><text:span text:style-name="T184">}( pubsub ));</text:span></text:span></text:p>
      <text:p text:style-name="P175"><text:span text:style-name="Strong_20_Emphasis"><text:span text:style-name="T184"/></text:span></text:p>
      <text:p text:style-name="P176"><text:span text:style-name="Strong_20_Emphasis"><text:span text:style-name="T273"/></text:span></text:p>
      <text:p text:style-name="P174"><text:span text:style-name="Strong_20_Emphasis"><text:span text:style-name="T270">Ejemplo: uso de nuestra implementación</text:span></text:span></text:p>
      <text:p text:style-name="P174"><text:span text:style-name="Strong_20_Emphasis"><text:span text:style-name="T252">Ahora podemos usar la implementación para publicar y suscribirse a eventos de interés de la siguiente manera:</text:span></text:span></text:p>
      <text:p text:style-name="P174"><text:span text:style-name="Strong_20_Emphasis"><text:span text:style-name="T252"/></text:span></text:p>
      <text:p text:style-name="P179"><text:span text:style-name="Strong_20_Emphasis"><text:span text:style-name="T254">Ej:016:implement.js</text:span></text:span></text:p>
      <text:p text:style-name="P178"><text:span text:style-name="Strong_20_Emphasis"><text:span text:style-name="T176"/></text:span></text:p>
      <text:p text:style-name="P178"><text:span text:style-name="Strong_20_Emphasis"><text:span text:style-name="T176">// Otro manejador de mensajes simple</text:span></text:span></text:p>
      <text:p text:style-name="P178"><text:span text:style-name="Strong_20_Emphasis"><text:span text:style-name="T176"> </text:span></text:span></text:p>
      <text:p text:style-name="P178"><text:span text:style-name="Strong_20_Emphasis"><text:span text:style-name="T176">// Un simple loggeador de mensajes que logea cualquier tópico y datos recibidos a través de nuestro </text:span></text:span></text:p>
      <text:p text:style-name="P178"><text:span text:style-name="Strong_20_Emphasis"><text:span text:style-name="T176">// suscriptor</text:span></text:span></text:p>
      <text:p text:style-name="P178"><text:span text:style-name="Strong_20_Emphasis"><text:span text:style-name="T176"/></text:span></text:p>
      <text:p text:style-name="P178"><text:span text:style-name="Strong_20_Emphasis"><text:span text:style-name="T176">var messageLogger = function ( topics, data ) {</text:span></text:span></text:p>
      <text:p text:style-name="P178"><text:span text:style-name="Strong_20_Emphasis"><text:span text:style-name="T176">    console.log( "Logging: " + topics + ": " + data );</text:span></text:span></text:p>
      <text:p text:style-name="P178"><text:span text:style-name="Strong_20_Emphasis"><text:span text:style-name="T176">};</text:span></text:span></text:p>
      <text:p text:style-name="P178"><text:span text:style-name="Strong_20_Emphasis"><text:span text:style-name="T176"> </text:span></text:span></text:p>
      <text:p text:style-name="P178"><text:span text:style-name="Strong_20_Emphasis"><text:span text:style-name="T176">// Los suscriptores escuchan los tópicos a los que se han suscrito e </text:span></text:span></text:p>
      <text:p text:style-name="P178"><text:span text:style-name="Strong_20_Emphasis"><text:span text:style-name="T176">// invocan una función (callback) de devolución de llamada (ej., messageLogger) </text:span></text:span></text:p>
      <text:p text:style-name="P178"><text:span text:style-name="Strong_20_Emphasis"><text:span text:style-name="T176">// una vez que se transmite una nueva notificación sobre ese tópico</text:span></text:span></text:p>
      <text:p text:style-name="P178"><text:span text:style-name="Strong_20_Emphasis"><text:span text:style-name="T176">var subscription = pubsub.subscribe( "inbox/newMessage", messageLogger );</text:span></text:span></text:p>
      <text:p text:style-name="P178"><text:span text:style-name="Strong_20_Emphasis"><text:span text:style-name="T176"> </text:span></text:span></text:p>
      <text:p text:style-name="P178"><text:span text:style-name="Strong_20_Emphasis"><text:span text:style-name="T176">// Publishers are in charge of publishing topics or notifications of</text:span></text:span></text:p>
      <text:p text:style-name="P178"><text:span text:style-name="Strong_20_Emphasis"><text:span text:style-name="T176">// interest to the application. e.g:</text:span></text:span></text:p>
      <text:p text:style-name="P178"><text:span text:style-name="Strong_20_Emphasis"><text:span text:style-name="T176"/></text:span></text:p>
      <text:p text:style-name="P178"><text:span text:style-name="Strong_20_Emphasis"><text:span text:style-name="T176">// Los Publicistas se encargan de publicar tópicos o notificaciones de</text:span></text:span></text:p>
      <text:p text:style-name="P178"><text:span text:style-name="Strong_20_Emphasis"><text:span text:style-name="T176">// interés para la aplicación. ej: </text:span></text:span></text:p>
      <text:p text:style-name="P178"><text:span text:style-name="Strong_20_Emphasis"><text:span text:style-name="T176">pubsub.publish( "inbox/newMessage", "hello world!" );</text:span></text:span></text:p>
      <text:p text:style-name="P178"><text:span text:style-name="Strong_20_Emphasis"><text:span text:style-name="T176"> </text:span></text:span></text:p>
      <text:p text:style-name="P178"><text:span text:style-name="Strong_20_Emphasis"><text:span text:style-name="T176">// or</text:span></text:span></text:p>
      <text:p text:style-name="P178"><text:span text:style-name="Strong_20_Emphasis"><text:span text:style-name="T176">pubsub.publish( "inbox/newMessage", ["test", "a", "b", "c"] );</text:span></text:span></text:p>
      <text:p text:style-name="P178"><text:span text:style-name="Strong_20_Emphasis"><text:span text:style-name="T176"> </text:span></text:span></text:p>
      <text:p text:style-name="P178"><text:span text:style-name="Strong_20_Emphasis"><text:span text:style-name="T176">// or</text:span></text:span></text:p>
      <text:p text:style-name="P178"><text:span text:style-name="Strong_20_Emphasis"><text:span text:style-name="T176">pubsub.publish( "inbox/newMessage", {</text:span></text:span></text:p>
      <text:p text:style-name="P178"><text:span text:style-name="Strong_20_Emphasis"><text:span text:style-name="T176">  sender: "hello@google.com",</text:span></text:span></text:p>
      <text:p text:style-name="P178"><text:span text:style-name="Strong_20_Emphasis"><text:span text:style-name="T176">  body: "Hey again!"</text:span></text:span></text:p>
      <text:p text:style-name="P178"><text:span text:style-name="Strong_20_Emphasis"><text:span text:style-name="T176">});</text:span></text:span></text:p>
      <text:p text:style-name="P178"><text:span text:style-name="Strong_20_Emphasis"><text:span text:style-name="T176"> </text:span></text:span></text:p>
      <text:p text:style-name="P178"><text:span text:style-name="Strong_20_Emphasis"><text:span text:style-name="T176">// También podemos cancelar la suscripción si ya no deseamos que se notifique</text:span></text:span></text:p>
      <text:p text:style-name="P178"><text:span text:style-name="Strong_20_Emphasis"><text:span text:style-name="T176">// a nuestros suscriptores</text:span></text:span></text:p>
      <text:p text:style-name="P178"><text:span text:style-name="Strong_20_Emphasis"><text:span text:style-name="T176">pubsub.unsubscribe( subscription );</text:span></text:span></text:p>
      <text:p text:style-name="P178"><text:span text:style-name="Strong_20_Emphasis"><text:span text:style-name="T176"> </text:span></text:span></text:p>
      <text:p text:style-name="P178"><text:span text:style-name="Strong_20_Emphasis"><text:span text:style-name="T176">// Una vez que se haya dado de baja, esto, por ejemplo, no dará como resultado</text:span></text:span></text:p>
      <text:p text:style-name="P178"><text:span text:style-name="Strong_20_Emphasis"><text:span text:style-name="T176">// que se ejecute nuestro messageLogger ya que el suscriptor</text:span></text:span></text:p>
      <text:p text:style-name="P178"><text:span text:style-name="Strong_20_Emphasis"><text:span text:style-name="T176">// ya no escucha</text:span></text:span></text:p>
      <text:p text:style-name="P178"><text:span text:style-name="Strong_20_Emphasis"><text:span text:style-name="T176">pubsub.publish( "inbox/newMessage", "Hello! are you still there?" );</text:span></text:span></text:p>
      <text:p text:style-name="P178"><text:span text:style-name="Strong_20_Emphasis"><text:span text:style-name="T176"/></text:span></text:p>
      <text:p text:style-name="P177"><text:span text:style-name="Strong_20_Emphasis"><text:span text:style-name="T253"/></text:span></text:p>
      <text:p text:style-name="P177"><text:span text:style-name="Strong_20_Emphasis"><text:span text:style-name="T253"/></text:span></text:p>
      <text:p text:style-name="P177"><text:soft-page-break/><text:span text:style-name="Strong_20_Emphasis"><text:span text:style-name="T271">Ejemplo: notificaciones de interfaz de usuario</text:span></text:span></text:p>
      <text:p text:style-name="P180"><text:span text:style-name="Strong_20_Emphasis"><text:span text:style-name="T253">A continuación, imaginemos que tenemos una aplicación web responsable de mostrar información de stock en tiempo real.</text:span></text:span></text:p>
      <text:p text:style-name="P180"><text:span text:style-name="Strong_20_Emphasis"><text:span text:style-name="T253">La aplicación puede tener una cuadrícula para mostrar las estadísticas de stock y un contador para mostrar el último punto de actualización. Cuando el modelo de datos cambia, la aplicación necesitará actualizar la cuadrícula y el contador. En este escenario, nuestro tema (que será la publicación de </text:span></text:span><text:span text:style-name="Strong_20_Emphasis"><text:span text:style-name="T255">tópicos</text:span></text:span><text:span text:style-name="Strong_20_Emphasis"><text:span text:style-name="T253">/notificaciones) es el modelo de datos y nuestros suscriptores son la cuadrícula y el contador.</text:span></text:span></text:p>
      <text:p text:style-name="P180"><text:span text:style-name="Strong_20_Emphasis"><text:span text:style-name="T253">Cuando nuestros suscriptores reciben una notificación de que el modelo en sí ha cambiado, pueden actualizarse en consecuencia.</text:span></text:span></text:p>
      <text:p text:style-name="P180"><text:span text:style-name="Strong_20_Emphasis"><text:span text:style-name="T253">En nuestra implementación, nuestro suscriptor escuchará el tema "newDataAvailable" para averiguar si hay nueva información disponible. Si se publica una nueva notificación sobre este tema, activará </text:span></text:span><text:span text:style-name="Strong_20_Emphasis"><text:span text:style-name="T88">gridUpdate</text:span></text:span><text:span text:style-name="Strong_20_Emphasis"><text:span text:style-name="T253"> para agregar una nueva fila a nuestra cuadrícula que contenga esta información. También actualizará un </text:span></text:span><text:span text:style-name="Strong_20_Emphasis"><text:span text:style-name="T268">último</text:span></text:span><text:span text:style-name="Strong_20_Emphasis"><text:span text:style-name="T253"> contador </text:span></text:span><text:span text:style-name="Strong_20_Emphasis"><text:span text:style-name="T268">actualizado</text:span></text:span><text:span text:style-name="Strong_20_Emphasis"><text:span text:style-name="T253"> para registrar la última vez que se agregaron datos.</text:span></text:span></text:p>
      <text:p text:style-name="P180"><text:span text:style-name="Strong_20_Emphasis"><text:span text:style-name="T253"/></text:span></text:p>
      <text:p text:style-name="P184"><text:span text:style-name="Strong_20_Emphasis"><text:span text:style-name="T254">Ej:01</text:span></text:span><text:span text:style-name="Strong_20_Emphasis"><text:span text:style-name="T257">7</text:span></text:span><text:span text:style-name="Strong_20_Emphasis"><text:span text:style-name="T254">:implement</text:span></text:span><text:span text:style-name="Strong_20_Emphasis"><text:span text:style-name="T257">2</text:span></text:span><text:span text:style-name="Strong_20_Emphasis"><text:span text:style-name="T254">.js</text:span></text:span></text:p>
      <text:p text:style-name="P181"><text:span text:style-name="Strong_20_Emphasis"><text:span text:style-name="T176"/></text:span></text:p>
      <text:p text:style-name="P183"><text:span text:style-name="Strong_20_Emphasis"><text:span text:style-name="T177">// Devuelve la hora local actual para usar en nuestra UI más tarde</text:span></text:span></text:p>
      <text:p text:style-name="P183"><text:span text:style-name="Strong_20_Emphasis"><text:span text:style-name="T177">getCurrentTime = function (){</text:span></text:span></text:p>
      <text:p text:style-name="P183"><text:span text:style-name="Strong_20_Emphasis"><text:span text:style-name="T177"> </text:span></text:span></text:p>
      <text:p text:style-name="P183"><text:span text:style-name="Strong_20_Emphasis"><text:span text:style-name="T177">   var date = new Date(),</text:span></text:span></text:p>
      <text:p text:style-name="P183"><text:span text:style-name="Strong_20_Emphasis"><text:span text:style-name="T177">         m = date.getMonth() + 1,</text:span></text:span></text:p>
      <text:p text:style-name="P183"><text:span text:style-name="Strong_20_Emphasis"><text:span text:style-name="T177">         d = date.getDate(),</text:span></text:span></text:p>
      <text:p text:style-name="P183"><text:span text:style-name="Strong_20_Emphasis"><text:span text:style-name="T177">         y = date.getFullYear(),</text:span></text:span></text:p>
      <text:p text:style-name="P183"><text:span text:style-name="Strong_20_Emphasis"><text:span text:style-name="T177">         t = date.toLocaleTimeString().toLowerCase();</text:span></text:span></text:p>
      <text:p text:style-name="P183"><text:span text:style-name="Strong_20_Emphasis"><text:span text:style-name="T177"> </text:span></text:span></text:p>
      <text:p text:style-name="P183"><text:span text:style-name="Strong_20_Emphasis"><text:span text:style-name="T177">        return (m + "/" + d + "/" + y + " " + t);</text:span></text:span></text:p>
      <text:p text:style-name="P183"><text:span text:style-name="Strong_20_Emphasis"><text:span text:style-name="T177">};</text:span></text:span></text:p>
      <text:p text:style-name="P183"><text:span text:style-name="Strong_20_Emphasis"><text:span text:style-name="T177"> </text:span></text:span></text:p>
      <text:p text:style-name="P183"><text:span text:style-name="Strong_20_Emphasis"><text:span text:style-name="T177">// Agrega una nueva fila de datos a nuestro componente de cuadrícula ficticia</text:span></text:span></text:p>
      <text:p text:style-name="P183"><text:span text:style-name="Strong_20_Emphasis"><text:span text:style-name="T177">function addGridRow( data ) {</text:span></text:span></text:p>
      <text:p text:style-name="P183"><text:span text:style-name="Strong_20_Emphasis"><text:span text:style-name="T177"> </text:span></text:span></text:p>
      <text:p text:style-name="P183"><text:span text:style-name="Strong_20_Emphasis"><text:span text:style-name="T177">   // ui.grid.addRow( data );</text:span></text:span></text:p>
      <text:p text:style-name="P183"><text:span text:style-name="Strong_20_Emphasis"><text:span text:style-name="T177">   console.log( "updated grid component with:" + data );</text:span></text:span></text:p>
      <text:p text:style-name="P183"><text:span text:style-name="Strong_20_Emphasis"><text:span text:style-name="T177"> </text:span></text:span></text:p>
      <text:p text:style-name="P183"><text:span text:style-name="Strong_20_Emphasis"><text:span text:style-name="T177">}</text:span></text:span></text:p>
      <text:p text:style-name="P183"><text:span text:style-name="Strong_20_Emphasis"><text:span text:style-name="T177"> </text:span></text:span></text:p>
      <text:p text:style-name="P183"><text:span text:style-name="Strong_20_Emphasis"><text:span text:style-name="T177">// Actualiza nuestra grilla ficticia para mostrar la hora en que se actualizó </text:span></text:span></text:p>
      <text:p text:style-name="P183"><text:span text:style-name="Strong_20_Emphasis"><text:span text:style-name="T177">// por última vez</text:span></text:span></text:p>
      <text:p text:style-name="P183"><text:span text:style-name="Strong_20_Emphasis"><text:span text:style-name="T177">function updateCounter( data ) {</text:span></text:span></text:p>
      <text:p text:style-name="P183"><text:span text:style-name="Strong_20_Emphasis"><text:span text:style-name="T177"> </text:span></text:span></text:p>
      <text:p text:style-name="P183"><text:span text:style-name="Strong_20_Emphasis"><text:span text:style-name="T177">   // ui.grid.updateLastChanged( getCurrentTime() );</text:span></text:span></text:p>
      <text:p text:style-name="P183"><text:span text:style-name="Strong_20_Emphasis"><text:span text:style-name="T177">   console.log( "data last updated at: " + getCurrentTime() + " with " + data);</text:span></text:span></text:p>
      <text:p text:style-name="P183"><text:span text:style-name="Strong_20_Emphasis"><text:span text:style-name="T177"> </text:span></text:span></text:p>
      <text:p text:style-name="P183"><text:span text:style-name="Strong_20_Emphasis"><text:span text:style-name="T177">}</text:span></text:span></text:p>
      <text:p text:style-name="P183"><text:span text:style-name="Strong_20_Emphasis"><text:span text:style-name="T177"> </text:span></text:span></text:p>
      <text:p text:style-name="P183"><text:span text:style-name="Strong_20_Emphasis"><text:span text:style-name="T177">// Actualiza la cuadrícula utilizando los datos pasados a nuestros suscriptores</text:span></text:span></text:p>
      <text:p text:style-name="P183"><text:span text:style-name="Strong_20_Emphasis"><text:span text:style-name="T177">gridUpdate = function( topic, data ){</text:span></text:span></text:p>
      <text:p text:style-name="P183"><text:span text:style-name="Strong_20_Emphasis"><text:span text:style-name="T177"> </text:span></text:span></text:p>
      <text:p text:style-name="P183"><text:span text:style-name="Strong_20_Emphasis"><text:span text:style-name="T177">  if ( data !== undefined ) {</text:span></text:span></text:p>
      <text:p text:style-name="P183"><text:span text:style-name="Strong_20_Emphasis"><text:span text:style-name="T177">     addGridRow( data );</text:span></text:span></text:p>
      <text:p text:style-name="P183"><text:span text:style-name="Strong_20_Emphasis"><text:span text:style-name="T177">     updateCounter( data );</text:span></text:span></text:p>
      <text:p text:style-name="P183"><text:span text:style-name="Strong_20_Emphasis"><text:span text:style-name="T177">   }</text:span></text:span></text:p>
      <text:p text:style-name="P183"><text:span text:style-name="Strong_20_Emphasis"><text:span text:style-name="T177"> </text:span></text:span></text:p>
      <text:p text:style-name="P183"><text:span text:style-name="Strong_20_Emphasis"><text:span text:style-name="T177">};</text:span></text:span></text:p>
      <text:p text:style-name="P183"><text:span text:style-name="Strong_20_Emphasis"><text:span text:style-name="T177"> </text:span></text:span></text:p>
      <text:p text:style-name="P183"><text:span text:style-name="Strong_20_Emphasis"><text:span text:style-name="T177">// Creea una suscripción al tópico newDataAvailable</text:span></text:span></text:p>
      <text:p text:style-name="P183"><text:soft-page-break/><text:span text:style-name="Strong_20_Emphasis"><text:span text:style-name="T177">var subscriber = pubsub.subscribe( "newDataAvailable", gridUpdate );</text:span></text:span></text:p>
      <text:p text:style-name="P183"><text:span text:style-name="Strong_20_Emphasis"><text:span text:style-name="T177"> </text:span></text:span></text:p>
      <text:p text:style-name="P183"><text:span text:style-name="Strong_20_Emphasis"><text:span text:style-name="T177">// Lo siguiente representa actualizaciones de nuestra capa de datos. Esto podría ser </text:span></text:span></text:p>
      <text:p text:style-name="P183"><text:span text:style-name="Strong_20_Emphasis"><text:span text:style-name="T177">// impulsado por solicitudes ajax que transmiten que los nuevos datos están disponibles </text:span></text:span></text:p>
      <text:p text:style-name="P183"><text:span text:style-name="Strong_20_Emphasis"><text:span text:style-name="T177">// para el resto de la aplicación.</text:span></text:span></text:p>
      <text:p text:style-name="P183"><text:span text:style-name="Strong_20_Emphasis"><text:span text:style-name="T177"> </text:span></text:span></text:p>
      <text:p text:style-name="P183"><text:span text:style-name="Strong_20_Emphasis"><text:span text:style-name="T177">// Publicar cambios al tópico "gridUpdated" representando nuevas entradas</text:span></text:span></text:p>
      <text:p text:style-name="P183"><text:span text:style-name="Strong_20_Emphasis"><text:span text:style-name="T177"/></text:span></text:p>
      <text:p text:style-name="P183"><text:span text:style-name="Strong_20_Emphasis"><text:span text:style-name="T177">pubsub.publish( "newDataAvailable", {</text:span></text:span></text:p>
      <text:p text:style-name="P183"><text:span text:style-name="Strong_20_Emphasis"><text:span text:style-name="T177">  summary: "Apple made $5 billion",</text:span></text:span></text:p>
      <text:p text:style-name="P183"><text:span text:style-name="Strong_20_Emphasis"><text:span text:style-name="T177">  identifier: "APPL",</text:span></text:span></text:p>
      <text:p text:style-name="P183"><text:span text:style-name="Strong_20_Emphasis"><text:span text:style-name="T177">  stockPrice: 570.91</text:span></text:span></text:p>
      <text:p text:style-name="P183"><text:span text:style-name="Strong_20_Emphasis"><text:span text:style-name="T177">});</text:span></text:span></text:p>
      <text:p text:style-name="P183"><text:span text:style-name="Strong_20_Emphasis"><text:span text:style-name="T177"> </text:span></text:span></text:p>
      <text:p text:style-name="P183"><text:span text:style-name="Strong_20_Emphasis"><text:span text:style-name="T177">pubsub.publish( "newDataAvailable", {</text:span></text:span></text:p>
      <text:p text:style-name="P183"><text:span text:style-name="Strong_20_Emphasis"><text:span text:style-name="T177">  summary: "Microsoft made $20 million",</text:span></text:span></text:p>
      <text:p text:style-name="P183"><text:span text:style-name="Strong_20_Emphasis"><text:span text:style-name="T177">  identifier: "MSFT",</text:span></text:span></text:p>
      <text:p text:style-name="P183"><text:span text:style-name="Strong_20_Emphasis"><text:span text:style-name="T177">  stockPrice: 30.85</text:span></text:span></text:p>
      <text:p text:style-name="P183"><text:span text:style-name="Strong_20_Emphasis"><text:span text:style-name="T177">});</text:span></text:span></text:p>
      <text:p text:style-name="P183"><text:span text:style-name="Strong_20_Emphasis"><text:span text:style-name="T177"/></text:span></text:p>
      <text:p text:style-name="P182"><text:span text:style-name="Strong_20_Emphasis"><text:span text:style-name="T256"/></text:span></text:p>
      <text:p text:style-name="P182"><text:span text:style-name="Strong_20_Emphasis"><text:span text:style-name="T272">Ejemplo: desacoplar aplicaciones usando la implementación Pub/Sub de Ben Alman</text:span></text:span></text:p>
      <text:p text:style-name="P185"><text:span text:style-name="Strong_20_Emphasis"><text:span text:style-name="T256">En el siguiente ejemplo de clasificación de películas, utilizaremos la implementación jQuery de Ben Alman de Publicar/Suscribir para demostrar cómo podemos desacoplar una interfaz de usuario. Observe cómo enviar una calificación solo tiene el efecto de publicar el hecho de que hay nuevos usuarios y datos de calificación disponibles.</text:span></text:span></text:p>
      <text:p text:style-name="P185"><text:span text:style-name="Strong_20_Emphasis"><text:span text:style-name="T256">Depende de los suscriptores de esos temas delegar lo que sucede con esos datos. En nuestro caso, estamos introduciendo esos nuevos datos en las matrices existentes y luego los procesamos utilizando el método </text:span></text:span><text:span text:style-name="Strong_20_Emphasis"><text:span text:style-name="T89">.template()</text:span></text:span><text:span text:style-name="Strong_20_Emphasis"><text:span text:style-name="T256"> de la biblioteca Underscore para crear plantillas.</text:span></text:span></text:p>
      <text:p text:style-name="P177"><text:span text:style-name="Strong_20_Emphasis"><text:span text:style-name="T116"/></text:span></text:p>
      <text:p text:style-name="P187"><text:span text:style-name="Strong_20_Emphasis"><text:span text:style-name="T223">HTML/Templates</text:span></text:span></text:p>
      <text:p text:style-name="P188"><text:span text:style-name="Strong_20_Emphasis"><text:span text:style-name="T176"/></text:span></text:p>
      <text:p text:style-name="P291"><text:span text:style-name="Source_20_Text"><text:span text:style-name="T170">&lt;script id="userTemplate"</text:span></text:span><text:span text:style-name="T170"> </text:span><text:span text:style-name="Source_20_Text"><text:span text:style-name="T170">type="text/html"&gt;</text:span></text:span></text:p>
      <text:p text:style-name="P291"><text:span text:style-name="Source_20_Text"><text:span text:style-name="T170">   &lt;li&gt;&lt;%= name %&gt;&lt;/li&gt;</text:span></text:span></text:p>
      <text:p text:style-name="P291"><text:span text:style-name="Source_20_Text"><text:span text:style-name="T170">&lt;/script&gt;</text:span></text:span></text:p>
      <text:p text:style-name="P242"> </text:p>
      <text:p text:style-name="P242"> </text:p>
      <text:p text:style-name="P291"><text:span text:style-name="Source_20_Text"><text:span text:style-name="T170">&lt;script id="ratingsTemplate"</text:span></text:span><text:span text:style-name="T170"> </text:span><text:span text:style-name="Source_20_Text"><text:span text:style-name="T170">type="text/html"&gt;</text:span></text:span></text:p>
      <text:p text:style-name="P291"><text:span text:style-name="Source_20_Text"><text:span text:style-name="T170">   &lt;li&gt;&lt;strong&gt;&lt;%= title %&gt;&lt;/strong&gt; was rated &lt;%= rating %&gt;/5&lt;/li&gt;</text:span></text:span></text:p>
      <text:p text:style-name="P291"><text:span text:style-name="Source_20_Text"><text:span text:style-name="T170">&lt;/script&gt;</text:span></text:span></text:p>
      <text:p text:style-name="P242"> </text:p>
      <text:p text:style-name="P242"> </text:p>
      <text:p text:style-name="P291"><text:span text:style-name="Source_20_Text"><text:span text:style-name="T170">&lt;div id="container"&gt;</text:span></text:span></text:p>
      <text:p text:style-name="P242"> </text:p>
      <text:p text:style-name="P291"><text:span text:style-name="Source_20_Text"><text:span text:style-name="T170">   &lt;div class="sampleForm"&gt;</text:span></text:span></text:p>
      <text:p text:style-name="P291"><text:span text:style-name="Source_20_Text"><text:span text:style-name="T170">       &lt;p&gt;</text:span></text:span></text:p>
      <text:p text:style-name="P291"><text:span text:style-name="Source_20_Text"><text:span text:style-name="T170">           &lt;label for="twitter_handle"&gt;Twitter handle:&lt;/label&gt;</text:span></text:span></text:p>
      <text:p text:style-name="P291"><text:span text:style-name="Source_20_Text"><text:span text:style-name="T170">           &lt;input type="text"</text:span></text:span><text:span text:style-name="T170"> </text:span><text:span text:style-name="Source_20_Text"><text:span text:style-name="T170">id="twitter_handle"</text:span></text:span><text:span text:style-name="T170"> </text:span><text:span text:style-name="Source_20_Text"><text:span text:style-name="T170">/&gt;</text:span></text:span></text:p>
      <text:p text:style-name="P291"><text:span text:style-name="Source_20_Text"><text:span text:style-name="T170">       &lt;/p&gt;</text:span></text:span></text:p>
      <text:p text:style-name="P291"><text:span text:style-name="Source_20_Text"><text:span text:style-name="T170">       &lt;p&gt;</text:span></text:span></text:p>
      <text:p text:style-name="P291"><text:span text:style-name="Source_20_Text"><text:span text:style-name="T170">           &lt;label for="movie_seen"&gt;Name a movie you've seen this</text:span></text:span><text:span text:style-name="T170"> </text:span><text:span text:style-name="Source_20_Text"><text:span text:style-name="T170">year:&lt;/label&gt;</text:span></text:span></text:p>
      <text:p text:style-name="P291"><text:span text:style-name="Source_20_Text"><text:span text:style-name="T170">           &lt;input type="text"</text:span></text:span><text:span text:style-name="T170"> </text:span><text:span text:style-name="Source_20_Text"><text:span text:style-name="T170">id="movie_seen"</text:span></text:span><text:span text:style-name="T170"> </text:span><text:span text:style-name="Source_20_Text"><text:span text:style-name="T170">/&gt;</text:span></text:span></text:p>
      <text:p text:style-name="P291"><text:span text:style-name="Source_20_Text"><text:span text:style-name="T170">       &lt;/p&gt;</text:span></text:span></text:p>
      <text:p text:style-name="P291"><text:span text:style-name="Source_20_Text"><text:span text:style-name="T170">       &lt;p&gt;</text:span></text:span></text:p>
      <text:p text:style-name="P242"> </text:p>
      <text:p text:style-name="P291"><text:span text:style-name="Source_20_Text"><text:span text:style-name="T170">           &lt;label for="movie_rating"&gt;Rate the movie you saw:&lt;/label&gt;</text:span></text:span></text:p>
      <text:p text:style-name="P291"><text:span text:style-name="Source_20_Text"><text:span text:style-name="T170">           &lt;select id="movie_rating"&gt;</text:span></text:span></text:p>
      <text:p text:style-name="P291"><text:span text:style-name="Source_20_Text"><text:span text:style-name="T170">                 &lt;option value="1"&gt;1&lt;/option&gt;</text:span></text:span></text:p>
      <text:p text:style-name="P291"><text:span text:style-name="Source_20_Text"><text:span text:style-name="T170">                  &lt;option value="2"&gt;2&lt;/option&gt;</text:span></text:span></text:p>
      <text:p text:style-name="P291"><text:span text:style-name="Source_20_Text"><text:span text:style-name="T170">                  &lt;option value="3"&gt;3&lt;/option&gt;</text:span></text:span></text:p>
      <text:p text:style-name="P291"><text:span text:style-name="Source_20_Text"><text:span text:style-name="T170">                  &lt;option value="4"&gt;4&lt;/option&gt;</text:span></text:span></text:p>
      <text:p text:style-name="P291"><text:span text:style-name="Source_20_Text"><text:span text:style-name="T170">                  &lt;option value="5"</text:span></text:span><text:span text:style-name="T170"> </text:span><text:span text:style-name="Source_20_Text"><text:span text:style-name="T170">selected&gt;5&lt;/option&gt;</text:span></text:span></text:p>
      <text:p text:style-name="P242"> </text:p>
      <text:p text:style-name="P291"><text:span text:style-name="Source_20_Text"><text:span text:style-name="T170">          &lt;/select&gt;</text:span></text:span></text:p>
      <text:p text:style-name="P291"><text:span text:style-name="Source_20_Text"><text:span text:style-name="T170">        &lt;/p&gt;</text:span></text:span></text:p>
      <text:p text:style-name="P291"><text:span text:style-name="Source_20_Text"><text:span text:style-name="T170">        &lt;p&gt;</text:span></text:span></text:p>
      <text:p text:style-name="P242"> </text:p>
      <text:p text:style-name="P291"><text:soft-page-break/><text:span text:style-name="Source_20_Text"><text:span text:style-name="T170">            &lt;button id="add"&gt;Submit rating&lt;/button&gt;</text:span></text:span></text:p>
      <text:p text:style-name="P291"><text:span text:style-name="Source_20_Text"><text:span text:style-name="T170">        &lt;/p&gt;</text:span></text:span></text:p>
      <text:p text:style-name="P291"><text:span text:style-name="Source_20_Text"><text:span text:style-name="T170">    &lt;/div&gt;</text:span></text:span></text:p>
      <text:p text:style-name="P242"> </text:p>
      <text:p text:style-name="P242"> </text:p>
      <text:p text:style-name="P242"> </text:p>
      <text:p text:style-name="P291"><text:span text:style-name="Source_20_Text"><text:span text:style-name="T170">    &lt;div class="summaryTable"&gt;</text:span></text:span></text:p>
      <text:p text:style-name="P291"><text:span text:style-name="Source_20_Text"><text:span text:style-name="T170">        &lt;div id="users"&gt;&lt;h3&gt;Recent users&lt;/h3&gt;&lt;/div&gt;</text:span></text:span></text:p>
      <text:p text:style-name="P291"><text:span text:style-name="Source_20_Text"><text:span text:style-name="T170">        &lt;div id="ratings"&gt;&lt;h3&gt;Recent movies rated&lt;/h3&gt;&lt;/div&gt;</text:span></text:span></text:p>
      <text:p text:style-name="P291"><text:span text:style-name="Source_20_Text"><text:span text:style-name="T170">    &lt;/div&gt;</text:span></text:span></text:p>
      <text:p text:style-name="P242"> </text:p>
      <text:p text:style-name="P203"><text:span text:style-name="Source_20_Text"><text:span text:style-name="T176"> &lt;/div&gt;</text:span></text:span></text:p>
      <text:p text:style-name="P186"><text:span text:style-name="Strong_20_Emphasis"><text:span text:style-name="T178"/></text:span></text:p>
      <text:p text:style-name="P185"><text:span text:style-name="Strong_20_Emphasis"><text:span text:style-name="T117"/></text:span></text:p>
      <text:p text:style-name="P189"><text:span text:style-name="Strong_20_Emphasis"><text:span text:style-name="T224">JavaScript</text:span></text:span></text:p>
      <text:p text:style-name="P292"><text:span text:style-name="Source_20_Text"><text:span text:style-name="T134"/></text:span></text:p>
      <text:p text:style-name="P292"><text:span text:style-name="Source_20_Text"><text:span text:style-name="T134">;(function( $ ) {</text:span></text:span></text:p>
      <text:p text:style-name="P257"> </text:p>
      <text:p text:style-name="P292"><text:span text:style-name="Source_20_Text"><text:span text:style-name="T134">  // Pre-compile templates and "cache" them using closure</text:span></text:span></text:p>
      <text:p text:style-name="P292"><text:span text:style-name="Source_20_Text"><text:span text:style-name="T134">  var</text:span></text:span></text:p>
      <text:p text:style-name="P292"><text:span text:style-name="Source_20_Text"><text:span text:style-name="T134">    userTemplate = _.template($( "#userTemplate"</text:span></text:span><text:span text:style-name="T134"> </text:span><text:span text:style-name="Source_20_Text"><text:span text:style-name="T134">).html()),</text:span></text:span></text:p>
      <text:p text:style-name="P292"><text:span text:style-name="Source_20_Text"><text:span text:style-name="T134">    ratingsTemplate = _.template($( "#ratingsTemplate"</text:span></text:span><text:span text:style-name="T134"> </text:span><text:span text:style-name="Source_20_Text"><text:span text:style-name="T134">).html());</text:span></text:span></text:p>
      <text:p text:style-name="P257"> </text:p>
      <text:p text:style-name="P292"><text:span text:style-name="Source_20_Text"><text:span text:style-name="T134">  // Subscribe to the new user topic, which adds a user</text:span></text:span></text:p>
      <text:p text:style-name="P292"><text:span text:style-name="Source_20_Text"><text:span text:style-name="T134">  // to a list of users who have submitted reviews</text:span></text:span></text:p>
      <text:p text:style-name="P292"><text:span text:style-name="Source_20_Text"><text:span text:style-name="T134">  $.subscribe( "/new/user", function( e, data ){</text:span></text:span></text:p>
      <text:p text:style-name="P257"> </text:p>
      <text:p text:style-name="P292"><text:span text:style-name="Source_20_Text"><text:span text:style-name="T134">    if( data ){</text:span></text:span></text:p>
      <text:p text:style-name="P257"> </text:p>
      <text:p text:style-name="P292"><text:span text:style-name="Source_20_Text"><text:span text:style-name="T134">      $('#users').append( userTemplate( data ));</text:span></text:span></text:p>
      <text:p text:style-name="P257"> </text:p>
      <text:p text:style-name="P292"><text:span text:style-name="Source_20_Text"><text:span text:style-name="T134">    }</text:span></text:span></text:p>
      <text:p text:style-name="P257"> </text:p>
      <text:p text:style-name="P292"><text:span text:style-name="Source_20_Text"><text:span text:style-name="T134">  });</text:span></text:span></text:p>
      <text:p text:style-name="P257"> </text:p>
      <text:p text:style-name="P292"><text:span text:style-name="Source_20_Text"><text:span text:style-name="T134">  // Subscribe to the new rating topic. This is composed of a title and</text:span></text:span></text:p>
      <text:p text:style-name="P292"><text:span text:style-name="Source_20_Text"><text:span text:style-name="T134">  // rating. New ratings are appended to a running list of added user</text:span></text:span></text:p>
      <text:p text:style-name="P292"><text:span text:style-name="Source_20_Text"><text:span text:style-name="T134">  // ratings.</text:span></text:span></text:p>
      <text:p text:style-name="P292"><text:span text:style-name="Source_20_Text"><text:span text:style-name="T134">  $.subscribe( "/new/rating", function( e, data ){</text:span></text:span></text:p>
      <text:p text:style-name="P257"> </text:p>
      <text:p text:style-name="P292"><text:span text:style-name="Source_20_Text"><text:span text:style-name="T134">    if( data ){</text:span></text:span></text:p>
      <text:p text:style-name="P257"> </text:p>
      <text:p text:style-name="P292"><text:span text:style-name="Source_20_Text"><text:span text:style-name="T134">      $( "#ratings"</text:span></text:span><text:span text:style-name="T134"> </text:span><text:span text:style-name="Source_20_Text"><text:span text:style-name="T134">).append( ratingsTemplate( data ) );</text:span></text:span></text:p>
      <text:p text:style-name="P257"> </text:p>
      <text:p text:style-name="P292"><text:span text:style-name="Source_20_Text"><text:span text:style-name="T134">    }</text:span></text:span></text:p>
      <text:p text:style-name="P257"> </text:p>
      <text:p text:style-name="P292"><text:span text:style-name="Source_20_Text"><text:span text:style-name="T134">  });</text:span></text:span></text:p>
      <text:p text:style-name="P257"> </text:p>
      <text:p text:style-name="P292"><text:span text:style-name="Source_20_Text"><text:span text:style-name="T134">  // Handler for adding a new user</text:span></text:span></text:p>
      <text:p text:style-name="P292"><text:span text:style-name="Source_20_Text"><text:span text:style-name="T134">  $("#add").on("click", function( e ) {</text:span></text:span></text:p>
      <text:p text:style-name="P257"> </text:p>
      <text:p text:style-name="P292"><text:span text:style-name="Source_20_Text"><text:span text:style-name="T134">    e.preventDefault();</text:span></text:span></text:p>
      <text:p text:style-name="P257"> </text:p>
      <text:p text:style-name="P292"><text:span text:style-name="Source_20_Text"><text:span text:style-name="T134">    var</text:span></text:span><text:span text:style-name="T134"> </text:span><text:span text:style-name="Source_20_Text"><text:span text:style-name="T134">strUser = $("#twitter_handle").val(),</text:span></text:span></text:p>
      <text:p text:style-name="P292"><text:span text:style-name="Source_20_Text"><text:span text:style-name="T134">       strMovie = $("#movie_seen").val(),</text:span></text:span></text:p>
      <text:p text:style-name="P292"><text:span text:style-name="Source_20_Text"><text:span text:style-name="T134">       strRating = $("#movie_rating").val();</text:span></text:span></text:p>
      <text:p text:style-name="P257"> </text:p>
      <text:p text:style-name="P292"><text:span text:style-name="Source_20_Text"><text:span text:style-name="T134">    // Inform the application a new user is available</text:span></text:span></text:p>
      <text:p text:style-name="P292"><text:span text:style-name="Source_20_Text"><text:span text:style-name="T134">    $.publish( "/new/user", { name: strUser } );</text:span></text:span></text:p>
      <text:p text:style-name="P257"> </text:p>
      <text:p text:style-name="P292"><text:span text:style-name="Source_20_Text"><text:span text:style-name="T134">    // Inform the app a new rating is available</text:span></text:span></text:p>
      <text:p text:style-name="P292"><text:span text:style-name="Source_20_Text"><text:span text:style-name="T134">    $.publish( "/new/rating", { title: strMovie, rating: strRating} );</text:span></text:span></text:p>
      <text:p text:style-name="P257"> </text:p>
      <text:p text:style-name="P292"><text:span text:style-name="Source_20_Text"><text:span text:style-name="T134">    });</text:span></text:span></text:p>
      <text:p text:style-name="P257"> </text:p>
      <text:p text:style-name="P204"><text:soft-page-break/><text:span text:style-name="Source_20_Text"><text:span text:style-name="T194">})( jQuery );</text:span></text:span></text:p>
      <text:p text:style-name="P186"><text:span text:style-name="Strong_20_Emphasis"><text:span text:style-name="T190"/></text:span></text:p>
      <text:p text:style-name="P185"><text:span text:style-name="Strong_20_Emphasis"><text:span text:style-name="T117"/></text:span></text:p>
      <text:p text:style-name="P190"><text:span text:style-name="Strong_20_Emphasis"><text:span text:style-name="T279">Ejemplo: desacoplamiento de una aplicación jQuery basada en Ajax</text:span></text:span></text:p>
      <text:p text:style-name="P190"><text:span text:style-name="Strong_20_Emphasis"><text:span text:style-name="T258">En nuestro ejemplo final, vamos a echar un vistazo práctico a cómo desacoplar nuestro código usando Pub/Sub al principio del proceso de desarrollo puede ahorrarnos una refactorización potencialmente dolorosa más adelante.</text:span></text:span></text:p>
      <text:p text:style-name="P190"><text:span text:style-name="Strong_20_Emphasis"><text:span text:style-name="T258">Muy a menudo en aplicaciones pesadas de Ajax, una vez que recibimos una respuesta a una solicitud, queremos lograr más de una acción única. Uno podría simplemente agregar toda su lógica posterior a la solicitud en una devolución de llamada exitosa, pero hay inconvenientes en este enfoque.<text:line-break/>Las aplicaciones altamente acopladas a veces aumentan el esfuerzo requerido para reutilizar la funcionalidad debido a la mayor dependencia entre funciones/código. Lo que esto significa es que, aunque mantener nuestra lógica posterior a la solicitud codificada en una devolución de llamada podría estar bien si solo intentamos obtener un conjunto de resultados una vez, no es tan apropiado cuando queremos realizar más llamadas Ajax a la misma fuente de datos (y diferentes comportamientos finales) sin reescribir partes del código varias veces. En lugar de tener que volver a través de cada capa que llama a la misma fuente de datos y generalizarlas más adelante, podemos usar pub/sub desde el principio y ahorrar tiempo.</text:span></text:span></text:p>
      <text:p text:style-name="P190"><text:span text:style-name="Strong_20_Emphasis"><text:span text:style-name="T258">Al usar Observadores, también podemos separar fácilmente las notificaciones de toda la aplicación con respecto a diferentes eventos hasta el nivel de granularidad con el que nos sentimos cómodos, algo que se puede hacer de manera menos elegante usando otros patrones.</text:span></text:span></text:p>
      <text:p text:style-name="P190"><text:span text:style-name="Strong_20_Emphasis"><text:span text:style-name="T258">Observe cómo en nuestro ejemplo a continuación, una notificación de </text:span></text:span><text:span text:style-name="Strong_20_Emphasis"><text:span text:style-name="T259">tópico</text:span></text:span><text:span text:style-name="Strong_20_Emphasis"><text:span text:style-name="T258"> se realiza cuando un usuario indica que desea realizar una consulta de búsqueda y otra cuando se devuelve la solicitud y los datos reales están disponibles para el consumo. A los suscriptores les corresponde decidir cómo usar el conocimiento de estos eventos (o los datos devueltos). Los beneficios de esto son que, si quisiéramos, podríamos tener 10 suscriptores diferentes que utilicen los datos devueltos de diferentes maneras, pero en lo que respecta a la capa Ajax, no importa. Su único deber es solicitar y devolver datos y luego pasarlos a quien quiera usarlos. Esta separación de preocupaciones puede hacer que el diseño general de nuestro código sea un poco más limpio.</text:span></text:span></text:p>
      <text:p text:style-name="P190"><text:span text:style-name="Strong_20_Emphasis"><text:span text:style-name="T258"/></text:span></text:p>
      <text:p text:style-name="P196"><text:span text:style-name="Strong_20_Emphasis"><text:span text:style-name="T114">HTML/Templates</text:span></text:span><text:span text:style-name="Strong_20_Emphasis"><text:span text:style-name="T115">:</text:span></text:span></text:p>
      <text:p text:style-name="P293"><text:span text:style-name="Source_20_Text"><text:span text:style-name="T149"/></text:span></text:p>
      <text:p text:style-name="P293"><text:span text:style-name="Source_20_Text"><text:span text:style-name="T149">&lt;form id="flickrSearch"&gt;</text:span></text:span></text:p>
      <text:p text:style-name="P253"> </text:p>
      <text:p text:style-name="P293"><text:span text:style-name="Source_20_Text"><text:span text:style-name="T149">   &lt;input type="text"</text:span></text:span><text:span text:style-name="T149"> </text:span><text:span text:style-name="Source_20_Text"><text:span text:style-name="T149">name="tag"</text:span></text:span><text:span text:style-name="T149"> </text:span><text:span text:style-name="Source_20_Text"><text:span text:style-name="T149">id="query"/&gt;</text:span></text:span></text:p>
      <text:p text:style-name="P253"> </text:p>
      <text:p text:style-name="P293"><text:span text:style-name="Source_20_Text"><text:span text:style-name="T149">   &lt;input type="submit"</text:span></text:span><text:span text:style-name="T149"> </text:span><text:span text:style-name="Source_20_Text"><text:span text:style-name="T149">name="submit"</text:span></text:span><text:span text:style-name="T149"> </text:span><text:span text:style-name="Source_20_Text"><text:span text:style-name="T149">value="submit"/&gt;</text:span></text:span></text:p>
      <text:p text:style-name="P253"> </text:p>
      <text:p text:style-name="P293"><text:span text:style-name="Source_20_Text"><text:span text:style-name="T149">&lt;/form&gt;</text:span></text:span></text:p>
      <text:p text:style-name="P253"> </text:p>
      <text:p text:style-name="P253"> </text:p>
      <text:p text:style-name="P253"> </text:p>
      <text:p text:style-name="P293"><text:span text:style-name="Source_20_Text"><text:span text:style-name="T149">&lt;div id="lastQuery"&gt;&lt;/div&gt;</text:span></text:span></text:p>
      <text:p text:style-name="P253"> </text:p>
      <text:p text:style-name="P293"><text:span text:style-name="Source_20_Text"><text:span text:style-name="T149">&lt;ol id="searchResults"&gt;&lt;/ol&gt;</text:span></text:span></text:p>
      <text:p text:style-name="P253"> </text:p>
      <text:p text:style-name="P253"> </text:p>
      <text:p text:style-name="P253"> </text:p>
      <text:p text:style-name="P293"><text:span text:style-name="Source_20_Text"><text:span text:style-name="T149">&lt;script id="resultTemplate"</text:span></text:span><text:span text:style-name="T149"> </text:span><text:span text:style-name="Source_20_Text"><text:span text:style-name="T149">type="text/html"&gt;</text:span></text:span></text:p>
      <text:p text:style-name="P293"><text:soft-page-break/><text:span text:style-name="Source_20_Text"><text:span text:style-name="T149">    &lt;% _.each(items, function( item ){ %&gt;</text:span></text:span></text:p>
      <text:p text:style-name="P293"><text:span text:style-name="Source_20_Text"><text:span text:style-name="T149">        &lt;li&gt;&lt;img src="&lt;%= item.media.m %&gt;"/&gt;&lt;/li&gt;</text:span></text:span></text:p>
      <text:p text:style-name="P293"><text:span text:style-name="Source_20_Text"><text:span text:style-name="T149">    &lt;% });%&gt;</text:span></text:span></text:p>
      <text:p text:style-name="P206"><text:span text:style-name="Source_20_Text"><text:span text:style-name="T185">&lt;/script&gt;</text:span></text:span></text:p>
      <text:p text:style-name="P206"><text:span text:style-name="Source_20_Text"><text:span text:style-name="T185"/></text:span></text:p>
      <text:p text:style-name="P205"><text:span text:style-name="Source_20_Text"><text:span text:style-name="T186"/></text:span></text:p>
      <text:p text:style-name="Text_20_body">JavaScript:</text:p>
      <text:p text:style-name="P294"><text:span text:style-name="Source_20_Text"><text:span text:style-name="T170">(function( $ ) {</text:span></text:span></text:p>
      <text:p text:style-name="P243"> </text:p>
      <text:p text:style-name="P294"><text:span text:style-name="Source_20_Text"><text:span text:style-name="T170">   // Pre-compile template and "cache" it using closure</text:span></text:span></text:p>
      <text:p text:style-name="P294"><text:span text:style-name="Source_20_Text"><text:span text:style-name="T170">   var</text:span></text:span><text:span text:style-name="T170"> </text:span><text:span text:style-name="Source_20_Text"><text:span text:style-name="T170">resultTemplate = _.template($( "#resultTemplate"</text:span></text:span><text:span text:style-name="T170"> </text:span><text:span text:style-name="Source_20_Text"><text:span text:style-name="T170">).html());</text:span></text:span></text:p>
      <text:p text:style-name="P243"> </text:p>
      <text:p text:style-name="P294"><text:span text:style-name="Source_20_Text"><text:span text:style-name="T170">   // Subscribe to the new search tags topic</text:span></text:span></text:p>
      <text:p text:style-name="P294"><text:span text:style-name="Source_20_Text"><text:span text:style-name="T170">   $.subscribe( "/search/tags", function( e, tags ) {</text:span></text:span></text:p>
      <text:p text:style-name="P294"><text:span text:style-name="Source_20_Text"><text:span text:style-name="T170">       $( "#lastQuery"</text:span></text:span><text:span text:style-name="T170"> </text:span><text:span text:style-name="Source_20_Text"><text:span text:style-name="T170">)</text:span></text:span></text:p>
      <text:p text:style-name="P294"><text:span text:style-name="Source_20_Text"><text:span text:style-name="T170">                .html("&lt;p&gt;Searched for:&lt;strong&gt;"</text:span></text:span><text:span text:style-name="T170"> </text:span><text:span text:style-name="Source_20_Text"><text:span text:style-name="T170">+ tags + "&lt;/strong&gt;&lt;/p&gt;");</text:span></text:span></text:p>
      <text:p text:style-name="P294"><text:span text:style-name="Source_20_Text"><text:span text:style-name="T170">   });</text:span></text:span></text:p>
      <text:p text:style-name="P243"> </text:p>
      <text:p text:style-name="P294"><text:span text:style-name="Source_20_Text"><text:span text:style-name="T170">   // Subscribe to the new results topic</text:span></text:span></text:p>
      <text:p text:style-name="P294"><text:span text:style-name="Source_20_Text"><text:span text:style-name="T170">   $.subscribe( "/search/resultSet", function( e, results ){</text:span></text:span></text:p>
      <text:p text:style-name="P243"> </text:p>
      <text:p text:style-name="P294"><text:span text:style-name="Source_20_Text"><text:span text:style-name="T170">       $( "#searchResults"</text:span></text:span><text:span text:style-name="T170"> </text:span><text:span text:style-name="Source_20_Text"><text:span text:style-name="T170">).empty().append(resultTemplate( results ));</text:span></text:span></text:p>
      <text:p text:style-name="P243"> </text:p>
      <text:p text:style-name="P294"><text:span text:style-name="Source_20_Text"><text:span text:style-name="T170">   });</text:span></text:span></text:p>
      <text:p text:style-name="P243"> </text:p>
      <text:p text:style-name="P294"><text:span text:style-name="Source_20_Text"><text:span text:style-name="T170">   // Submit a search query and publish tags on the /search/tags topic</text:span></text:span></text:p>
      <text:p text:style-name="P294"><text:span text:style-name="Source_20_Text"><text:span text:style-name="T170">   $( "#flickrSearch"</text:span></text:span><text:span text:style-name="T170"> </text:span><text:span text:style-name="Source_20_Text"><text:span text:style-name="T170">).submit( function( e ) {</text:span></text:span></text:p>
      <text:p text:style-name="P243"> </text:p>
      <text:p text:style-name="P294"><text:span text:style-name="Source_20_Text"><text:span text:style-name="T170">       e.preventDefault();</text:span></text:span></text:p>
      <text:p text:style-name="P294"><text:span text:style-name="Source_20_Text"><text:span text:style-name="T170">       var</text:span></text:span><text:span text:style-name="T170"> </text:span><text:span text:style-name="Source_20_Text"><text:span text:style-name="T170">tags = $(this).find( "#query").val();</text:span></text:span></text:p>
      <text:p text:style-name="P243"> </text:p>
      <text:p text:style-name="P294"><text:span text:style-name="Source_20_Text"><text:span text:style-name="T170">       if</text:span></text:span><text:span text:style-name="T170"> </text:span><text:span text:style-name="Source_20_Text"><text:span text:style-name="T170">( !tags ){</text:span></text:span></text:p>
      <text:p text:style-name="P294"><text:span text:style-name="Source_20_Text"><text:span text:style-name="T170">        return;</text:span></text:span></text:p>
      <text:p text:style-name="P294"><text:span text:style-name="Source_20_Text"><text:span text:style-name="T170">       }</text:span></text:span></text:p>
      <text:p text:style-name="P243"> </text:p>
      <text:p text:style-name="P294"><text:span text:style-name="Source_20_Text"><text:span text:style-name="T170">       $.publish( "/search/tags", [ $.trim(tags) ]);</text:span></text:span></text:p>
      <text:p text:style-name="P243"> </text:p>
      <text:p text:style-name="P294"><text:span text:style-name="Source_20_Text"><text:span text:style-name="T170">   });</text:span></text:span></text:p>
      <text:p text:style-name="P243"> </text:p>
      <text:p text:style-name="P243"> </text:p>
      <text:p text:style-name="P294"><text:span text:style-name="Source_20_Text"><text:span text:style-name="T170">   // Subscribe to new tags being published and perform</text:span></text:span></text:p>
      <text:p text:style-name="P294"><text:span text:style-name="Source_20_Text"><text:span text:style-name="T170">   // a search query using them. Once data has returned</text:span></text:span></text:p>
      <text:p text:style-name="P294"><text:span text:style-name="Source_20_Text"><text:span text:style-name="T170">   // publish this data for the rest of the application</text:span></text:span></text:p>
      <text:p text:style-name="P294"><text:span text:style-name="Source_20_Text"><text:span text:style-name="T170">   // to consume</text:span></text:span></text:p>
      <text:p text:style-name="P243"> </text:p>
      <text:p text:style-name="P294"><text:span text:style-name="Source_20_Text"><text:span text:style-name="T170">   $.subscribe("/search/tags", function( e, tags ) {</text:span></text:span></text:p>
      <text:p text:style-name="P243"> </text:p>
      <text:p text:style-name="P294"><text:span text:style-name="Source_20_Text"><text:span text:style-name="T170">       $.getJSON( "</text:span></text:span><text:a xlink:type="simple" xlink:href="http://api.flickr.com/services/feeds/photos_public.gne?jsoncallback=?" text:style-name="Internet_20_link" text:visited-style-name="Visited_20_Internet_20_Link"><text:span text:style-name="Source_20_Text"><text:span text:style-name="T292">http://api.flickr.com/services/feeds/photos_public.gne?jsoncallback=?</text:span></text:span></text:a><text:span text:style-name="Source_20_Text"><text:span text:style-name="T170">", {</text:span></text:span></text:p>
      <text:p text:style-name="P294"><text:span text:style-name="Source_20_Text"><text:span text:style-name="T170">              tags: tags,</text:span></text:span></text:p>
      <text:p text:style-name="P294"><text:span text:style-name="Source_20_Text"><text:span text:style-name="T170">              tagmode: "any",</text:span></text:span></text:p>
      <text:p text:style-name="P294"><text:span text:style-name="Source_20_Text"><text:span text:style-name="T170">              format: "json"</text:span></text:span></text:p>
      <text:p text:style-name="P294"><text:span text:style-name="Source_20_Text"><text:span text:style-name="T170">            },</text:span></text:span></text:p>
      <text:p text:style-name="P243"> </text:p>
      <text:p text:style-name="P294"><text:span text:style-name="Source_20_Text"><text:span text:style-name="T170">          function( data ){</text:span></text:span></text:p>
      <text:p text:style-name="P243"> </text:p>
      <text:p text:style-name="P294"><text:span text:style-name="Source_20_Text"><text:span text:style-name="T170">              if( !data.items.length ) {</text:span></text:span></text:p>
      <text:p text:style-name="P294"><text:span text:style-name="Source_20_Text"><text:span text:style-name="T170"/></text:span></text:p>
      <text:p text:style-name="P294"><text:span text:style-name="Source_20_Text"><text:span text:style-name="T170">                return;</text:span></text:span></text:p>
      <text:p text:style-name="P294"><text:span text:style-name="Source_20_Text"><text:span text:style-name="T170">              }</text:span></text:span></text:p>
      <text:p text:style-name="P243"> </text:p>
      <text:p text:style-name="P294"><text:span text:style-name="Source_20_Text"><text:span text:style-name="T170">              $.publish( "/search/resultSet", { items: data.items } );</text:span></text:span></text:p>
      <text:p text:style-name="P294"><text:span text:style-name="Source_20_Text"><text:span text:style-name="T170">       });</text:span></text:span></text:p>
      <text:p text:style-name="P243"> </text:p>
      <text:p text:style-name="P294"><text:span text:style-name="Source_20_Text"><text:span text:style-name="T170">   });</text:span></text:span></text:p>
      <text:p text:style-name="P243"> </text:p>
      <text:p text:style-name="P243"> </text:p>
      <text:p text:style-name="P294"><text:span text:style-name="Source_20_Text"><text:span text:style-name="T170">})( jQuery );</text:span></text:span></text:p>
      <text:p text:style-name="P192"><text:span text:style-name="Source_20_Text"><text:span text:style-name="T92"><text:s/></text:span></text:span></text:p>
      <text:p text:style-name="P192"><text:span text:style-name="Source_20_Text"><text:span text:style-name="T103"/></text:span></text:p>
      <text:p text:style-name="P191"><text:span text:style-name="Source_20_Text"><text:span text:style-name="T186"/></text:span></text:p>
      <text:p text:style-name="P191"><text:span text:style-name="Source_20_Text"><text:span text:style-name="T219">El patrón Observer es útil para desacoplar una serie de escenarios diferentes en el diseño de la aplicación y, si no lo ha estado utilizando, le recomiendo que elija una de las implementaciones </text:span></text:span><text:soft-page-break/><text:span text:style-name="Source_20_Text"><text:span text:style-name="T219">preescritas mencionadas hoy y simplemente pruebe. Es uno de los patrones de diseño más fáciles de comenzar, pero también uno de los más potentes.</text:span></text:span></text:p>
      <text:p text:style-name="P191"><text:span text:style-name="Source_20_Text"><text:span text:style-name="T219"/></text:span></text:p>
      <text:p text:style-name="P349"><text:span text:style-name="Source_20_Text"><text:span text:style-name="T289">El </text:span></text:span><text:span text:style-name="Source_20_Text"><text:span text:style-name="T290">P</text:span></text:span><text:span text:style-name="Source_20_Text"><text:span text:style-name="T289">atrón </text:span></text:span><text:span text:style-name="Source_20_Text"><text:span text:style-name="T290">M</text:span></text:span><text:span text:style-name="Source_20_Text"><text:span text:style-name="T289">ediador</text:span></text:span></text:p>
      <text:p text:style-name="P349"><text:span text:style-name="Source_20_Text"><text:span text:style-name="T219">En la sección sobre el patrón Observador, nos presentaron una forma de canalizar múltiples fuentes de eventos a través de un solo objeto. Esto también se conoce como publicación/suscripción o agregación de eventos. Es común que los desarrolladores piensen en los mediadores cuando se enfrentan a este problema, así que exploremos en qué se diferencian.</text:span></text:span></text:p>
      <text:p text:style-name="P304"><text:span text:style-name="Source_20_Text"><text:span text:style-name="T219"/></text:span></text:p>
      <text:p text:style-name="P304"><text:span text:style-name="Source_20_Text"><text:span text:style-name="T219">El diccionario se refiere a un mediador como una parte </text:span></text:span><text:span text:style-name="Source_20_Text"><text:span text:style-name="T269">neutral que ayuda en las negociaciones y la resolución de conflictos</text:span></text:span><text:span text:style-name="Source_20_Text"><text:span text:style-name="T219">. En nuestro mundo, un mediador es un patrón de diseño de comportamiento que nos permite exponer una interfaz unificada a través de la cual las diferentes partes de un sistema pueden comunicarse.</text:span></text:span></text:p>
      <text:p text:style-name="P304"><text:span text:style-name="Source_20_Text"><text:span text:style-name="T219"><text:line-break/>Si parece que un sistema tiene demasiadas relaciones directas entre los componentes, puede ser el momento de tener un punto central de control a través del cual los componentes se comuniquen. El Mediador promueve un acoplamiento flexible al garantizar que, en lugar de que los componentes se refieran entre sí de manera explícita, su interacción se maneja a través de este punto central. Esto puede ayudarnos a desacoplar sistemas y mejorar el potencial de reutilización de componentes.</text:span></text:span></text:p>
      <text:p text:style-name="P304"><text:span text:style-name="Source_20_Text"><text:span text:style-name="T219"/></text:span></text:p>
      <text:p text:style-name="P304"><text:span text:style-name="Source_20_Text"><text:span text:style-name="T219">Una analogía del mundo real podría ser un sistema típico de control de tráfico del aeropuerto. Una torre (Mediador) maneja lo que los aviones pueden despegar y aterrizar porque todas las comunicaciones (notificaciones que se escuchan o transmiten) se realizan desde los aviones a la torre de control, en lugar de hacerlo de avión a avión. Un controlador centralizado es clave para el éxito de este sistema y ese es realmente el papel que desempeña un mediador en el diseño de software.</text:span></text:span></text:p>
      <text:p text:style-name="P304"><text:span text:style-name="Source_20_Text"><text:span text:style-name="T219"/></text:span></text:p>
      <text:p text:style-name="P304"><text:span text:style-name="Source_20_Text"><text:span text:style-name="T219">Otra analogía sería el burbujeo de eventos DOM y la delegación de eventos. Si todas las suscripciones en un sistema se realizan contra el documento en lugar de nodos individuales, el documento efectivamente sirve como un Mediador. En lugar de vincularse a los eventos de los nodos individuales, un objeto de nivel superior tiene la responsabilidad de notificar a los suscriptores sobre los eventos de interacción.</text:span></text:span></text:p>
      <text:p text:style-name="P304"><text:span text:style-name="Source_20_Text"><text:span text:style-name="T219"/></text:span></text:p>
      <text:p text:style-name="P304"><text:span text:style-name="Source_20_Text"><text:span text:style-name="T219">Cuando se trata de los patrones de Mediador y Agregador de eventos, a veces puede parecer que los patrones son intercambiables debido a las similitudes de implementación. Sin embargo, la semántica y la intención de estos patrones son muy diferentes.</text:span></text:span></text:p>
      <text:p text:style-name="P304"><text:span text:style-name="Source_20_Text"><text:span text:style-name="T219"/></text:span></text:p>
      <text:p text:style-name="P304"><text:span text:style-name="Source_20_Text"><text:span text:style-name="T219">E incluso si las implementaciones usan algunas de las mismas construcciones centrales, creo que hay una clara diferencia entre ellas. También creo que no deben intercambiarse ni confundirse en la comunicación debido a las diferencias.</text:span></text:span></text:p>
      <text:p text:style-name="P304"><text:span text:style-name="Source_20_Text"><text:span text:style-name="T219"/></text:span></text:p>
      <text:p text:style-name="P305"><text:span text:style-name="Source_20_Text"><text:span text:style-name="T276">Un </text:span></text:span><text:span text:style-name="Source_20_Text"><text:span text:style-name="T280">M</text:span></text:span><text:span text:style-name="Source_20_Text"><text:span text:style-name="T276">ediador </text:span></text:span><text:span text:style-name="Source_20_Text"><text:span text:style-name="T280">S</text:span></text:span><text:span text:style-name="Source_20_Text"><text:span text:style-name="T276">imple</text:span></text:span></text:p>
      <text:p text:style-name="P305"><text:span text:style-name="Source_20_Text"><text:span text:style-name="T219"><text:line-break/>Un mediador es un objeto que coordina las interacciones (lógica y comportamiento) entre múltiples objetos. Toma decisiones sobre cuándo llamar a qué objetos, en función de las acciones (o inacción) de otros objetos y entradas.</text:span></text:span></text:p>
      <text:p text:style-name="P305"><text:span text:style-name="Source_20_Text"><text:span text:style-name="T219"><text:line-break/>Puede escribir un mediador usando una sola línea de código:</text:span></text:span></text:p>
      <text:p text:style-name="P305"><text:span text:style-name="Source_20_Text"><text:span text:style-name="T219"/></text:span></text:p>
      <text:p text:style-name="P352"><text:soft-page-break/><text:span text:style-name="Source_20_Text"><text:span text:style-name="T198"/></text:span></text:p>
      <text:p text:style-name="P352"><text:span text:style-name="Source_20_Text"><text:span text:style-name="T198">var mediator = {};</text:span></text:span></text:p>
      <text:p text:style-name="P352"><text:span text:style-name="Source_20_Text"><text:span text:style-name="T198"/></text:span></text:p>
      <text:p text:style-name="P351"><text:span text:style-name="Source_20_Text"><text:span text:style-name="T104"/></text:span></text:p>
      <text:p text:style-name="P351"><text:span text:style-name="Source_20_Text"><text:span text:style-name="T219">Sí, por supuesto, esto es solo un objeto literal en JavaScript. Una vez más, estamos hablando de semántica aquí. El propósito del mediador es controlar el flujo de trabajo entre objetos y realmente no necesitamos más que un literal de objeto para hacer esto.</text:span></text:span></text:p>
      <text:p text:style-name="P351"><text:span text:style-name="Source_20_Text"><text:span text:style-name="T195"/></text:span></text:p>
      <text:p text:style-name="P353"><text:span text:style-name="Source_20_Text"><text:span text:style-name="T200">var orgChart = {</text:span></text:span></text:p>
      <text:p text:style-name="P353"><text:span text:style-name="Source_20_Text"><text:span text:style-name="T200"> </text:span></text:span></text:p>
      <text:p text:style-name="P353"><text:span text:style-name="Source_20_Text"><text:span text:style-name="T200">  addNewEmployee: function(){</text:span></text:span></text:p>
      <text:p text:style-name="P353"><text:span text:style-name="Source_20_Text"><text:span text:style-name="T200"> </text:span></text:span></text:p>
      <text:p text:style-name="P353"><text:span text:style-name="Source_20_Text"><text:span text:style-name="T200">    // getEmployeeDetail provides a view that users interact with</text:span></text:span></text:p>
      <text:p text:style-name="P353"><text:span text:style-name="Source_20_Text"><text:span text:style-name="T200">    var employeeDetail = this.getEmployeeDetail();</text:span></text:span></text:p>
      <text:p text:style-name="P353"><text:span text:style-name="Source_20_Text"><text:span text:style-name="T200"> </text:span></text:span></text:p>
      <text:p text:style-name="P353"><text:span text:style-name="Source_20_Text"><text:span text:style-name="T200">    // when the employee detail is complete, the mediator (the 'orgchart' object)</text:span></text:span></text:p>
      <text:p text:style-name="P353"><text:span text:style-name="Source_20_Text"><text:span text:style-name="T200">    // decides what should happen next</text:span></text:span></text:p>
      <text:p text:style-name="P353"><text:span text:style-name="Source_20_Text"><text:span text:style-name="T200">    employeeDetail.on("complete", function(employee){</text:span></text:span></text:p>
      <text:p text:style-name="P353"><text:span text:style-name="Source_20_Text"><text:span text:style-name="T200"> </text:span></text:span></text:p>
      <text:p text:style-name="P353"><text:span text:style-name="Source_20_Text"><text:span text:style-name="T200">      // set up additional objects that have additional events, which are used</text:span></text:span></text:p>
      <text:p text:style-name="P353"><text:span text:style-name="Source_20_Text"><text:span text:style-name="T200">      // by the mediator to do additional things</text:span></text:span></text:p>
      <text:p text:style-name="P353"><text:span text:style-name="Source_20_Text"><text:span text:style-name="T200">      var managerSelector = this.selectManager(employee);</text:span></text:span></text:p>
      <text:p text:style-name="P353"><text:span text:style-name="Source_20_Text"><text:span text:style-name="T200">      managerSelector.on("save", function(employee){</text:span></text:span></text:p>
      <text:p text:style-name="P353"><text:span text:style-name="Source_20_Text"><text:span text:style-name="T200">        employee.save();</text:span></text:span></text:p>
      <text:p text:style-name="P353"><text:span text:style-name="Source_20_Text"><text:span text:style-name="T200">      });</text:span></text:span></text:p>
      <text:p text:style-name="P353"><text:span text:style-name="Source_20_Text"><text:span text:style-name="T200"> </text:span></text:span></text:p>
      <text:p text:style-name="P353"><text:span text:style-name="Source_20_Text"><text:span text:style-name="T200">    });</text:span></text:span></text:p>
      <text:p text:style-name="P353"><text:span text:style-name="Source_20_Text"><text:span text:style-name="T200">  },</text:span></text:span></text:p>
      <text:p text:style-name="P353"><text:span text:style-name="Source_20_Text"><text:span text:style-name="T200"> </text:span></text:span></text:p>
      <text:p text:style-name="P353"><text:span text:style-name="Source_20_Text"><text:span text:style-name="T200">  // ...</text:span></text:span></text:p>
      <text:p text:style-name="P353"><text:span text:style-name="Source_20_Text"><text:span text:style-name="T200">}</text:span></text:span></text:p>
      <text:p text:style-name="P353"><text:span text:style-name="Source_20_Text"><text:span text:style-name="T122"/></text:span></text:p>
      <text:p text:style-name="P353"><text:span text:style-name="Source_20_Text"><text:span text:style-name="T309">Este ejemplo muestra una implementación muy básica de un objeto mediador con algunos métodos de utilidad que pueden desencadenar y suscribirse a eventos.<text:line-break/>A menudo me he referido a este tipo de objeto como un objeto de "flujo de trabajo" en el pasado, pero la verdad es que es un mediador. Es un objeto que maneja el flujo de trabajo entre muchos otros objetos, agregando la responsabilidad de ese conocimiento de flujo de trabajo en un solo objeto. El resultado es un flujo de trabajo que es más fácil de entender y mantener.</text:span></text:span></text:p>
      <text:p text:style-name="P353"><text:span text:style-name="Source_20_Text"><text:span text:style-name="T122"/></text:span></text:p>
      <text:p text:style-name="P353"><text:span text:style-name="Source_20_Text"><text:span text:style-name="T1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2:31:39.989490753</meta:creation-date>
    <dc:date>2020-03-20T15:40:39.612866835</dc:date>
    <meta:editing-duration>PT20H47M48S</meta:editing-duration>
    <meta:editing-cycles>339</meta:editing-cycles>
    <meta:generator>LibreOffice/5.2.7.2$Linux_X86_64 LibreOffice_project/20m0$Build-2</meta:generator>
    <meta:document-statistic meta:table-count="1" meta:image-count="0" meta:object-count="0" meta:page-count="63" meta:paragraph-count="1792" meta:word-count="16230" meta:character-count="110506" meta:non-whitespace-character-count="91288"/>
  </office:meta>
</office:document-meta>
</file>